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angal" svg:font-family="Mangal"/>
    <style:font-face style:name="Microsoft JhengHei" svg:font-family="'Microsoft JhengHei'"/>
    <style:font-face style:name="微軟正黑體" svg:font-family="微軟正黑體"/>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8.26pt"/>
    </style:style>
    <style:style style:name="co2" style:family="table-column">
      <style:table-column-properties fo:break-before="auto" style:column-width="58.34pt"/>
    </style:style>
    <style:style style:name="co3" style:family="table-column">
      <style:table-column-properties fo:break-before="auto" style:column-width="43.94pt"/>
    </style:style>
    <style:style style:name="co4" style:family="table-column">
      <style:table-column-properties fo:break-before="auto" style:column-width="72.79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icrosoft JhengHei" fo:font-size="10pt" fo:font-style="normal" fo:text-shadow="none" style:text-underline-style="none" fo:font-weight="normal" style:font-size-asian="10pt" style:font-style-asian="normal" style:font-weight-asian="normal" style:font-name-complex="Microsoft JhengHei"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1"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微軟正黑體" style:font-size-asian="10pt" style:font-size-complex="10pt" style:font-weight-asian="normal" style:font-weight-complex="normal" style:font-style-asian="normal" style:font-name="微軟正黑體"/>
    </style:style>
    <style:style style:name="T2"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Arial" style:font-name-complex="Arial"/>
    </style:style>
    <style:style style:name="T3"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微軟正黑體" style:font-name-complex="微軟正黑體"/>
    </style:style>
    <style:style style:name="T4" style:family="text">
      <style:text-properties fo:font-size="10pt" style:font-style-asian="normal" fo:font-weight="normal" style:text-underline-style="none" style:text-underline-color="font-color" style:text-line-through-type="none" fo:font-style="normal" style:text-outline="false" fo:color="#000000" style:text-position="0% 100%" style:font-name="微軟正黑體" fo:text-shadow="none" style:font-name-complex="微軟正黑體" style:font-size-asian="10pt" style:font-size-complex="10pt" style:font-weight-asian="normal" style:font-weight-complex="normal" style:font-style-complex="normal"/>
    </style:style>
    <style:style style:name="T5"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Arial" style:font-name="Arial"/>
    </style:style>
    <style:style style:name="T6"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微軟正黑體" style:font-name-complex="微軟正黑體"/>
    </style:style>
    <style:style style:name="T7"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Arial" style:font-name-complex="Arial"/>
    </style:style>
    <style:style style:name="T8" style:family="text">
      <style:text-properties style:text-position="0% 100%" style:font-name="微軟正黑體" fo:font-size="10pt" fo:font-weight="normal" style:text-underline-style="none" style:text-underline-color="font-color" style:text-line-through-type="none" fo:font-style="normal" style:text-outline="false" fo:color="#000000" fo:text-shadow="none" style:font-name-complex="微軟正黑體" style:font-size-asian="10pt" style:font-size-complex="10pt" style:font-weight-asian="normal" style:font-weight-complex="normal" style:font-style-asian="normal" style:font-style-complex="normal"/>
    </style:style>
    <style:style style:name="T9"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Arial" style:font-name-complex="Arial"/>
    </style:style>
    <style:style style:name="T10"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微軟正黑體" style:font-name-complex="微軟正黑體"/>
    </style:style>
    <style:style style:name="T11" style:family="text">
      <style:text-properties style:text-position="0% 100%" style:font-name="微軟正黑體" style:font-style-asian="normal" style:font-weight-complex="normal" style:font-weight-asian="normal" style:font-size-complex="10pt" style:font-size-asian="10pt" style:font-name-complex="微軟正黑體" fo:text-shadow="none" fo:color="#000000" style:text-outline="false" fo:font-style="normal" style:text-line-through-type="none" style:text-underline-style="none" style:text-underline-color="font-color" fo:font-weight="normal" fo:font-size="10pt" style:font-style-complex="normal"/>
    </style:style>
    <style:style style:name="T12"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Arial" style:font-name-complex="Arial"/>
    </style:style>
    <style:style style:name="T13" style:family="text">
      <style:text-properties style:font-name="微軟正黑體" style:font-style-complex="normal" style:font-style-asian="normal" style:font-weight-complex="normal" style:font-weight-asian="normal" style:font-size-complex="10pt" style:font-size-asian="10pt" style:font-name-complex="微軟正黑體" fo:text-shadow="none" fo:color="#000000" style:text-outline="false" fo:font-style="normal" style:text-line-through-type="none" style:text-underline-style="none" style:text-underline-color="font-color" fo:font-weight="normal" fo:font-size="10pt" style:text-position="0% 100%"/>
    </style:style>
    <style:style style:name="T14"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Arial" style:font-name-complex="Arial"/>
    </style:style>
    <style:style style:name="T15"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微軟正黑體" style:font-name-complex="微軟正黑體"/>
    </style:style>
    <style:style style:name="T16" style:family="text">
      <style:text-properties fo:font-size="10pt" style:font-style-asian="normal" style:font-weight-complex="normal" style:font-weight-asian="normal" style:font-size-asian="10pt" style:font-name-complex="微軟正黑體" style:text-position="0% 100%" style:text-line-through-type="none" fo:color="#000000" fo:text-shadow="none" style:font-size-complex="10pt" style:font-name="微軟正黑體" style:font-style-complex="normal" style:text-outline="false" fo:font-style="normal" style:text-underline-style="none" style:text-underline-color="font-color" fo:font-weight="normal"/>
    </style:style>
    <style:style style:name="T17"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Arial" style:font-name-complex="Arial"/>
    </style:style>
    <style:style style:name="T18"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微軟正黑體" style:font-name-complex="微軟正黑體"/>
    </style:style>
    <style:style style:name="T19"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Arial" style:font-name="Arial"/>
    </style:style>
    <style:style style:name="T20"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微軟正黑體" style:font-name="微軟正黑體"/>
    </style:style>
    <style:style style:name="T21" style:family="text">
      <style:text-properties style:text-position="0% 100%" style:font-name="Ari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font-style-complex="normal"/>
    </style:style>
    <style:style style:name="T22"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微軟正黑體" style:font-name-complex="微軟正黑體"/>
    </style:style>
    <style:style style:name="T23" style:family="text">
      <style:text-properties fo:font-size="10pt" style:font-style-asian="normal" fo:font-weight="normal" style:text-underline-style="none" style:text-underline-color="font-color" style:text-line-through-type="none" fo:font-style="normal" style:text-outline="false" fo:color="#000000" style:text-position="0% 100%" style:font-name="Arial" fo:text-shadow="none" style:font-name-complex="Arial" style:font-size-asian="10pt" style:font-size-complex="10pt" style:font-weight-asian="normal" style:font-weight-complex="normal" style:font-style-complex="normal"/>
    </style:style>
    <style:style style:name="T24"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微軟正黑體" style:font-name="微軟正黑體"/>
    </style:style>
    <style:style style:name="T25" style:family="text">
      <style:text-properties style:font-name="微軟正黑體" fo:font-size="10pt" fo:font-weight="normal" style:text-underline-style="none" style:text-underline-color="font-color" style:text-line-through-type="none" fo:font-style="normal" style:text-outline="false" fo:color="#000000" style:font-style-complex="normal" style:text-position="0% 100%" fo:text-shadow="none" style:font-name-complex="微軟正黑體" style:font-size-asian="10pt" style:font-size-complex="10pt" style:font-weight-asian="normal" style:font-weight-complex="normal" style:font-style-asian="normal"/>
    </style:style>
    <style:style style:name="T26"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Arial" style:font-name-complex="Arial"/>
    </style:style>
    <style:style style:name="T27"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complex="微軟正黑體" style:font-name="微軟正黑體"/>
    </style:style>
    <style:style style:name="T28"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微軟正黑體" style:font-name-complex="微軟正黑體"/>
    </style:style>
    <style:style style:name="T29" style:family="text">
      <style:text-properties style:font-name="Arial" style:font-style-complex="norm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text-position="0% 100%"/>
    </style:style>
    <style:style style:name="T30"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Mangal" style:font-name="Mangal"/>
    </style:style>
    <style:style style:name="T31"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Mangal" style:font-name-complex="Mangal"/>
    </style:style>
    <style:style style:name="T32" style:family="text">
      <style:text-properties style:text-outline="false" style:font-name-complex="微軟正黑體"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name="微軟正黑體" style:font-style-complex="normal"/>
    </style:style>
    <style:style style:name="T33"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Arial" style:font-name-complex="Arial"/>
    </style:style>
    <style:style style:name="T34"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微軟正黑體" style:font-name-complex="微軟正黑體"/>
    </style:style>
    <style:style style:name="T35"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complex="Arial" style:font-name="Arial"/>
    </style:style>
    <style:style style:name="T36"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name-complex="微軟正黑體" style:font-size-asian="10pt" style:font-size-complex="10pt" style:font-weight-asian="normal" style:font-weight-complex="normal" style:font-style-asian="normal" style:font-name="微軟正黑體"/>
    </style:style>
    <style:style style:name="T37"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Arial" style:font-name-complex="Arial"/>
    </style:style>
    <style:style style:name="T38"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complex="微軟正黑體" style:font-name="微軟正黑體"/>
    </style:style>
    <style:style style:name="T39"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微軟正黑體" style:font-name-complex="微軟正黑體"/>
    </style:style>
    <style:style style:name="T40"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Mangal" style:font-name-complex="Mangal"/>
    </style:style>
    <style:style style:name="T41" style:family="text">
      <style:text-properties fo:font-weight="normal" style:font-size-asian="10pt" style:font-size-complex="10pt" style:font-name="微軟正黑體" style:font-style-asian="normal" style:font-weight-asian="normal" style:font-style-complex="normal" fo:text-shadow="none" style:text-position="0% 100%" style:font-weight-complex="normal" fo:font-style="normal" fo:color="#000000" style:font-name-complex="微軟正黑體" style:text-underline-style="none" style:text-underline-color="font-color" fo:font-size="10pt" style:text-line-through-type="none" style:text-outline="false"/>
    </style:style>
    <style:style style:name="T42"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Arial" style:font-name-complex="Arial"/>
    </style:style>
    <style:style style:name="T43"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微軟正黑體" style:font-name-complex="微軟正黑體"/>
    </style:style>
    <style:style style:name="T44"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complex="Arial" style:font-name="Arial"/>
    </style:style>
    <style:style style:name="T45" style:family="text">
      <style:text-properties fo:font-weight="normal" style:font-size-asian="10pt" style:font-size-complex="10pt" style:font-style-asian="normal" style:font-weight-asian="normal" style:font-style-complex="normal" fo:text-shadow="none" style:text-position="0% 100%" style:font-weight-complex="normal" fo:font-style="normal" fo:color="#000000" style:text-underline-style="none" style:text-underline-color="font-color" fo:font-size="10pt" style:text-line-through-type="none" style:text-outline="false" style:font-name-complex="微軟正黑體" style:font-name="微軟正黑體"/>
    </style:style>
    <style:style style:name="T46" style:family="text">
      <style:text-properties style:font-name="Arial" fo:font-size="10pt" fo:font-weight="normal" style:text-underline-style="none" style:text-underline-color="font-color" style:text-line-through-type="none" fo:font-style="normal" style:text-outline="false" fo:color="#000000" style:font-style-complex="normal" style:text-position="0% 100%" fo:text-shadow="none" style:font-name-complex="Arial" style:font-size-asian="10pt" style:font-size-complex="10pt" style:font-weight-asian="normal" style:font-weight-complex="normal" style:font-style-asian="normal"/>
    </style:style>
    <style:style style:name="T47"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complex="Arial" style:font-name="Arial"/>
    </style:style>
    <style:style style:name="T48"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Mangal" style:font-name-complex="Mangal"/>
    </style:style>
    <style:style style:name="T49" style:family="text">
      <style:text-properties style:font-name="微軟正黑體" fo:font-size="10pt" fo:font-weight="normal" style:text-underline-style="none" style:text-underline-color="font-color" fo:font-style="normal" style:text-outline="false" style:font-name-complex="微軟正黑體" style:text-line-through-type="none" fo:color="#000000" fo:text-shadow="none" style:font-size-complex="10pt" style:font-style-complex="normal" style:text-position="0% 100%" style:font-size-asian="10pt" style:font-weight-asian="normal" style:font-weight-complex="normal" style:font-style-asian="normal"/>
    </style:style>
    <style:style style:name="T50"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Arial" style:font-name-complex="Arial"/>
    </style:style>
    <style:style style:name="T51"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微軟正黑體" style:font-name-complex="微軟正黑體"/>
    </style:style>
    <style:style style:name="T52"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Arial" style:font-name="Arial"/>
    </style:style>
    <style:style style:name="T53"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微軟正黑體" style:font-name="微軟正黑體"/>
    </style:style>
    <style:style style:name="T54"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Mangal" style:font-name-complex="Mangal"/>
    </style:style>
    <style:style style:name="T55"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Mangal" style:font-size-asian="10pt" style:font-size-complex="10pt" style:font-weight-asian="normal" style:font-weight-complex="normal" style:font-style-asian="normal" style:font-name="Mang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comment</text:p>
          </table:table-cell>
          <table:table-cell table:style-name="ce1" office:value-type="string" calcext:value-type="string">
            <text:p>rate_class</text:p>
          </table:table-cell>
          <table:table-cell table:number-columns-repeated="1022"/>
        </table:table-row>
        <table:table-row table:style-name="ro1">
          <table:table-cell table:style-name="ce2" office:value-type="string" calcext:value-type="string">
            <text:p>少 少 專注 小學 啟 蒙 教育 十三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虔誠 基督徒 主角 眼 裡 虔誠 綠 教徒 星 送 上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能不要 販賣 基督教 私貨 與世無爭 信仰 十字軍 一筆帶過 新教 當年 新教 革命 知道 殺 路德宗 別提 更加 激進 加爾文 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之前 試圖 元素 高塔 放火 傢伙 放走 沒有 殺掉 已經 非常 不爽 後來 帶兵 攻打 元素 高塔 試圖 搶奪 主角 女人 傢伙 沒有 殺 毒草 棄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罵 任何人 傻 逼 唯獨 不能 罵 少 傻 逼 少 書 避開 毒 點 返璞歸真 大道至簡 從來不 耍 多餘 套路 爽 點 毫不含糊 白 爽 肯 花錢 網路 小說 娘 推薦 大神 精品 世界名著 套路 頭疼 情節 憋屈 完 垃圾 玩意兒 反正 混 時間 罵 少 傻 逼 少 錢 快 搬 磚 ╰ ╯ 網文 王 中華 文豪 海外 輸出 文化 標籤 五星 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輪 回 大大咧咧 酒吧 討論 任務 這種 主神 空間 活 下來 拜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幾個 毒 點 互聯網 公司 科 網 行業 微軟 互聯網 公司 微軟 世界 影響 廣大 深遠 迄今 沒有 一家 互聯網 公司 媲美 作者 新興 科技產業 推崇 目前 來看 僅限於 互聯網 太 狹隘 程式 師 電腦 科學家 不可同日而語 真正 改變 世界 電腦 科學家 程式 師 不解 男主角 程式 師 傲氣 理工 專業 並不比 商科 社會科學 專業 高級 作者 金融 狗 圍 金融 狗 轉 律師 狗眼看人 低 嫌疑 或許 心目 金融 狗 瞧不起 程式 猿 嘴臉 不謀而合</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想 殺 女人 寬宏大量 才華 理想 錯 純粹 想 幾十億 身價 女人 沒有 下半身 拼 老 命 主角 荷爾蒙 控制 腦子 兩個 女朋友 強行 降 智商 這種 女人 敢 放任 繼續 主角 勾搭 機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表妹 智商 不滿 七十 貨 居然 未婚妻 表哥 綠茶 心機 婊 拉 纖 成年人 幹 出 事 費羅 麗 明 知道 程 教授 潛規則 風 評 晚上 要求 程 教授 家 隱隱 預感 費羅 麗 居然 一個 晚上 乖乖 送上門 這種 女人 沒 強姦 哈士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猛 吹 李彥宏 是不是 舔 很爽 可惜 李彥宏 錢 免費 殺毒 百度 全家 桶 揚名 國外 買賣 貼 企業 百科 收費 修改 競價排名 假藥 廣告 喪盡天良 一個 成功 有錢 眼光 書 裡 面 吹 太 現實 臉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簡介 知識 無用 噴 慘 現在 換 新 簡介 一個 改進 地方 內容 劇毒 其實 這本 書 地方 架不住 作者 一直 玩命 讀者 下毒 感覺 寫作 功力 客觀原因 寫成 誠心誠意 噁心 人才 寫 作者 情節 體現 思維 方式 說好聽 成熟 不好 聽 正常人 時間 寶貴 幹 點 不好 不要 耽誤時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話 情節 內容 劇毒 湊合 整本書 終結 學 霸 屁 關係 沒有 所謂 高科技 文 一點 科技含量 沒有 技術 全 上輩子 研究 完 垃圾 連個 關係網 沒 搞 起來 敢 賺 錢 劇毒 沒 問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嘗試 看不下去 一個 金 大象 重生 搞了半天 前輩 走過 路 走一遍 順便 前輩 打垮 特 失憶 屌 重 生前 一個 </text:span><text:span text:style-name="T2">360 </text:span><text:span text:style-name="T3">搶飯碗 手機 驅動 工程師</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居然 宣傳 讀書無用 笑 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總 感覺 作者 寫 不對味 感情 戲 高中 生活 兩個 </text:span><text:span text:style-name="T5">n </text:span><text:span text:style-name="T6">女同學 臉 裝 逼 情節 過度 生硬 想 吐 老一輩 說話 基本 扯 點 古文 顯示 經歷 豐富 像是 李彥宏 主角 年輕人 扯 一通 虛 頭 腦 東西 問題 李彥宏 </text:span><text:span text:style-name="T7">35 </text:span><text:span text:style-name="T6">歲 裡 閒心 一個 </text:span><text:span text:style-name="T7">18 </text:span><text:span text:style-name="T6">歲 小夥子 年輕人 創業 第一個 輸入法 得罪 一個 富 二代 百度 輸入法 富 二代 收購 主角 想 繼續 重新 輸入法 組建 公司 奇葩 事 主角 不想 敵 發現 公司 高 表妹 法人代表 控制 創建 公司 公司 名字 剛 輸入法 創建 下載 網頁 一個 名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一百多 章 只能 邏輯 恰 合理 黨 毒草 第一 民族 政策 沒有 玄乎 第二 木 蟾蜍 肉 蟾蜍 大好 飛機 安檢 沒有 四川 飛 美國 直達 第三 美國 交易 雙方 簽字 生效 需要 雙方 律師 在場 公正 生效 第四 原 農場主 無故 失蹤 可能 風平浪靜 第五 宰殺 沒有 貴 </text:span><text:span text:style-name="T9">150 </text:span><text:span text:style-name="T10">美元 宰殺 一頭 牛 想 錢 想 瘋 雇 傭 屠宰場 幫忙 宰殺 價格 第六 下水 處理 賺錢 傻子 認 賺錢 花 </text:span><text:span text:style-name="T9">80 </text:span><text:span text:style-name="T10">利潤 處理 第八 美國法院 簡單 社區 法院 第九 科莫 巨蜥 五米 長 尾巴 尖 五米 很大 福特 探險者 裝 籠子 第十 隱形 代表 虛幻 放 車頂 重</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覺得 屁股 問題 畢竟 作者 沒有 去過 美國 相關 內容 電視劇 遊記 科普 瞭解 寫 難免 差 受不了 跪 女 嘴 無情 等價交換 救 女 日後 相遇 女 無理取鬧 糾纏 調查 出 事情 男 主 出庭作證 男 主 不肯 威脅 男 主 同意 沒錯 同意 之後 女人 朋友 弟弟 亞馬遜 危險 聯繫 富家女 </text:span><text:span text:style-name="T9">mb </text:span><text:span text:style-name="T10">湊熱鬧 救人 硬 男 主 陪 救人 男 主 居然 </text:span><text:span text:style-name="T9">tmd </text:span><text:span text:style-name="T10">同意 真是 噁心 要死 相關 內容 數不勝數 簡直 跪 舔 噁心 要死</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沒 紈絝 邪 皇 最後 一章 末尾 作者 吐 槽 身 作者 竟然 讀者 創造 新詞彙 問題 漢語 詞彙 有限 大言不慚 明明 讀書 不夠 竟敢 嫌棄 書 少 學識 少 理解 寫 速食 商業 文 錯 遇事 習慣性 推諉 責任 常人 情 番 文盲 有理 嘴臉 令人生厭 今後 作者 書 見 一本 黑 一本</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 掛 學 霸 招牌 寫 女 頻 狗血 言情 文 整本書 劇情 重生 男 主 上輩子 分手 女 主 跪 舔 跪 舔 終於 成功 開 一家 </text:span><text:span text:style-name="T2">mp3 </text:span><text:span text:style-name="T3">公司 成功人士 女 主 高科技 發展 部分 描寫 占 篇幅 跪 舔 女 主 描寫 低級 臉 劇情 低級 程度 車行 經理 兒子 猥褻 男 豬 曖昧 女伴 男 豬 一怒之下 拿出 黑 卡 買 一輛 最貴 車 在精神上 狠狠 打擊 女 主 相當 討 喜 整一個 花瓶 男 豬 成功 沒 影子 低谷 沒 整天 細膩 心思 最後 男 主 分手 原因 竟然 距離 太 近 想 靜靜 最後 總結 一下 作者 一直 撲街 沒 原因 寫 書 讀者 嗨</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懂 東方 西方 修 真 魔幻 設定 白 唐 東西方 在我看來 毒 不能 毒 毒 點 根本 不在意 瞎 當時 認 唐 太 百度 百科 搜 這人 厲害 原因 光 子 書 唐 寫 當時 想 沒想到 在讀 書 過程 慢慢 漲 見識 脫離 白 行列 覺得 唐 書 一本 一本 看到 冰火 魔 廚 已經 唐 毒 翻 感謝 唐 告訴 以前 白 看過 大部分 書 垃圾 網文 裡 面 最底層 那種 書 作者 寫 這種 垃圾 賺 白 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草 龍 空 堆 刷 書 日本 輕 小說 套路 超級 無聊 智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能 死 宅 真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裝 沒什麼 一直 水 女裝 穿 女裝 莫名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感覺 作者 女裝 曖昧 水 </text:span><text:span text:style-name="T9">2000 </text:span><text:span text:style-name="T10">章 主角 依然 處男 周圍 變態 女 威脅 女裝 太 多次 導致 彎 不停 女裝 曖昧 不斷 肉 吃 主角 正常 陽痿 高中生 信 作者 → → 劇情 主線 推 女 ╭ ╯ </text:span><text:span text:style-name="T9">ε ╰ ╮ </text:span><text:span text:style-name="T10">需要 主角 女裝</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喪失 非常 喪失 喜歡 汙 朋友 觀 書 被迫 太監 原因 作者 寫 書 母 大人 發現 太監 不足以 體現 母 威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講 真的 </text:span><text:span text:style-name="T9">60 </text:span><text:span text:style-name="T10">章 前 覺 找到 仙草 作者 用心 角色 找 畫師 出 插圖 作者 突然 男 主 玩 女裝 一次 不行 玩 兩次 男 主 嘴 不要 毫無 底線 穿 女裝 出門 美其名曰 答應 妹妹 妹妹 哥哥 穿 女裝 出門 見 女裝 狀態 蘑菇 武 崇 談天說地 腹 黑 羞恥心 存在 作者 輕 淡 兩句話 知道 作者 女裝 癖 愛好者 故意 惡趣味 搞 讀者 喜歡 男 主 玩 女裝 入 三觀 南轅北轍 看到 </text:span><text:span text:style-name="T9">60 </text:span><text:span text:style-name="T10">章 直接 棄 毒草 吃 翔 真的 下不去 嘴 個人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師姐 殺死 主角 床上 主角 竟然 說出 這種 孟 師姐 好端端 死 床上 怎麼回事 倉鼠 沒 這種 作者 腦 腦 殘 簡直 狗日 標準</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實 子 系列 本書 原名 重 生之子 承 父 液 現已 河蟹 </text:span><text:span text:style-name="T2">^ ^ </text:span><text:span text:style-name="T3">上輩子 渣 爹 安溪 想要 子承父業 利用 骨灰 渣 渣 這輩子 渣 爹 安溪 當機立斷 包袱 不要 直接 逃 發家致富 奔小康 被子 承 父 液</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本書 主角 徹底 黑心 爛 明顯 之前 裝 風度翩翩 到處 勾搭 姑娘 女孩子 勾 動心 收 拒絕 就讓 傷心 中間 利用 身份 哄騙 一堆 散修 幫 渡 金丹 劫 目的 一個 殺 劍 搶 大約 </text:span><text:span text:style-name="T9">70 80 </text:span><text:span text:style-name="T10">穿越 原 身 姐姐 強 </text:span><text:span text:style-name="T9">x </text:span><text:span text:style-name="T10">哄騙 機緣 放 走 取 機緣 殺 金手指 強行 收編 成 守護 靈 叢林 法則 大道 無礙 底線 完全 沒有 底線 畜生 修 真</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沒 紈絝 邪 皇 最後 一章 末尾 作者 吐 槽 身 作者 竟然 讀者 創造 新詞彙 問題 漢語 詞彙 有限 大言不慚 明明 讀書 不夠 竟敢 嫌棄 書 少 學識 少 理解 寫 速食 商業 文 錯 遇事 習慣性 推諉 責任 常人 情 番 文盲 有理 嘴臉 令人生厭 今後 作者 書 見 一本 黑 一本</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能夠 忘記 捏 西 幻 設定 一個 魔法師 公會 會長 開口閉口 老子 媽 不堪入耳 懂 一個 神奇 世界 魔法師 一個個 街頭 混混 可能 作者 認 魔法師 氣勢 主角 智 硬 沒 眼光 傻 逼 先是 看不起 主角 主角 身份 驚呆 跪 舔 媽 蛋 世界 任何人 歧視 踩 傻 逼 推薦 爽 文 爽 蛋蛋 劇情 來回 千百遍 中間 注水 臉 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漢奸 走狗 作者 屁股 歪到 姥姥家 級 寫 幾本 白開水 這本 新書 沒 撲街 不能 撲 龍 空 發表 漢奸 走狗 言論 搏 存在 感 搏 眼球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作 四聲 貨 一句 話 插班 女 考大學 不能 好好 考 讀書 不能 好好 讀 工作 不能 好好 幹 結婚 生 孩子 養家 不能 正經 過日子 尼瑪 見 幾個 女 一句 話 女 沒 開頭 暗戀 作 玩意 正經 失戀 特意 染 愛滋病 自爆 主角 重生 找 女朋友 尼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女 喜歡 主角 強 </text:span><text:span text:style-name="T5">jian </text:span><text:span text:style-name="T6">主角 強 </text:span><text:span text:style-name="T7">jian </text:span><text:span text:style-name="T6">犯 朋友 撮合 強 </text:span><text:span text:style-name="T7">jian </text:span><text:span text:style-name="T6">犯 前女友 一個 強姦犯 強姦 幸福 </text:span><text:span text:style-name="T7">mdzz</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越 寫 越 爛 作者 牧童 肯定 一個 貓膩 矯情 死 牧童 彆扭 至死 現在 想 起來 少 翔 是從 不合 口味 捂 鼻 跑 開 牧童 花花綠綠 糖果 紙包 嚴嚴實實 想 瞧 仔細 坨</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小牧童 新書 書 前期 仙草 中期 良 草 後期 毒草 書寫 後面 寫 崩 前期 明明 輕鬆愉快 風格 越 後寫 黑暗 重 口味 情節 想不到 這本 新書 重 口 女 協 警 派出所 裡 </text:span><text:span text:style-name="T2">qj </text:span><text:span text:style-name="T3">主角 隔壁 衣服 脫光 官 二代 褲子 脫 準備 挺 腰 主角 跳 配角 後面 情節 看來 女 女 以前 書 裡 黑暗 情節 確 情節 關聯 不能 作者 想不到 新書 更進一步 看來 作者 覺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女友 強姦 主角 強姦犯 朋友 撮合 強姦犯 前女友 一個 強姦犯 強姦 幸福 作者 腦子 裡 裝 </text:span><text:span text:style-name="T2">shi </text:span><text:span text:style-name="T3">高能 預警 一下 傻 嗶 作者 本書 極其 噁心 綠帽 情節 本本 強暴 寫 強暴 死 尤其 本書 主角 親 妹妹 強暴 剝皮 煮 吃 情節 更是 噁心 要死</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 聊天 沒有 遮掩 表示 出 淡 定 女 主 你好 淡 定 武者 主角 表示 大吃一驚 明明 兩 世 居然 一個 小女孩 一眼 看出 淡 定 媽 </text:span><text:span text:style-name="T12">mdzz</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火星 追 久 作者 知道 經歷 男 頻 小說 竟然 重點 放在 女性 觀 眾 身上 貼 女 瘋狂 刪 綠帽 帖子 私聊 問候 全家 牛 批 認 出軌 應該 豐富 人生 經歷 真是 服 群 女權 婊 求求 個人 禍害 女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挖 坑 拉 坨 大便 順手 捏成 點心 樣 風乾 聞 出 臭味 之後 撒 一點 砒霜 黃白 相間 看起來 似乎 真 點 乾糧 樣子 不對 吃 以後 臥槽 這他 媽 歹毒 心思 屎 屎 裡 下毒 永遠 龜頭 代替 人頭 思考 傻 逼 主角 作者 偏偏 時時刻刻 裝 出 一副 老子 一個 過去 滄桑 成熟 男人 淡 定 姿態 東施效顰 天下大亂 群雄逐鹿 宏大 場景 寫成 兩三個 江湖 草莽 裝 逼 旅 </text:span><text:span text:style-name="T2">mdzz </text:span><text:span text:style-name="T3">作者 葷段子 寫 不錯 裡 番 份 忍 閱 文 無數 大爺 看不出來 媽 抄襲 所謂 裡 番 書 裡 肉 戲 稍微 改 名字 糊</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前面 批判 本書 書友 告訴 作者 新手 後面 越 寫 越 負責 心態 耐心 下去 其實 書荒 現在 特來 更正 一下 前 </text:span><text:span text:style-name="T2">100 </text:span><text:span text:style-name="T3">章 情節 真的 雷 不合理 文筆 不怎麼樣 作者 進步 很快 熬過 前面 居然 欲罷不能 一口氣 完 河蟹 太監 現在 有點 遺憾 拋開 部分 不合理 這本 書 真的 很爽 特別 攻略 一個 一個 妹 紙 段子 肉 香 四溢 後期 朱砂 妹 紙 一個 一個 接連 飛 升 不爽 可能 作者 急 結尾 完 前 河蟹 可惜 幾個 妹 紙 沒 拿下 作者 現在 寫 書 不得不 遺憾 喜歡 後宮 妹 這類 爽 文 試試 這本 書</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寫 書 裡 面 設定 簡直 不敢苟同 幾個 小小的 學徒 法師 主持 法師 塔里 密謀 反抗 法師 塔 主人 法師 塔 蛋 環 法術 召喚 出 隱形 單位 不能 探測 簡直 史 垃圾 法師 塔 法師 塔 主人 一個 擁有 法師 塔 大法師 一個 學徒 放在 身上 環 法術 秘 法 印記 偵測 簡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全文 亮點 復活 貞 子 這段 本來 想 看看 作者 有沒有 出乎意料 腦 洞 強行 下毒 圍 下半身 轉 寫 半天 艸 緊接 其後 副本 聊齋 毒 點 分手 強行 刷 鍋 前女友 貞 子 殺人 無意 原諒 倩 作 姥姥 幫兇 不能 原諒 強行 身世 孤苦 克死 孤兒院 小姐姐 看到 想 主角 賤人 死球 自私自利 坑 死 新人 殺 女友 殺 女友 文 青 女友 臨死 眼神 看出 再也 不見 腦 殘 臨死 想 句 話 估計 想 後悔 這輩子 遇見 渣 主角 大加 自私 色情狂 人渣 手 辦 想 艸 鬼 想 艸 不能 忍 坐騎 想 艸 想 問問 饑 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懷揣 </text:span><text:span text:style-name="T9">1000 </text:span><text:span text:style-name="T10">大洋 父母雙亡 上班 似乎 想 打遊戲 人生 贏家 </text:span><text:span text:style-name="T9">30w </text:span><text:span text:style-name="T10">字 看見 賺 一分錢 目前 三餐 速食 麵 一個 窮 室友 偶爾 帶 點 油條 鬧</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見 毒 現實 劇情 沒 見 毒 天 呐 主角 寄人籬下 沒有 上交 工資 二叔 二嬸 踹 門 威脅 打死 主角 主角 一邊 哭 一邊 戴 頭盔 玩 遊 戲 港 真 作者 誠 實說 資深 網癮 少年 劇毒 劇毒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好好 重生 網 游 爽 文 作者 主角 頭上 加點 綠 前世 事 一筆帶過 好了嗎 寫 女 主 愛 男 主 現實 不得不 嫁給 有錢 醜男 現在 重生 文 帶 點 綠 作者 不會 寫 忍 後來 主角 女 主 網路 主 播 尼瑪 作者 寫 網路 主 播 未來 已經 一個 成熟 禁止 賣肉 行業 偏偏 前面 賣肉 主 </text:span><text:span text:style-name="T2">3g </text:span><text:span text:style-name="T3">組合 女 主 前世 嫁給 其他人 不能 作者 滿足 現在 男人 服 以前 作者 寫 女 主 現在 寫 東西</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 無比 人物 跪 舔 主角 一個 名字 沒有 一點 原來 人物 影子 主角 親自 下場 世界 搶 商品 </text:span><text:span text:style-name="T2">mdzz </text:span><text:span text:style-name="T3">開 毛線 店 征服 多元 宇宙 不好</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創意 這本 諸天 商人 流 開山 作 文筆 小學生 水準 劇情 作者 想像力 匱乏 難以 嚥 書 裡 套 相同 名字 討 食 犬 想像 一下 視 華山派 根本 丟棄 底線 嶽 群 眼巴巴 賣 華山 秘笈 隋煬帝 腦子 進水 求助 主角 作者 有沒有 瞭解 幫 隋文帝 打天下 隋煬帝 披 原著 皮 智障 跪 舔 主角 噁心 搞不懂 有人 星 分明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記憶 最深 前期 大佬 狠 大帝 心願 應該 知道 服 復活 哥哥 拍 道 果 囡 囡 進 萬 界 樓 吞 天魔 罐 賣 反正 隨機 可能 任何人 絕對 敢 主角 面前 裝 逼 主角 逼 壓下去 主角 面前 任何人 保持 恭敬 角色 入 萬 界 樓 一段時間 沒 幾個 保留 風骨 冷酷 劍 修 折斷 學會 彎曲 仙 神 面前 凡人 模樣 人間 皇帝 玉皇大帝 捨棄 一身 帝王 威嚴 利益 卑微 屈膝 這本 書後 竟 沒 看到 保留 傲骨 最大 想法 竟然 幾個 狠 角色 抽 主角 巴掌 從不 喜歡 虐 主文 書 主角 真 賊 雞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小說 寫到 中期 最大 問題 暴露 主角 完全 可有可無 沒有 存在 價值 一條 狗 放 設定 幹 事 完全 影響 劇情 推動 展開 無論是 奇遇 後宮 爽 點 主角 一點 關係 沒有 完全 講 作者 寫 小說 主角 故事 噁心 一批 主角 一輩子 面癱 永遠 波瀾不驚 永遠 清心寡欲 沒有 欲望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超級 奇葩 舉 栗子 比如說 西餐店 硬是 餃子 強行 解釋 餃子 西餐 歷史 漫 威 裡 寫 超能力 寫 武俠 武功 行 喜歡 直接 寫 武俠小說 行不行 吃餃子 西餐店 想 漫 威 文 想 超能力 大腦 洞 根本 瞭解 受 眾 想 沒完沒了 解釋 武功 系統 漫 威 裡 由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打個比方 復仇者 聯盟 鋼鐵 俠 拯救 危在旦夕 世界 換成 真實世界 鋼鐵 俠 拯救 世界 這事 </text:span><text:span text:style-name="T2">55 </text:span><text:span text:style-name="T3">之間 畢竟 電影 世界 編劇 導演 意志 必定 一個 圓滿 美好 結局 真實世界 保證 一定 成功 成功 世界末日 生 一個 世界 主角 居然 渾渾噩噩 想 普通人 生活 神經 條 腦 殘 真是 世界 充滿 不確定性 不會 所謂 電影 劇情 演出 毀滅 邊緣 世界 瘋狂 死亡 無限 流 穿越 提 褲子 走人 土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屌絲 獲得 力量 力量 吃飯 要強 不用 力量 作者 前期 強行 壓制 主角 混 慘 想 弄 出 不靠 力量 主角 後來 主角 混 力量 好像 主角 之前 混 慘 作者 沒有 寫作 作者 寫 小說 主角 擺脫 之前 慘 點</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前面 幾章 越 後面 越 垃圾 簡單 主角 一個 吊 絲 慫 逼 跪 舔 </text:span><text:span text:style-name="T9">npc </text:span><text:span text:style-name="T10">那種 男 女 組織 惡魔 </text:span><text:span text:style-name="T9">npc </text:span><text:span text:style-name="T10">跪 舔 太 噁心 本來 三星 現在 降 星</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跪 女 嚴重 神 盾 局 兩個 特工 找上門來 主角 一個 超凡 力量 在手 人物 凡人 女特工 耳光 報復 回去 主角 笑眯眯 套近乎 沒事 發生 後面 雙子 出場 更是 勸退 感 嚴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抄襲 仙界 獨尊 調色板 見 </text:span><text:span text:style-name="T12">lkong forum php mod viewthread amp tid 1669329 amp extra 26page 3d1 amp</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複製 發現 刪了 抄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寫手 前 作 屁股 抱 懷疑 態度 寫手 總 喜歡 文中 摻 </text:span><text:span text:style-name="T2">low </text:span><text:span text:style-name="T3">私貨 似乎 覺得 社會 認知 是從 小說 裡 學來</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明明 輕易 應當 獲得 利益 神 盾 局 交往 有點 故意 壓制 主角 主角 牛 逼 人物 有的是 願意 花錢 養 主角 想不到 願意 神 盾 局 出現 主角 好像 幾輩子 沒有 見 錢 老 神 盾 局 討要 錢 神 盾 局 好像 根本 知道 主角 能力 牛 逼 點 錢 願意 神 盾 局 點 可憐 錢 當作 世上 最好 東西 吊 主角 主角 甘願 偶爾 來點 調皮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上竄下跳 十幾年 劇情 照常 發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新章 真的 噁心 接受 主角 貪財 絕不 接受 主角 錢 喪失 尊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聽 死局 幫派 找 麻煩 殺 這點 沒有 追究 算 欠 一個 人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補充 評價 一下 一個 修仙 門派 大多數 弟子 蠅營狗苟 作 執法 天 刑堂 弟子 長袖善舞 極 善 鑽營 籠絡 不少 人心 門派 想 問 一句 滅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超人 實力 跪下 舔 鞋 舔 屁眼 最後 猛然 一巴掌 拍成 餅子 自言自語 老子 味道 草 浪費 老子 心情 這時候 也許 覺得 神經病 患者 個性 下去 主角 螻蟻 弱 雞 </text:span><text:span text:style-name="T2">bug </text:span><text:span text:style-name="T3">滿天飛 漫 威 裡 到處 裝 逼 裝成 傻 逼 所有人 配合 裝 說不下去</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漫 威 世界 練功 開局 一口 猛 毒 看不下去 現在 中國式 練功 真是 無孔不入 宇宙 練功 都市 練功 異 界 練功 動漫 裡 依然 練功 真 特 噁心 吼 漫 威 世界 本來 內功 知道 作者 找來 幾十年 前 漫 威 設定 強行 解釋 練功 問題 印象 漫 威 超能力 高科技 爽 點 作者 寫 強行 寫 練功 君不見 榜單 大部分 練功 修仙 作者 咯 反正 期待 賺 喜歡 練功 修仙 非主流 小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蜜汁 自信 之外 陽痿</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作者 設定 成 傻 逼 第七章 主角 大街 發現 一個 穿越 穿越 大街 對抗 官府 主角 二話不說 上去 幫忙 腦子 好比 美國紐約 大街 碰到 一個 陌生 華人 拒捕 二話不說 上去 對抗 員警 精神病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第八章 主角 作 真 仙 地面 滾 躲過 致命 擊 真 仙 之間 打鬥 覺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弱智 流 主角 每次 幾個 密謀 幹掉 主角 付諸行動 主角 爆 種 反 殺 幾個 發誓 主角 主意 主角 放過 下次 刺殺 主角 主角 放過 主角 死 沒 天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喜歡 虐 主 出了名 本書 主角 裝 逼 開 腸 破 肚 腸子 流 這本 書 主角 強行 製造 困難 每個 世界 魔法 主角 需要 重新 適應 期間 主角 菜 雞 欺負 適應 辦法 從來 沒 見 魔法 麻 瓜 研究 出讓 主角 魔力 全 失 毒藥 主角 喝 開心 欺負 主角 真 好奇 寫 書 一點 進步 沒有 一種 天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三章 離不開 女人 這本 好歹 矜持 一下 這本 直接 沒 兩章 沒 女人 死 喜歡 女人 乾脆 寫 黃 文 作者 書 以後 一律 毒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知道 一個 中國 穿越 不識 漢字 不會 漢語 穿 成 日本 </text:span><text:span text:style-name="T2">ps </text:span><text:span text:style-name="T3">中後期 主角 明確 說明 不會 漢語 漢字 原文 失策 剛剛 應該 日語 觀 舌 話 似乎 不會 國家 語言 鬱悶</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知道 一個 中國 穿越 不識 漢字 不會 漢語 穿 成 日本 </text:span><text:span text:style-name="T2">ps </text:span><text:span text:style-name="T3">中後期 主角 明確 說明 不會 漢語 漢字 原文 失策 剛剛 應該 日語 觀 舌 話 似乎 不會 國家 語言 鬱悶</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重 生成 日本 </text:span><text:span text:style-name="T14">68 </text:span><text:span text:style-name="T15">章 女 主 人群 變大 露 後面 脫光 衣服 黃毛 濕 吻 書 居然 寫 幾百萬 字 真是 </text:span><text:span text:style-name="T14">6666666</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女 蠻子 主角 挑戰 主角 拒絕 拒絕 絕對 實在 還手 一段 太 噁心 不想 應該 不想 敢 動手 宰 還手 太 毒 棄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後期 垃圾 三觀 不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無比 毒死 最近 半年 來看 最毒 書 合理性 內容 毒 死去活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稱 重生 人士 弱智 寫 意淫 小說 現實 知道 是不是 家 裡 小說 官 二代 強姦 做成 肉 便器 一股 子 憤世嫉俗 毫無 大腦 樣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虐 文 簡直 腦子 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作者 寫來 報復 社會 滿滿的 負 能量 文字 簡直 溢 噁心 壞 看書 想 尋找 點 簡單 快樂 輕鬆 這本 絕對 分鐘 心情 變差 上面 竟然 評說 書 配角 智商 線 實在 無語 白文 智商 沒法 言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廢話 太 嗨 嚴重 狗屁不通 日本 戰國 士兵 身高 平均 接近 一米 鬼子 不會 信 廢話 嚴重 影響 閱讀 體驗 屁 大個 點 注水 一章 這本 書 火 說明 類書 真是 一群 矬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的 喜歡 特別 武俠 世界 裡 女 主 得到 武功 創建 門派 感覺 女 主 女 主 傾向 精神 世界 自由 無比 後期 簡直 劇毒 四爺 雍正 女 主 完全 戀愛 腦 致力於 當好 站 男人 背後 傳統意義 女人 最毒 最毒 穿越 世界 裡 孝順 撿來 父母 真正 生養 父母 女主角 拋 原 世界 所謂 孝道 家長里短 數不盡 極品 親戚 歡聚一堂 作者 仿佛 掏 心窩子 說話 語氣 噁心 噁心 有時候 發現 喜歡 文 最好 不要 太長 後期 完全 變成 作者 吐出 嚼 出 人生 感悟 階段</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吃 相 難看 堅持 寫 低 智 小說 容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莫名其妙 四爺 成 男 主 之後 女 主 成 附屬品 後面 全 劇毒 劇毒 劇毒 女 主 男 主 金手指 事情 男 主 女 主 順從 男 主 感覺 篇文章 浪費時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耽 美 這本 書 很多 推 真的 劇毒 主角 穿越 一個 亡 國之君 身上 十分 主動 城門 大軍 面 叛賊 首 開國 新 君 下跪 奉 玉璽 簡直 想 穿 進 書 裡 幹掉 奴顏婢膝 苟延殘喘 苟且偷生 關鍵 亡 國之君 混蛋 總 幾個 祖宗 感覺 連祖宗 臉 丟 對得起 最後 時刻 沒有 背叛 大軍 媽 勾踐 狗 沒 忠心 畢竟 開國 新 君 談戀愛 戀愛 腦 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 頻 真的 玻璃心 本來 懶得 點 進來 打分 非得 撕 熱 評 第一 看見 一句 拉 黑 不得不 推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6">主角 獨立 動畫 日式 </text:span><text:span text:style-name="T17">2d </text:span><text:span text:style-name="T18">動畫 工作量 很大 決定 </text:span><text:span text:style-name="T19">3d </text:span><text:span text:style-name="T18">動畫 沒有 </text:span><text:span text:style-name="T17">3d </text:span><text:span text:style-name="T18">軟體 決定 編 瑪雅 </text:span><text:span text:style-name="T19">3d </text:span><text:span text:style-name="T20">動畫 真心 跪 作者 到底 瞧不起 程式設計 </text:span><text:span text:style-name="T17">3d </text:span><text:span text:style-name="T18">動畫 程式設計 程式 完成 修復 </text:span><text:span text:style-name="T17">bug </text:span><text:span text:style-name="T18">運用 程式 原畫 </text:span><text:span text:style-name="T17">3d </text:span><text:span text:style-name="T18">建模 逐 幀 動作 特效 音效 後期 剪輯 主角 搞定 石器時代 徒手 擼 出 戰列艦 沒什麼 區別</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聽 灰燼 爛尾 解釋一下 超級 英雄 世界 一卷 打算 完 一直 機會 一直 收尾 三卷 終於 感覺 時機成熟 果斷 麻利 炸死 主角 </text:span><text:span text:style-name="T2">yeah </text:span><text:span text:style-name="T3">主角 掛 之後 有人 爆 位址 寄 刀片 補 一章 誠意 滿滿的 隱藏 結局 治 癒 一下 受傷 心靈 費 功夫 弄死 主角 治 癒 算 爛尾 咩 爛 早就 爛 無辜 作者 原話</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跪 女 腿軟 宅 臭 任由 妹子 欺辱 毒 舌 主角 心疼 跪 舔 軟腳 蝦 食 副本 主角 實力 堪 類型 對策 室 主角 本部 名義 檢查 身體 實際上 主角 投降 引頸 受 戮 沒 區別 當時 逃 完全 沒 問題 主角 硬 跪 好好 送上去 對策 室 槍 利用 實在 噁心 不能 噁心 </text:span><text:span text:style-name="T9">mb </text:span><text:span text:style-name="T10">花 無數 字數 鋪墊 主角 屌 弱 轉眼 跪 生死 交給 樂 槍 </text:span><text:span text:style-name="T9">mb </text:span><text:span text:style-name="T10">書 屎 沒有 區別</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原著 不會 寫 書 系列 主角 有沒有 原著 劇情 不到 角色 不會 死 殺 總是 理由 意外 原著 死期 角色 主角 救 不了 </text:span><text:span text:style-name="T2">lv5 </text:span><text:span text:style-name="T3">電擊 能力 主角 廢 強行 走 原著 書 直接 原著 腦 殘 作者 主角 忘 改 星 鄙視</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直 女 癌 辣 雞 作者 必須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屬性 設 出 戲 劇情 吉 安娜 腦子 秀 逗 找 一個 半路 送信 民兵 帶 找 克爾 蘇 加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啊啊啊 受不了 一堆 作者 科學 科技 真的 神秘 力量 神秘 力量 一定 科學 超出 理解 信 科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一刀 砍 爆 阿修羅 寄託 鳴 身上 查 克拉 理由 千年 之前 恩怨 應該 後人 承擔 問題 一個 熟悉 劇情 表現 毫無 卵 主角 知道 鳴 阿修羅 轉世 作者 長 點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聊 起點 文風 寫 晉江 內容 沒 學壞 學 全 起點 文風 大白話 沒什麼 文筆 風格 晉江 內容 宅 鬥 先 吃屎 告訴 吐出來 以此 作 爽 點 吐出來 開 開心 爽 不爽 反正 欣賞 不來 這種 東西</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府 天 書 總結 一下 奴才 做好 奴才 長長 久久 奴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極端 自私 反 人類 主角 尼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女權主義 已經 矯枉過正 扭曲 作者 一本 快 穿 題材 考慮 背景 輕鬆 吐 槽 缺點 掩蓋 一部 小說 涉及 時代背景 群像 作者 知識 量 不足以 支撐 一塌糊塗 作者 眾 皆 醉 獨 醒 眾 皆 濁 獨 清 一副 渣 渣 高 冷 姿態 作者 讀書 少 電視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垃圾 作者 必須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分 一分 光明正大</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三觀 沒 星 不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權 婊 稍微 不合 意 全 殺光 披 近代 歷史 皮 站 道德 制高點 借古諷今 黑 中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權 資料 智商 些個 讀者 真的 明白 這本 書 作者 明顯 極其 荒誕 故事 反 洗腦 荒誕 估計 敢寫 沒 懂 真的 小學 畢業 沒 畢業 跑 評論</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智障 玩意 寫 基本 世界 設定 查 官方 資料 直接 百度 現實 資料 裡 套 一副 專家 樣子 瞎 </text:span><text:span text:style-name="T9">bb </text:span><text:span text:style-name="T10">官方 北伐 死 五萬 伺服器 壓力 原因 魔獸 主城 </text:span><text:span text:style-name="T9">npc </text:span><text:span text:style-name="T10">不足 一萬 作者 吃屎 長大</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前 </text:span><text:span text:style-name="T9">20 </text:span><text:span text:style-name="T10">章 帖 入 段 原文 最後 一個 問題 相信 一個 士兵 吉 安娜 貴 庫爾 提 拉斯 王 女 聽 已經 私定終身 東西 不會 認識 東西 送給 作 定情 信物 勸服 加入 天災 軍團 現在 猛地 抓住 一臉 冷漠 吉 安娜 手臂 蠻橫 拉入 懷 裡 粗魯 吻上了 嘴唇 舌頭 撬開 牙齒 王 女 出身 生前 </text:span><text:span text:style-name="T9">22 </text:span><text:span text:style-name="T10">一直 達拉然 小姐 接觸 下意識 反 狼 真 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蛤 書 前面 不錯 後面 屎 太平軍 玩意 變法 春秋戰國 成功 之後 世界 組織 成功 砸碎 建新 組織 單幹 賤 男 書 前面 好好 後面 援 力量 找 領導 神經 不當 領導 支援 一下 就行了 千里 狗 太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第一章 三行 左右 穿越 熟知 劇情 必 出 劇毒 情節 作者 明知 劇情 設定 穿越 熟 劇情 必 想 寫 主角 一下子 沒想到 劇情 無法 料 敵 先機 導致 失敗 情節 達到 寫作 水準 太 低 不用 脫離 原著 劇情 目的 毒 聖母 放走 敵人 引發 後續 情節 毒 異曲同工 妙 作者 開篇 投毒 做好 準備 豈可 必 吃屎 凡此 設定 必 奇 毒 </text:span><text:span text:style-name="T2">17 01 24 </text:span><text:span text:style-name="T3">評</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先 作者 作者 殺死 水門 夫婦 之後 直接 不會 復活 死 復活 幹嘛 寫 死 朋友 主角 作 一個 海賊 粉 瞭解 後期 劇情 一個 作者 睜眼 說瞎話 裡 裝傻 逼 存心 噁心 讀者 是不是 太過分 故意 寫 死 水門 夫婦 輪 回 眼 吃 輪 回 天生 術 沖走 </text:span><text:span text:style-name="T2">ab </text:span><text:span text:style-name="T3">操作方法 扔進 劇情 見 闔家 圓滿 故意 寫出 這種 傻 逼 劇情 腦子 裡 裝 屎 主角 知道 兇手 報仇 一百八十度 靈車 飄逸 轉頭 甩 鍋 殺 尾 獸 尾 獸 最後 整體 劇情 第一卷 內容 沒 劇情 差別 反正 主角 原著 角色 混 臉 熟 該死 死 贏得 贏 寫 媽</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看到 </text:span><text:span text:style-name="T9">vip </text:span><text:span text:style-name="T10">總 感覺 有點 不對頭 主角 老 配角 尼瑪 認親 爹 親媽 考慮 養子 心情 </text:span><text:span text:style-name="T9">exm </text:span><text:span text:style-name="T10">震驚 作者 名 忍不住 吐血 升 閃 靈 神 媽 寫 文 狗 嘔吐 嘔吐 恨不得 挖 眼睛 一堆 狗屎 玩意 閃 靈 真是 這種 主角 控 絕世 巨 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兩章 亂七八糟 鬼 主角 神經病 路人 差不多 難道 無厘頭 惡搞 流 往後 翻 幾章 反正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女 主 虐 主流 一本 浪費 感情 書 多年 以後 看到 想 吐 槽 教 兒子 戾 力 沖天 五歲 女 主打 滿頭 血 女 主 兒子 孝順 作者 想 女 主 高 嫁 想 立 牌坊 不倫不類 全家 餓死 沒 出現 舅舅 救 前程遠大 官員 想起 女 主 嫁給 官員 嫡長子 女 主 哭哭啼啼 舅舅 沒 人性 阻礙 餓死 幸福 人生 每天 自怨自艾 初見 未來 婆婆 假裝 神經病 智障 傻 逼 一個 影后 上身 婆婆 婚後 第二天 送 小莊子 傻 逼 留在 家 裡 幹嘛 女 主 怪 城 裡 看不起 鄉下人 後來 雷 差 嫁給 兒子 兒媳 擠 沒 地兒 站 從小 告訴 兒子 爹 渣 男 父子 似 仇人 倒 渣 男 顛鸞倒鳳 生 幾個 娃 神 </text:span><text:span text:style-name="T2">tmd </text:span><text:span text:style-name="T3">現實 風</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早就 黑名單 偶然 看到 這本 書 評價 高 據說 有趣 輕鬆 以前 一張 雷 走 一個 強姦犯 重生 男 主 正要 強姦 看到 身下 女人 上吊 未來 場景 萎 女人 逃過一劫 男 主 發現自己 未來 死 馬上風 立馬 潔身自好 女人 上輩子 應該 強姦 以後 自殺 一個 強姦犯 重生 作者 誇 男 主 美貌 萌 男 主 辯解 知道 女人 掙扎 破口 駡 情趣 作者 明確 寫 男 主 好色 喜歡 青樓 專門 找 清白 門戶 小姑娘 小媳婦 權勢 錢財 強迫 在我看來 人渣 設定 不愧 黑名單 裡 作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妹妹 抓 奴隸 老媽 關 起來 性 奴 寫出 精彩 故事 作者 一定 經歷 惹不起 惹不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 確實 驚豔 梗 成分 妨礙 創意 往後 鬼 作者 帳號 損友 盜 好好 食人魔 一言不合 偽 娘 女性 家屬 莫名其妙 抓走 一天 問候 百八十 遍 崩 出 翔</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作者 文筆 不錯 主角 主角 強大 食人魔 部落 描寫 有聲有色 主角 部落 滅 主角 母親 妹妹 抓 </text:span><text:span text:style-name="T14">rbq </text:span><text:span text:style-name="T15">主角 投入 滅族 仇人 手下 討生活 一種 現在 作者 愛 屎 塗 一層 蜂蜜 變態 行 </text:span><text:span text:style-name="T14">mdzz</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 </text:span><text:span text:style-name="T22">哀傷 霜 從未見過 噁心 小說 好好 食人魔 不當 當個 廢 材 垃圾 妓女 王 妹妹 打手 老媽 狠狠 艸</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簡介 毒 少年 </text:span><text:span text:style-name="T9">999 </text:span><text:span text:style-name="T10">情緣 找 雞 改名 司機 </text:span><text:span text:style-name="T9">999 </text:span><text:span text:style-name="T10">雞 故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本 書簡 直 不能 垃圾 難以 接受 抖 </text:span><text:span text:style-name="T2">m </text:span><text:span text:style-name="T3">添 腳丫子 日本 簡直 沒 發 懶得 換 帳號 實名 舉報 第一次 知道 這種 地方 批評 跪拜 接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一副 高富帥 龍 傲 天 行事 風格 安排 苦 孩子 出身 背景 亂 好人 性格 真是 差 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命 犯 殺 星 父母雙亡 身邊 蘿 莉 父母 死因 隱情 槍 屁 顛 屁 顛 跑 英雄救美 城市 裡 遇到 流浪 孩 年代 開頭 張無忌 沒 牛 逼 </text:span><text:span text:style-name="T2">17 01 24 </text:span><text:span text:style-name="T3">評</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到 一個 腦 殘 粉 </text:span><text:span text:style-name="T12">2333</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窮鬼 女主角 不會 反抗 哈哈哈哈 哈哈哈哈 哈哈哈哈 哈哈哈哈 哈哈哈哈</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社會 中秋 玩意兒 閱 第二章 從頭到尾 沒 幾句話 讀 通</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掛 反 掛 白 制 白 白文 白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現在 </text:span><text:span text:style-name="T2">si </text:span><text:span text:style-name="T3">作者 不會 寫 低級 劇情</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莫名其妙 高分 饑 渴 直接 黃 文 痛快 玩意兒 高分 難聽 點 很多 黃 文 不會 象 書 裡 情節 無腦 校花 通信連 脅迫 上床 確定 白癡 </text:span><text:span text:style-name="T2">yy </text:span><text:span text:style-name="T3">真的 黃 文 爛 情節 敢寫</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已經 進 黑名單 話 傻 </text:span><text:span text:style-name="T2">x </text:span><text:span text:style-name="T3">屎 賤人 最後 結局 收 幾個 妹子</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人形 走 炮 女 尼瑪 無腦 倒貼 寫 簡直 婊子 妻 反正 </text:span><text:span text:style-name="T2">40 </text:span><text:span text:style-name="T3">章 沒 看出 意思 建議 觀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 青 作者 書 總是 一種 魔力 現在 看起來 最後 變成 屎 東西</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讀者 尊重 生命 救人 花 一萬兩 銀子 買 五個 僕人 腦 殘 冤大頭 一個 生命 不能 金錢 衡量 主角 表現 像是 傻 逼 作者 想 表達 東西 鄙視 想要 作者 文 青 病 主角 一個 普通 努力奮鬥 爭取 明天 願 看到 一個 吊 炸 天 金手指 青年 逼 總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偷拍 妹子 聞聞 衣服 稍微 威脅 一下 強 裡 番 帶 無腦 索然無味 主角 明明 脅迫 啪 啪啪 多次 女 主 噁心 怕 短小 喔</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幸虧 裡 面 女生 蠢貨 估計 寫 下去 男 主 點 把柄 拿來 女生 上床 扯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是 隨便 點 東西 逼迫 校花 上床 真是 完全 看不下去 單 黃 直接 黃 文 純粹 黃 文 出點 有意思 劇情 要求 寫 完善 起碼 感覺 蠢 行不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西方 東瀛 異能 人士 國內 殺 特 殺 主角 發威 噁心 這種 情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筆 作者 書 總 覺得 噁心 十分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弱智 毒草 開頭 女朋友 世界 五百強 女 總裁 </text:span><text:span text:style-name="T14">ntr </text:span><text:span text:style-name="T15">接 女 總裁 差點 幾個 搶劫犯 輪 主角 救 喜歡 主角 一個 日本 女 忍者 殺 國家 搶 東西 找 不到 東西 只能 關 四十八 小時 放 轉頭 女 忍者 國內 搶 東西 作者 肯定 警匪片 十幾年 兄弟 漂亮 沒 一個 女人 比得上 兩年 前 已經 死 兩年 身邊 原來 雙胞胎 妹妹 暴露 整天 主角 爽爽 主角 想 出 火 找 作者 估計 劍 粉 後面 全 寫 劍 穿 劍 兵荒馬亂 世界 到處 餓死 主角 帶 一袋 鹽 過去 打破 散落 看到 可惜 鹽 毀 土 吃 鹽 掉 地上 不能 吃 </text:span><text:span text:style-name="T14">mdzz</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買 僕人 僕人 置辦 服侍 裡 買 僕人 簡直 買 幾個 祖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三年 書齡 幾乎 看不下去 萬兩 銀子 買 五個 僕人 買 小丫頭 殺 作者 生命 無價 買 僕人 看看 漂亮 主角 僕人 父子 準備 服飾 鑲銀 手杖 絲綢 禮帽 手錶 懷錶 領帶 買 三個 爹 全世界 誰家 僕人 戴 禮帽 手杖 老爺 標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清朝 官話 滿語 清末 幾個 滿族 滿語 水準 寫 留美 幼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穿越 清朝 </text:span><text:span text:style-name="T2">12 </text:span><text:span text:style-name="T3">歲 流浪兒 暈 抓 赴美 學童 湊數 船上 醒來 先 敲詐 負責 此事 三品 大員 幕僚 覺得 心術不正 外加 老實 準備 幹掉 之前 王府 胖子 扳指 找 王府 管事 詐 一萬兩 回來 找 老外 保鏢 外加 買 槍 頓時 覺得 行 胖子 問 英語 男 主 表示 頭 之後 胖子 準備 貼身 丫頭 打爛 頭 試試 小丫頭 一家 鬧起來 打死 男 主 表示 小丫頭 一家 開 價 胖子 表示 萬兩 嘴 賤 花錢 救人 接 男 主 心想 小丫頭 供 上學 胭脂 水粉 首飾 華服 富 養 丫頭 一家 打扮起來 關鍵 男 主 身上 幾十 美金 強勢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以前 看到 屁股 大法 現在 看到 道德 大法 個人 一直 那句話 愛國 智障 理由 愛國 表現 腦 殘 國家 遲早 藥丸 覺得 腦 殘 天生 愛國主義 應該 背 鍋 現在 句 話 善心 仁義 傻 逼 理由 善心 仁義 表現 傻 逼 善人 絕種 善良 持續 發展 堅定 認 傻 逼 傻 逼 善良 無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來 極 道 流 夠 崩 這本 跟風 作 居然 娃娃 抓起 開頭 讀書 明智 加 精神 主角 十萬八千 藏書 通讀 儒道 佛典 本本 寫 滿 注 釋 總 可能 晶片 寫 建 吟 閣 歸納 搞了半天 作 詩 抄 水調歌頭 這他 媽 琴棋書畫 樣樣精通 經商 設計 隨手 拈 神童 分明 草包 充 文才 心 逼 數 硬 裝 逼 裝 逼 拋棄 邏輯 後續 可想而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幻 雨 百 煉 成仙 一個 毛樣 前戲 半小時 正 戲 </text:span><text:span text:style-name="T14">30 </text:span><text:span text:style-name="T15">重複 前戲 半小時 更新 正 戲 </text:span><text:span text:style-name="T14">30</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智障 疑似 踩 花瓶 老師 教育 一下 忍 三年 報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藍 晶 現在 過去 讀者 挑食 時代 時代 眼淚 星 嫌多</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3">@ </text:span><text:span text:style-name="T6">韻 齊 </text:span><text:span text:style-name="T7">17 </text:span><text:span text:style-name="T6">註冊 馬甲 龍 空 發言 第一條 評論 最後 條 評論 </text:span><text:span text:style-name="T7">90 </text:span><text:span text:style-name="T6">內容 這本 書 評論 噴 大概 作品 撲街 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棄 基本上 一個 開局 已經 主角 跪 舔 抖 </text:span><text:span text:style-name="T2">m </text:span><text:span text:style-name="T3">蛋 疼 親戚 毀 差不多 老一套 糊弄 讀者 不想 與時俱進 所謂 遠古 神 就讓 死 遠古 算了</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632 </text:span><text:span text:style-name="T22">章 道理 民國 主義 思想 容易 忽悠 全世界 至少 三分之一 忽悠 拐 資訊 時代 眼界 開闊 腦子 變 聰明 想 忽悠 沒 容易 江寧 若有所思 看到 這段 應該 知道 作者 屁股 坐在 作者 徹底 黑名單</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實話 遇到 長 公主 無敵 女王 大人 跪 舔 跪 總 不能 出 母 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想 寫 深度 艦 娘 題材 題材 文風 相差太多 差 評 送 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猴 傳奇 簡直 有毒 主角 穿越 成 隻 猴子 沒想到 腦子 變成 屎 觀音 練習 關 次 洋洋自得 看不起 孫悟空 雷 京 娘 戴 綠帽 覺得 不能 殺 姦夫 免得 守寡 毒 加 毒 李 玉 看到 主角 喜歡 綠 心態 爆炸 疑似 奉 喜歡 綠 顏色 帽子 主角 腦子 簡直 屎 平時 耍 團團轉 殺人 從沒 想 現代 穿越 戴綠帽 自詡 現代人 喜歡 戴綠帽 吐 一口 老 血 屎 極品 第一次 見到 辣 雞 喜歡 吃 屎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矯揉造作 不知所謂 主角 迫害 妄想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文 青 作者 </text:span><text:span text:style-name="T14">s </text:span><text:span text:style-name="T15">主角 總 刁民 想 害 朕 學 法律 主角 兩件 小事 覺得 學校 主任 忍 三年 畢業 裝滿水 熱水瓶 樓上 丟了 下去 差點 砸死 主任 有人 解釋 主任 確實 壞蛋 主角 身世 可憐 後面 解釋 覺得 根本 作者 罵 補丁 詳情 帖子 </text:span><text:span text:style-name="T14">lkong thread 1419715</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矯揉造作 不知所謂 主角 迫害 妄想症 測試 粉 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 智障 疑似 踩 花瓶 老師 教育 一下 忍 三年 報復 </text:span><text:span text:style-name="T12">10086</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真是 </text:span><text:span text:style-name="T5">zz zz </text:span><text:span text:style-name="T6">作者 </text:span><text:span text:style-name="T7">zz </text:span><text:span text:style-name="T6">粉 </text:span><text:span text:style-name="T7">zz </text:span><text:span text:style-name="T6">粉 說法 勞資 讀書 差點 點 班主任 經常 罰 功課 特 絕 逼 不能 忍 殺 全家 欺負 到頭 上來 有人 錯 笑話 老子 主角 錯 世界 錯 沒錯 編 點錯 </text:span><text:span text:style-name="T7">mdzz</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其實 想 書 高分 怕 看到 五星 破 鏡子 </text:span><text:span text:style-name="T12">gai</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止 跪 舔 女人 跪 舔 雌性 生物 寵物 踩 主角 頭上 撒尿 細菌 公母 主角 肯定 見 跪 弄 出 幾萬種 花樣 使勁 舔 作者 一生 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一章 違 感 滿滿 材料 物理系 研究生 網路 小說 特 白 小說 名字 鬥 動 主宰 鬼 土豆 本書 名字 組合 起來 產物 憑良心說 鬥 破 武 動 主宰 書名 至少 說得過去 鬥 動 主宰 尼瑪 誠心 下毒 書名 逼走 沒錯 那種 內容 一章 挑 黑點 亂 噴 傢伙 星 毒草 拿走 謝</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設定 根本 符合 研究生 身份 談 劑量 耍流氓 開頭 不明 氣體 知道 敢 敞開 吸 弄死 初中生 就學 聞 化學試劑 方法 不會 發現 東西 總量 有限 條件 不會 實驗室 趕緊 紅外光譜儀 測量 一下 有效成分 嘗試 人工合成 找 新 礦石 作者 一定 大學 裡 學 化學 相關 專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好幾個 地方 作者 直接 複製 黏貼 亂 入 弄 隔壁 小說 主角 名字 賊 尷尬</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題材 不錯 作者 智商 硬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最初 邪 修 主角 性格 實在 喜 主角 表現 一點 科研 科研 偽 裝 裝 多年 最起碼 科研 素質 有點 用光 靈石 確定 是否 真的 靈石 情況 立馬 想要 偷 來用 沒有 一點 想要 同事 一起 研究 意識 在此之前 沒有 變化 科學 角度 詳細 分析 完全 癮君子 表現 知道 作者 沒有 科研 意識 依然 想 吐 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海灘 夏威夷 海灘 躺躺 正好 碰到 中華 武術協會 牛 一眼 看出 主角 牛 招攬 是不是 眼熟 白文 基本 套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種 智商 水準 寫手 不該 寫 科研型 豬腳 跑 加入 龍 組 打架 太 </text:span><text:span text:style-name="T2">tmd </text:span><text:span text:style-name="T3">丟人</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79 </text:span><text:span text:style-name="T22">抄 鬥 破 蒼穹 當年 香港 同胞 胃口 真</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前排 提示 裡 劇毒 沒有 書評 不要 評論</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白 不能 白 白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白文 白 成 傻 缺 前 文 剛 雙 穿 門 技術 資料 隨便 技術人員 掩飾 手段 一章 沒 技術人員 不行 重視 科研人員 技術人員 高額 提成 管理人員 提成 作者 創意 公平 洋洋得意 人物 對話 白 慘不忍睹 見到 沒 出 道 陳玉蓮 適合 演 小龍女 適合 演 黃 蓉 尷尬 癌 犯 鬥 破 蒼穹 賺 第一桶金 確定 </text:span><text:span text:style-name="T2">80 </text:span><text:span text:style-name="T3">年代 喜歡 白 小說 講 文采 文 青 病 爆發 流行 前夕 寫 技術 顛三倒四 作者 懂 寫 劇情 毫無 亮點 平鋪直敘 人物 對話 神經病 出 戲 滿篇 科普 經濟 企業 發展 歷史 一堆 莫名其妙 私貨 劇毒 知道 刷</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八十年代 花 幾十億 收購 金庸 版權 大概 相當於 現在 花 幾百億 收購 金庸 版權 主角 沾沾自喜 傻 缺什麼 傻 缺 沒有 </text:span><text:span text:style-name="T2">ip </text:span><text:span text:style-name="T3">概念 花 幾十萬 其實 買下 主角 真 商業 奇才</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跪 舔 網文 大神 大神 不會 書 裡 幫 推薦 大神 讀者 會來 讀 書 差距 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唧唧 歪歪 廢話 六章 動手 內心 藐視 開打 揍 翻 回來 以後 揍 翻 強行 膜 蛤 結尾 戰 吼 真他媽 尷尬 逼 裝成 人才 傻 逼 小說 嗨</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抄 時代 歌曲 討 喜 非得 強行 跪 舔 蛤 蛤 舔 皇上 不會 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有人 書 類比 奧 術 神 座 書 主角 類比 陳 昂 簡直 無話可說 主角 一個 身處 高 魔 世界 僅僅 知道 很多 知識 沒有 一點 力量 自命不凡 傻 逼 已經 毒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科學 工作者 談不上 科學家 一個 無知 喜歡 賣弄 小丑 作者 缺乏 基本 科學素養 知道 粉塵 爆炸 詞 知道 具體 發生 條件 最後 作者 西方 世界 太 瞭解 主角 一個 手下 實力 有限 第一 順位 王子 處死 王國 都城 監獄 看守 隊長 理解 這本 書 星 想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作者 一本正經 推導 出 皇帝 基因 鎖 三階 皇帝 失敗 沒有 走 皮划艇 路線 只能 作者 吃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屌絲 意淫 寫 下來 風風火火 發 洩 一通 戾 氣 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① 女 主 國外 酒吧 男主角 面 半個 屁股 懷 裡 裡 互相 咬耳朵 龍套 調 豔舞 主角 繼續 喝 馬 尿 ② 女 主 國外 一個 謝幕 會上 男 配 牽手 唱 表白 歌 ③ 女 主 日本 萬 騎 幾天 換 一個 炮 友 見 豬腳 炮 友 啪啪 曾經 受傷 男 主 醫院 下跪 ④ 女 主 錢 二奶 幾年 當時 男 主 失憶 談 女朋友 錢 男 主 短 關係 從前 清純 二奶 沒 後來 主角 回 復 再次 見面 女 悔 腸子 青 男 主 收</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⑤ 豬腳 弄 失憶 乞丐 掃 大街 追 清純 妹子 錢 父母 家庭 點 二奶 ⑥ 女 主 以前 談 男朋友 家族 同意 私奔 六年 男 主 面 摸 胸 熱吻 ⑦ 女 主 小學 妹 一會 喜歡 男 主 一會 男 主 男朋友 一會 結婚 曾經 男 主 曖昧 不一 男 主 笑呵呵 恭喜 恭喜 提供者 貼 劉 健 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別名 綠 欠 抽 本書 真名 綠帽 如雲 國際 綠巨人 開 後宮 開 取 滿滿的 外號 凱撒 隨意 撩撥 女性 太天真 下次 記得 不要 取 這種 傻 逼 外號 改 無敵 浩 克 成吉思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肛 一定 開玩笑 翻 翻書 裡 作者 化身 鴨 舍友 主角 印象 裡 草莓 柄 比較 長 書 裡 </text:span><text:span text:style-name="T2">npc </text:span><text:span text:style-name="T3">開車 主角 第一 反應 玩 後門 作者 基佬 信 說不定 約 炮 約 道 卻是 肛</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真 腦袋 坑 身 自帶 忽悠 系統 幕後 黑手 次次 主動 官方 面前 曝光 堅持 必須 利用 國家 力量 相信 忽悠 先 搞了個 恐怖 手 遊 故意 暴露 國家 面前 國家 果斷 出手 封鎖 媒體 報導 壓 一點 水花 沒有 主角 怒 系統 整個 過程 錄成 視頻 投放 網路 國家 施施然 引導 輿論 導演 月臺 最新 拍攝 電影 主角 沒 招 擼 袖子 偽 裝成 一個 墓 裡 挖出來 民國 武林高手 故意 官方 照面 心 裡 美滋滋 借助 國家 力量 自上而下 宣傳 武功 存在 同志 關進 實驗室 切片 研究 長生不死 秘密 對不起 努力 蹦 噠 �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老 監獄 裡 面 玩遊戲 帶 壞 頭 監獄 玩遊戲 加 時髦 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一分 建議 看吧 賺錢 方式 多種 肯定 不對 希望 寫 正確 三觀 作品 不要 教壞 小孩子 感謝 </text:span><text:span text:style-name="T12">404</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爽 文 寫成 綠 文 神奇 作者 骨子 裡 綠帽 情節 與生俱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怕 小說 網路 環境 設定 背景 安排 主線 一種 精神 喜歡 日本 文化 入侵 真是 可怕 不關我事 將來 子女 喜歡 日本 豈不是 憋屈 吐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特定 人群 比較 喜歡 評分 虛 高 作者 書 每次 九分 前幾次 花錢 一下 噁心 反正 距離 預期 差距 太 本書 正常 評價 星 不少 違 地方 正常 讀者 周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書 老 有人 推薦 一年 寫 十幾萬 字 書 推薦 坑 爹</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3">1945 </text:span><text:span text:style-name="T24">主角 日本 純正 日本 魂 穿 漫 </text:span><text:span text:style-name="T7">1945 </text:span><text:span text:style-name="T6">敏感 嚴肅 書 客觀 不錯 不想 日本 帶領 日本 群 眾 打倒 財閥 華族 第二 </text:span><text:span text:style-name="T7">1945 </text:span><text:span text:style-name="T6">這種 背景 男 主 身邊 女僕 美國 議會 魔女 帶有 濃厚 日本 </text:span><text:span text:style-name="T7">acg </text:span><text:span text:style-name="T6">風格 帶有 濃濃 違 感 苦瓜 炒雞蛋 想 知道 作者 到底 喜歡 日本 討厭 日本 黑 白 作品 單純 喜歡 日本 文化 第三 這種 背景 小說 喜歡 日本 作歹 下限 事 日本 販毒 日本 黑社會 容忍 限度 高 作 日本 小心 舉報 最後 劇毒 評價</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川 桑 家鄉 � � 開 � � 隨風飄揚 � � 掛 窗 簷 風 � � 叮 叮噹 � � 想 起來 口 嚼 酒 � � 時節 以前 家 裡 很多 好吃 香噴噴 � � 新鮮 可口 三文魚 � � 喜歡 海鮮 拉 麵 � � � � 回來 看看 哥哥 嫂嫂 � � 想</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堆 日雜 洗 屠殺 關 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放不開 怕 認 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已經 水 幾章 換換 思路 問題 純粹 騙錢 建議 實在 盜版 浪費 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患難與共 支線 魔 改 過頭 滿口 謊言 蛇蠍 碧池 薩蒂 亞 搖身一變 成 拯救 妹妹 打開 城門 姐姐 叛國罪 安 合情合理 可歌可泣 理由 黑鍋 凱馬 圖 紅 衛 賊 雞 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類 真的 一個 卑鄙 殘忍 種族 弱小 無恥 互相殘殺 樂 殺人 魔王 奉 天神 頂禮膜拜 無知 惡毒 所到之處 生靈塗炭 血淚 灑遍 整個 大地 種族 沒有 值得尊敬 地方 種族 偶然 血泊 當中 掙扎 迸發出 智慧 閃光 一道道 閃光 著迷 地方 做出 選擇 理由 殺人 魔王 當天 神 處 血流 遍地 這他 媽 日本 寫 直接 寫 日本 何苦 扯 人類 有點 腦子 知道 這本 小說 投 日本 出版社 中國 網文 寫 活該 罵 每年 日本 出版 小說 不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縱觀 歷代 開國 皇帝 朱元璋 稱得上 國 正 大明 歷代 皇帝 變 花樣 玩 造反 最後 一位 碰上 天災人禍 大明 一生 和親 稱臣 納貢 天子 守 國門 君王 死 社稷 誅 明 作者 稱呼 寫 寫 反正 沒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明 朱元璋 害死 白癡 朱元璋 制定 制度 貼合 明朝 初年 後面 社會 現實 改變 制度 理應 改 後世 皇帝 想 改革 士大夫 階層 作 既得利益者 扯 祖宗法度 不可 改 名義 拼命 阻撓 改革 綁架 民 眾 皇帝 架空 導致 改革 進行 下去 怪 朱元璋 這種 理論 相當於 小時候 媽 一雙 鞋子 長大 鞋子 不合 腳 買 雙 新 鞋子 罵 媽 水準 太爛 鞋子 不合 腳</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賣淫 合法化 公 知 夢寐以求 事情 反正 親 娘 賣 姐姐 妹妹 賣 憐憫之心 沒 姐兒 裡 覺得 天堂 看來 覺得 一定 穿越 技術 高超 這種 慘事 絕對 不會 輪 一個 思想 一定 反映 日常 言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送 劇毒 異 世界 創立 魔法 體系 剛剛 創立 急忙 慌 教 知道 玩意 一個 路邊 遇到 來歷 清楚 陌生人 免費 教 這人 願意 頂 首席 弟子 這種 稱呼 學人 東西 認 創立者 老師 身份 急忙 慌 這人 訂立 契約 幫忙 推廣 魔法 共用 魔法 創始人 身份 玩意 作者 教學 隨便 教 原因 認 魔法 體系 刀劍 世界 沒什麼 影響 真 沒有 影響 真 刀劍 笑 死 裡 好多 毒 點 看到 裡 實在 毒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瑞 根 文筆 確實 沒得說 屎 劇情 真 噁心 重 生前 小人 整 女朋友 老爸 整 分手 嫁給 小人 兒子 一年 踹 再見面 曾經 廠 花 變成 老年 婦女 老師 女兒 一個 鄰家女孩 小人 兒子 強姦 玩 一年 踹 淪落 成 破鞋 最後 知道 小姐 奶 重生 居然 快 插進去 阻止 強姦 發生 最後 一頓 完事 主角 偏遠地區 上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 評分 看到 指責 熊貓 挑嘴 那段 完全 顯示 作者 屁股 美國 老鄉 國寶 想 吃 點 家鄉 味 竹子 諷刺 豬腳 幹嘛 國內 帶 雞鴨 豬 出國 作 貓 粉 後悔 以前 看書 沒 仔細 改成 星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龍 空 抱團 互相 吹捧 龍 空 評分 作者 </text:span><text:span text:style-name="T2">dnd </text:span><text:span text:style-name="T3">後宮 種馬</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來 創立 魔法 建立 魔 網 最後 成 神 小說 看到 裡 估計 流浪 仙人 一類 異 世界 做好 專門 傳授 魔法 小說 裡 隨身 老爺爺 流 低俗 劇毒 多嘴 一句 作者 世界 不能 好好 寫 小說 開心 異 世界 成 魔鬼 做好 虛 偽 行徑 作者 寫 小說 願意 免費 願意 煞筆 願意 模仿 小說 願意 互 稱 兄弟 小說 下同 署 作者 名 願意 寫出 噁心 幹 主角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本本 原因 原因 星 這本 直接 半吊子 公 知 水準 星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網路 寫手 眼高於頂 眼 裡 垃圾 沒 牛 自信 爸爸 李 剛 牛 逼 貨 眼 裡 </text:span><text:span text:style-name="T5">nba </text:span><text:span text:style-name="T6">教練 球員 坨 屎 丫 看過 幾場 球 牛 逼 褒 貶 本書 丫 現在 勇士 </text:span><text:span text:style-name="T7">20 </text:span><text:span text:style-name="T6">年前 尼克斯 </text:span><text:span text:style-name="T7">20 </text:span><text:span text:style-name="T6">年前 規則 打球 試試 規則 不同 打球 方式 不同 以前 身體 接觸 吹 犯規 以前 外線 機會 投籃 接 不到 球 常態 一個 拽 拉 牛 逼 沒 機會 投籃 現在 散步 外線 接觸 犯規 時代</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此刻 心情 </text:span><text:span text:style-name="T2">111 </text:span><text:span text:style-name="T3">章 標題 宣佈 此書 藥丸 註定 一閃而過 流星 書架 移除</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110 </text:span><text:span text:style-name="T22">章 實在 令 大開眼界 頭 一次 看到 反向 金手指 明目張膽 花 整整 一章 解釋 合理性 作者 赤裸裸 鄙視 智商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噴 帶 腦子 沒腦子 想想 真正 意義 東西 光 想 否定 軍人 這種 人渣 評價 作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路過 順便 問候 作者 全家</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海瑞 餓 殺 女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噴 麻痹 烈士 噴 噴 神 噴糞</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侮辱 英烈 黑名單 祝 智障 作者 全家 火葬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公然 宣稱 學習 無用論 抱 希望</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蒼蠅 營 營地 得意 死 戰士 英雄</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想 模仿 太 受歡迎 發表 一大 段 私貨 這種 文風 有理有據 文采 有點 雜文 樣子 奈何 作者 傻 逼 幾個 論壇 帖子 十年 前 美分 論點 定 體 問 導致 全書 一個 三流 論壇 噴子 貼 正 應 書 名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操 媽 逼 噴 看到 第六章 操 媽 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原來 </text:span><text:span text:style-name="T2">sb </text:span><text:span text:style-name="T3">書 費心 學習 百度 一下 公然 宣稱 學習 無用 廢渣 指望 寫出 玩意</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噴 龍 空 豬 大地 情節 拐彎抹角 侮辱 烈士 黃 董 二人 稍加 修飾 罵 版 讀者 死 父母 娶 不到 老婆 斷 子 絕 孫 總結 乾貨 挺 三觀 不正 一本 噴 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辯論 水準 太差 視野 廣闊 邏輯 嚴密 思辯 深刻 屁股 正常 腦袋 清楚</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惜 不能 負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屎 裡 摻 屎 竟 吃 一臉 陶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向 認 作者 少有 帶 腦子 寫 書 本書 架 惋惜 好久 養肥 讀 第六章 粉 轉 黑 句 話 路線 錯誤 知識 越多越 反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六章 堵 槍眼 炸 碉堡 對不起 政治 正確 無意 評價 拋開 政治 正確 捫心 想一想 所謂 軍人 榮譽感 有時候 何嘗 一種 宗教 式 崇拜 認 世上 道德 號召 死 實踐 回答 完 這段 垃圾 作者 一生 黑 垃圾 所有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六章 星 沒有 先烈 犧牲 幸福生活 端 碗 吃飯 放下 碗 罵娘 真讓人 瞧不起 國家 人民 利益 犧牲生命 難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公司 作者 提供 稿件 水準 不足 無法 登 稿 發書 短短 幾日 無可奈何 主角 自信 滿滿 稱 填補 幾萬 字 便 公司 直接 碼 字 主角 極度 專注 抄書 公司 眾 震驚 寫 超強 遂 開 直播 直播 觀 眾 震驚 超強 超 專注 不愧 主角 幾天 直播間 積累 觀 眾 </text:span><text:span text:style-name="T14">1000 </text:span><text:span text:style-name="T15">收入 </text:span><text:span text:style-name="T14">100000</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主角 三觀 極其 不正 主角 精英 自居 充滿 弱勢 群 體 鄙視 高智商 低 智商 嘲弄 認 低 智商 或者說 平均 智商 沒有 存在 價值 下崗工人 農民 低端 服務業 從業者 網文 寫手 冷嘲熱諷 窮 懶 配 姓 趙 混 不好 弱智 這種 輪調 比比皆是 極端 功利主義 設定 主角 尋找 法律 漏洞 獲利 引起 立法 部門 重視 推動 法律 完善 主角 沒有 從業 資質 高校 法律援助 中心 一個 公益 性質 組織 獲得 相應 資格 法律援助 幌子 掙錢 第一桶金 建築行業 技術 專利 技術性 碰 瓷</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sb </text:span><text:span text:style-name="T22">作者 怕 畜生 投胎</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辯論 應該 邏輯 論證 過程 沒有 定 溫飽 環境 談 道德 普遍 談 個體 談 原來 道 德之士 沒有 接受 道德教育 脫離 具體 問題 辯論 沒有 意義 進行 詭辯 世界 設定 毛病 負責 血管 彈性 重力 關係不大 再次 作者 世界 情緒 波動 容易 傷身 作者 筆下 人物 動不動 情緒 波動 最後 作者 動不動 周圍 群 眾 遠古 先 抑 揚 寫法 直接 勸退 補充 前人 沒有 詆 毀 革命先烈 方向 想 士 英雄 先烈 一個 國家 民族 精神 體現 作者 沾沾自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吃 血饅頭 作者 吃 完 末了 一句 血 臭 缺點 戰士 終 竟是 戰士 完美 蒼蠅 終竟 蒼蠅 道德 溫飽 無名 戰士 溫飽 站 起來 反抗 利 義 多數 利益 大義 反觀 作者 咬文嚼字 扭曲 詞義 手法 智商 道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六章 堵 槍眼 炸 碉堡 對不起 政治 正確 無意 評價 拋開 政治 正確 捫心 想一想 所謂 軍人 榮譽感 有時候 何嘗 一種 宗教 式 崇拜 認 世上 道德 號召 死 實踐 回答 完 國 陷 沉思 定 體 問 劇毒 作者 見 一本 黑 一本</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注意 書 讀者 噴 差 評 狗 雞 犢子 知道 生 下來 當年 媽 生 正 一群 野狗 操 爽 媽 剛 狗 逼 崽 子 逼 裡 生 野 爹 雞 頂 回去 折騰 三天三夜 沒 滾出 最後 老子 賞給 幾個 乞丐 幾毛錢 野 爹 趕走 媽 逼 裡 射 升 尿 潤滑 媽 逼 口徑 虎口 鉗夾 住 雞 一起 外 拉 上古 時期 龜鱉 豬狗 蚊 鼠 雜交 操 肛門 口 變異 腔腸動物 拉 屎 爛 蛆 腦癱 智障 腦出血 小兒 症 老年癡呆症 四肢 發育 完全 大腦 神經元 變異 狗 賤 逼 生 下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摘 一段 魯迅 戰士 戰死 蒼蠅 發見 缺點 傷痕 嘬 營 營地 得意 死 戰士 英雄 戰士 已經 戰死 再來 揮 蒼蠅 營 營地 倒 不朽 聲音 完全 遠 戰士 之上 沒有 發見 蒼蠅 缺點 創傷 缺點 戰士 終究 戰士 完美 蒼蠅 終究 蒼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卑微 塵土 不可 扭曲 蛆蟲 作者 蛆蟲 典範 自我感覺 良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水準 不行 學 夾帶 私活 好似 鳳 姐 色 誘人 賣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遭遇 危及 生命 事件 想來 需要 員警 消防官兵 冒險 解危 犧牲 何必 書 裡 暴露 卑劣 真實 內在 眾 取寵 談不上 招來 唾 駡 可恥 小人 徹底 拉 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讀者 湊 一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高智商 精英 上流人士 傻 逼 懷 滿肚子 勞苦 眾 先賢 英烈 鄙視 欲 權貴 狗 滿腔 憤懣 化成 這本 書 這種 污穢不堪 玩意兒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寫 玩 愛信 信 簽 約 收藏 好歹 寫 完 開頭 </text:span><text:span text:style-name="T9">deadlin </text:span><text:span text:style-name="T10">一幫人 噴 寫 順手 寫 </text:span><text:span text:style-name="T9">ddl </text:span><text:span text:style-name="T10">太 業內 怕 看不懂 死 線 翻譯 有點 問題 隨手 英文 帶 簡單 單詞 四六級 問題 可能 看不懂 一幫 噴 過濾 這幫 翻 評論 作者 原話 現在 作者 恐怖 喜歡 懟 讀者 難怪 感覺 這本 書 味道 怪怪的 原來 優越感 味道</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作者 一邊 霸氣 後世 文章 歌曲 拿來 原 創說 拿來 沒寫 呐 一邊 總比 後世 抄襲 高尚 從未 見 厚顏無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浮士德 知道 欽定 主角 告訴 主角 抄 主角 莫名其妙 撲街 死 作者 死 浮士德 談笑風生 心理素質 活 混 慘 浮士德 知道 情況 文抄公 覺得 羞恥 理解 不了 這種 知情人 抄書 裝 逼 設定 羞恥 </text:span><text:span text:style-name="T2">plai </text:span><text:span text:style-name="T3">有趣</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再次 證明 很多 狗屁 遠古 大神 成 神 僅僅只是 出 道 早 代表 水準 有多強 一邊 大神 自居 滿臉 看不起 白 網文 一邊 寫 爛 俗 文 抄 流 白文 精神分裂 強 優越感 讀者 對罵 牛 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重 此書 憋屈 很多 嘲諷 臉 中後期 王 守 田 靈魂 綠帽 前期 李 承 業 老婆 主角 認識 結婚 作者 安排 主角 內心 痛 素 女人 李 承 業 四目 相對 癡癡 文中說 修煉 鬼 主角 老婆 肚子 裡 投胎 豈不是 吃奶 吃 主角 明明 重生 處處 被動 動不動 心中 一片 冰寒 辛辛苦苦 種田 練兵 水泥 搞 搗 弄 一下 氣運 練兵 幹嘛 打仗 幹嘛 主角 動不動 心中 嫉妒 苦澀 怯懦 軟弱 跪拜 氣運 差點 暈過去 其實 作者 明晃晃 屎 傻 逼 氣運 設定 定義 模糊 隨心所欲 前後矛盾 主角 不能 操控 氣運 氣運 操控 其實 作者 操縱 主角 工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嫁人 沒 問題 早早 清楚 書 最恨 作者 沒 立場 這種 書 前期 裝 百合 寫 上百 章 告訴 不好意思 嫁人 滾 大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嫁人 長篇 毫無 立場 作者 瞎 承諾 讀者 造成 巨大 精神 傷害 百 黑名單 作者 抖 外 推薦 揉成一團 大雜燴 異 世 穿越 變身 蘿 莉 無敵龍 傲 天 掉 節操 百合 曖昧 先 拋出 魚餌 吸引 兩 黨 最後 收入 後宮 黨 不亞於 強行 屎 作者 承諾 擔架 ⊙ ﹏ ⊙ 口 怕 插 一本 穿越 杯 具 主角 穿越 成 出門 懷孕 豪門 灰姑娘 惡婦 性格 大變 變得 魅力 原配 邪 魅 總裁 看上 扯皮 最終 主角 生 孩子 母性 氾濫 放棄 抵抗 成功 抱 走 一陣 惡寒 作者 絕對 女</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30 </text:span><text:span text:style-name="T22">大叔 主動 倒貼 成 作者 化身 真 男 主 後宮 前期 宣傳 變 百 單身 暖 味 轉成 變 嫁 倒貼 作者 這人 品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本 以前 挺 喜歡 百合 小說 人物 刻畫 討人喜歡 聽說 後面 收入 後宮 想想 雞皮疙瘩 吃屎 作者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親媽 爆炸 噁心 已經 不足以 表達 內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慈禧 救 不了 中國 救 中國 必須 中國 工業化 需要 工業 人口 需要 普及教育 開金 大腿 成功 當時 全球 各國 凝聚 國 民族 國家 概念 民族意識 覺醒 工業 人口 幹掉 滿族 統治者 不要 僥倖 忠君愛國 外國人 更好 統治 中國 中國 動亂 渾水摸魚 一定 教 民族 階級 民族矛盾 導向 民族矛盾 一個 成功 選 道路 可能 共產主義 道路 手底下 先 幹 死 走 私有制 道路 工廠 主 利潤 裡 賺錢 地租 漲 漲 問題 國家 支柱 階級 地主階級 工人階級 救 中國 幫 地主階級 實力 強大</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越 成 慈禧 最好 改變 歷史 方式 自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 清 他媽的 穿 清 送 逼 送 逼 他媽的 穿 成 女人 老佛爺 送 逼 韃子 想 作者 賤</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 清 造反 丫 穿 成 慈禧 作 一個 民族主義者 恨不得 慈禧 鞭屍 想 惡毒 字眼 毒 罵 作者 理智 告訴 不要 侮辱 漢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變身 文 最高 兩分 順便 句 屁股 黨 星 理解 皇 漢 星 理解 認 星 腦 殘 憤青 談 立場 真 覺得 書 真 五星 好意思 五星 允許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反 人類 變身 破鞋 流 完整 完 二十 章 菊花 痛 敬 英雄</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恥 高分 心態 傷害 倀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神 開頭 主角 上來 喪屍 犬 爆 菊花 口味 輕 劇情 內容</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天 一個 作者 帶 犬 街 一輛 大卡車 直 過來 作者 撞死 犬 主人 屍體 慘死 車輪下 作者 狗 一起 天堂 前 天使 攔住 他倆 難 天堂 剩下 一個 名額 兩個 必須 一個 地獄 作者 聽 連忙 問 狗 知道 天堂地獄 決定 天堂 天使 抱歉 一個 靈魂 平等 比賽 決定 天堂 作者 問 天使 比賽 簡單 賽跑 裡 跑 天堂 大門 作者 狗 發出 前進 命令 狗 到達 終點 一刹那 作者 落 地獄 方向 狗 見 急忙 掉轉頭 追 主人 狂奔 滿心 懊悔 大叫 別跑 操 死 改編自 傻 </text:span><text:span text:style-name="T2">x </text:span><text:span text:style-name="T3">轉發</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智障 毒 評 仙草 報復 社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仙草 完全 扯淡 參加 完 忍 考試 主角 配合 阿斯瑪 抵抗 鼬 鬼 鮫 殊不知 絕對 實力 面前 戰術 無用 面對 寫 輪 眼 人形 尾 獸 前面 行 中期 嗨 嚴重 力量 體現 崩潰 前面 糧草 中期 星 鑒 評分 實 星 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尼瑪 雪白 乳房 </text:span><text:span text:style-name="T2">tmd </text:span><text:span text:style-name="T3">熱血 熱 腦子 病 歪 敬禮 戰士 要求 低 低 過分 尼瑪 老婆 百 八個 樂 樂 低 傻 逼 作者 劇毒 感謝 前 試 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老婆 奶子 振奮 軍心 書 奇 也許 主角 看來 後宮 變 妓院 舍小家 忠義 士</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幫人 知道 三台 複 讀 機 臺灣 商人 手 裡 回來 蛋 疼 相比 時空 穿越 關係 重大 事 一個 臺灣 商人 實在 沒轍 弄成 意外 死亡 那麼回事 知道 作者 強行 糾結 卵 意義 一個 國家 最高 保密 級別 行動 組 這種 事 糾結 蠢 心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客觀 星 這種 毒 點 書 忍 不了 覺得 主角 討 喜 普通人 不能 理解 忍 女 主 那種 純純 感情 已經 覺得 主角 有點 親切 最毒 一點 國家 領導人 主動 主角 塞 女人 簡直 狗屎 開 後宮 找 看起來 道理 其實 完全 狗屁 理論 國家 領導人 拉皮條 好好 寫 單 女 主 仙草 摻 屎 女 不要 名分 男 主 情聖 節操 沒 低 一個 發生 關係 女人 節操 真 第一個 女 主 不值 破鞋 男 主 黃瓜 已經 粉 老實 女人 活該 接盤 俠 男 主 忽悠 世界 情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作 援 讀作 耍 讀者 嚴重 懷疑 果粉 寫 黑 共產黨</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內容 推測 作者 其實 並非 一個 願意 援 至少 一個 樂意 援 粗劣 故事 邏輯 架構 失 智 人物 情商 完全 編湊 一本 援 爽 文 售賣 我輩 無非 自知 文筆 構思 不足以 自立 援 旗 賣 波 屁股 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屁股 正 文 簡直 糞坑 一句 話 寫 文 不要 邏輯 每週 穿 一個 穿 南極 三四年 推平 宇宙 綽綽有餘 陝西 磨磨 唧唧 搞 居然 抗戰 未 定時 大咧咧 開 穿越 發佈會 尼瑪 </text:span><text:span text:style-name="T2">b </text:span><text:span text:style-name="T3">腦 殘 屎 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愛國 實 端 碗 吃 肉 放下 碗 罵娘 祖國 欠 </text:span><text:span text:style-name="T9">21 </text:span><text:span text:style-name="T10">世紀 現在 滿意 自殺 謝罪 侮辱 改革開放 先輩 主角 屌絲 形象 出現 </text:span><text:span text:style-name="T9">80 </text:span><text:span text:style-name="T10">年代 名義 援 愛國者 實際上 一副 不可一世 施捨 先進 技術 國家 主角 皇 般 伺候 愛 錢 正常 錢 買 技術 行 媽 不知所謂 整天 先輩 求 主角 心情 想起 指縫 裡 扣掉 噁心 整天 滿嘴 噴糞 吐 槽 裡 裡 不好 沒 見 幹 點 意義 事 工業 基礎 技術 農業 技術 無數 技術 網上 一大堆 普通人 弄 媽 有錢人 知道 美國 華爾街 股票 查 電腦 應該 作者 沒 想 香江 蘇聯 英國 國際 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出 主神 腦 洞 以後 狗 大便 想 援 牛 </text:span><text:span text:style-name="T9">b </text:span><text:span text:style-name="T10">英超 美 整個 地球 </text:span><text:span text:style-name="T9">cosplai </text:span><text:span text:style-name="T10">二奶 寫 毒 口口聲聲 現代 找 不到 真誠 愛國 女人 二奶 勾 上去 泰 迪 現在 天上人間 海天 沒玩 夠</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好奇 裡 援 文 到底 本文 裡 面 穿越 智障 怕 侮辱 詞 穿著 現代 裝扮 手機 跑 過去 要說 第一次 偶然 過去 沒 經驗 第二次 居然 敢 幹 知道 </text:span><text:span text:style-name="T5">80 </text:span><text:span text:style-name="T6">年代 嚴打 恢復 社會治安 知道 現在 隨便 一塊 塑膠 過去 引發 有心人 關注 隨便 亂 賣 敢 吃 炫 富 </text:span><text:span text:style-name="T7">80 </text:span><text:span text:style-name="T6">年代 政府 肯定 第一 時間 消除 痕跡 肯定 直接 打死 </text:span><text:span text:style-name="T7">80 </text:span><text:span text:style-name="T6">年代 中國 外國 差距 全方位 幾種 小商品 彌補 這人 從未 過來 說明 未來 中國 不錯 情報 足夠 這人 躲 國家 搞 事 引起 外國 勢力 注意 隨便 抓住 獲得 太 未來 情報 中國 萬劫不復 國家 百 害 利</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陰陽師 出現 完全 不能 前面 主角 獲得 格鬥 能力 一個打 幾十個 壯漢 式 神 起來 束手束腳 技巧 不會 無腦 吹 陰陽師 一個 下級 式 神 相當於 戰略 導彈 隱藏 暗處 幹 統治 世界 隱藏 暗處 賺 錢 邏輯 混亂 男 主 磨磨 唧唧 本來 仙草 直接 毒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宅 男 </text:span><text:span text:style-name="T2">sb </text:span><text:span text:style-name="T3">穿越 遇到 地獄 難度 沒有 前身 感情 直接 換 地方 限制 使用 能力 改過自新 腦 殘 前身 鍋 關 卵 事 金手指 直接 城市 重新 不論是 想 日常 老 前身 到底 關 屁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身 雞皮疙瘩 作者 重度 病 受不了 主角 老 過去 身體 主人 想 擔 錯誤 想得到 具 身體 姐姐 妹妹 原諒 智障 兩姐妹 醜 逼 想 一本 舔 臉 護 </text:span><text:span text:style-name="T2">p </text:span><text:span text:style-name="T3">文</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月 前 看到 這本 書 當時 月光如水 落 洛基 亞 手機 反射 出 一股 奇妙 韻味 面色 凝重 手機卡 輕輕 扣 吐出 數口 鮮血 氣氛 充滿 詭異 氣息 寧靜 空氣 出 聲 打破 真 毒死 從未見過 白 媽 到底 點 進來 作者 媽 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腦 殘 真的 異 界 怪物 恐怖 最後 五歲 小孩 戰場 當炮灰 前 一世 毀滅 異 界 現實 世界 居然 心思 談戀愛 開 後宮 收 女 劇情 主角 女 調 杯酒 女 愛 主角 主角 虛擬 人工智慧 配合 製造 一個 超 時代 機甲 人工智慧 認 主角 高級 機密 報告 人類 高層 高層 派 一大堆 軍隊 保護 主角 完成 製作 機甲 之後 居然 派 拉攏 控制 主角 事 發生 腦 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三十二章 僅僅 三十二章 看到 一個 前世 青梅竹馬 僅僅 幾句話 喜歡 主角 青梅竹馬 全 聯盟 夢寐以求 世家 小姐 一個 冒充 他國 夜 店 頭牌 公主 杯酒 喜歡 主角 老 實說 知道 概括 劇情 提 第三十二章 主角 回到 遊戲 遇上 男 修士 夢 情人 甯 嬋 書 中原 話 真的 僅僅 三十二章 覺得 仙草 糧草 開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戰神 介面 想 問 一件 事 叮 講 系統 回 復 看到 裡 微微一笑 直 接點 </text:span><text:span text:style-name="T2">x </text:span><text:span text:style-name="T3">噁心 這種 系統 對話 設定 這種 設定 基本 作者 筆力 不足 需要 系統 對話 推演 劇情 解釋 設定 往往 這種 小說 劇情 很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想 有意思 書 難 末日 重生 創意 有點 老 接受 這種 認識 小姐 全 天下 公子哥 想 殺 沙雕 劇情 女 主 媽 現在 </text:span><text:span text:style-name="T2">9102 </text:span><text:span text:style-name="T3">平民 不配 接近 女兒 解雇 殺 惡 噁心 多年 覺得 這種 主角 不會 苟 發育 不合理 反派 無腦 想 殺 不合理 碰見 女 角色 舔 女 角色 覺得 男 主 不合理 這本 書 全 占 佩服 佩服 噁心 壞</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現在 討厭 那種 推 書 看到 後面 好看 感覺 吃屎 吃 後面 好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一個 畢業 失業 主 不靠 家 裡 安排 沒 工作 主 </text:span><text:span text:style-name="T26">1000 </text:span><text:span text:style-name="T27">塊 活 一個月 主 電腦 裡 </text:span><text:span text:style-name="T26">200g </text:span><text:span text:style-name="T28">動作 愛情片 主 極度 無聊 </text:span><text:span text:style-name="T26">qq </text:span><text:span text:style-name="T28">群 調戲 妹子 主 進去 主角 說明 主角 差不多 問 </text:span><text:span text:style-name="T26">20 </text:span><text:span text:style-name="T28">幾歲 剛剛 畢業 找 不到 工作 手 裡 沒 資金 沒主意 黃片 </text:span><text:span text:style-name="T26">qq </text:span><text:span text:style-name="T28">群 裡 調戲 妹子 答 最最 沒用 廢物 身上 提不出 人格魅力 這種 現實 世界 不好 主 碰到 奇遇 翻天 覺得 符合 客觀事實 邏輯性 開篇 第一段 描寫 劇毒 星 要來 噴 毒 毒 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前面 一百多萬 字 嚴重 毒草 奇葩 書 這本 書 必須 跳 前面 一百多萬 字 大批 自相矛盾 幼稚病 腦癱 患者 直接 跳 </text:span><text:span text:style-name="T26">500 </text:span><text:span text:style-name="T27">章 以後 臥槽 懷疑 作者 奪 舍 那種 作者 碼字 出租屋 裡 無所事事 天天 無聊 被迫 盯 著作者 碼 一百多萬 字 屎 毒 傻 終於 無法忍受 縛 靈 出手 奪 舍 寫 後面 劇情 </text:span><text:span text:style-name="T26">ps </text:span><text:span text:style-name="T28">樓下 自稱 老 書蟲 沾沾自喜 覺得 沒 讀 </text:span><text:span text:style-name="T26">200 </text:span><text:span text:style-name="T28">章 不配 評論 垃圾 作者 問題 這本 書 毒草 章節 一直 延伸 </text:span><text:span text:style-name="T26">500 </text:span><text:span text:style-name="T28">章 讀 </text:span><text:span text:style-name="T26">200 </text:span><text:span text:style-name="T28">章 不到 毒草 一半 篇幅 遠遠 沒 見到 黎明 曙光 裝 逼</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9">200 </text:span><text:span text:style-name="T15">章 越 越 難受 想 一下 逍遙 夢 路 主神 崛起 文 一個 最大 區別 文 厚積薄發 苟 種田 發現 危險 立馬 扼殺 萌芽 事 不可 遠遁 千里 積累 完畢 立馬 話 打死 憋 孫 不會 勢力 出死力 回 回 可能 強行 回 </text:span><text:span text:style-name="T14">100 </text:span><text:span text:style-name="T15">打死 龜 孫 越級 可能 越級 築基 金丹 可能 身上 其實 帶 一個 外掛式 元 嬰 馬上 修煉 元 嬰 築基 中級 魔法師 級 鬥士 絕對 不會 沒有 打死 反 殺 一章 大佬 東西 恰好 這種 漫 傳統式 豬腳 光環 他媽的 煩 該死</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不能 帶 腦 劇情 睿智 無比 重生 主角 回到 過去 拯救 世界 末日 差不多 來臨 種田 暴 兵 每天 努力 招惹 富 二代 充實 裝 逼 臉 日子 同學 關係 女生 裝 逼 太 女神 賞識 總統 全國 通報 保護 仇家 竟然 組織 高手 搞 後面 差點 沒 笑 斷氣 ﾉ </text:span><text:span text:style-name="T30">ಥ </text:span><text:span text:style-name="T24">益 </text:span><text:span text:style-name="T31">ಥ </text:span><text:span text:style-name="T6">原來 所謂 一級 保護 主角 身份 資訊 錄入 國家 最高 領導人 唯一 作用 掃描 表示 無可奉告 沒 保鏢 沒 權力 沒 工資 公正 女神 真實 身份 其實 超級 駭客 幫 男 主辦 假證 </text:span><text:span text:style-name="T31">ಡ </text:span><text:span text:style-name="T7">ω </text:span><text:span text:style-name="T31">ಡ </text:span><text:span text:style-name="T7">hiahiahia</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徹底 唯心主義 修仙 文 真不知道 歸類 科幻 皮划艇 書 這本 覺得 充滿 一股 大糞 味 噁心 不行 豬腳 完全 不講道理 瘋狂 升級 看出 作者 科學 無知 學習 厭惡 口號 喊 震天響 裝 逼 意願 超級 強烈 願意 付出 艱苦 努力 幼稚園 小朋友 厭惡 學習 無知 科學 沒有 道理 神話 王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遊戲 影響 正常 世界 設定 東西 可寫 寫 爛 俗 人物 設定 想當然 劇情 末日 氛圍 寫 裝 逼 臉 順便 泡妞 主 世界 充滿 十年 前 稱 智障 橋段 大家族 伏羲 帝國 發情 妹子 打架 管理 設計 做菜 調酒 萬能 主角 兵 王 換 套子 認不出 再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怕 傻子 拯救 世界 談戀愛 末日 馬 上來 裝 逼 臉 碰 智障 剛剛 全球 通報 主角 重要 公正 女神 傾盡 保護 出門 遭 一大群 啪啪 臉 作者 怕 腦子 問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剛 第一章 主角 擀 麵 杖 毆打 幾個 骷髏兵 幾下 之後 擀 麵 杖 碎 有沒有 搞錯 你家 擀 麵 杖 妙 脆 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設定 有點 亂 遊戲 死亡 到底 現實 死 死 死 豬腳 遊戲 老 戰戰兢兢 死 前世 各國 能夠 隱藏住 遊戲 秘密 五歲 建立 帳號 最後 一戰 完 輸 剩下 豬腳 自帶 發情 光環 聖女 公主 三五 章 馬上 愛 豬腳 死</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13 </text:span><text:span text:style-name="T22">章 撿 魔 族 調度 密令 天 魔 族 一次 機密 行動 懂得 加密 撿起來 聽到 魔 族 命令 魔 族 打贏 人類</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真傻 逼 看到 </text:span><text:span text:style-name="T2">200 </text:span><text:span text:style-name="T3">章 腦 洞 人物 性格 對話 情節 包括 主角 金手指 劇毒 無比 有人 跳 章 一本 小說 跳 章</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 見 真正 二代 理解 沒 見 沒 見 作者 筆下 二代 智障 必須 裝 逼 臉 刺激 拜託 十幾年 前 扮 豬 吃 老虎 吹 吹 有意思</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現實 世界 主角 身邊 擁有 強大 力量 龐大 勢力 二五仔 奸 殺 弄 替身 打擊 主角 聯邦 府 伏羲 皇帝 教宗 最大 三個 勢力 射 腚 作者 腚 眼 子 想 整本書 完全 概括 勢力 想 毀滅 地球 主角 一行 英勇 打敗 全世界 拯救 人類</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裝 逼 臉 主角 重生 拯救 世界 一直 裝 逼 臉 智商 線 修煉 修煉 腦子 沒 看見 美女 下面 想 種豬 毒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小說 真的 不能 帶 腦子 稍微 帶 點 腦子 雷 點 滿滿的 全書 詭異 時間 線 陰 雷 遍地 不想 想 知道 顧 青山 媽 告訴 蘇 雪兒 修煉 功法 修煉 最後 那本書 蘇 雪兒 陷害 一副 傷心欲絕 樣子 書 沒 他媽的 早 告訴 修煉 修煉 書 裡 面 東西 記不住 沒 </text:span><text:span text:style-name="T5">bb </text:span><text:span text:style-name="T24">蛋 腦 殘 </text:span><text:span text:style-name="T7">jb </text:span><text:span text:style-name="T6">設定 </text:span><text:span text:style-name="T7">jb </text:span><text:span text:style-name="T6">劇情 </text:span><text:span text:style-name="T7">jb </text:span><text:span text:style-name="T6">智商 一個 雷 素質 炸 沒 手動 滑稽</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末世 人渣 應該 叫做 末世 分不清 狀況 聖母 綜合症 人性 水 世界 容器 容器 變化 人性 環境 改變 流動 沒有 及時 流動 疏通 造成 人性 扭曲 戰場 殺人 末世 吃 日常生活 當個 普通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城市 裡 平民 幾千萬 幾千萬 一個 城 一個 城 死 照樣 吃 吃 喝喝 上學 上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想 一個 遊戲 影響 現實 末日 文 伏羲 帝國 百花 宗 想 寫 玄 幻 寫到 玄 幻 區 投訴 一個 簡介 內容 不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城 動不動 上萬 十萬 兵 一條街 上萬 圍過來 一個 山 賊窩 上萬 騎 簡直 搞笑 養活 難道 辟穀 丹 東西 零食 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 差 </text:span><text:span text:style-name="T2">bug </text:span><text:span text:style-name="T3">抄襲 嫌疑 作品 居然 不得不 一堆 左右 好得多 小說 鳴不平</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2">抄襲 抄襲 抄襲 作 跑 團 愛好者 看到 開頭 幾年 前 沒有 平臺 只能靠 </text:span><text:span text:style-name="T33">qq </text:span><text:span text:style-name="T34">跑 團 噴 後來 發現 作者 逸 站 視頻 入門 愛好者 級別 </text:span><text:span text:style-name="T33">coc </text:span><text:span text:style-name="T34">粉 第一個 第二個 正式 副本 全 盤 抄 </text:span><text:span text:style-name="T33">n </text:span><text:span text:style-name="T34">站上 同一個 作者 兩個 原創 模組 </text:span><text:span text:style-name="T35">b </text:span><text:span text:style-name="T34">站 號 </text:span><text:span text:style-name="T33">339821 881604 </text:span><text:span text:style-name="T34">修改 結局 經驗 懂 拙劣 抄襲 證明 作者 掌控 故事 化 能力 沒有 只能 複製粘貼 原 視頻 舊版 規則 小說 新版 規則 緣故 小說 地方 角色 屬性 技能 突然 變成 舊版 失誤 </text:span><text:span text:style-name="T33">md </text:span><text:span text:style-name="T34">視頻 轉 小說 抄 禿 嚕 作者 快刪 號 丟 丟人</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主角 降臨到 遊戲 世界 新手村 骷髏 森林 主角 差點 骷髏 打死 後來 發現 世界 好像 剛 遊戲 手機 裡 下載 攻略 主角 決定 先 攻略 森林 裡 轉轉 確定 一下 是不是 遊戲 主角 認 攻略 發現 遊戲 失望 之後 主角 攻略 新手 森林 裡 差點 死 解釋 未知 原因 忘 攻略 光 新手 森林 裡 毒 點 一個 接 一個 受不了 棄</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義弟 系列 某人 哥哥 總想 離開 是不是 真的 打斷 腿 囚禁 起來 真正 屬於 主角 我家 小孩 突然 黑 化 玩 囚禁 </text:span><text:span text:style-name="T2">plai </text:span><text:span text:style-name="T3">腫 辦 線 挺 急</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知道 是否是 記憶 記得 主角 女友 前男友 做愛 錄影 豬腳 豬腳 興奮 女友 一發 當時 鬱悶 現在 報 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爹 殺 全家 搶 壓寨夫人 娘 忠貞 哈哈哈哈 麻痹 太 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寫 書 要錢 作者 要你命 </text:span><text:span text:style-name="T5">30 </text:span><text:span text:style-name="T6">幾章 頭疼 晚上 打個比方 大段 描寫 想像 最後 告訴 一扇門 要命 走路 路上 隨便 碰到 一扇 把門 劇情 沒 半 毛錢 關係 劇情 沒關係 門 水 </text:span><text:span text:style-name="T7">500 </text:span><text:span text:style-name="T6">字 門旁 牆 水 </text:span><text:span text:style-name="T7">500 </text:span><text:span text:style-name="T6">字 旁邊 花 草 下面 知道 最最 要命 語句 問題 吃飯 作者 寫 飯 水上 幾百 字 插 幾句 搭 吃 水上 幾百 吃 最後 告訴 頭疼 晚上 想想 疼</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一直 虐 一直 爆 種 作者 智鬥 文 覺得 智障 文 點 紅 叉 寫下 </text:span><text:span text:style-name="T2">48 </text:span><text:span text:style-name="T3">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評價 不錯 前 十章 先是 深夜 醉酒 綁架 世界 女明星 認不出 醉酒 狀態 飆車 醉酒 狀態 裸奔 全城 逃脫 員警 重重 追捕 兩三 小時 裡 全球 馬上 直播 聯合國 驚動 抓 看守所 怒 懟 幾個 小混混 殺 倆 死 仨 文筆 邏輯 一塌糊塗 底氣 推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修 高 境界 師徒 立馬 變成 師兄弟 設定 無語 知道 網路 小說 流行 這種 蠢貨 設定 一個 師傅 費心 費力 教 出 徒弟 幾年 過去 師傅 喊 徒弟 師 祖 師傅 費 勁 直接 養 幾條 狗 划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武敦儒 娶 殺母 仇人 李莫愁 李莫愁 不介意 武敦儒 娶 幾個 老婆 設定 看出 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一百多 章 看到 一個 毒 點 果斷 棄 前面 一直 寫 豬腳 殺伐 果斷 陰謀詭計 豬腳 想 仇人 報仇 仇人 豬腳 身邊 一個 美女 強姦 玩弄 強行 懷孕 一個 孩子 不能 沒 父親 化 干戈 玉帛 嫁過去 繼續 玩弄 每個 隨便 殺 豬腳 女人 玩 最後 嫁過來 一直 玩 結 親家 報上 大腿 生死 仇人 老婆 強姦 既往不咎 老婆 送 過去 繼續 爽 聖母 還好 事 看到 長 好看 有權有勢 仇 女人 強姦 一筆勾銷 送 女人 靠山 開 善堂 沒 豬腳 身邊 女人 全 強姦 屁事 沒有 名利雙收 抱 美人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死 第一個 副本 主角 冒死 護住 倆 配角 配角 中毒 四個 敵人 一個 中毒 一個 錘 主角 兩個 堵門 解毒 錘 主角 短時間 不下 主角 喊 堵門 進來 幫忙 解毒 需要 時間 主角 快 扛不住 倆 開 招 喊進來 主角 出去 弄死 堵門 回來 幫 主角 答應 繼續 挨揍 倆 配角 騙 主角 斷後 跑 倆 跑 出 幹 死 堵門 表示 我倆 認栽 放 我倆 走 裡 面 東西 毒 不能 動 沒 解藥 走 主角 想 想 原諒 表示 支持 理解 最後 所得 分給 一部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科學 絕 不僅僅 一種 世界觀 一種 客觀 求實 方法論</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扔掉 邏輯 合理性 殺 野豬 皮 爽 抗日 神劇 一部 兩部 湊合 消費 情懷 真 爛 希望 看到 一本 作者 放慢 更新 腳步 修飾 一下 邏輯 合理性 蟎 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 星 傻 逼 作者 陳圓圓 搶 搶 反反 復 複 叨 逼 叨 手車 綠 愛好 傻 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先是 拒絕 女 主 不配 送出去 宣揚 一下 不在乎 貞潔 愛情觀 完 立馬 死 老公 男 主 變 牛 逼 順便 女 主 救 走 一番 救 特別 描寫 一下 女 主 完 散發 少婦 美 喜歡 妻 喜歡 主動 帶 綠帽 程度 太 牛 逼 知道 形容</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陽神 之後 唯一 一半 棄 書 作品 永生 </text:span><text:span text:style-name="T5">jj </text:span><text:span text:style-name="T6">終於 掌握 主流 商業網 文 寫作方法 字 越 寫 越 書 越來越 水 下限 越來越低 錢 自然 越 找 越 這本 書 龍蛇 王 超 出場 當時 龍蛇 演義 傳 旗號 爭取 老 讀者 本書 終於 不再 吃 升級 設定 依然 宏大 功法 更加 華麗 主角 仍然 沙發 果斷 同樣 內容 越來越 水 力量 體系 崩壞 更加 明顯 如果說 王 超 百 敵 江 擊碎 星辰 男人 跳 看到 後來 </text:span><text:span text:style-name="T7">sssss </text:span><text:span text:style-name="T6">級 武學 整個 無語 遊戲 裡 沒有 來得 喪心病狂 書 裡 王 超 成 食 人間煙火 仙人 成 一個 畏首畏尾 先知 想 </text:span><text:span text:style-name="T7">jj </text:span><text:span text:style-name="T6">王 超 書 乾草 本書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繼續 補充 主角 一個 電影 賺 六千 多個 億 繳稅 一千六百 多個 億 購買力 五百塊 錢 一家人 吃 一個月 這種 情況 皇家 電視臺 中央 邀請 主角 節目 極盡 嘲諷 之能事 沒有 過節 情況 瘋狂 貶低 主角 簡直 莫名其妙 套路 何止 生硬 簡直 屎 媽 智障 開頭 評分 沒 後邊 無限 屎 電影 毒 現實 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重生 抄書 流 毒 點 一應俱全 點 書 獨有 抄 狼圖騰 教 寫 醜陋 中國 想 作者 </text:span><text:span text:style-name="T9">mdzz </text:span><text:span text:style-name="T10">背景 設定 看出 作者 屁股 康熙 沒有 平定 吳三桂 臺灣 鄭 雲南 吳 三分 天下 雍正 一代 雄 主 統一天下 歷史 變 主角 東西 抄 作者 崇拜 醜陋 中國 作者 書 裡 提到 柏 楊 必然 加 老先生 認 柏 楊 拯救 一代 中國 主角 抄 主角 認 說實話 罵 教 寫 書 書 裡 網路 發達 全國 智障 一款 通訊 軟體 三千萬 使用者 掙錢 五十萬 出售 主角 收購 改名 </text:span><text:span text:style-name="T9">qq </text:span><text:span text:style-name="T10">抄 第一次 親密 接觸 宣傳 火爆 全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抄襲 臉 抱怨 成績 差 以前 看到 兩百多 章 棄 一次 反派 噁心 受不了 現在 更新 八百多 章 書 印象 一直 深 翻 榜 找 書 看到 這本 書 最新 章節 基本 單 章 求 票 抱怨 慘 成績 差 剛 重新 打開 這本 書 覺得 好像 真是 明星 找 書評 發現 有人 書 抄襲 搜 不能 抄襲 高度 鑒 </text:span><text:span text:style-name="T2">90 </text:span><text:span text:style-name="T3">程度 直接 複製粘貼 寒門 流 很多 有人 提出 書 辯論賽 抄 重生 涅槃 搜 沒 找到 有人 記得 辯論賽 章</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以前 看到 日本 忍者 毒 跑 一次 實在 書荒 找 不到 書 書 將近 兩百萬 字 點 開 書 走上 不歸路 循例 先 書評 區 看到 讀者 吐 槽 吊打 日本 十年 前 套路 一群 下面 噴 吊打 日本 落伍 作者 寫 吊打 日本 支持 居然 唧唧 歪歪 是不是 中國 章節 目錄 跳 翻 翻 開頭 龍 組成員 國內 日本 忍者 追殺 犧牲 就讓 一個 逃 肯定 必然 波 臀 翹 美女 幸好 碰到 主角 軍委 領導 蠱 所有人 素 手 無策 幸好 碰到 主角 一群 緝毒 王牌 特種兵 蠱 術 毒販 追 屁滾尿流 幸好 碰到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錯 找出 反面教材 主角 金手指 不會 想學 學 煉丹 反正 煉 廢 修 回來 不學 廢 丹 資質 差 爆 人流 妄語 主角 好歹 悟性 煉丹 不錯 資質 差一點 裡 廢物 不求上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可能 好評 現實 沒 神族 欺壓 夠 神族 文化 加上 政策 優待 融入 不了 社會 書 裡 面 整個 異 界 神族 </text:span><text:span text:style-name="T9">57 </text:span><text:span text:style-name="T10">民族 </text:span><text:span text:style-name="T9">56 vip </text:span><text:span text:style-name="T10">真是 太好了 漢族 幫 一個 神族 繳稅</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 看書 優 書 網 書友 摘抄 原文 決定 劇毒 原文 放 供 欣賞 有人 建議 直接 埃爾塔 進行 徹底 改造 手 揮 全面推廣 漢語 教學 可行性 自然 低 這種 毀 苗裔 事兒 願意 願意 釘 在歷史上 幾百年 蓋 棺材 好多 出頭 不肯 更何況 新區 當中 大部分 社科 研究者 更是 竭力反對 想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妹 棄 半年 點 開 開頭 反派 活 嘲諷 主角 主角 提供 裝 逼 臺階 反派 界 楷模 主角 臉 千百遍 主角 初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如果說 真是 明星 強行 降 整個 世界 智商 不當 明星 更進一步 強行 改變 整個 世界 自然規律 小說 結局 應該 張揚 一個 認識 兩個 星期 美女 結婚 結婚 之後 一個月 愛情 結晶 誕生 張揚 愕然 懷胎 十月 太 快 張揚 夫人 冷笑 一天 拍 一集 士兵 突擊 亮 劍 一個 春節假期 拍 一季 越獄 一個月 生 一個 小孩 理所當然 圍觀 群 眾 草 張揚 張 導 真 厲害 打先鋒 傳媒 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提 異 界 扶貧 不准 國內 移民 異 界 不在 異 界 領土 要求 作者 夾帶 大量 私貨 問題 屬於 見仁見智 開發 異 界 武力 征服 和平演變 沒 值得 詬病 書論 書 文筆 太 糾結 病句 不用說 關鍵 字 裡 行間 有種 古怪 文 青 味道 有種 穿過 黑髮 手 這種 覺得 便秘 感覺 力量 體系 太 嚴謹 說起 異 界 魔法 牛 叉 哄哄 魔法師 團 飛龍 騎兵 魔法師 搓 火球 根本 沒 體現 出 魔法 力量 覺得 魔法師 江湖術士 魔法 居然 沒有 五六 步槍 射程遠 力量 體系 太 不合理 第三 太 梗 膜法 影響 閱讀 體驗 幾個 毒 點 放不下 龍 空 專門 開 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腦 殘 粉 智商 眼 裡 推廣 漢語 只能 屠殺 香蕉 太久 民族融合 只能 白皮 搞 屠殺 懂不懂 中國 西方 最大 不同 中國 古代 民族 劃分 文化 認同 族 要說 漢 話 寫 漢字 穿 漢服 自然 認同 漢族 西方 傻 逼 搞 血統 認同 屠殺 掉 血統 不同 異族 沒 辦法 近代 傻 逼 沒腦子 全盤西化 硬 西方 套用 血統 劃分 民族 方法 套 中國 搞 出現 中國 民族矛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嘖嘖 異 界 漢語 叫做 毀 苗裔 釘 在歷史上 幾百年 蓋 棺材 作者 中國 異 界 話 毀 中國 苗裔 狗 漢奸 雙重標準 玩 太 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得到 黑 科技 娜 拿出 無線 充電器 三個 部門 找上門 一頓 逼問 那天 沒 看到 天上掉 隕石 主角 死不承認 撤退 主角 應對 方法 退伍兵 保鏢 隻 手 拿出 手機 智能 助手 直接 跑 主角 公司 逼問 三流 大學生 得到 隕石 本事 發明 高科技 退伍兵 制服 一頓 槍 還給 放 三個 部門 人士 槍 屁 放 乖乖 走人 主角 認定 部門 黑 科技 腦子 裡 查 弱智 情節 官 二代 三億 收購 主角 百億 公司 公安局 領導 錢 查封 主角 公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 全 綠帽 背叛 情節 主角 過目不忘 弱智 死 女 忍受 綠帽 絕 逼 不能 忍 高 充分說明 大部分 不介意 綠帽 情節 那種 描述 綠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擴大化 </text:span><text:span text:style-name="T9">@ </text:span><text:span text:style-name="T10">異 色 王 直 救 一個 </text:span><text:span text:style-name="T9">qj </text:span><text:span text:style-name="T10">女人 打成 植物 女 找 不到 見 義勇 無法 認定 年後 獲得 吸血 提高 能力 醒來 後來 喜歡 一個 酒吧 老闆娘 美幸 發現 美幸 恩愛 丈夫 死 無意識 控制 第一次 吸血 無法 面對 美幸 只能 逃開 美幸 嫁 一直 保護 美幸 後來 發現 美幸 導致 變成 植物 女人 黑 化 滅 世 其實 覺得 綠帽 男 讀者 綠帽 文 女人 見 一個 溫柔 點 姑娘 稱呼 蓮花 婊 屬於 攻擊 擴大化</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知道 是不是 重點 錯 主角 素質 真的 惡劣 公司 裡 整天 發呆 睡覺 每天 準時 上班 騷 三個 沒有 一丁點 業績 本來 苦大仇深 理由 原來 抓住 上司 把柄 沒有 狗眼看人 低 挺 氣 一個 硬生生 臉 好氣 本來 之後 悔改 回到 家 裡 玩遊戲 賺錢 白天 上班 出去 跑 業務 一個 周 公 下棋 職業 玩家 遊戲 裡 開場 加點 十幾 級 強行 全 加 根 骨 號稱 門口 野雞 啄 兩下 要死 完全 懂 想要 表現 全 點 精神 超脫 肉體 天下無敵</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戴 勞 弱智 角色 這本 書 噁心 角色 看到 弱智 女 主 胡桃 僅僅 一時 心軟 救活 主角 好幾百 章 砍死 弱智 反派 變得 強 續 幾百 章 整個 窒息 劇情 真的 反胃 久 直到現在 覺得 這本 書 真的 噁心 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老子 見 力量 體系 崩 最慘 書 反派 無腦 書 一個 隱 世 二代 總會 主角 錢財 女人 交出來 老子 狗 媽 智障 橋段 換 地圖 重複 一次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重生 五年 前 一個 怪 首領 身上 五年 多國聯軍 入侵 華夏 區 中國 工會 帶頭 反叛 華夏 一敗塗地 主角 追 殺死 重生 屁股 中國 星 寫 全 中國 幾千萬 叛國 下拉 黑 作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兩章 毒 發 一個 剛來 實習生 不會 手術 臺 手術 上去 幫忙 拉鉤 表現出色 可能 最後 縫線 這種 手 酸 忙 輪轉 生 這種 重大事故 一個 實習生 幫手 助手 嫌 死 不夠 快 洗手 無菌 操作 傳 手術 衣 講究 一個 外行 混進 手術室 手術 臺 規範 無菌 操作 沒 滾出去 臥槽 醫院 倒閉 不遠</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高考 前夕 撿 一支 來路不明 鋼筆 玉兔 被貶 人間 受罰 太上老君 塵世 歷練 蘇 妲 居然 一直 身邊 白素貞 其實 早已 逃出 雷峰塔 其實 簡介 力 交代 都市 金手指 出現 後宮 準備 書荒 道友 木 期待 可惜 簡介 寫 書 不好 寫 全文 味同嚼蠟 人物 智商 屬於 腦 殘 級別 情節 設定 符合 邏輯 難道 現在 初中生 上課 寫 小說 傳說 真實 </text:span><text:span text:style-name="T5">12 </text:span><text:span text:style-name="T6">支 高級 毒 抗 藥劑 頂 持續 掉血 惡性 </text:span><text:span text:style-name="T7">buff </text:span><text:span text:style-name="T6">想 堅持下去 </text:span><text:span text:style-name="T7">21 </text:span><text:span text:style-name="T6">章 血 亡 後來者 慎 慎</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推演 上佳 國際 格局 推演 美化 趙 族 子弟 美化 政治家</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對白 幼稚 主角 作 成年人 毫無 城府 隨便 碰到 個人 穿越 設定 智障 失憶 必 毒 封印 記憶 簡直 智障 戰鬥機 挖坑 後面 填 沒有 必要 失憶 設定 毒草 本書 翻來覆去 重置 兩三遍 竟 明顯 進步 次次 太監 奇事 不該 抱 希望 奈何 書荒 </text:span><text:span text:style-name="T2">17 01 25 </text:span><text:span text:style-name="T3">記</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閑 屁 裝 逼 不要 女 主 省委 書 裡 女兒 小姨 時裝 設計師 事業 打算 女 主 送給 國外 時裝 集團 二代 主角 明 面 身份 幫 國家 領導 世界 富豪 治病 醫聖 手下 百億 公司 小姨 認 一個 醫生 大不了 事業 沒 幫助 侄女 送給 失敗 送上門 主角 裝 逼 派 槍殺 上百人 偽 裝成 恐怖襲擊</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開金 大腿 豬腳 帶 外掛 </text:span><text:span text:style-name="T5">40 </text:span><text:span text:style-name="T6">多級 法師 德魯伊 </text:span><text:span text:style-name="T7">30 </text:span><text:span text:style-name="T6">多級 劍聖 職業 加 身 竟然 </text:span><text:span text:style-name="T7">31 </text:span><text:span text:style-name="T6">法師 明白 一身 神 裝 加 超 高等級 加 外掛 活 狗 身上 豬腳 前期 應該 守 序 善良 中後期 應該 守 序 邪惡 一直 絕對 中立 豬腳 變壞 毫無 理由</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前面 一點 糧草 後面 百 劇毒 混合 成 毒 不過如此 記得 幾個 毒 點 ① 千年 佈局 幾個 辣 雞 仙 進 成仙 門 ② 前期 人類 豬狗 圈養 綠 霧 天百 界 一個 種族 族 隨手 滅 ③ 主角 老婆 魂魄 ④ 力量 體系 劇情 設定 全 崩 主角 自帶 嘲諷 臉 反派 智商 低 狗 挖 坑 最後 填 ⑤ 最後 主角 守護 東西 全 死 世間 虛無 這點 毒 一小部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勸退 提醒 三觀 稍微 正常 點 狂熱 二次元 宅 退走 妙 一次 破 評分 坑 記得 看過 作者 從前 座 靈 劍 山 記得 不錯 書 近 可惜 越 越 不對勁 後面 完全 忍 噁心 完 全書 笑 點 作者 所謂 笑 點 智障 主角 毫無 下限 言行 無處不在 性 笑話 政治 惡搞 莫名其妙 二次元 梗 作者 到底 沒 下限 舉 點 例子 智障 主角 </text:span><text:span text:style-name="T9">12 </text:span><text:span text:style-name="T10">歲 推倒 </text:span><text:span text:style-name="T9">14 </text:span><text:span text:style-name="T10">歲 女 主 莫名其妙 推倒 描寫 強姦 歲 女童 過猶不及 性 笑話 性 笑話 幾次 笑 點 整 書 全 下三路 裡 找 笑 點 成 噁心 點 跪 舔 毛 太祖 共產主義 評論 繼續</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前 期滿 有趣 主角 戲份 少 調戲 調戲 消炎 丶 收收 醫 仙 麽 滿 輕鬆 好看 中期 估計 作者 </text:span><text:span text:style-name="T2">fate </text:span><text:span text:style-name="T3">系列 入迷 硬 主角 塑造成 言 峰 綺 禮 人物 玩 愉悅 在我看來 神經病 主角 老婆 作者 描述 溫柔 丶 無怨無悔 陪 主角 主角 滅 族 原文 魂 星 孟 猶豫 下令 眼中 充滿著 殘忍 曾經 深愛 女人 家族 不會 留下 麽 情面 或者說 家族 充滿 回憶 地方 毀 更加 徹底 三觀 看不下去 想到 侵略 屠 聽說 軍官 玩 殺 老百姓 比賽 孕婦 肚子 切開 嬰兒 叉 愉悅 遊戲吧</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 開山 怪 很多 不足 後來 跟進 看過 全 垃圾 相比之下 書 成 仙草 不同 世界 法則 詭異 光怪陸離 現在 印象 女 路人 內衣 活化 嫌棄 主人 逃離 可惜 沒有 好好 開發 草草 結束 勉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要 不要 不要 重要 事情 三遍 唐 書 一本 不要 這本 當年 讀 初中 毒 倒 功力 書 太 少 竟然 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緣分 書 操 性 主角 智珠 在握 算無遺策 作者 覺得 主角 真他媽 太 </text:span><text:span text:style-name="T2">dio </text:span><text:span text:style-name="T3">削弱 一下 實際上 智商 感人 主角 早就 死 大街 系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全家 不屑一顧 居然 一個 管事 卑躬屈膝 裝 逼 裝 徹底 算是 精神分裂</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過度 自戀 經常 插入 同樣 抒情性 廢話 南方 一個 中學 實驗室 工作 其實 專門 寫 一部 南方 中學 實驗室 工作 小說 可能 效果 更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目錄 第一章 失明 知道 主角 真可憐 先 揚 抑 主角 死 爹 死 媽 克死 全家 殘疾 看不起 欺辱 後面 死 逼 裝 逼 做好 準備 第二章 永不言棄 第十一章 年終 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 在位 六百年 皇帝 平均 </text:span><text:span text:style-name="T2">20 </text:span><text:span text:style-name="T3">選 一次 秀女 平均 每年 下令 處死 官員 放到 朝代 明 君 砸 成 昏君</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私 冷淡 流 修仙 黑社會 修仙 現代 思想 映射 其實 覺 現在 修仙 小說 直接 改 修 魔 小說 完全 沒有 違 感 殺伐 果斷 自私自利 弱肉強食 資源 堆砌 加 運氣 無雙 基本 成仙 標配 歷代 皇帝 梟雄 扔 小說 世界 裡 基本 能成仙 黑社會 片 老大 西方 資本家 基本 行 修仙 內核 基本 西方 資本化 精神</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沒 紈絝 邪 皇 最後 一章 末尾 作者 吐 槽 身 作者 竟然 讀者 創造 新詞彙 問題 漢語 詞彙 有限 大言不慚 明明 讀書 不夠 竟敢 嫌棄 書 少 學識 少 理解 寫 速食 商業 文 錯 遇事 習慣性 推諉 責任 常人 情 番 文盲 有理 嘴臉 令人生厭 今後 作者 書 見 一本 黑 一本</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草 吃 極端 無病呻吟 格局 力量 層次 混亂 說白了 淡淡的 味 吸引 裝 一遍 優點 重複 一百遍 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先 人品 作者 垃圾 公開 聲明 灌水 有理 坑 錢 應該 更是 前妻 淘寶 店 寫進 書 裡 當真 臭 不要臉 談 小說 無盡 武裝 之後 作者 江郎才盡 更是 無腦 進入 擅長 仙俠 領域 開篇 沒 幾章 主角 人物性格 崩 跟前 作 相比 簡直 一個 天上 一個 地下 嗷嗷 灌水 瘋狂 騙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嘲諷 臉 套路 憋屈 至極 侍女 故意 放任 敵人 形同 謀殺 居然 絲毫 作 懲戒 拉 黑 作者 嘲諷 臉 套路 滿足 青少年 讀者 自卑 渴望 認可 心態 這種 套路 裡 主角 百般 嘲諷 作 反抗 讀者 憋屈 積蓄 到頂 峰 主角 展露 實力 收 穫 驚 歎 認可 讀者 獲得 情緒 釋放 青少年 以此 牛 逼 卻不曾 想 當面 奚落 侮辱 不敢 反抗 體現 出 內心 自卑 怯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吹成 糧草 難道 不到 龍 空 點 白 主角 一面 女色 太 熱衷 一面 外出 遇險 抱住 只見 第一面 同門 想要 飛 升 師妹 做成 肉 娃娃 黑社會 修 真 算不上 主角 動不動 回憶 一段 以示 前世 痛苦 一個 陌生 城市 喝茶 痛苦 情節 腦子 主角 不能 算是 自私自利 完全 神經病 所有人 痛苦 這種 書 龍 空 大行其道 真是 可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書 吹成 糧草 難道 不到 龍 空 點 毒 主角 一面 女色 太 熱衷 一面 外出 遇險 抱住 只見 第一面 同門 想要 飛 升 師妹 做成 肉 娃娃 黑社會 修 真 算不上 主角 動不動 回憶 一段 以示 前世 痛苦 一個 陌生 城市 喝茶 痛苦 情節 腦子 主角 不能 算是 自私自利 完全 神經病 所有人 痛苦 這種 書 龍 空 大行其道 真是 可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殺 女 穿越 李 靜 筠 棄 作者 豬腳 成長 強行 樹立 一個 大敵 營造 緊迫感 強行 殺伐 果斷 女 穿越 滿天下 找 作伴 認 不共戴天 強行 誤會 解釋 殺掉 活該 孤獨 終老 豬腳 真正 吃 修煉 前面 竟然 忍 下去 殺 女 棄 看來 年輕 簡單 講 本文 一個 現代人 變成 一個 妖魔鬼怪 毫無 仙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周 南 心 裡 厭煩 極 不能 置之不理 現在 已經 成 華人 驕傲 華人 沒有 責任 義務 原文 主角 心理活動 主角 表現 情願 站 上帝 視角 認 事 主角 應該 無條件 服從 今天 睡 朋友 喊 幫忙 一點 抱怨 沒有 覺得 榮幸 對得起 朋友 作者 質疑 回 復 作者 攬 髒水 順手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洗 洗成 一生 黑 華人 同胞 吃 中秋 飯 亮 相 覺得 道德 綁架 心 裡 厭煩 不得了 現在 已經 成 華人 驕傲 華人 沒有 責任 義務 黃皮 白 心 華人 需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歐美 很多 大師 玩 科學 玩 發明 玩 音樂 繪畫 玩 哲學 作者 一個 道門 大師 比肩 感覺 毒 簡直 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服 一句 話 黑 書 撲街 作者 句 話 路人 讀者 送 星 最近 腦子 沒 長 好久 寫 小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虛 偽 偽 君子 三觀 不合 作者 一直 解釋 形容 德國 養父 之間 感情 深 囉嗦 累贅 沒有 說服力 幾個 情節 明 難以置信 養父 感情 深 暴露 動機 沒 經商 天賦 養父 賺錢 舒舒服服 二代 毒 立 一個 黑暗 主角 利用 養父 開道 偏要 強調 偉 光 正 虛 偽 一位 作者 三觀 難 掩藏 尤其 技術 純熟 作者 評論 似乎 後面 虛 偽 情節 退 散 退 散 三觀 毒 抗 最低</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 scf5725226 </text:span><text:span text:style-name="T22">越 智商 越 低 作者 老 邏輯 嚴謹 一個 世界性 隱 秘 組織 策劃 事件 執行 小貓 兩三 隻 沒有 保護 外面 商量 偷聽 派 隻 新手 貓 解決 無權無勢 技能 三無 廢物 偷聽 威脅 組織 殺 宣揚 出去 組織 表示 好好 出去 好辦 偷聽 拉 組織 成員 幹 私活 一個 成員 想 弄 點 額外 收入 偷聽 宰 順便 搶 組織 表示 好好 處理 不錯 偷聽 怕 組織 幹完 事件 放棄 組織 外聘 關鍵 技術人員 宰 組織 表示 好好 宰 宰 培養 抖 組織 臉 打腫 柯 南 裡 黑衣 酒廠 強 好歹 琴酒 辦事 組織 策劃 事件 趕緊 補補 腦子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目錄 第一章 失明 知道 先 抑 揚 主角 真可憐 天煞孤星 主角 死 爹 死 媽 克死 全家 殘疾 看不起 欺辱 嘲諷 後面 死 逼 裝 逼 做好 準備 第二章 永不言棄 第十一章 年終 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主角 曾經 一個 妓女 原因 賺錢 男主角 治病 男主角 痊癒 之後 女主角 從良 老 實說 看不出 設定 整部書 立意 情節 發展 無可取代 特殊 處 女主角 從事 性 服務 工作 不行 作者 設定 自圓其說 不會 影響 整部書 邏輯 不會 體現 出 男女 主角 之間 純潔 深厚 愛情 女主角 妓女 敏感 設定 整部書 獨一無二 價值 作者 硬 寫 只能 傻 逼 文 青 病 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神 </text:span><text:span text:style-name="T9">tm </text:span><text:span text:style-name="T10">中學 少 毆打 同學 開 擂臺 神 </text:span><text:span text:style-name="T9">tm </text:span><text:span text:style-name="T10">打死 家 裡 擺平 合理 黨 智商 不能容忍 這種 傻 逼 劇情 出現</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剛 這本 書 覺得 看到 後來 回到 花果山 對抗 天庭 覺得 書 有點 意思 書 好感 看到 作者 整天 抱怨 盜版 整天 抱怨 月票 少 說出 不讓 好受 不讓 好受 多出 點 作者 認 悲情 劇情 心想 臥槽 作者 極品 玻璃心 盜版 盜版 月票 少 努力 怪 讀者 作者 好感 急速 下滑 後面 可能 西遊 熱 這本 書 熱火 作者 小尾巴 翹起來 劇情 越來越 差 後面 直接 低俗 煽情 白文 簡直 煽情 噁心 真受不了 這種 本來 想法 寫出 一本 西遊記 作者 沒有 相匹配 文筆 可惜 書 糧草 － 作者 斷腸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轉 作者 真心 毀 童年 孫大聖 描寫 成 一個 自私自利 病 晚期 患者 屁 大點 事 糾結 起來 沒完 妖 仙 有沒有 錯 </text:span><text:span text:style-name="T9">tm </text:span><text:span text:style-name="T10">死 作者 心中 沒 重要 滿篇 宣揚 主角 重 承諾 救 雀兒 妖 族 承諾 原來 作者 承諾 選擇性 執行 看到 過河 酷刑 折磨 鼉 潔 真心 看不下去 </text:span><text:span text:style-name="T9">mb </text:span><text:span text:style-name="T10">明 知道 救 父親 殘忍 神通廣大 不會 想 辦法</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看到 </text:span><text:span text:style-name="T2">70 </text:span><text:span text:style-name="T3">章節 有點 無語 已經 出現 不下 五幕 無助 咆哮 撕心裂肺 咆哮 絕望 咆哮 煩 不煩 師傅 爹媽 幾輩子 之前 欠 主角 隔壁 龍 傲 天 劇場 簡直 玷污 猴 哥 一個 堂堂正正 英雄 硬生生 演繹 一個 小肚雞腸 怨天怨地 小人</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穿越 菩提 滿懷 惡意 真是 鬧 明白 看過 西遊 知道 菩提 沒有 一點 對不起 孫悟空 授業 恩師 教 教 自由 好處 沒 想 問 大逆不道 所謂 腹誹 罪 作者 三觀 無恥之尤 平生 僅 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玷污 猴 哥 形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性格 豬腳 傻 逼 現實 早就 打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歧視 文 青 歧視 強行 虐 主 不能 孫悟空 旗號 寫 普通 猴子 方面 普通 猴子 七龍珠 已經 女媧 沒什麼 關係 一點 普通 魔 改 好歹 孫悟空 寫 普通 猴子 孫悟空 要點 臉 兒時 記憶 玷污 孫悟空 無上 力量 打壓 妥協 內心 妥 妥協 知道 生活 逼迫 妥協 真 想 罵人 尤其 看不清 現實 智商 堪 大猩猩 七歲 小孩 水準 一直 堅信 作者 智商 </text:span><text:span text:style-name="T5">100 </text:span><text:span text:style-name="T6">角色 智商 低於 不了 </text:span><text:span text:style-name="T7">40 </text:span><text:span text:style-name="T6">高於 不了 </text:span><text:span text:style-name="T7">138 </text:span><text:span text:style-name="T6">誒 有人 喜歡 一點 懂 和諧社會 物資 比較 富裕</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媧補天 剩 石頭 吸 日月 精華 天地 靈氣 生 隻 普通 猴子 媽 設定 女媧 隨手 捏 甩 泥 點子 真 有意思 強行 開 虐 已經 文 青 病 孫悟空 死 求 道 整得 傻子 強行 拉 低 人類 智商 一點 準備 沒有 求 道 一個 木筏 海 穿越 前 小學生 小學生 想法 滿天 神佛 傻子 孫悟空 出生 天庭 感應 西遊記 虛構 吐 槽 吳承恩 真 有意思 兩 星 似乎 有人 喜歡 這種 強行 虐 主 星 不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毀 童年 系列 孫悟空 傲氣 沒 猴子 靈性 沒 剩下 狗血 情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喜歡 大概 永遠 戰天鬥地 齊天大聖 談戀愛 畏首畏尾 動不動 所謂 愛人 要死要活 潑 猴 沒 興趣 星 劇毒 最高 評價</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從頭到尾 明白 糊塗 故事 讀者 劇情 從頭到尾 懂 作者 不讓 猴子 知道 已經 劇 透 脫褲子 真的 彈 小雞雞 一百遍 一百遍 一部 耍猴 書 完 扯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理想 文 青 劇情 一直 主角 處於 一種 知道 未來 發展 愣 動腦子 思考 一下 劇情 強姦 傻 屌 狀態 絕 逼 侮辱 現代人 智商 信 一個 關 用戶端 穿越 沒腦子 解決 一頭 金錢豹 木筏 渡海 尤其 筏子 野 猴 廢 宅 指令 造 愚公 出行 方便 帶 子孫 移山 屬於 文人 浪漫 考慮 性價比 人性 社會 現實 倒 移山 便 行 衙門 稅吏 勞役 可能 猴子 回來 早 滅 想 享 利 死 直接 出海 僅 人性 東西 諸如此類 一本 幼兒 童話 鑒 部分 內容 過於 陰暗 自私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猴 哥 可能 殺 作者 全家 如來 一出場 真的 感覺 一口 回味無窮 屎 氣 睡 現在 最大 願望 網線 作者 一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工智慧 魯莽 人工智慧 自大 人工智慧 腦 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字 累贅 傻 逼 主角 一個 人工智慧 居然 忘記 聽 完 騎士 說話 亂試 呼吸 法 導致 差點 死掉 怕 人工 智障</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3">@ </text:span><text:span text:style-name="T6">糧草 磨坊 Ⅲ 人工智慧 毀滅 地球 帶 地球 </text:span><text:span text:style-name="T7">100 </text:span><text:span text:style-name="T6">億 靈魂 穿越 異 界 人工智慧 真的 智慧 黑洞 主動 選擇 人類 靈魂 不要 動物 靈魂 人工智慧 穿越 一個 人類 身體 身體 人類 肯定 符合人體 規律 咯 實際上 主角 立馬 變身 機器人 差不多 非人類 反 關節 進行 運動 逗我 最大 </text:span><text:span text:style-name="T7">bug </text:span><text:span text:style-name="T6">靈魂 穿越 大腦 穿越 穿越 人類 大腦 運算 超級 電腦 退一步說 大腦 運算 知不知道 需要 消耗 能量 我國 天河 號 功耗 萬多千瓦 作者 沒有 設定 能量 來源 人類 體內 能量 運算 瞬間 抽 成人 幹 知道 作者 邏輯思維 出 問題</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三十二 公公 人品 真是 極好 小號 書 客 開 書 月入 萬 立馬 太監 起點 書 假惺惺 稿費 太 低 生活 所迫 出去 找 工作 養家 糊口 找 工作 找到 書 客 美滋滋 開 新書 還給 虛假 承諾 起點 老 讀者 真是 吃 鍋 裡 惦記 碗 裡 起點 老 讀者 成 三十二 公公 備胎 簡直 美滋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起點 歷史 類 小說 榜單 書 成績 越 毒性 越 強 榜單 前 作品 全 毒草 新書 知道 榜單 是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明 書 人物 對話 換 衣服 腦袋 留根 辮子 特 清朝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這點 智商 覺得 起點 小說 讀者 智障 中學 集體 閱讀 捧</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兩章 敗退 地方 誌 記載 半個 沉船 烏木 價格 翻倍 賣 田 賣 家產 準備 屯 烏木 漲價 先 討論 烏木 玩意 生活必需品 炒作 起來 真的 獲利 沉船 這事 充滿 偶然性 一陣風 一道 洋流 出發 時間 晚 時辰 操 帆 水手 力氣 稍微 一點點 導致 航線 發生變化 偏 十米 八米 船 極 可能 沉 主角 投入 賭 一點點 可能性 真的 大丈夫 沒 作者 欽定 主角 光環 恐怕 成 真 敗家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作者 主角 研究 明朝 專家 本來 還好 主角 專業 縣 死 幾個 知道 光 斷定 作者 腦 殘 覺得 不能 武斷 點 看到 扮 豬 吃 虎 劇情 沒想到 主角 真的 豬 一個 太監 裝 </text:span><text:span text:style-name="T9">b </text:span><text:span text:style-name="T10">信 敢抓 抓 閱兵 主角 開心 不行 覺得 顯示 實力 抓 之後 主角 換成 豬 一點 違 感 沒有 神 </text:span><text:span text:style-name="T9">tm </text:span><text:span text:style-name="T10">專家</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評論 點 一頓 千元 餐 服務員 想 釣 凱 子 條 愛馬仕 絲巾 五星級 酒店 服務員 雙飛 春秋 夢 雞窩 </text:span><text:span text:style-name="T2">xswl </text:span><text:span text:style-name="T3">舔 不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書 特 容易 出 戲 孩子 真 一筆 一筆 來歷不明 錢 花 啥事 沒有 情節 真的 坑人 黑點 軟 廣 沒 感覺 行雲流水 腦 殘 意淫 文 文筆 稀爛 劇情 稀爛 作者 假裝 土豪 博 關注 星 毒草 現實 裡 沒 金剛 腎 合金 肝 真 有錢 天天 扯 窮人 意淫 一夜 幾次 酒 漱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text:span><text:span text:style-name="T2">b </text:span><text:span text:style-name="T3">價 完全 瞭解 建議 澳門 香港 逛逛</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十 九章 確定 主角 腦子 病 作者 爛 四個 秀才 一個 病 三個 湊錢 治病 不夠 主角 想 做好事 想 保持 紈絝 身份 就讓 下跪 喊 恩師 錢 不可思議 現在 讀者 這種 書 居然 進 歷史 點擊 榜 第一 道德 淪喪 人性 扭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 三章 毒死 明史 研究 專家 穿越 記得 前世 背 地方 縣 誌 縣 誌 當真 精確 天 幾天 幾十艘 裝 烏木 穿 運河 沉 烏木 漲價 拍 腦袋 賣地 皇上 賞 賣 買 烏木 姑且 縣 誌 記載 準確 天 請問 先 調查 身處 年代 情況 坐 家 裡 拍 腦袋 賣地 買 烏木 告訴 一條 運河 上面 幾十艘 船 一起 沉 導彈 一起 轟炸 船 沉 不能 挖 木頭 沒 皇帝 送 賣 明朝 沒 意味著 變成 賤民 知道 沒 翻身 難 地位 地位 意思 百姓 烏木 下鍋 救命 烏木 漲價 厲害 確定 賣 出去 滯銷 跳樓 三章 看出 作者 智商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加入 一份 詭 秘 主 加入 一份 放開 女巫 加入 大量 劣質 催化劑 放在 火 烘烤 精華 新 產品 晚鐘 教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笑 死 兩個 魔女 病急 亂 投胎 亂 召喚 主角 祈禱 撞 運氣 召喚 求 救 主角 感受 虔誠 虔誠 每次 考試 之前 臨時 抱佛腳 佛祖 三清 上帝 安拉 祈禱 一定 供 豬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跟風 吃屎 趕不上 熱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有 閱讀 積累 小學生 敢 學人 家 寫 工業革命 時代 主角 父母 樸實 農民 進城 打工 政策 改革 攢錢 購買 公房 父母 因公 死亡 獲得 一大筆 撫 恤 作者 生活 經歷 套 兩百年 前 這種 中式 現代 社會制度 西式 奇幻 相比 聖母 跪 女 算 事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男 主 抽 投擲 精通 我家 欠 錢 不想 上班 公司 成立 線 銷售部 工資 四千 漲 五千 一千 陸續 上班 系統 牛 筆 男人 服 利用 投擲 彈力 球 突然 一個 顏 值 女 主 低 一點 女同事 發現 牛皮 直播 飛鏢 套路 禮物 六百 到手 三百 籃球賽 一鳴驚人 十多個 三分 對面 跪 中場 線 投 女同事 發春 想 艸 男 主 不解風情 欲擒故縱 女 主 秘 書 發現 告訴 女 主 玩遊戲 真心話 是不是 談戀愛 男 主 心想 咿 老子 副本 裡 面 真的 艸 套路 十幾年 前 狗屁 失憶 狗血 言情小說 艸 </text:span><text:span text:style-name="T12">dj</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 星 毒草 男 頻 裡 寫 女人 不錯 以前 書 女人 亮點 這本 書 女人 這根 一本 言情小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思想 習慣 當奴才 做夢 站不起來 討 喜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標題 黨 夢境 遊戲 兩個 關鍵字 夢境 搭 上點 關係 完全 都市 情感小說 那種 八點檔 狗血 都市 劇 類型 主角 舔 狗 真是 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 主角 舔 狗 只能 作者 覺得 </text:span><text:span text:style-name="T12">233333</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章 找到 一本 好書 一下子 跳出 一個 系統 發佈 任務 艸 原來 一本 網 游 小說 作者 改編 遊戲 網遊 棄 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6">星 劇毒 評論 第一個 副 本能 第二個 劇毒 第一個 副本 毒 倒 夢境 裡 末日 主角 女 </text:span><text:span text:style-name="T37">a </text:span><text:span text:style-name="T38">兩 主角 救 女 </text:span><text:span text:style-name="T37">a </text:span><text:span text:style-name="T39">女 </text:span><text:span text:style-name="T37">a </text:span><text:span text:style-name="T39">吃 主角 住 主角 主角 看不上 遠點 作者 詳細 寫 主角 難堪 主角 言語 反擊 刻意 製造 主角 舔 狗 假 後面 強烈 反差 讀者 致命 擊 像不像 綠 文 作者 慣用 伎倆 後來 某天 刮 颱風 主角 情緒 失控 擔心 女 </text:span><text:span text:style-name="T37">a </text:span><text:span text:style-name="T39">外面 傷害 滿 世界 找 找 回來 做飯吃 不讓 處理 傷口 明確 不讓 不讓 碰 內心 竊喜 花式 跪 舔 花式 發春 賤 噁心 抖 </text:span><text:span text:style-name="T37">m </text:span><text:span text:style-name="T39">主 作 角 真是 </text:span><text:span text:style-name="T37">nmd</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物 寫 真 無語 主角 挑 挑 複製 美女 進去 想 幹 心 裡 數 沒 提出 交配 請求 提前 談 感情 主角 覺得 難堪 合作 之前 先小人後 君子 合理 操作 提前 底線 條件 話 冷嘲熱諷 俯視 鄙視 帶 情緒 類似 場景 主角 借錢 主角 寫 條 是不是 看不起 主角 有點 自卑 傾向 主角 難受 半天 第二天 不爽 女 以後 分開 吃飯 不用 勉強 顧及 自尊 客氣 難道 有錢 漂亮 談 感情 談 不能 大氣 點 專心 合作 體驗 遊戲 大路 天 走 一邊 畫 三八線 畫 一半 吃飯 分開 吃 操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應該 放 女 頻 掛 夢境 遊戲 皮 讀者 看不出來 其實 都市 狗血 言情小說 夢 兩次 泡 兩次 妞 系統 休息 半年 充分 足 主角 泡妞 時間 真是 任性 金手指 關鍵 兩次 夢境 世界末日 全世界 剩 男 主 妹子 兩個 這種 毫無 選擇 情況 主角 費 牛 勁 泡 到手 全世界 剩 一個 男人 選 完美 闡釋 要說 女 主 喜歡 男 主 不見得 末日 環境 雕飾 男 主 利用 孤獨 環境 生活 壓力 恐怖 心理 狀態 壓 跨 女 主 心 防 斯德哥爾摩 綜合症 弟弟 末日 綜合 這種 泡妞 手段 簡直 堪稱 無恥 至極</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意淫 氣息 特別 濃 想 樸實無華 競技 小說 作者 籃球 知識 儲備 有待 商榷 竟然 得分 雙 兩雙 沒有 區 分來 球星 沒有 給與 公正 評價 主角 金手指 總是 不可 理 投籃 技能 避免 知識 量 相對 豐富 籃球 技能 描寫 比賽 場面 寫 支離破碎 場外 觀 眾 描寫 總是 三板斧 主角 輕而易舉 隊友 打成一片 借此 黑 一下 中國 球員 </text:span><text:span text:style-name="T2">nba </text:span><text:span text:style-name="T3">過於 羞澀 總是 自言自語 寫 中國 球迷 一定 分化成 兩 部分 一部分 無腦 黑 知道 作者 嚴重 迫害 妄想症</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相對 作者 書 差距 太 一個 玩世不恭 潔癖 穿越 先 搞 衛生 作詩 造酒 造 炸藥 搞 印刷 獻計獻策 公主 搞 曖昧 娶 一個 不相干 女人 挖坑 女人 經商 牛 光環 居然 蕭牆 故事 牛 皇位 爭奪 看不上 沒 權利 沒 勢力 炸藥 發明 老 程 寫 真是 一部 唐朝 白文</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 抗 高 任性 可惜 沒有 最毒 毒 主角 得罪 皇帝 派 西域 當官 先是 兄弟 後面 偷偷 主角 上路 想 當兵 立功 主角 老婆 一個 後面 偷偷 主角 兄弟 想 找 主角 一個 商人 女 手 縛雞之力 孤身 上路 最後 丟了 女扮男裝 花錢 一支 出塞 胡人 商隊 胡人 大大的 良民 不敢 欺負 唐人 荒無人煙 塞外 物件 一個 手 縛雞之力 女人 主角 老婆 安全 找到 主角 主角 兄弟 一起 找 主角 一個 男人 一起 上路 有損 名節 花錢 找 一群 認識 胡人 上路 損 名節 </text:span><text:span text:style-name="T2">mdzz </text:span><text:span text:style-name="T3">千里 送 逼</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總 一群 書 帶 腦子 不錯 這話 掛 嘴 問題 沒有 精神病 瞭解 神經病 想法 殺人狂 體會 不到 從頭 殺 尾 快感 同樣 邏輯思維 智商 情商 正常 一個 奇怪 怎樣才能 帶 腦子 辦事 一個 爽 帶 腦子 算了 不能 理解 想 問 推薦 書 大神 告訴 帶 腦子 找 虐 找 憋屈</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受 不住 主角 簡直 弱智 前面 鋪墊 主角 過目不忘 真 蠢 離譜 需要 </text:span><text:span text:style-name="T2">npc </text:span><text:span text:style-name="T3">提醒 主角 更是 跪 女 專家 越 回想 小說 主角 行 噁心 毒草</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基本上 無限 流 作者 第一 二本 不錯 學 霸 李家 成功 書 出現 嗨 現象 書 內容 直接 下降 三個 檔次 毒 不能 確實 太 明白 難道 現在 喜歡 嗨 宅 臭 無病呻吟 類 讀者 每個 作者 越來越 智障 無限 流 拿來 生存 超脫 拿來 搞笑 犯傻 真是 無語 通篇 邏輯 問題 搞 主角 好像 厲害 鑽 主神 漏洞 讀者 傻 逼 作者 傻 逼 個人 傾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進步 路 大概 傻 逼 → 傻 逼 比起 本書 作者 似乎 發現 比較 爽 意淫 成分 加重 看見 這種 東西 真的 暗自 慶 倖 世界 沒什麼 奇遇 這種 玩意</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主角 高高在上 俯視 配角 實際上 剝掉 作者 賜予 毫無 邏輯 想 強 有多強 親兒子 祝福 一個 配角 角色 結局 希望 主角 一個 高高在上 自稱 反 套路 角色 消滅 </text:span><text:span text:style-name="T40">ಡ </text:span><text:span text:style-name="T14">ω </text:span><text:span text:style-name="T40">ಡ</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性格 轉變 太 突兀 完全 一卷 一個 性格 誅 仙 卷 裡 大道 聖人 模樣 天下 不平 事 百姓 立 公道 懲惡揚善 人物 偉 光 正 一卷 仙劍三 時明 知 徐長卿 紫 萱 三世 善 果 戀人 裝作 火毒 出現 面前 逼 紫 萱 捨身 救 用處 子 身 救 救過來 徐長卿 面 寫 老婆 真棒 簡直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流水帳 見 女 推 文筆 世界觀 奇葩 眾 要求 高 太 獨特 欣賞 不來 優質 小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歷史 細節 瞭解 無法 掩蓋 作者 歷史 政治 極度 幼稚</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美分 立場問題 果粉 智商 問題 主角 蔣校長 麾下 愛將 校長 情 父子 党 國 一個個 洗 白蓮花 最後 共黨 占 大陸 主角 占 南洋 蔣介石 退守 澳大利亞 党 國 善良 正直 努力 敵 共黨 共黨 洗腦 拋棄 感情 邪教 煽動 泥腿子 造反 黨國 愛民如子 不忍 百姓 下手 只能 退守 作者 真是 蔣 公 誌 敢 寫 書 每次 反駁 蔣 公 誌 難道 史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一本 腦 殘 果粉 寫 書 書名 鐵骨 實際上 應該 媚骨 主角 蔣 乾爹 罵不還口 手 蔣 爹爹 一句 話 乖乖 交出 發展 幾十年 地盤 圓潤 跑 東南亞 重新 白手起家 屁 不敢 放 一個 作者 直接 開 金 大腿 主角 五年 時間 鬼 地方 建設 成 現代化 城市 充分 暴露 作者 常識 方面 幼稚 作 似乎 愛玩 血統論 主角 子女 個個 天才 運氣 超 紐約 逛 街 遇到 特斯拉 拐回來 書 裡 主角 無條件 敵視 </text:span><text:span text:style-name="T5">tg </text:span><text:span text:style-name="T6">視 </text:span><text:span text:style-name="T7">kmt </text:span><text:span text:style-name="T6">救星 後面 寫 </text:span><text:span text:style-name="T7">kmt </text:span><text:span text:style-name="T6">消極 抗戰 只能 作者 精神分裂</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德甲 賽季 </text:span><text:span text:style-name="T5">80 </text:span><text:span text:style-name="T6">球 球員 值 </text:span><text:span text:style-name="T7">2000 </text:span><text:span text:style-name="T6">萬 梅 西 哭 最近 轉會 國家隊 方面 真是 毒 點 滿滿 國家隊 跑 土倫杯 亞洲 杯 德甲 轉 英超 </text:span><text:span text:style-name="T7">2000 </text:span><text:span text:style-name="T6">多萬 跑 沒 歐 冠 紐 卡 錢 明白 這種 球員 豪門 窮 豪門 出不起</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瞧不起 龍 傲 天 主角 其實 和龍 傲 天 沒什麼 區別 唯我獨尊 外掛 世界 真理 瞧不起 看不上 沒有 郭 靖 道德水準 佔據 道德 高地 陰 九陽 武 世界 武功 打平 江湖 一門 科學 清 穿 女 世界 主角 作 道德 幌子 強姦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偽 君子 系 男 主 坑蒙拐騙 偷 樣樣 行 自帶 弱智 光環 穿越 一個 世界 反派 </text:span><text:span text:style-name="T9">boss </text:span><text:span text:style-name="T10">主角 </text:span><text:span text:style-name="T9">npc </text:span><text:span text:style-name="T10">統統 變 逗 角色 智商 減半 三觀 比不上 大部分 龍 傲 天 路人 女 開車 撞 殘 主角 覺得 辣 眼睛 沒什麼 衝突 路 人龍 抽 皮 扒 筋 煉 魂 活該 一身 寶 鄙視 不得了 自我感覺 超級 良好 屬於 一百步 笑 五十步 那種 腦 洞 值得一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吊打 五絕 </text:span><text:span text:style-name="T5">tm </text:span><text:span text:style-name="T6">殺 普通 江湖 路人甲 丙丁 畏首畏尾 </text:span><text:span text:style-name="T7">tm </text:span><text:span text:style-name="T6">家門口 </text:span><text:span text:style-name="T7">tm </text:span><text:span text:style-name="T6">笑呵呵 生氣 告訴 身邊 美女 花瓶 別生氣 生氣 爹 氣死</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再強調 男主角 相貌 平凡 相貌 普通 有意思 麻痹 帥 帶入 一個 相貌 平凡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開頭 </text:span><text:span text:style-name="T5">36 </text:span><text:span text:style-name="T6">嬰兒 病危 主角 隨便 知道 病因 大發 神威 隨便 針 灸 治 </text:span><text:span text:style-name="T7">tm </text:span><text:span text:style-name="T6">位 面 中醫 這種 小說 最大 壞處 輕信 讀者 中醫 無所不能 病 不好 好吃 西藥 小病 拖 大病 大發 神威 院長 看到 嫁 孫女 </text:span><text:span text:style-name="T7">tm </text:span><text:span text:style-name="T6">現代人 事兒 放 古代 背景 行 放 現代 背景 就讓 無語 中醫 裡 面 可能 有用 東西 大部分 糟粕 舉例來說 蝙蝠 糞 明目 青蒿素 成功 採用 現代 方法 傳統 中醫 方法 沒有 一毛錢 聯繫 這種 叫囂 中醫 完勝 現代醫學 蠢 壞</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 白皮 藍 血 控 西方 貴族 陣營 寫手 爛 香蕉 程度 起點 諸多 美分 裡 算是 獨樹一幟 牛 </text:span><text:span text:style-name="T2">404 </text:span><text:span text:style-name="T3">大法 作用 之下 這位 元 黑 歷史 消失 前科 這本 書 強行 翔 科學 狂想 妄想 充斥 嚮往 吃喝嫖賭 墮落 生活 野心 反正 不會</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抄襲 俄羅斯 方塊 不好 命名 專利權 著作權 讓給 蘇聯 實在 想 明白 作者 腦子 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第二章 敗退 神 </text:span><text:span text:style-name="T9">tm </text:span><text:span text:style-name="T10">跨 時代 遊戲 製作 參加 校 招 遊戲 製作 這種 級別 製作 一大堆 錢 求 花 作者 絕對 可能 遊戲 行業 概率 一個 覺得 懂得 很多 遊戲 方面 知識 應聘 策劃 慘遭 淘汰 感覺 不服氣 寫 一本 </text:span><text:span text:style-name="T9">yy </text:span><text:span text:style-name="T10">小說 劇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我感覺 良好 本書 完全 知道 寫 淩 亂 劇情 極差 文筆 一章 區 欲望 沒有 書 醉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鬼 推薦 中午 覺得 宛如 智障 居然 打開 這本 書 不該 看見 主神 流 點 開 女 讀者 太 友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 套路 星 特種兵 王 回 都市 一個 套路 美女 打工 沒 見 女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智障 章節 末尾 說明 安撫 讀者 後期 伏筆 此種 書 半路 太監 居多 智障 智障 智障 後期 後期 信 多半 吃屎 設定 常見 必 毒 設定 每次 輪 回 隨機 成 輪 回 世界 人物 這種 設定 作者 想 寫 懂得 懂 基本 無限 流 必須 規避 毒 點 不用 </text:span><text:span text:style-name="T2">17 04 08 </text:span><text:span text:style-name="T3">評</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驢 吊 想 操 老鼠 自稱 公司 遊戲 不會 拉 開 工作室 媽 公司 應聘 拒絕 怕 遊戲 玩 彈 彈珠</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遊戲 懂 一行 知道 一個 普通 技術人員 工作 刷 一下 簡歷 很多 獵頭 打電話 有名 成果 盯 平時 沒 心思 跳 獵頭 拉 談心 離職 知道 瞎扯 邏輯 基本 沒有 完全 劇情 原因</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腦 殘 逼 主角 落後 時代 人物 設定 感覺 年前 網文 主神 難道 帶 腦子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外行 寫 內行 感覺 外行 是不是 玩遊戲 感覺 真 感覺 無腦 硬 吹 想像 小島 秀 夫 宮崎 英 高 冰 蛙 這種 級別 遊戲 製作 離職 之後 參加 校 招 這種 弱智 劇情 劇毒 謝</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前 兩章 敗退 作 開發 一個 牛 級 遊戲 校 招 公司 面試 家 公司 趕出來 女 主 貌似 第三家 太 搞笑 重生 人士 一次 爆 款 遊戲 離職 想 遊戲 怕 找 不到 工資 點 工作室 股份 原來 遊戲 團隊 拉 幾個 現實 夢幻 西游 老 徐 初中 畢業 建立 工作室 混 重生 已經 業內 有名 牛 校 招 趕出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林 欣然 設 </text:span><text:span text:style-name="T5">14 </text:span><text:span text:style-name="T24">歲 逃婚 養女 遊戲 天賦 </text:span><text:span text:style-name="T7">16 </text:span><text:span text:style-name="T6">歲 </text:span><text:span text:style-name="T7">war3 </text:span><text:span text:style-name="T6">中國區 亞軍 後面 寫 代言 </text:span><text:span text:style-name="T7">lol </text:span><text:span text:style-name="T6">變成 前面 玩 永恆 第一 公會 會長 寫 設 張口 這本 書 龍 空 團體 不要 碧 蓮 硬推</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300 </text:span><text:span text:style-name="T22">章 之後 燃 已經 毒死 第一章 不用 救 靜靜 好心 塞 心 好累 有種 吃 餿 隔夜飯 噁心 想 吐 感覺 小夥伴 第一章 下去 覺得 難受 噁心 本書 適合 大膽 看吧 本文 混 點 暢銷 榜 現在 喜歡 跪 現實 小夥伴 作者 跪 猝不及防 開篇 灌 一口 鶴頂紅 大俠 饒命 �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擦 擦擦 看過 敗類 飛天 這本 書 一如既往 天雷 滾滾 本本 堅持 綠 欠 抽 名不虛傳 作者 絕對 百分之百 這方面 癖好 真 </text:span><text:span text:style-name="T2">tm </text:span><text:span text:style-name="T3">牛 逼 太 牛 逼 牛 逼 一大群 捧 每人 爽 點 有人 喜歡 白 帶 綠 矯情 情節 其實 作者 寫 臉 裝 逼 情節 算 愛 屎 有時候 強行 沒什麼 邏輯 其實 白 推敲 更是 禁不起 愛 裝 文 青 屎 文 青 小說 爽 作者 爽 點 一點 不符 敗退</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毒 點 不在 送 女 主角 明明 牛 逼 老 一副 老子 牛 逼 樣子 前世 一個 偷 墳 掘墓 貨色 跑 異 界 擺 譜 好像 國家 主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聽 說書人 拍 雙手 說道 綠 千愁 老婆 跑 之後 便 夜夜 失眠 心中 始終 悶 一口氣 想 寫 本書 老婆 事情 寫 書 讀者 瞧瞧 眾 讀者 初 罵聲 一片 驚聞 綠 千愁 娶 老婆 便 交好 綠 千愁 感動 至極 老婆 引 眾 某日 綠 千愁 回家 聽聞 一聲聲 嬌喘 便 窗戶 裡 只見 眾 讀者 無數 白色 粘稠 液體 射 老婆 身 綠 千愁 摸摸 胯下 宮 掉 小弟弟 心中 想 道 定 讀者 體諒 無法 滿足 老婆 安慰 老婆 此時此刻 應當 風 禦 秋 前輩 吹簫 助興 綠 千愁 便 起身 門口 笛子 深情 吹 一首 選擇 原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喜歡 戴綠帽子 愛好 誓死捍衛 戴綠帽子 權力</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 綠 問題 這人 寫 本來 垃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綠 欠 抽 直接 一點 不會 寫 幾百萬 字 莫名其妙 鼓勵 手下 強姦 一個 配角 躲躲藏藏 現在 </text:span><text:span text:style-name="T2">62 </text:span><text:span text:style-name="T3">章 主角 下藥 幫助 王爺 強姦 女將軍 終於 放飛 自我 可謂 渣 一層樓 可喜可賀</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道爺 鐵骨 傲世 頭頂 青天 大道 手握 迷奸 聖藥 腳 穿 破鞋 一雙 將來 道爺 成 聖 君</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道 君 頭上 氣運 竟然 綠色 應該 紫色 氣 術 不靈</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 綠 非常 綠 帽 帽 綠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 幾章 猜 這本 小說 應該 綠 君</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劍 送 女 死 女神 雕 龍騎士 鹿鼎記 開 後宮 金庸 花 二十年 領悟 道理 知道 學習 聰明人 應該 懂得 吸取 教訓 推崇 真是 跌破眼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談 後面 劇情 十幾 章 劇情 漏洞 很大 主角 金手指 鏡子 劇情 就讓 感到 離奇 掌門 掌門 師弟 爭奪 鏡子 死 主角 掌門 師弟 屍體 帶 回來 宗 門 竟然 搜身 找 鏡子 畢竟 死 宗 門 支柱 時間 調查 主角 身世 找 找 鏡子 掌門 快死了 跑 千里 回 宗 門 交代 遺言 師弟 馬上 嗝 屁 一起 掌門 存在 意義 傳位 主角 太 生硬 其三 快 滅 垃圾 九流 宗 門 實力 搶 滅 一個 國家 重寶 只能 目前 網文 界 追星 現象 嚴重 寫 狗屁不通 照樣 有人 買帳 或者說 口味 獨特 鐵粉 喜歡 作者 套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特地 收藏 該書 評 星 書架上 刪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以前 一直 理解 這種 喜歡 綠帽 作者 火 前段時間 發現 找到 劉備 文 全 綠 文 恍然大悟 原來 時代 潮流 沒想到 竟 落後 時代 實在 沒想到 喜歡 綠 沒事 黑 書 新 時代 少 辰 東 帶領 網文 崛起 領頭羊 妨礙 作者 交 朋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綠 綠帽 垃圾 包括 飛天 看看 前 兩本書 書名 應該 知道 寫 書 作者 早 應該 拉 黑 </text:span><text:span text:style-name="T2">17 04 14 </text:span><text:span text:style-name="T3">記</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盤 開盤 買定離手 猜猜 這本 書 第幾章 變綠</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綠帽 傾向 減 星 五章 毫無 亮點 劇毒</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1">lkong thread 1707881 </text:span><text:span text:style-name="T22">帖子 知道 下藥 迷奸 成 幫忙 設計 結婚</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網路 小說 哪家 強 道 君 一出 顯 鋒芒 大佬 拉皮條 推 屁股 送 上床 飛天 送 女 惹 眾 怒 道 君 淫 母 相讓 寫寫 詩 賣賣 畫 紅燒肉 百萬兩 大軍 錢 響 太 艱難 全 豆腐 幫忙 沒 權勢 不要緊 獨家 配方 手中 抓 烈酒 出世 驚 一群 大佬 巴結 忙 道 君 白文 小學生 看不懂 遙想 當年 異 天 途 需要 翻譯 懂 神 書 皆 尋常 明 教主 定 陰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秋 孩子 發文 整個 綠林 低語 名字 綠 千愁 孩子 驕傲地 字數 一天 天變 成 文 青 化身 黑 背 記住 一直 綠帽 屎 統治 綠林好漢 買 綠 郎君 相信 謹慎 隱藏 強大 毒性 蘭 帝 真正 勝利 讀者 吃 屎 糾結 痛苦 扭曲 一瞬間 綠 齊聲 總有一天 統治 抵達 終點 加冕 綠帽子 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龜 公 用藥 迷 </text:span><text:span text:style-name="T2">x </text:span><text:span text:style-name="T3">作者 幾本書 裡 喜歡 寫 這種 主角 幫別人 推 屁股 情節 知道 經歷</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摘錄 一段 女 豬腳 保鏢 對話 任務 芳 儀 目光 閃爍 話 地步 沒什麼 隱瞞 關心 一點 保護 陳 伯 搖頭 需要 問 不會 芳 儀 笑 扭頭 窗外 面 帶 譏諷 笑意 這人 沒 女人 緣 女人 基本上 戳 脊樑骨 絕不 可能 女人 好心 陳 伯 究竟 男人 神秘 情義 坐視 男人 廝混 陳 伯 原因 清楚 剛 想 阻止 男人 來往 阻止 沒 資格 阻止 男人 來往 高興 重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聽說 現在 寫手 創收 新 模式 讀者 買 角色 買家 量身 打造 配角 買家 願意 花錢 主角 作者 拉皮條 買家 女 角色 文 愛 啪 啪啪 個人 判斷 綠 欠 抽 這種 模式</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主角 生動 形象 描述 告訴 人渣 叫做 達 目的 不擇手段 真正 不擇手段 喜歡 妹子 藥 翻 扒 光 送到 床上 感覺 慕容 複 渣 渣 一萬倍 文筆 不錯 星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完 綠 欠 抽 綠帽 四部曲 即刻 心境 圓滿 毒 抗 </text:span><text:span text:style-name="T2">max </text:span><text:span text:style-name="T3">縱橫 眾 白文 綠帽 文 心 一點 波瀾</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書 主角 活 狗 配角 男 負責 裝 逼 臉 吸引 頂級 美女 基本 龍 傲 天 式 人物 主角 負責 擦屁股 鋪路 順便 普通 女人 調 調情 感情 差不多 就讓 死掉 換 一個 檔次 低 配角 男主角 幹 覺得 書名 應該 改成 特種兵 異 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著名 綠 千愁 陌生 其實 綠 作者 套路 深 主角 投懷送抱 女人 最後 主角 賣掉 限 此書 讀者 洗 反正 主角 喜歡 生活 真實 喜歡 白文 寫給 成年人 書 小孩子 進 全 處 全 收 病 直 男 癌 尊重 女性 在意 層 膜 高舉 女權 大旗 生活 大旗 真實 大旗 正常人 喊 喊 殺 也許 綠 斯 林 反正 作者 粉絲 見 跳水 洗 姿勢 一批 綠帽 文 洗 手段 濃縮 群 綠 斯 林 身上</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理解 文 青 作者 想 錢 過不去 寫 女主角 奇醜 強姦 寫 不會 寫 小說 貴在 真實 小說 名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榜單 看到 這部 小說 找 來看 之後 想 一句 真 正常人 能夠 下去 小說 星 滾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 欠 抽 網文 界 一朵 翠綠 奇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分析 本書 幾個 智鬥 情節 大都 描寫 男 主 想要 扶持 一個 落魄 王爺 故事 落魄 王爺 皇帝 關進 監獄 王爺 手下 編造出 一個 十萬 鴉 兵 上任 皇帝 留給 遺產 皇帝 貪念 一起 王爺 放 跑 想要 王爺 取 完 十萬 鴉 兵 之後 搶奪 先 談 皇帝 信 十萬 鴉 兵 直接 放 跑 王爺 不留 一點 手 王爺 十萬 鴉 兵 轉身 男 主 王爺 一個 占 踞 一方 諸侯 聯姻 諸侯 一個 落魄 王爺 聯姻 男 主 拿出 十萬 鴉 兵 事 聯姻 之後 十萬 鴉 兵 嫁妝 諸侯 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來 今後 婚介所 不備 幾十斤 迷藥 不好意思 專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男 主 系統 體力 魅力 智力 技能 降 智 光環 關係 智商 強行 降至 智力 水準 以下 說出 符合 邏輯 信 真 空口 套 白 狼 身無分文 發動 技能 取得 對手 任意 物品 文抄公 抄 取 一首 詩詞 獲得 語文 老師 哀 歎 高考 記得 詩詞 記憶力 不會 考 差 薛定諤 綠帽 被動 技能 周圍 女性 強制 進入 狀態 忠貞 女子 主角 觀測 投入 懷抱 送 女 成功 次 技能 升級 </text:span><text:span text:style-name="T2">lv1 </text:span><text:span text:style-name="T3">經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 青天 民生 喜 媒人 願 一生 廣大 階層 婚姻 事業 添磚加瓦 癡男怨女 喜 青天 拜 泣 曰 青天 大老爺 一生 總 有人 怨 恨 罵 永遠 支持 愛 喜 願 一日 青天 大老爺 庇護 頭頂 青天 立於 天地間 嗟 何其 綠 青天 小傳</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29">25 </text:span><text:span text:style-name="T15">歲 了不起 能看懂 莫非 綠 千愁 第一次 綠 </text:span><text:span text:style-name="T14">25 </text:span><text:span text:style-name="T15">歲 參加 工作 有錢 買 簫 門外 吹</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第五章 主角 想 拍戲 主角 看不下去 討厭 這種 穿越 重生 本來 霸道 總裁 龍 傲 天 死活 跑 屌絲 明星 後邊 是不是 開 公司 老闆 腦 殘 不能 想像 完全 沒有 下去 欲望 本來 韓 娛 裡 這種 腦 殘 已經 夠 嚴重 沒想到 美 娛 這種 腦 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書 作者 文筆 差 遣詞造句 顯得 非常 業餘 處處 通順 人物 塑造 槽 點 滿滿 主角 描寫 足智多謀 其實 下三濫 看似 可行 其實 漏洞百出 招數 對此 作者 只能 調低 配角 智商 下線 迎合 主角 可笑 作者 重 描寫 兄弟 情 矯揉造作 倒 像是 主僕 情 這本 書 三觀 絕對 崩壞 這本 書 竟然 火 解釋一下</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劇本 備案 交給 出版社 老闆 出動 關係 聯繫 電影 公司 要求 主角 神 </text:span><text:span text:style-name="T5">tm </text:span><text:span text:style-name="T6">一個 新人 投 劇本 敢 提條件 好萊塢 公司 眼 劇本 謝天謝地 穿越 吊 先 主角 試鏡 猜猜 拿到 多少錢 劇本 萬 演出 費 </text:span><text:span text:style-name="T7">50 </text:span><text:span text:style-name="T6">萬 新人 </text:span><text:span text:style-name="T7">1988 </text:span><text:span text:style-name="T6">穿越 吊</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神機 跳槽 作 帶 陽神 月票 八連冠 氣勢 飛龍 騎 臉 而來 自然 寫 一個 卑微 生命 逆 襲 成 諸天 神靈 吃 人流 巨著 沒有 考慮 太 遮掩 赤裸裸 表達 賺錢 渴望 整本書 永生 之門 化身 主角 一次次 大開大合 虐殺 敵人 外加 收 女 煉 寶 最後 歸位 高富帥 旅 只能 中間 一言不合 燃燒 幾千年 壽命 宿命 術 太 霸道 主角 壽 元 無盡 變成 尤 尷尬 嘴 炮 呈現出 一種 歇斯底里 洗腦 戾 氣 三千 大道 只許 爭先 反正 老子 永生 之門 化身 絕世 高手 三四 隨便 暴打 狗頭 反正 老子 永生 之門 化身 敲 死 三十三 諸天 法寶 八部 天龍 陪 主角 水 三天三夜 反正 老子 永生 之門 化身 反正 永生 之門 化身</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土著 竟然 得到 系統 主角 土著 竟然 得到 系統 主角 土著 竟然 得到 系統 主角 土著 竟然 得到 系統 主角 土著 竟然 得到 系統 主角 土著 竟然 得到 系統 毒 無以復加</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著名 綠 千愁 陌生 其實 綠 作者 套路 深 主角 投懷送抱 女人 最後 主角 賣掉 限 此書 讀者 洗 反正 主角 喜歡 生活 真實 喜歡 白文 寫給 成年人 書 小孩子 進 全 處 全 收 病 直 男 癌 尊重 女性 在意 層 膜 高舉 女權 大旗 生活 大旗 真實 大旗 正常人 喊 喊 殺 也許 綠 斯 林 反正 作者 粉絲 見 跳水 洗 姿勢 一批 綠帽 文 洗 手段 濃縮 群 綠 斯 林 身上</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 千愁 新作 龜 君 帶給 綠帽 體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三觀 奇 歪 劇情 屎 一本 仙俠 文 主角 智謀 留下 施展 空間 設定 修士 戰力 低於 凡俗 軍隊 實際上 主角 沒有 智謀 全 下三濫 手段 坑蒙拐騙 漏洞 頻出 全 弱智 反派 捧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垃圾 百 盟 吹 重活 肆意 人生 這本 書 開 書 當日 一百多個 盟主 證明 證明書 道 君 刷 盟主 </text:span><text:span text:style-name="T5">26 </text:span><text:span text:style-name="T24">小時 刷 夠 </text:span><text:span text:style-name="T7">102 </text:span><text:span text:style-name="T6">盟主 綠 粉絲 吹 特 吹 綠 爹 開 書 當日 便 百 盟 你家 一天 </text:span><text:span text:style-name="T7">26 </text:span><text:span text:style-name="T6">小時 看看 道 君 盟主 大量 頭像 名字 雷同 真 盟主 垃圾 知道 刷 當時 逼 一個 分群 群主 起點 </text:span><text:span text:style-name="T7">id </text:span><text:span text:style-name="T6">躍 千秋 刷 盟 躍 千秋 刷 慫恿 小弟 罵 婊子 作者 人品 見 起點 作者 裡 最差 土豆 強 一百倍</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應該 改 名字 一條 狗 異 界</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網文 仙俠 網文 裡 學習 人生 經驗 瞭解 社會 殘酷 無奈 只能 朋友 精神病院 看看 腦子 坑 書店 裡 牛 逼 大佬 專家 寫 專業書籍 寫 鞭 辟 入 裡 刻 木 三分 社會 經驗 專業知識 工作 經驗 現代 社會 瞭解 一個 網文 作者 強 估計 看不下去 專業書籍 名家 大作 能看懂 網文 覺得 網文 裡 面 學到 好多 人生 經驗 其實 看不懂 專業書籍 名家 大作 最後 想 瞭解 綠帽 很多 心理學 大神 對此 深刻 研究 矽 統 裡 面 妻 心 刀 半 綠 綠 小說 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送 女 死 女 毒 點 裡 面 人物 腦 殘 覺得 聰明 毒 點 </text:span><text:span text:style-name="T2">ps </text:span><text:span text:style-name="T3">作者 洗 水軍 真棒 � � 雇</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納悶 追捧 腦 殘 爆 爽 書 書 以後 明白 書 腦 殘 爆 不爽 也許 每個 爽 點 書 自有 綠林好漢 捧場 敬謝不敏 </text:span><text:span text:style-name="T2">ps </text:span><text:span text:style-name="T3">千萬別 奇怪 一百多個 盟主 綠 舒服 斯 基 名字 太</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轉 讀者 送 女 作者 女配角 讀者 很漂亮 作者 主角 喜歡 女 讀者 女 喜歡 主角 作者 後來 喜歡 讀者 神 雕 作者 女 喜歡 主角 讀者 女 很漂亮 作者 幾章 戲 讀者 初 處 作者 現實 增加 女主人 生 經歷 讀者 初 女 處女 情節 作者 女 主 愛 讀者 綠帽 作者 男 主 不想 綠帽 讀者 作者 女 主 綠茶 讀者 作者 增加 主角 人生 經歷 讀者 擦 可有可無 東西 動動手 指頭 改變 事情 作者 破鞋 內涵 戴綠帽 深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男 女 少 當下 作者 奉獻精神 行 珍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重要 提示 綠帽 文 聖母 文 女友 主角 甩 之後 找 布拉德 皮 特 男主角 死 皮 懶 臉 堵門 男 主 貌似 霸道 吻 之下 女 主 回心轉意 皮 特 男 豬 權勢 逼走 沒 幾天 男 主 遭遇 危機 女 配 挺 男 主 女 主 再次 趁機 男 主 甩 一次 分開 六年 途中 知道 交 男朋友 變成 幾手 公車 男 主 強行 女 主 新 男友 身邊 搶 回去 狗血 商業 對手 騎 主角 臉上 一頓 耳光 猛打 主角 一副 聖母 樣子 對手 公司 股價 穩定 想 虧 出血 走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遙遠 東方 一句 成語 看到 白人 主角 這種 話 立馬 脫 戲 毫無 帶入 感 想像 國內 聊天 時不時 出 一句 美國 經常 自由 權利 眾 生 有人 聊天 估計 立馬 一腳 踢飛 這種 腦 殘 聊 同理 國外 提 東方人 經常 腦 殘 完全 不合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舔 狗 這種 生物 根本 不配 男人 真是 瞎 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胖子 主角 忍 人格 下賤 甘願 跪 舔 繼續 忍 買車 羞辱 老套 情節 接 忍 刷卡 裝 逼 車 銷售員 套路 主角 裝 逼成 傻 逼 徹底 毒 發 身亡 可惜 不能 負分 負 </text:span><text:span text:style-name="T12">999</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 棄 狗屁 設定 窮光蛋 一路 奮發 向前 最後 成 人生 贏家 神 鍛 煉 下一代 父母 假裝 家貧 進行 窮 養 窮 養 十幾年 反轉 告訴 主角 家 其實 非常 有錢 設定 真是 鬼才 系列 胖子 主角 一般來講 大部分 小說 胖子 主角 離不開 猥瑣 果然如此</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是 舔 狗 星 走</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怕 寫出 作者 本性</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 主角 個性 問題 沒 見 女人 窮 沒 談 戀愛 等於 女人 面前 表現 條 狗 點 文字 好好 寫 主角 轉變 努力 上進 </text:span><text:span text:style-name="T2">306 </text:span><text:span text:style-name="T3">女 表 始終 夾纏不清 偏偏 玩意 食堂 一幕 已經 作者 寫成 智商 情商 負值 女 表 後面 大部分 情節 圍繞 女 寫 想 跳 女人 跳 最後 已經 沒什麼 內容</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龍 空 久 從沒 差 評 好看 這種 腦 殘 父母 加上 弱智 主角 差 評 真對不起 眼睛</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希望 主角 下輩子 投胎 成 一個 避孕套 整個 插 裡 面 舔</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這本 書 原名 應該 幹 穿 八十 九十年代 著名 美女 演員 開頭 行 主角 大學 越來越 噁心 幹 女人 主要 金錢 利誘 利誘 不行 就讓 父母 欠錢 不行 強 反正 老子 看中 老子 </text:span><text:span text:style-name="T9">xxx </text:span><text:span text:style-name="T10">倔強 弄 日本 </text:span><text:span text:style-name="T9">sm </text:span><text:span text:style-name="T10">調教 搞 出 斯德哥爾摩 綜合症 主角 幹 幹 幹 幹 來看 這本 書 系統 站 估計 作者 想到 討 喜 主角 安排 日本 血統</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 死 典型 文章 前期 寫 垃圾 後面 寫</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是不是 窮 養 誤會 感覺 主角 完全 沒有 成熟 一面 按道理說 從小 撿 瓶子 找 工作 掙 生活費 孩子 比較 成熟 主角 身上 看到 自卑 猥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數學 </text:span><text:span text:style-name="T5">13 </text:span><text:span text:style-name="T6">五星 </text:span><text:span text:style-name="T7">54 </text:span><text:span text:style-name="T6">星 兩級 分化 赤道 線 原來 北緯 </text:span><text:span text:style-name="T7">13 </text:span><text:span text:style-name="T6">度 特別 理解 本書 自認 忠 犬 心理</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傻 逼 父母 養 一個 窮 兒子 一個 自卑 暴發戶 這種 情節 寫 找 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父母 鍛 煉 主角 明明 有錢 一直 孩子 從小 撿 瓶子 兒子 養 一身 窮酸氣 穿 龍袍 皇帝 劇情 皇帝 金 扁擔 主角 性格 猥瑣 自卑 完全 窮 養養 廢 典型 貧賤不能 移 代表 富貴不能淫 窮 養 忽視 地方 眼界 心理 問題 這種 父母 教育 實在 夠 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性格 猥瑣 自卑 周圍 梗 調侃 十分 不適 減分 醜 胖 見 女 跪 包養 沒有 底氣 猥瑣 減分 第一次 見 描寫 不適 主角 性格 無腦 跪 自卑 猥瑣 醜 胖 告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能 有人 知道 突然 差 評 轉發 一下 引發 言論 言論 龍 友 噠 噠 蛋 書 裡 出現 一個 女 配 桃子 桃子 以前 家 裡 有錢 發生 變故 家道中落 知道 主角 有錢 找上門來 想 要來 一次 援交 兩 晚 桃子 瞧不起 主角 主角 齷齪 噁心 死 肥 宅 援交 剛 死 胖子 當時 尿 摸 摸 良心發現 停手 老實 給錢 女人 連聲 謝謝 沒 錢 走人 幾章 桃子 上門 要錢 貼 段 原文 錢 多多 本能 第一 反應 肯定 孟 桃 夭 錢 完 無從 解釋 漂亮 女生 胖 窮 挫 往來 包括 大半個 前 一夜 沒 援交 要求 每月 一千 拉皮條</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龍 空 基本 沒 星 覺得 作者 容易 好看 評論 就行了 幹嘛 完 踩 一腳 這本 書 實在 太 毒 噁心 一筆 星 念頭 通達</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 逼 奴 富 二代 一個 援交 女 找 主角 拉皮條 賤人 主角 窩囊 自卑 成 作者 現實 慫 成 寫出 這種 東西 見 女 跪 沒 少見 跪 舔 成 真是 稀罕 可笑 主角 花 兩萬 摸了摸 援交 女 完 事兒 每個 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十章 左右 第一印象 虐 主 主角 先是 莫名其妙 超能力 女人 拉 一個 莫名其妙 世界 一頭 霧水 女人 藉口 主角 欠 十幾萬 塊錢 一個 超能力 等級 女人 高 男人 主角 九死一生 獲得 道具 一個 貌似 獲得 高等 許可權 證物 搶 下毒 脅迫 主角 辦事 毒死 主角 劇情 花 十章 解釋 完全 沒有 主角 穿越 一個 世界 沒有 完整 解釋 開頭 黃金 三萬 字 完全 浪費 一夫 莫名其妙 文字 開頭 只能 給出 一個 評價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喜歡 玩 重生 稱霸 幼稚園 套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爸媽 弱智 兒子 舔 狗 索性 直接 寫 突然 得到 拆遷 補助 億 傻 逼 設定</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未來 一次 逼 價 上漲 在座 舔 狗 難辭其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敗退 豬腳 性格 太 彆扭 矛盾 前期 賤 狗 到處 拜師 後來 師 彆扭 拜 面對 女子 威脅 連屁 不敢 放 立馬 充當 替罪羊 炮灰 角色 面對 高 不怕死 不怕死 威脅 願意 拜師 重 感情 偏偏 受 威脅 跑 私下交易 勾當 這種 勾當 嚴重 或許 整個 門派 包括 心目 師傅 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差 評 </text:span><text:span text:style-name="T2">80 </text:span><text:span text:style-name="T3">章 左右 毒 發 身亡 毒 點 主角 外掛 猛 下單 員 下單 員 重生 回去 屌 操作 假 主角 收 黑社會 小弟 手下 主角 愛心 爆棚 救助 流浪狗 更好 笑 外國 波 善良 美女 書 畫風 噁心 太 浮誇 綜合 點 個人 毒草</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評語 父子 皆 人渣 </text:span><text:span text:style-name="T2">94 </text:span><text:span text:style-name="T3">十五萬 概念 親戚 親戚 面子 借給 主角 家 十五萬 上輩子 十五萬 騙走 主角 轉走 十五萬 炒股 得知 十五萬 被騙 找 一個 星期 找 不到 主角 親戚 急 要死 主角 眼 裡 親戚 小人 一副 市儈 嘴臉 家 被騙 好意思 錢 慢騰騰 裝 逼 股票 帳戶 六塊錢 現金 急 親戚 拼命 句 股票 值 一百多萬 後來 主角 老爸 得知 主角 舅媽 要錢 指責 主角 老媽 看看 親戚 死 要錢 後面 舅媽 女兒 糖尿病 沒 錢 治病 找 主角 主角 爸 生氣 不理 錢 好意思 上門</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得不 真是 漲 見識 真人 渣 星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標準 人渣 重生 記 作者 現實 裡 親戚 可惡 何必 書 裡 讀者 感受 噁心 認真 寫 主角 創業 感情 生活 感悟 不必 找 罵</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能 標題 帶 俗人 千萬 慎重 可能 賤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媽 看到 這本 書 想想 作者 寫 錢 牛 逼 哄哄 嘴臉 媽 想 打死 作者 錢 一臉 爹 樣 這種 親戚 一家子 借給 你家 死 沒人管 去年 姨 家 弟弟 網上 萬 小額貸款 幾個 本息 漲 幾萬 姨 怕 丟人 一直 沒 今年 實在 錢 找 我家 二舅 家 借錢 怕 丟人 幾個 月白 扔 好幾萬 媽 借給 姨 萬 二舅 萬 媽 二舅 罵 弟弟 兩天 姨夫 棍子 打斷 一根 姨 家 情況 弟弟 大學畢業 好好 工作 懶 樣 錢 沒 夠嗆 兩家 錢 親戚 弟弟 肯定 不會 是不是 兩年 錢 作者 嘴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噴 毒 點 在我看來 小兒科 真正 劇毒 點 太 主角 一個 分鐘 幾千萬 億 土豪 整體 高考 作弊 打架鬥毆 學生 混 一起 頭腦 簡單 素質 低下 犯有 刑事 重罪 混混 頭子 稱兄道弟 不能 忍 作者 估計 愛犬 人士 全篇 大部分 情節 推動 竟然 烤 狗 完成 救助 狗 獲得 美女 好感 劇情 多處 救 狗 主角 打傷 救助 流浪狗 主角 擲 億 金 主角 收入 捐助 美國 流浪狗 收容所 主角 美國 成立 狗 救助 基金 國內 準備 狗 救助 產業化 預計 盈利 救 狗 主角 親自 帶 蹲守 不辭辛苦 狗 副 市長 兒子 打傷 弄 差點 坐牢 建議 作者 書名 改成 愛 狗 命 人士 重生 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現在 社會 情況 直系 親情 成 唯一 僅存 求 回報 關係 僅僅 親戚 你家 本該 應該 早早 錢 怨恨 活 狗 身上 借給 錢 情願 困難 借給 少 錢 借給 錢 真 錢 大爺 親戚 真 要錢 嘴 不顧 親情 幾十種 方法 跳樓 債 逼 跳樓 比比皆是 不會 講情面 狗屎 玩意</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世界 一個 老 讀者 收到 資訊 幸運 警告 不要 不要 不要 網路上 千萬 小說 傻 逼 作者 無法 存活 看到 錢 百億 富豪 慘遭 派出所 所長 淩 辱 睿智 情節 傻 逼 作者 佔領 世界 不要 不要 不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草 一枚 屠 村 孤兒 入 宗 門 女 配 婉 男 配 賈 入 宗 門 修行 男 主 經脈 不通 只能 掃 三年 磕頭 一路 沒 修仙 法 求 入 顧 女 配 男 配 師傅 門下 刁難 二日 掃 遍 宗 門 帶 磕頭 傷 掃 暈 院 院 首開 脈 得以 修仙 之後 老爺爺 傳 法 白 富 美 合夥 走私 送 靈石 豬腳 投入 宗 門 再次 男 配 賈 刁難 中傷 女 配 婉 青梅竹馬 女 高 飛 鄙視 廢物 男 主 橋段 無視 兩 聯手 整治 豬腳 一直 婉 念念 舍 終於 決裂 大堆 情節 寫 男 配 女 配對 男 主 惡毒 第二天 豬腳 主動 明知 馬上 害死 女 配 聊天 女 配給 拿藥 之後 故意 打翻 藥 男 主 送死 明知 拿藥 一路上 奴才 伺候 路上 還給 路人 乞丐 一天 奴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渣 重生 記 劇情 重大 漏洞 單 人渣 豬腳 爸 存摺 戶口本 新 辦 一個 儲蓄卡 存摺 錢 轉 作者 辦理 轉帳 業務 工作人員 白癡 不要 密碼 不要 身份證 不要 在場 轉帳 銀行 熟人 辦 不了 沒有 轉帳 情節 下面 全 扯淡 挪用 家 裡 資產 炒股 偷偷 躲起來 害 家人 雞飛狗跳 唯恐 豬腳 攜款 潛逃 一輩子 毀 後來 知道 炒股 擔心 炒股 雞飛蛋打 豬腳 堂哥 氣急攻心 昏死過去 家人 跑 找 熟人 問 情況 豬腳 不准 聲張 賺錢 大概 後面 親戚 面前 裝 逼 親戚 討要 欠款 一臉 裝 逼 口袋 裡 六塊錢 高高在上 俯視 眾 親戚 憤怒 拽 拽 證券 經理 告訴 人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改 重 生養 狗 記 忍 毒 準備 忍 進 </text:span><text:span text:style-name="T26">v </text:span><text:span text:style-name="T27">看看 最後 沒 忍過去 入 </text:span><text:span text:style-name="T26">v </text:span><text:span text:style-name="T28">前 倒數 第二章 </text:span><text:span text:style-name="T26">93 </text:span><text:span text:style-name="T28">章 毒 發 身亡 狗 掏出 </text:span><text:span text:style-name="T26">5000w </text:span><text:span text:style-name="T28">尼瑪 逼 </text:span><text:span text:style-name="T26">5000w </text:span><text:span text:style-name="T28">特 一個 認識 沒多久 特 愛 狗 做成 產業鏈 錢 發燒 毒 點 懶得 吐 槽 實在 忍 下去 直接 賤 知道 毒 點 會來 洗 滑稽</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劇毒 作者 腦子 異 常人 書 主角 毒 </text:span><text:span text:style-name="T5">94 15 </text:span><text:span text:style-name="T6">萬 房價 購買力 算 大概 現在 </text:span><text:span text:style-name="T7">800 1000 </text:span><text:span text:style-name="T6">萬 親戚 借給 你家 錢 已經 絕對 真 親兄弟 主角 居然 認 親戚 知道 錢 被騙 可能 不了 不該 催 問 催 問 醜惡嘴臉 問問 作者 </text:span><text:span text:style-name="T7">100 </text:span><text:span text:style-name="T6">萬 親戚</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服氣 人渣 重生 記 根本 媽 畜牲 重生 記 不對 很多 畜牲 知道 親情 主角 眼 裡 真真正正 親戚 狗 狗 奴 這份 服 以後 洋鬼子 敢 中國 愛 狗 直接 作者 見識 中國 愛 狗 父母 主角 牽連 關 派出所 主角 救 父母 路上 忘 先 救 狗 佩服 爹媽 沒 流浪狗 重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主角 挪用 父母 詐騙犯 關 看守所 救 主角 有錢 想 錢 救 救 父母 路上 買 衣服 臉 泡 洋妞 救 狗 真不知道 父母 受罪 心安理得 當時 </text:span><text:span text:style-name="T9">94 </text:span><text:span text:style-name="T10">親戚 借給 家 </text:span><text:span text:style-name="T9">15 </text:span><text:span text:style-name="T10">萬 急 指責 挪用 害 父母 親戚 臉 言語 透露 出 一股 問 借錢 看得起 意思 好像 親戚 借給 錢 欠 人情 後面 類似 心理 情節 覺得 舉世 皆 媽 遷就 奇葩</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完 書 理解 一個 新名詞 叫做 動 保 婊 </text:span><text:span text:style-name="T26">94 </text:span><text:span text:style-name="T27">萬元戶 算是 大富 年代 親戚 萬 半 孩子 瞞 父母 私自 挪用 瞎搞 難道 急 萬 大哥 </text:span><text:span text:style-name="T26">2016 </text:span><text:span text:style-name="T28">現在 親戚 萬 面子 萬 購買力 保守 值 現在 </text:span><text:span text:style-name="T26">900 </text:span><text:span text:style-name="T28">萬 現在 特 </text:span><text:span text:style-name="T26">900 </text:span><text:span text:style-name="T28">萬 親戚 親戚 騙光 上門 討錢 沒事 沒事 </text:span><text:span text:style-name="T26">900 </text:span><text:span text:style-name="T28">萬 這點 小錢 放在心上 鉅款 親戚 心懷 感恩 故意 裝 逼 說話 臉 路上 特 碰見 黃 狗 死 爹媽 激起 豬腳 投身 動 保 事業 終身 偉大 志向 真 特 狗 社會 動 保 沒有 惡意 作者 這種 動 保 婊 無言以對 幾十 章 快 吐</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渣 重生 記 豬腳 他家 親戚 絕對 倒 八輩子 血 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父子 皆 人渣 </text:span><text:span text:style-name="T2">94 </text:span><text:span text:style-name="T3">十五萬 概念 親戚 親戚 面子 借給 主角 家 十五萬 上輩子 十五萬 騙走 主角 轉走 十五萬 炒股 得知 十五萬 被騙 找 一個 星期 找 不到 主角 親戚 急 要死 主角 眼 裡 親戚 小人 一副 市儈 嘴臉 家 被騙 好意思 錢 慢騰騰 裝 逼 股票 帳戶 六塊錢 現金 急 親戚 拼命 句 股票 值 一百多萬 後來 主角 老爸 得知 主角 舅媽 要錢 指責 主角 老媽 看看 親戚 死 要錢 後面 舅媽 女兒 糖尿病 沒 錢 治病 找 主角 主角 爸 生氣 不理 錢 好意思 上門</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噴 毒 點 在我看來 小兒科 真正 劇毒 點 太 主角 一個 分鐘 幾千萬 億 土豪 整體 高考 作弊 打架鬥毆 學生 混 一起 頭腦 簡單 素質 低下 犯有 刑事 重罪 混混 頭子 稱兄道弟 不能 忍 作者 估計 愛犬 人士 全篇 大部分 情節 推動 竟然 烤 狗 完成 救助 狗 獲得 美女 好感 劇情 多處 救 狗 主角 打傷 救助 流浪狗 主角 擲 億 金 主角 收入 捐助 美國 流浪狗 收容所 主角 美國 成立 狗 救助 基金 國內 準備 狗 救助 產業化 預計 盈利 救 狗 主角 親自 帶 蹲守 不辭辛苦 狗 副 市長 兒子 打傷 弄 差點 坐牢 建議 作者 書名 狗 爹 重生 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主角 挪用 錢財 父母 詐騙犯 關 看守所 救 主角 有錢 想 錢 救 救 父母 路上 買 衣服 臉 泡 洋妞 救 狗 真不知道 父母 受罪 心安理得 當時 </text:span><text:span text:style-name="T26">94 </text:span><text:span text:style-name="T27">親戚 借給 家 </text:span><text:span text:style-name="T26">15 </text:span><text:span text:style-name="T28">萬 急 指責 挪用 害 父母 親戚 臉 言語 透露 出 一股 問 借錢 看得起 意思 好像 親戚 借給 錢 欠 人情 後面 類似 心理 情節 作者 覺得 舉世 皆 媽 遷就 奇葩 主角 作者 一個 吊 樣 沒 </text:span><text:span text:style-name="T26">jj </text:span><text:span text:style-name="T28">沒 </text:span><text:span text:style-name="T26">py </text:span><text:span text:style-name="T28">拉 </text:span><text:span text:style-name="T26">x </text:span><text:span text:style-name="T28">撒尿 嘴</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強行 讀者 屎 報復 社會 系列 大量 筆墨 寫 一堆 疑似 後宮 女 配 主角 強行 處男 到處 送 女 主角 師傅 配角 開 後宮 主角 萬年 處男 前面 毒 發 身亡 棄</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傲 無常 字 標籤 抱有幻想 朋友 收起 殘存 僥倖 標籤 如今 插 坨 滿 槍手 文 賣 角色 臭味 主 屎 嗅覺 敏銳 老 司機 已經 退避三舍 老弟 國際 後宮 黨員 大無畏 精神 匍匐前進 對此 屎 舔 舐 再三 方知其 屎 真 毒 深</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直 說服 讀 下去 主角 抓 女 毛子 俘虜 強行 正人君子 之後 到達 忍耐 極限 三觀 導致 容忍度 降低 書 主角 韃子 主角 沒有 日後 八旗子弟 感謝 宏願 主角 戰爭 沒有 聖母 病 可能 下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爛 到極點 死 女 扶 滿清 操 慈禧 太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 清 歪 屁股 文筆 幹 不能 錯別字 一大堆 邏輯 錯誤 到處 小學生 作文 屬於 傻 逼 系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其實 奴才 沒什麼 拳頭 不想 死 奴才 祖宗 忍 後面 報復 回來 就行了 屁股 不對 不能 忍 非常 懷疑 洗 是不是 野豬 皮 後裔 吹 感情 戲 人物描寫 送 女 死 女 毒 點 這種 程度 人物描寫 很多 言情小說 差 郭 寫 這種 矯情 描寫 書 不用謝 推薦 看看 艸 慈溪 吐 求求 百度 一下 照片 合理 不合理 邏輯 屎 送 女 死 女 後宮 品質 不怎麼樣 人物 塑造 小說 一部分 評個 三星 已經 頂天 想 覺得 好看 爽 點 爽 點 毒 點 毒 點 真 皇帝 急 太監急</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書 從頭 虐 現在 豬腳 永遠 高 </text:span><text:span text:style-name="T2">n </text:span><text:span text:style-name="T3">檔次 存在 面前 狗 文 青 豬腳 寫成 角 族人 目前 幾章 狗 做不了 大人物 需要 廢 柴 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修 真 門派 掌門 路 書友 知道 寫 女人 簡直 說書 裡 全 女人 出 主角 一個 男人 外 重要 角色 全 女人 全都 愛 主角 一個 本來 幾個 開 掛 配角 挺 全 寫 </text:span><text:span text:style-name="T2">npc </text:span><text:span text:style-name="T3">看不出 掛 開 裡 後來 想 想 作者 寫 可能 討好 白 讀者 書寫 女人 開 後宮 副本 全 各種各樣 女人 糾纏 感情 白 讀者 怕 不會 喜歡 撲街 算 撲 理所當然</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能 人生 已經 成功 到處 委屈求全 不能 出人頭地 明明 想要 決絕 一次次 妥協 想 勤能補拙 輕輕鬆鬆 開 掛 臉 等等等等 這本 書 主角 居然 路數 書 重新 虐 一遍 主角 諷刺 人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愛 </text:span><text:span text:style-name="T2">b </text:span><text:span text:style-name="T3">叛國 錢 道歉 文人 風骨 服 貓膩 書 全 星</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過去 一直 非常 喜歡 貓膩 作品 說出 金泰 妍 卐 喜歡 句 話 一出 馬上 資本 力量 認 慫 下跪 明白 喜歡 錯 作品 小說家 原來 貓膩 一個 一個 懦弱 無能 崇拜 納粹 愛國 人渣 作品 瑕疵 突然 無限 放大 一個 文字 令 作嘔 極度 反胃 過去 從中 看到 美好 頃刻間 化作 醜惡 淤泥 知道 怕 再也 看不下去 貓膩 書 算是 粉 轉 黑 僅此 星 紀念 浪費 貓膩 人渣 身上 青春 最後 吔 屎 貓膩 個人 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要 特色 裝 逼 裝 逼 小說 裡 有點 文 青 勁兒 沒 毛病 全 扭曲 文 青 勁兒 噁心 前期 湊合 中期 噁心 沒 看到 後期 棄 坑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子 系 中山狼 得志 便 倡狂</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先 評 作者 正大光明 支持 棒子 納粹 活脫脫 一個 狗 漢奸 評書 通篇 裝 逼 愛情 看似 轟轟烈烈 實則 劇毒 無比 星 念頭 通達</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爽 不爽 重要 星 很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心意 獨 爽 星 謝</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對 文 毒草 評價 基本 社會公德</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惑之年 尚 輕狂 國事 輕於 爽 偶像 言行 記 心上 時刻 不敢 稍 遺忘 蠻夷 攜 炮火 近 開門 高歌 心 慌 一日 金錢 斷 俯首認錯 求 原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分 粉 </text:span><text:span text:style-name="T2">idol </text:span><text:span text:style-name="T3">認同 ㄟ ▔ ▔ ㄏ</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 讀者 喜歡 這本 書 作 中國 看不起 星 評 花 錢</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心意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中途 棄 無關 酸 文 青 病 主角 吃人肉 個人觀點 做人 底線 這條 觸到 毒 點 直接 棄 後來 發生 主角 韓 挺 納粹 事件 嘴 硬 發 微 博 終於 爽 終於 不到 一天 跪 估計 逼 道歉 應 當時 電視劇 上映 實際 心 裡 想 懂 徹底 拉 黑</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崇拜 納粹 棒子 愛 國 星 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賣國 支持 納粹 作者 整個 智障 文如其人 書 垃圾 特意 上個 星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 不僅僅 書 </text:span><text:span text:style-name="T2">tmd </text:span><text:span text:style-name="T3">傻 逼 公 知 貓膩 文人 風骨</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過 三分之一 矯情 逼 後來 後來 孫子 出名 書 全部都是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盛氣 淩 爽 重要 牛 逼 一根 煙 功夫 不行 認 慫 丟人 時間 太短 舔 跪 棒子 賣國 順帶 聲援 納粹 腦 殘 傑出代表 算 屁 文人 文 青 詞 侮辱</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有 二話 一生 黑 狗 漢奸</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聊 翻 知 發現 貓膩 半年前 事 實在 想不到 愛國 窮 逼 操 媽 逼 這樣的話</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 書 廢話 星 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轉發 金泰 妍 支持 樂天 貓膩 支持 金泰 妍 大喊 國家 金泰 妍 之間 支持 金泰 妍 納粹 支持 罵 其他人 </text:span><text:span text:style-name="T2">cnmb </text:span><text:span text:style-name="T3">窮 逼 想當年 寫 朱雀 記 書 裡 哭窮 幾小時 刪 微 博 道歉 萎 資本家 教 做人 早 想到 傻 逼 作者 認 慫 沒想到 慫 快 真是 愛 粉 韓 錢 低頭</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幾天 脫離 網路 現在 知道 這件 事 貓膩 微 博 原話 偶像 國家 之間 爽 不爽 重要 金泰 妍 納粹 願意 喜歡 事 跪 舔 棒 女 愛 叛國 這種 地步 真 令人作嘔 現在 警告 訂閱 狂 掉 道歉 噠 一生 黑 星 走</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女 韓 星 賣國 聲援 納粹 金錢 所迫 低頭 道歉 真是 男兒 膝下 黃金 女星 插 祖國 兩刀 金錢 插 兩刀 想想 全 平臺 </text:span><text:span text:style-name="T2">404 </text:span><text:span text:style-name="T3">前輩 作 死 錢包 一定 夠 賠</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亡國 殉節 心 憂 水 涼 文人 風骨 愛 諍言 見 錢 下跪 棒 粉 智商 愛 叛國 錢 道歉 鐵骨錚錚 貓膩 貓膩 操 媽 逼 心意 感覺 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聽 很多 推薦 開頭 部分 廢 柴 主角 夠 猥瑣 夠 吐 槽 夠 歡樂 本來 一個 書單 裡 推薦 糧草 幾十 章 神 轉折 主角 內褲 外 穿 猥瑣 流向 聖母 流 急轉 曉得 這種 歡樂 書 圖 高興 圖 熱鬧 根本 不用 帶 腦子 沒有 科技 退步 情況 西 元 </text:span><text:span text:style-name="T9">5024 </text:span><text:span text:style-name="T10">居然 直升機 主角 關 局子 裡 馬上 特招 入 龍 組 拯救 地球 </text:span><text:span text:style-name="T9">5024 </text:span><text:span text:style-name="T10">大哥 前門 居然 賣 二塊 五一 包 居然 速食 麵 看到 直升機 作者 介紹 裡 時間 線 已經 三千年 作者 鬧 需要 帶 腦子 表示 帶 腦子 有毒 發 敗退</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 作者 補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 作者 補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上聯 懟 成 性 上竄下跳 罵 讀者 愛 泰 妍 下聯 傲骨嶙峋 前倨後恭 刪 微 博 文人 真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星 謝 狗屁 貓膩 混帳 玩意兒 死 全家 爛貨 一向 不在 網上 罵 粗口 第一次 罵 韓國 第二次 罵 貓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 弄懂 夜 裡 好看 或許 貓膩 有點 偏見 知道 當初 寫 朱雀 記時 天天 哭窮 求 賞 有人 捧 起來 罵 讀者 只能 貓膩 書 垃圾 人品 超 垃圾 今天 看見 貓膩 洗 白 維持 水軍 費用 低 有錢人 星 垃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哈姆雷特式 王子 復仇記 寫到 命 不由 天 逆 天 改 命 式 抗爭 史 最後 變成 蘿 莉 養成 日記 鬼畜 故事 自詡 尼采 茂 先生 終於 鼓足勇氣 進行 一次 正面 肝 設定 嘗試 便是 擁有 最大 場面 鋪張 爛 謀略 展開 擇 天 記 已經 取代 或者說 擇 天 記 這本 書 取 糟粕 棄 精華 二次 創作 貓膩 已經 褪去 歲月 靜 模樣 赤裸裸 暴露出 畸形 價值觀 或許 每個 中年 危機 男士 心中 不棄 百依百順 蘿 莉 養成 夢 可惜 作者 勇氣 面不改色 嫖娼 化身 暖 男 囑咐 妹子 喝 雞湯 不敢 白 富 美 妹子 主角 一起 選擇 更加 自由 黑胖 醜 也許 尼采 手動 滑稽 道理 三星 可惜 雞湯 帖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寧缺 囂張 跋扈 小人 做派 當年 來看 不算什麼 事 如今 看來 卻是 貓膩 心性 完美 體現 小人 一個 文如其人 一點 沒錯 至少 一本 確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末日 降臨 男 主 重生 先知先覺 第一 時間 佔領 輪盤 遇見 美女 出門 打野 遇見 美女 尋找 機緣 遇見 美女 短短 二十 章 遇見 大美女 作者 特 牛 批 多半 末日 擼 十年 男主角 審美 出 問題 看見 母豬 認 美女吧</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性格 能力 一輩子 活 十年 真是 老天 眷顧 習慣 模式 冷酷 講 利益 特 天天 救人 救 玩 反噬 一批 學生 救 三次 特 學生 搶 魔 晶 主角 東西 搶 回來 沒 性格 真是 服 怪不得 一輩子 渣 能力 遇到 女警 主角 拼 技巧 拼不過 一輩子 殺 十年 拼不過 和平 年代 員警 員警 全省 搏擊 第五 只能靠 強人 家 六倍 體質 打贏 能力 真是 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君 恨 社會主義 說真的 哥們 前 幾章 行 中期 快反 資本主義 沒 想 真 國外 一陣子 知道 錢 到位 廁所 沒 辦法 哥們 知道 美國市場 見到 商品 中國 製造 一下 美國 淡水 水域 污染 程度 中國 倍 在世界上 僅次於 英國 國內 不足 有人 地方 江湖 歐美國家 黑暗 程度 遠 想 簡單</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雜種 一顆 無比 嚮往 燈塔 國 下輩子 定 美利堅 心 臟 真難 出生 國度</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餓 皮包骨 嗷嗷待哺 同胞 看到 句 話 這本 書 沒什麼 值得 下去 意義 再見 餓 皮包骨 只能 自由 世界 求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不能 毒 草 醉 知道 美 帝 不吃 淡水魚 美 帝 曾經 污染 非常 嚴重 現在 沒法 根治 美 帝 出 公告 提醒 美國 不要 食用 自然 水域 魚蝦 蟹 美國 大系 水域 重金屬 污染 再來 一百年 無法 搞定 污染 農藥污染 美國 農業 大國 農藥 用量 驚人 恐怖 基本上 美國 超過 一半 水域 農藥污染 嚴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不能 毒 草 醉 知道 美 帝 不吃 淡水魚 美 帝 曾經 污染 非常 嚴重 現在 沒法 根治 美 帝 出 公告 提醒 美國 不要 食用 自然 水域 魚蝦 蟹 美國 大系 水域 重金屬 污染 再來 一百年 無法 搞定 污染 農藥污染 美國 農業 大國 農藥 用量 驚人 恐怖 基本上 美國 超過 一半 水域 農藥污染 嚴重</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鼓吹 美國 水產 無污染 紐約 衛生局 臉 鼓吹 壹 基金 跪 舔 馬 總統 過去 忍 噁心 看看 動物 後來 動物 濫 分不清 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親身 上陣 敢 書 不好 開 噴 後面 注意 覺得 不好 走人 千萬別 留言 小心 挨 噴</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豬腳 從小 學武 練就 一身 武藝 終於 學成 下山 抱 期待 一定 有所 成就 豬腳 玩起 網 游 利用 遊戲 </text:span><text:span text:style-name="T2">bug </text:span><text:span text:style-name="T3">肆虐 遊戲 界 終於 不負 師傅 教導</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正文 濫用 歌詞 百度 百科 注水 主角 整一個 精蟲 腦 下半身 動物 偏偏 自我感覺 優越 知道 作者 現實 是不是 哥們 母親 不軌 想法 哥們 老媽 每次 出場 重點 描寫 胸 臀 風騷 著實 無語 一個 老師 主角 重生 暗戀 物件 重生 小學 一年級 老師 裝 逼 開 撩 無力 吐 槽 二年級 老師 離開 主角 裝 逼 送 幅 畫 乳溝 老師 畫像 升 初中 以後 女 主 出現 主角 每次 看到 女 主 想 艸 仿佛 一條 發情 公狗 想 作者 適合 綠色 論壇 寫 黃 文 起點 寫 注水 重生 文 閱歷 空白 近乎 白紙 學人 家 寫 重生 神 特 小學 一年級 數學 考 一百分 拿來 裝 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垃圾 文 青 主角 成年人 重生 之後 一個 農村 老娘 誣陷 偷 五十塊 錢 氣 面色 通紅 毫無 辯解 力 最後 主角 父親 扇 耳光 倒賠 錢 主角 氣 哭 眼 之後 失去 理智 跑 農村 老娘 家 裡 搶 五十塊 錢 扯成 碎片 假 血性 真 煞筆 主角 一個 成年人 靈魂 眾 口 鑠金 毫無 還手 力 正常人 掄 菜刀 主角 撕 錢 強 作者 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主角 認 文化部 副部長 老爸 連個 百萬富翁 黃毛 活下去 殺人 沒 人性 小孩子 活下去 直接 間接 害人 主角 敬佩 強行 降 智商 明知 小孩子 算計 一次 一次 送上去 算計 小孩子 食物 面前 要脅 說出 最大 秘密 老老實實 要脅 主角 小孩 估計 要說 弱勢 聰明 不得不 憋屈 賣命 主角 聖母 救 陌生人 不要命 第三關 太 憋屈 主角 一副 成竹在胸 樣子 感覺 敵人 隨便 收拾 好處 敵人 樓 裡 面 監控 主角 條 狗 賣命 最後 隱藏 獎勵 主角 下關 再見 主角 沒 死 最大 收 穫 作者 敢寫 死 棄</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起點 恐怖 靈異 區 可能 沒 社會主義 價值觀 順路 東西 統統 封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三章 方 鏡 一臉 兇狠 盯 楊 間 本來 打算 幾日 收拾 沒想到 未來 發生 變化 楊 間 今日 話 放在 裡 不會 成長 下去 未來 傢伙 太 可怕 鬼神 級別 人物 殺 殺 活人 禁區 平 平 一世 註定 夭折 智商 星 拿走</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本 假裝 聰明 弱智 書 主角 遇到 加 商場 鬧鬼 很多 失蹤 找 不到 屍體 商場 外 員警 設立 警戒線 鬼 一直 隱藏 商場 工作人員 主角 找到 鬼 方式 竟然 錄影 市 員警 弱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快 毒死 主角 一句 話 瞬間 棄 書 知道 年少 輕狂 知道 勝者 王 媽 耶 </text:span><text:span text:style-name="T2">8012 </text:span><text:span text:style-name="T3">調調</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三章 看不下去 人物 表現 對話 尬 不行 一句 話 必先 報 一遍 名字 提 教室 外面 一個 鬼 老人 敲門 老師 指責 尖叫 同學 違法 課堂紀律 鬼 開門 瞎 智商 地心 疑似 重生 莫名其妙 像是 重生 一句 話 洗腦 智障 同學們 簡直 無話可說 恐怖 存在 滿腦子 剩 吐 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作者 終於 這本 書 裡 暴露 社會 常識 不足 硬傷 看到 一本 敗家子 僥倖 成功 雞毛蒜皮 小事 一大堆 主角 聖母 很傻 白 甜 諷刺 挖苦 聽不懂 罵 醒 怒 憤怒 劈 裡 啪啦 嘴 炮 降服 對手 大筆一揮 化敵 友 還給 提供 業務 </text:span><text:span text:style-name="T9">100w </text:span><text:span text:style-name="T10">劇本 送 主角 娛樂 抄襲 四大家族 白家 降服 反對 主角 創業 追 女神 好歹 點 力 合夥 開 公司 股份制 條件 公司 裡 塞 親戚 股東 主角 表示 沒 考慮 公司 採購 大手大腳 </text:span><text:span text:style-name="T9">8000 10000 </text:span><text:span text:style-name="T10">真 闊氣 真 暴發戶 知道 公司 錢 私人 錢 補貼 公司 毒 點 寫 不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本來 靈異 分類 裡 算 挺 有意思 可惜 密集 毒 點 打敗 人物 智商 迷 波動 國際刑警 官方 反派 差不多 最毒 強行 鋼鐵 直 男 妹子 倒貼 強行 陽痿 這種 設定 真的 接受 不了 寫 妹子 倒貼 正常 一點 躺 床上 妹子 伸舌頭 吐口 水 主角 愣 妹子 嘴 裡 吐痰 已經 玩 梗 程度 明明 弱智 反正 受不了 這種 反派 奴 鬼 嗨 隨便 搞 主角 莫名其妙 陽痿 </text:span><text:span text:style-name="T9">404 </text:span><text:span text:style-name="T10">問題 完全 注水 </text:span><text:span text:style-name="T9">tm </text:span><text:span text:style-name="T10">劇情 關係</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想 老 司機 一手 群 嘲 明明 玩 梗 太 偏 要說 懂得 太 看不懂 想 起來 無恥 作者 書 噴 沒 寫 太 深奧 凡人 沒 閱歷 懂 欣賞 巴拉巴 拉 書 最大 毛病 梗 特 套 無限 皮子 搞 言情 受 眾 面 完全 重合 特 活該 撲街 死 家 以前 死忠 粉 頂 這本 書 前景 只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這本 書 設定 之上 確實 突出 地方 情節 人物 大大的 敗筆 尤其 男主角 簡直 噁心 作者 或許 想要 塑造 一個 近乎 喪失 存在 感 精神異常 主角 實在 邏輯 感人 正常 成 加害 其他人 理由 主角 強調 一次次 習慣性 施虐 主角 在我看來 女人 身上 傾瀉 懦弱 </text:span><text:span text:style-name="T9">lowb </text:span><text:span text:style-name="T10">想 弱者 字 無法 表述 鄙視 </text:span><text:span text:style-name="T9">ps </text:span><text:span text:style-name="T10">作者 兩本書 感覺 這人 總是 寫 令人噁心 東西 本書 備受 好評 好萊塢 王 開篇 咖啡壺 撒尿 情節 作者 是不是 報復 社會 情結</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殺 妻 道 荊軻 守 據說 師 叔 逼迫 殺 妻 證道 殊不知 遇到 一個 大敵 殺 死 殺 死 進退 師 叔 嫉妒 師侄 資質 出難題 阻礙 師侄 道 途 主角 殺 證明 主角 心狠手辣 師 叔 欲 殺 心 烈 主角 殺 師侄 天賦 防 以後 報仇 殺 師 叔 真 他媽的 奇葩 師侄 真 他媽的 決斷 師父 真 他媽的 護佑 師弟 阻 徒弟 報仇 門派 真 他媽的 奇葩 他媽的 修 仙 求 道</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十年 前 寫法 豬腳 學 一身 屠龍 技 想 在家 放牛 拯救 世界 江湖 迫不得已 最大 願望 眾 皆 醉 獨 醒 在家 搬 磚 種地 笑 腦 殘 高處 爬 爬 高處 莫名其妙 優越感 嘴 炮 勝利 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越 死 大號 一個 開 小號 抄襲 晉江 耽 美 小說 鍋 背 垃圾 這種 現實 文抄公 掛 起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鑒 獸 血 無良 表現 趕緊 送 星 壓 壓驚 證明 槍手 寫 評分 改回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凡人 特異 事情 暴露 政府 面前 後來 主角 成 真神 居然 這點 逼 只能 親自 下場 第一百五十 三章 幕後 走向 台前 讀者 想 主角 真神 隨便 建 神 國 呆 裡 慢慢 玩 全家 帶進去 沒 問題 完全 鳥 任何人 主角 身體 成 神 思想 屌絲 居然 宅 在家 裡 裝 逼 受 組織 騷擾 真 </text:span><text:span text:style-name="T2">tmd </text:span><text:span text:style-name="T3">劇毒 完全 理解 主角 親身 出現 面前 意義 站 幕後 完全 達到 目的</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幕後 黑手 流 直接 跳 </text:span><text:span text:style-name="T2">80 </text:span><text:span text:style-name="T3">章 以後 主角 成 神 屌絲 天 簡直 活靈活現 市井小人 金手指 造物主 造 主神 空間 抽取 輪 回 漏洞百出 哥們 簡直 一分鐘 一個 想法 毫無 計 畫 抓 機會 地球 裝 逼 顯聖 覺得 牛 逼 樣子 造物主 主角 典型 神 不想 想 屌絲 情報人員 裝 逼 一個 造物主 呆 彩票 店 裡 智商 硬傷 主角 前腳 決定 後腳 臉 前腳 裝 逼 後腳 魔法 宇宙 教 做人 設定 一團亂麻 高 魔 碾壓 低 科 說好 後期 好看 屌 炸 天 看見 一個 屌絲 成 神 自言自語</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 巨 雷 剛 異 界 折磨 死 狗 身份 講明 設定 主角 預測 異能 他媽的 買 彩票 麻痹 買 推薦 號 買 理由 奇 中獎 懷疑 買 不會 懷疑 神 邏輯 傻 逼 邏輯 腦子 進水 這本 書 腦子 進 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 劇情 沒 文筆 沒 腦 洞 沒 新意 放在 年前 白文 夠 濫 那種 主角 寫成 弱智 管不住 雞巴 屌絲 親 民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行 想法 正常人 不太能 理解 文 一直 一臉 </text:span><text:span text:style-name="T2">exm </text:span><text:span text:style-name="T3">主角 主角 想 感覺 主角 成 神 成 神經病 作者 居然 抄襲 鍋 背 穿越 死 作者 大號 天 沒 浪費 星 垃圾</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風 瑩 老 司 姬 難得 失望 看不出來 寫 主線 模糊 末日 感覺 金手指 強行 設定 末日 沾邊 種田 文 反倒 曖昧 橋段 寫 確實 挺 劇情 真的 挺 爛 一種 </text:span><text:span text:style-name="T5">h </text:span><text:span text:style-name="T24">文 感覺 完全 文 </text:span><text:span text:style-name="T7">h </text:span><text:span text:style-name="T6">部分 隱約 記得 劇情 </text:span><text:span text:style-name="T7">h </text:span><text:span text:style-name="T6">文 記得 劇情 發生 推薦 來看 實在 饑 渴 建議 夕 統 </text:span><text:span text:style-name="T7">h </text:span><text:span text:style-name="T6">直接 水分 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大概 作者 抖 </text:span><text:span text:style-name="T2">m </text:span><text:span text:style-name="T3">喜歡 女性 皮鞭 抽 最好 屌 打爛 爽 本書 男主角 弱智 瘋狂 跪 女 女 可謂 達到 肝腦塗地 不能 滿足 地步</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艸 跪 女 一下 接受 艸 長成 仙女 屁用</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情 太爛 完全 十幾年 前 白 劇本 通篇 一直 灌 設定 基本 </text:span><text:span text:style-name="T2">70 </text:span><text:span text:style-name="T3">內容 寫 設定 動不動 出現 一個 道具 物品 功法 大段 大段 相關 設定 作者 已經 墮落</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短短 幾十張 唯一 出彩 女配角 螞蚱 女王 掛 最後 時刻 異能 灌頂 主角 一股 濃濃的 狗血 和文 青 視 感 一句 不要臉 主角 帶 一個 系統 作者 不停 隱形 金手指 隔 幾章 女王 送 異能 隔 幾章 魅惑 隻 萬里 挑 獨特 螞蟻 隔 幾章 發現自己 指揮 史萊姆 現在 搞 出 小精靈 強行 附體 主角 知道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腦 種馬 見 女 艸 見 洞 插 這種 無腦 種馬 文 優 書 一群 腦 殘 弱智 後宮 黨 追捧 垃圾 看到 豬腳 一個 一個 花癡 女 感覺 很爽 這種 無腦 種馬 文 龍 空 優 書 評價 比較 高 畢竟 龍 空 優 書 很多 喜歡 種馬 後宮 智障 屌絲</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妹妹 舍友 抱 大腿 色誘 遊戲 裡 非職業 玩家 第一 主角 主角 妹妹 畫 濃妝 穿 低 胸衣 主角 單人 視屏 主角 沒 認出 對面 妹妹 胸部 流口水 攝像頭 放 低點 真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未來 一次 逼 價 上漲 在座 舔 狗 難辭其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窩囊廢 意外獲得 能力 翻身 變成 舔 狗 窩囊廢 喜歡 舔 狗 文 朋友 不要 錯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逼 價 上漲 在座 一個 舔 � � 無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2">主角 </text:span><text:span text:style-name="T33">30 </text:span><text:span text:style-name="T34">歲 之前 窮困潦倒 仇人 笑呵呵 </text:span><text:span text:style-name="T33">30 </text:span><text:span text:style-name="T34">歲 之後 離開 地球 修仙 </text:span><text:span text:style-name="T33">500 </text:span><text:span text:style-name="T34">歲 渡劫 尼瑪 之間 </text:span><text:span text:style-name="T35">470 </text:span><text:span text:style-name="T34">狗 不能 花 幾天 報 仇 仇人 死 藉口 滅 三代 誅殺 九族 兇殘 報 仇 心 魔 報 仇 飛 升 魔界 冤 總比 劈 死 </text:span><text:span text:style-name="T33">500 </text:span><text:span text:style-name="T34">歲 仇 沒 報 有心 魔 雷劈 死 智商 修仙 抱 試 毒 勇氣 幾章 主角 真是 賤 家 二代 女 待見 主角 主角 熱 臉 貼 冷 屁股 幫 二代 女 趟渾水 黑幫 大佬 準備 弄死 主角 主角 大佬 笑呵呵 隻 手 捏死 大佬 打電話 幫忙 解決 服 裝完 逼 上學 治 好個 老頭子 主角 </text:span><text:span text:style-name="T33">3000w </text:span><text:span text:style-name="T34">別墅 主角 挑頭 缺錢 服務員 屎 裡 有毒</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前面 勉強 中期 每次 同一個 套路 裝 逼 臉 扮 豬 吃 老虎 配角 智商 低 從來 一章 記憶 一章 忘掉 主角 有多強 繼續 覺得 主角 弱 雞 普通 白文 事實證明 普通 白文 智商 高 書評 區 發現 很多 讀者 竟然 覺得 不錯 帶入 想 一句 話 放 裡 比較 合適 大膽 低谷 讀者 智商 一定 大火</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終於 明白 弱智 配角 劇毒 大海 根本就是 十幾年來 套路 合集 簡單化 弱智 化 充分 表明 依靠 情節 故事 面向 青少年 學生 提供 意淫 工具 文字 市場 到底 大多 長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白 應該 裝 逼 臉 教科書 先 抑 揚 英雄救美 一個 簡單 套路 反 復 使用 作者 寫 爐火純青 市場 地位 準確 老 白 不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忍不住 爆粗 口 弱智 書 反 復 推 書 版 發帖 宣傳 是不是 報復 社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 見鬼 現在 吃 屠 滅 美 一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有人 爽 文 一下 爽 屁 裝 逼 扮 豬 吃 虎 主角 豬 扮 輪 主角 吃 虎 主角 表示 虎 小蝦米 沒 興趣 大仙 眼 裡 螻蟻 螻蟻 隨意 欺辱 罵 難道 欺辱 回去 淡 定 詞 這本 書 裡 換 一個 顏色 原諒 帽</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陳 特地 找來 一門 雷系 功法 交給 陳 懷安 修煉 門 雷系 功法 宇宙 一個 中型 門派 鎮 族 法門 神 訣 聖 訣 正好 契合 陳 懷安 體質 入 天人 知道 離開 地球 裡 確實 牢籠 想要 再進一步 太 難 放心 我會 護佑 陳家 陳 懷安 雙眸 蒼穹 深遠 氣息 一日 一日 飄渺 確實 修道 天才 厚積薄發 千 夜 雪 玄 羅 適合 修仙 陳 點點頭 準備 曾經 故人 見 一面 陪陪 父母 方 瓊 出發 尋找 天 路 余 文靜 突然 上門來 老師 林 薇 薇 聯繫 初中 同學 想 聚一聚 去不去 節選自 </text:span><text:span text:style-name="T2">685 </text:span><text:span text:style-name="T3">章 一步 天人 隨意 感受</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止 一本 都市 修仙 歸來 重生 書 普遍存在 一個 問題 通通 劇毒 特 修仙 界 大佬 歷經 幾百 上千年 歲月 見 無數 事 心境 堪 韓 老 魔 有點 城府 行 回來 大聲嚷嚷 家 守護 不由得 想起 這人 憤青 不爽 擼 袖子 幹架 按理 前世 仇人 應該 螻蟻 順眼 一巴掌 拍 死 行 特 怒火沖天 見 正常人 螞蟻 怒火沖天</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帶 感情 打炮 小說 龍 空 受 好評 毒草</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 裝 逼 甚 裝 逼 過程 一模一樣 路人 沒 聽 陳大師 陳大師 故意 讓路 惹 毛 裝 逼 路人 聽 陳大師 信 陳大師 故意 讓路 惹 毛 裝 逼 主角 姓 陳 </text:span><text:span text:style-name="T2">20 </text:span><text:span text:style-name="T3">歲 不到 世 人稱 陳大師 沒 水準 裝 逼 導致 三個 字 噁心</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 龍 空 撲街 寫手 吹 上天 老 白 讀者 真是 鶴頂紅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越來越 好看 怕 失 智</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修仙 修成 弱智 寫 一個 字 覺得 侮辱</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談 剛 上架 那段 劇情 寫 戲份 挺 妹子 差點 強 好像 內褲 脫 逼迫 脫 貌似 沒 碰 最後 關頭 男 主 趕上 這段 劇情 沒 真的 真的 太 狗血 剛 上架 劇情 錢 過不去 黑書 單純 好奇 剛 上架 時間 點 寫 這種 老套 狗血 劇情 幹</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艸 作者 全家 麻痹 豬腳 剛剛 美 帝 叼 底朝天 整個 艦隊 順手 抹掉 天頂 星 武器 轟成 碎片 逼 美 帝 不得不 偃旗息鼓 一向 無視 豬腳 外祖 家族 勉 難 決定 接受 豬腳 家族 族長 人人 認識 認識 認識 豬腳 輕忽 豬腳 豬腳 臉 操 媽 逼 作者 操 媽 逼 推薦 書 覺得 書 好看 屎 逼 讀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知道 底下 評論 作者 收入 套路 教科書 包括 火 本事 寫 一本 看看 </text:span><text:span text:style-name="T5">exm </text:span><text:span text:style-name="T6">一個 安靜 看書 美少女 作者 作者 收入 高 關 </text:span><text:span text:style-name="T7">p </text:span><text:span text:style-name="T6">事 書 火 不關我事 知道 覺得 搶救 一下 快 幫 </text:span><text:span text:style-name="T7">120 </text:span><text:span text:style-name="T6">有種 多年 前 風 淩 天下 作者 一本 小說 感覺 套路 一模一樣 沒想到 口味 復古 跟不上 潮流</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text:span><text:span text:style-name="T2">zz </text:span><text:span text:style-name="T3">不爽 身 天朝 移民 泥 轟 不想 垃圾 評價 星 走 送</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心理 病 國家 對不起 文中 使勁 黑 國際 精神 唐突 養 片 土地 日雜 外國 真他媽 忘本 白眼狼</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金 大腿 一個 市 領導 整得 死去活來 主角 當時 監控 全省 神 不在 鬼不覺 掌控 全省 人民 生死 這本 事 男 主 攀附 權貴 權貴 放狗 使喚 出 事 權貴 屁 作用 老爹 打成 植物 女友 打成 破 相 女友 閨 蜜 錯認 男 主 女友 輪 奸 致死 男 主 三天兩頭 弄 警局 服 作者 邏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智障 文 指 主角 配角 智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主角 金手指 控制 微生物 改變 不了 主角 腦 缺 老爸 打成 植物 主角 憤怒 報復 幾個 蝦米 明知 幕後 主角 選擇 無視 女友 打破 相 女友 閨 蜜 </text:span><text:span text:style-name="T5">x </text:span><text:span text:style-name="T6">殺 上門 女婿 岳父 利用 主角 事 毫不 心 整天 知道 泡 妹子 啥事 幹 坐等 上門 欺負 欺負 親人 女友 作者 編劇 情 這時候 主角 金手指 空投 細菌 隨便 滅殺 省 主角 雞 腦子 細菌 敵人 神經 疼 這種 純 廢 材 流 幾十年 前 流行 無法 想像 </text:span><text:span text:style-name="T7">21 </text:span><text:span text:style-name="T6">世紀 書 打出 補充 作者 親日 </text:span><text:span text:style-name="T7">nc </text:span><text:span text:style-name="T6">玩意</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補充 一點 此書 一本 約 炮 文 男主角 女 共用 男友 後面 發展 幾個 炮 友 設 無語 毒 點 很多 糟 點 滿滿</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不能 毒 一章 一個 段落 飽含 劇毒 這種 書 覺得 初中 肄業 絕 逼 寫 同樣 初一 勸退 學生 看不下去 仙草 乾草 真的 同一 本書 很多 這種 書 竟然 成績 簡直 沒 天理 敢 賭 坨 翔 巨 額 賭注 這本 書 絕對 作者 刷 本來 想 炒 出 名氣 賺錢 劇毒 實在 藥 解 沒 上鉤 作者 入不敷出 只好 揮刀自宮</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 智障 踩 臉 底線 反擊 關鍵 總是 放過 得罪 修 </text:span><text:span text:style-name="T2">500 </text:span><text:span text:style-name="T3">練 總是 報仇 保護 家人 傻子 遇到 事</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裝 逼 臉 教科書 作 讀者 希望 書 越少 越</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喪心病狂 豬腳 單人 殺光 毛子 一個 軍團 無數 搗蛋 灰 機 逼 普 大帝 簽下 城下之盟 縱橫 歐羅巴 清光 地下 巨頭 勾連 台前 大大小小 川 普 連續 天 倫敦 製造 堪 萬噸 級別 核彈 恐怖 武器 導致 雷電 籠罩 半個 倫敦城 多日 散 全世界 一片 譁然 後腳 作者 居然 敢寫 歐盟 官員 認識 認識 認識 豬腳 一定 阻止 豬腳 造福 全人類 進化 原液 進入 歐洲 市場 得知 豬腳 生意 慘 臉 作者 智商 屎 推薦 文 讀者 智商 屎殼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重生 文 特別 仙人 重生 這類 基本 毒死 償命 那種 一個 活 仙人 經歷 滄海 浮沉 重生 第一件 事 天 大喊 一世 誰誰誰 踩 腳下 動不動 情 情愛 愛 特 修仙 修成 傻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主角 精神分裂 一個 故事 一個 性格 神經病 一下子 見 女 一下 裝 純 談 感情 談 談 問題 作者 寫 感人 其實 </text:span><text:span text:style-name="T14">sb </text:span><text:span text:style-name="T15">狗血 無聊 要死 尼瑪 直接 女 </text:span><text:span text:style-name="T14">rbq</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太 噁心 太 噁心 太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名不副實 高分 當年 乾糧 回憶 裡 仙草 當下 貨真價實 毒草 豬腳 安排 身份 雙 科 博士 高學歷 人才 入伍 安排 特種部隊 特種部隊 弄死 </text:span><text:span text:style-name="T2">30 </text:span><text:span text:style-name="T3">隻 野狼 知道 當時 文革 環境 身邊 自殺 豬腳 沒事 眾 吐 槽 發 抱怨 明 知道 沒用 外 郵 反對 開荒 匿名信 無聊 聚集 起來 表演 愛情 歌曲 經常 秀 一下 流利 日語 英語 俄語 抓 蘇俄 軍官 毫無 估計 俄語 開心 交流 莫名其妙 批鬥 震驚</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四十五 章 棄 理解 評分 高 立意 主角 儒家 自然 經世致用 主角 工作 實在 體現 出 營利 主 商業 行 社會 意義 不大 第二 事實 相悖 作者 算是 老 作者 寫 現實 實在 幼稚 現實 社會 處世 基本 原則 善 目的 能夠 獲得 好處 儘量 創造 騰挪 空間 留 餘地 關鍵 壞事 做事 難 壞事 易 樹敵 太 難以 成事 作者 現實 描述 簡直 醜化 社會 現實 確實 複雜 作者 寫 簡單 第三 作者 儒家 理解 簡直 吃驚 地步 至少 本書 完全 字面上 解釋 兜售 讀者 真的 主角 形象 膚淺 書名 文不對題 字數 限制</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段 穿越 亞瑟 時代 男 主 榨汁 姬 幹 死 特 次 元 小說 出現 這種 智障 橋段</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理解 作者 想要 描繪 一個 追求 悠閒自在 生活 主角 想法 無法 理解 明明 主角 一個 欲望 十足 作者 強行 淡泊名利 同學聚會 明明 想 裝 逼 強行 大度 果不其然 馬上 屌 厲害 朋友 跳 主角 造勢 前女友 真是 瞎了眼 這種 女 表 子 立 牌坊 噁心 男人 幾年 作者 真真 想 寫 淡薄 名利 主角 不要 扯 莫名其妙 裝 逼 劇情 乾脆 直接 寫 主角 找 座 人跡罕至 荒山 隱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新章 綠 肉體 沒有 精神 出軌 女 主 黃毛 舉 一條 大魚 陽光 發光 臉 想 想 無趣 男 主 暗自 一個 決定 醛 石 真服了 以前 文 分手 那種 理念 不合 自然 分手 不算 綠 一次 描寫 太 尼瑪 詳細 差 趁熱 一發 後面 是不是 圓 過去 沒有 意義 評價 改 星 以後 醛 石 書 傻 逼 拜拜 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3">遠古 太監 作者 死 包衣 奴才 主角 綠帽 送 女 死 女 主 大量 描寫 亂 倫 </text:span><text:span text:style-name="T14">bl </text:span><text:span text:style-name="T15">宣揚 讀書無用 反 智 主義 毒害 青少年 舉報 建議 版主 </text:span><text:span text:style-name="T14">404</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女 主角 身後 幾年 真是 瞎 狗眼 浪費 青春 明明 女友 更好 生活 分開 之後 一心 求名 逐利 破 逼 生活觀 不要 不要 算 男人 說白了 主角 壓根 不在乎 女人 分手 之後 娘 寫 跑 前女友 面前 裝 逼 情節 </text:span><text:span text:style-name="T12">mdzz</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簡介 差 一句 話 屠龍 寶刀 點擊 送</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七八年 前 老套路 六章 棄 華表 新書 失望 剛 一下 過往 成績 一本 一本 華表 跟不上 網文 發展 名字 快要 消失</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 劇毒 建議 帶 腦子 大概 裡 番 世界觀 女性 沒有 節操 觀念 擦邊球 主角 隨手 撩 一片 那種</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 架空 世界 裡 宗主國 天朝 太子 慘遭 屬國 日本 偶像 臉 無可奈何 原因 偶像 公司 員工 偶像 真是 佩服 設定 邏輯</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裝 離異 帶 小女孩 少婦 騙 收藏 訂閱 裝不下 小說 裡 矢口否認 裝 下面 評語 嘲諷 再次 否認 其三 四個 字 不要 碧 蓮</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只能 活 幾千年 攝像頭</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夏 花 香蕉 真 尼瑪 矯情 要命 主角 喋喋不休 賣弄 博文 知 清高 屎 裡 帶毒 人物 關係 劇情 大量 描寫 扭曲 幼稚 日本 漫畫書 裡 角色 心理活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現實存在 長生 種 大人物 交集 目前 沒什麼 自保 能力 想 知道 長生不老 瘋狂 吞 化學 物 政治 動物 放過 主角 作者 睿智 光環 後期 超能力 布丁 拭目以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生 黑 作者 裝 女人 裝 寫 訂閱 賞 偏偏 裝 女人 博 同情 真的 噁心</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據說 本書 作者 女兒 感覺 瞎編 真 女兒 知道 本書 作者 位置 最好 撥打 </text:span><text:span text:style-name="T12">110</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書 八大 關鍵字 繁體字 黑鬼 送 女 德 棍 文 青 矯情 磨嘰 陽痿 評分 星 送 女 情節 出現 主角 幫助 王 鷗 追求 夏 紗 沫 一段 草泥馬 噁心 死 爹</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三十多歲 娛樂 公司 音樂 總監 穿越 一個 高中生 身上 智商 情商 永遠 停滯 高中生 水準 不斷 幹 蠢事 任性 事 親近 擦屁股 鬱悶</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 書 完 作者 文化 弱智 甘於 寫出 平凡 白文 創造 出 弱智 小說</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書名 應該 妹 智障</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一個 屌絲 根本 想像 不了 長生不老 強大 完全 皇帝 金 扁擔 主角 睡 幾千年 被動 學習 消極 賺錢 低效 造勢 這麼久 秒殺 羅斯 柴爾德 真正 學究天人 智 壓 人類 輕輕 鬆 松 主角 幾千年 公狗 化成 人形 近 十幾年 活動</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裝 離異 帶 孩子 單身 少婦 博 同情 人妖 作者</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真的 無法 吐 槽 作者 文 青 病 加上 奇怪 邏輯 彆扭 男 主 性格 真是 一發 </text:span><text:span text:style-name="T9">ap </text:span><text:span text:style-name="T10">彈 反正 甲 擊穿 先 男 主 性格 特指 次要 女 主 刻意 保持 距離 撩 最後 德 骨 完全 覺得 好人 關係 搞 暖 昧 搞 事情 渣 男 中央空調 算不上 至少 中央空調 好人 抄 歌 邏輯 一邊 痛徹 心扉 不能 抄 歌 名利雙收 羞愧 不已 一邊 果斷 抄 歌 裝 逼 最後 不得不 裝 逼 </text:span><text:span text:style-name="T9">excus </text:span><text:span text:style-name="T10">逗我 假裝 準備 參賽 馬上 有人 挑釁 裝 波 逼 套路 有意思 文 青 病 已經 懶得 噴 從頭到尾 高 逼 格 已經 無力 作者 這病 怕 沒 救</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手 其實 妓女 差不多 顧客 爽 最大 職責 文 青 其實 技術活 象 琴棋書畫 詩文 詞賦 妓女 隨便 寫手 文 青 水準 不夠 寫手 沒有 天賦 妓女 文 青 琴棋書畫 詩文 詞賦 玩 轉 學點 毒龍 鑽 冰火 五重 天 讀者 伺候 爽 算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水準 文 青 嗨 嗨 意淫 意淫 文 青 拉下水 文 青 兩 字 嗨 意淫 怪 瘋狂 拉 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幾章 棄 資料 知識 基本上 錯 抄 資料 好好 查 百分之九十 計算力 百分之五十一 隨便 修改 比特 幣 網路 主要 作者 程式設計 駭客 技術 一竅不通 非得 寫 細節 寫 一大堆 漏洞百出 東西 評價 程式 智慧 程度 代碼 長度 微 信 密碼 </text:span><text:span text:style-name="T2">md5 </text:span><text:span text:style-name="T3">格式 開 肉機 註冊 多次 不會 發現 太 扯</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惜 優 書 沒有 星 評價 死 不會 星</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狗屎 已經 拉入 黑名單</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 青 作者 文 青 劇情 狗屎 結局 討厭 文 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發出 杠 鈴 笑聲 眼看 書 一點一點 崩 眼看 作者 跳出 辯 眼看 作者 全 天下 一個 明白人 眼看 著作者 不斷 優越 眼看 書 最後 屎 一塌糊塗</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結局 原來 全文 主角 玩遊戲 所有人 </text:span><text:span text:style-name="T2">npc </text:span><text:span text:style-name="T3">思考 人工智慧 超脫 真是 狗 這本 書 字數 沒 推 作者 感覺 眾 不同 思想 寫 小說 普通 作者 不用 科幻小說 強行 拼接 都市 娛樂 小說 結尾 算是 研究 出 哲學 醉 真 這種 劇情 寫 沒 傻 寫 亂寫 撲街 作者 邏輯 武俠小說 寫到 結尾 外星人 入侵 地球 外星人 大俠 之間 思想 碰撞 真是太 眾 不同 寫 太 思想性 哲學系 作者 文 青 或許 有種 誤解 老 文 青 自居 糟蹋 文 青 覺得 這種 不算 文 青 算 腦子 病</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想起 癮君子 沒有 發作 深沉 侃侃而談 歷史 哲學 充滿 感情 痛改前非 不再 吸毒 毒癮 發作 馬上 做出 目瞪口呆 沒有 智商 底線 事情 主角 閱歷 沒有 一點 人生 智慧 惹是生非 從不 顧 後果 立場 碰到 女人 底線 拋棄 發情 動物 意志 遇到 挫折 驚慌失措 懦弱 不堪 從來不 反思 一個 精蟲 腦 荷爾蒙 過剩 青春期 宅 男 偏偏 作者 設定 所謂 三十多歲 音樂 總監 閱歷 真真 看不出來 主角 年齡 活 動物 身上</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 真人 作者 聲情並茂 寫 篇 推薦 文 翻看 此書 章 只能 必須 拉 黑 推薦 作者 此書 作者 兩個 作者 書 不能 必定 劇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據說 作者 實體 寫 劇本 三次 元 人生 贏家 忽然 理解 抗日 神劇 神劇 已經 中國 最好 編劇 寫</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文 來源 龍 空 連結 </text:span><text:span text:style-name="T2">lkong forum 60 </text:span><text:span text:style-name="T3">輪 回 簽 包衣 契約 無限 流 那本書 設定 中國 契約 滿 主神 空間 裡 佔據 優勢 復活 大清 進入 輪 回 空間 漢人 奴才 理解 作者 想要 樹 靶子 臉 設計 意圖 想 瑪 德 智障</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各種各樣 綠茶 婊 毒死 明明 題材 作者 文筆 閱歷 寫 小說 毒 點 無語 主角 軟腳 蝦 見到 女 弱智 原來 室友 成 億萬富翁 越 越 感覺 不爽 知道 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1">千萬 不要 調教 香江 夢幻 香江 來看 尷尬 死 純 </text:span><text:span text:style-name="T42">yy </text:span><text:span text:style-name="T43">沒 一點 考據 小說 千字 </text:span><text:span text:style-name="T44">500 </text:span><text:span text:style-name="T45">當時 頂 期貨 </text:span><text:span text:style-name="T44">20 </text:span><text:span text:style-name="T45">倍 杠杆 沒 敢 當時 沒 </text:span><text:span text:style-name="T42">20 100 </text:span><text:span text:style-name="T43">倍 杠杆 意味著 舉 個例 子 買 </text:span><text:span text:style-name="T44">1000 </text:span><text:span text:style-name="T43">萬 原油 平價 </text:span><text:span text:style-name="T42">30 </text:span><text:span text:style-name="T45">買空 </text:span><text:span text:style-name="T42">100 </text:span><text:span text:style-name="T45">倍 億 上漲 </text:span><text:span text:style-name="T42">31 </text:span><text:span text:style-name="T45">沒有 </text:span><text:span text:style-name="T44">1000 </text:span><text:span text:style-name="T43">萬 </text:span><text:span text:style-name="T42">1000 </text:span><text:span text:style-name="T45">萬 </text:span><text:span text:style-name="T42">30 × 100 ≈ 4333 </text:span><text:span text:style-name="T45">萬 爆 倉 期貨 正常 浮動 值 </text:span><text:span text:style-name="T44">30 </text:span><text:span text:style-name="T43">知道 將來 空頭 肯定 漲 賣 沒 傻瓜 意味著 買 </text:span><text:span text:style-name="T42">1000 </text:span><text:span text:style-name="T43">萬 </text:span><text:span text:style-name="T44">873 </text:span><text:span text:style-name="T45">億 保證金 風險 收益 低 傻 逼 選 倍 杠 </text:span><text:span text:style-name="T44">80 </text:span><text:span text:style-name="T43">年代 劇本 新手 上限 </text:span><text:span text:style-name="T42">50000 </text:span><text:span text:style-name="T43">最高 </text:span><text:span text:style-name="T42">50 </text:span><text:span text:style-name="T43">萬 千萬 劇本 好萊塢 沒有 影視 版權 使用</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有人 這本 書 老王 調教 想 吐 一臉 完全 不合邏輯 港 娛 文 年代 電影 公司 缺 劇本 更是 不在乎 劇本 王 晶 來看 幾段 主角 神 港臺 版 小鬼當家 票房 突破 天際 鄒 文 懷 一千萬 求 劇本 哈哈哈 小鬼當家 賣 海外 賺 幾億美元 開頭 棄 重要 原因 主角 聖人 超脫 賣 劇本 一千萬 窩 電影院 賣票 似乎 無關 想想 老媽 住 破 房子</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夏 花 作品 唯一 感覺 眾 審美 差距 一部 作品 算是 毒草 腦 殘 粉 留下 不好 印象</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 長生不老 整個 民族 國家 人類 族群 沒有 作用 沒有 發展 打贏 二戰 日本 屠殺 幾十萬 外國人 肆意 淩 辱 看不起 心 裡 辮子 有人 崇洋媚外 有沒有 何妨 下面 正經 書評 一個 長生 搬 磚 維持 生計 絕 幾千年 前 埋下 一個 夜壺 現在 挖出來 古董</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假設 一個 原子彈 殺 死 兩萬 人類史 神 假設 一個 上百年 閱歷 知識 家財萬貫 衣食無憂 應該 一個 一個 強大 金手指 遊戲機 永遠 續 幣 繼續 玩 下去 玩 上千年 只能 怪 罵 句 廢物 這本 書 男主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宣傳 愛國 回事 鼓吹 民族主義 回事 民族主義 旗號 趙家 送死 另一回事 郭靖守 襄陽 天下人 主角 一個 皇子 江山 極端 民族主義 江湖 洗腦 大義 名分 逼 戰場 尷尬 死 或許 覺得 寫 熱血</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明明 文筆 不行 非得 主角 寫成 高 武力 諸葛亮 看來看去 屌絲 可能 作者 氣質 改 回來 本書 簡直 屎 帶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堂 入 江湖 並無不可 主角 成立 權力 幫 名字 爆 做法 充滿 爭議 過於 理想化 主角 時不時 蹦出 現代人 口吻 話 十分 違 作者 行文 囉嗦 主角 東 邪 見面 例 基本 每隔 幾句 對白 解釋 說明 翻 東 邪 性格 劇情 拖 遝 過分 解讀 原著 主角 認 郭 靖 送 楊 傳真 教 想 借刀殺人 弄死 楊 亂改 原著 設定 李莫愁 輕鬆 吊打 全 真七子 任一 小龍女 主角 親 妹妹 假裝 毒 點 個人 評價 此文 毒</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主角 估計 知道 政治 手段 強行 偉 光 正要 救世主 看不慣 看不順眼 看不慣 事 雙重標準 沒有 政治 手段 不夠 狠辣 後果 看上去 感覺 </text:span><text:span text:style-name="T9">b </text:span><text:span text:style-name="T10">主角 智商 智障 強 不了 太 懂 歷史 懂 政治 不要 強行 裝 逼 簡直 穿越 恥 梟雄 算不上 蠱惑 送死 說到底 偽 君子 歷史 這種 不要 太 最後 翻 回 頁面 發現 尼瑪 </text:span><text:span text:style-name="T9">b </text:span><text:span text:style-name="T10">跑 錯 片場 原來 所謂 新派 武俠</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6">明白 毛 作者 喜歡 筆下 豬腳 塑造成 智商 極 高 善於 謀劃 算計 是不是 誤解 寫 智商 </text:span><text:span text:style-name="T37">50 </text:span><text:span text:style-name="T38">角色 已經 極限 智商 </text:span><text:span text:style-name="T37">50 </text:span><text:span text:style-name="T39">雞 立 鵪鶉 群 角色 只能 智商 </text:span><text:span text:style-name="T37">20 </text:span><text:span text:style-name="T39">有時候 作者 智商 不夠 智商 </text:span><text:span text:style-name="T37">20 </text:span><text:span text:style-name="T39">反倒 智商 </text:span><text:span text:style-name="T37">70 </text:span><text:span text:style-name="T39">事 豬腳 變 </text:span><text:span text:style-name="T37">sb</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一章 主角 常年 惡夢 導致 休息 不好 學習成績 非常 差 所有人 包括 知道 考不上 大學 主角 家 沒什麼 錢 主角 孝順父母 想 儘量 省錢 家 裡 減輕負擔 不想 自費 大學 主角 身體 非常 稍稍 努力 走 體育 生 路線 保送 大學 主角 覺得 種 奇怪 天賦 不想 利用 這種 天賦 懂 反正 沒 懂 作者 到底 想 整個 第一章 想 主角 腦 殘</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 想 寫 賤 賤 偏偏 寫出 一個 </text:span><text:span text:style-name="T2">nc </text:span><text:span text:style-name="T3">收 弟子 亂 定價 一身 豪華 裝備 練級 慢 行事 一直 反 人類 損人不利己 雙贏 誤會 瘋子 結緣 受 好處 改 損人不利己 願意 付出 資產 百分之 交朋友 願意 飛劍 遊戲 裡 真 這種 性格 早 眾 叛 親 穩 常委</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莫名其妙 苦戀 未成年 女 神經病 莫名其妙 發展 成 三角戀 大段 莫名其妙 瓊瑤 式 心 裡 獨白 受夠了</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 敗退 劉 天仙 光 聽 名字 隔 螢幕 聞到 一股 濃濃的 屌絲 氣息 臥槽 一個 演戲 演員 交往 幹 主角 事 嘴 裡 看到 新聞 沒什麼 反應 證明 無情 覺得 唯一 證明 每天晚上 衛生紙 歪歪 果不其然 後面 立馬 出現 屌絲 不行 劇情 意淫 幹嘛 創造 一個 世界 小屁孩 教 老子 計 始 彌 遠 劇情 眼前一亮 計謀 媽 告訴 進宮 兄妹倆 直接 操 刀子 幹 後面 沒 實在 怕 毒死</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看到 劉亦菲 宋 棒子 交往 新聞 沒有 生氣 無情 開頭 幾句 幫 毒 翻 神經病 娘 規定 看到 明星 交往 生氣 無情 垃圾</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 討 喜 滿身 戾 氣 沒有 自知之明</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 筆下 八門 遁 甲 變成 自我 催眠 邁特 戴 只能 幹掉 區區 四個 忍 忍 刀 眾 精英 忍 影 是從 精英 忍 中選 也就是說 每個 精英 忍 影 潛力 能夠 影 交手 作者 顯然 知道 一點 初 代 火影 仙 人體 解釋 細胞 細胞壁 胞間連絲 嗨 限度 植物 沒有 高 癒合 能力 高等植物 一定 高等 定義 算了 太 知道 吐 槽 火影 不用 作者 全程 嗨 嚴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越來越 理解 年輕人 看書 爽 點 裡 作者 安排 主角 </text:span><text:span text:style-name="T9">30 </text:span><text:span text:style-name="T10">歲 重新 回到 高一 標準 套餐 抄書 網遊 組 球隊 隊長 </text:span><text:span text:style-name="T9">30 </text:span><text:span text:style-name="T10">歲 主角 很爽 真的 有人 喜歡 這種 全方位 立體化 幼稚 裝 逼</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好好 突然 搞 </text:span><text:span text:style-name="T2">j8 </text:span><text:span text:style-name="T3">晚會 樂器 唱歌 生硬 裝 逼 臉 高考 淡然 態度 缺 在乎 一個 高中 婊 砸 嘲諷 口 屎</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私貨 攤 表達 資訊 時代 看法 硬 知識 不足 滿滿地 民 科 改變 世界 味道 資料 資訊 流 物 聯網 深度 學習 智慧 全 自動化 工業 時代 暢想 最前沿 領域專家 只能 給出 未來 可能 走向 無人 作出 完全 保證 想 預言家 當今社會 不必 風險 內容 欠缺 空口 白話 只能 忽悠 小學生 乾貨 堅實基礎 理性分析 作者 需要 學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主角 絞盡 腦 計 私生女 取 名字 叫做 費 潔 西 肺 結石 仇 作者 這本 書 裡 預言 </text:span><text:span text:style-name="T9">oppo 2018 </text:span><text:span text:style-name="T10">掉 出 國產手機 前十名 現在 </text:span><text:span text:style-name="T9">2017 </text:span><text:span text:style-name="T10">已經 一半 任重而道遠</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 金 大腿 讀書無用 讀書 成功 媽 蛋 金 大腿 金 大腿 成功 證明 讀書無用 總 感覺 智商 侮辱</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三十多歲 年齡 能夠 書 輕浮 真是 毒死 老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個人感覺 這種 文抄公 書 爽 點 抄 評論 抄 反響 情節 一截 一截 幾章 沒 進入 正題 實在 看不下去 吐 槽 一下 每一集 名字 太陽 當空照 花兒 笑 小鳥 早 早早 幼稚 點 一集 是不是 背上 炸藥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成功 讀者 展現 一個 皇帝 金 扁擔 式 美利堅 評分 居然 認可 金 扁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徒手 殺掉 李 密 七個 侍衛 手槍 幹掉 功夫 高 李 密 僅剩 三顆 子彈 一盞 茶 功夫 數百 隋 軍士 兵 楊玄感 殺死 官道 老高 寫 腦 殘 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種 太監 爛尾 半死不活 樣子 起點 評論 一群 匪軍 癡癡 自娛自樂 真是 悲哀 一股 怒火 心 生 冒牌 寫 不錯 畢竟 小兵 說不上 開山 一派 沒 師 士 那種 神 創意 算是 一部 糧草 作品 裁決 到底 鬧 主角 金手指 開 逆 天 不算 全篇 剩 臉 臉 活 難道 膚淺 所有人 知道 臉 愣 鋪 墊個 十幾 章 水 快 成 白開水 竟然 發 季度 真 覺得 直接 太監 爛尾 作者 挺不錯 最起碼 讀者 算是 交代 算是 人品 人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紳士 正視 欲望 員警 正在 趕來 所愛 露出 獠牙 一往無前 紳士 愛女 裝 穿 阻止 沒用 愛 穿 有人 逼迫 裸奔 妥協 扭扭捏捏 婆婆媽媽 一副 逼 羞 射 樣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母 系列 今天 剛 推 讀 版 看到 有人 推薦 奇書 母 控 豬腳 俄 底 浦斯 全套 戀母 戀母 開 後宮 目前 已經 </text:span><text:span text:style-name="T2">404 </text:span><text:span text:style-name="T3">系統 大神 紫 嶺 紅山 出 手寫 喪屍 喪屍 加料 版</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男主角 明明 一個 成熟 靈魂 面對 戀母情結 選擇 抑制 這種 錯誤 情愫 愛 突破 倫理 道 一場 轟轟烈烈 倫 之戀 哭 天 嗆 阻撓 母親 新 婚姻 用盡 手段 禁錮 母親 身邊 真是 個人 渣 作者 文筆 一流 故事情節 大體上 好看 令人 不恥 主角 這部 書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量 抄襲 內容 拼湊 成 一部 小說 蘇聯 文學 傳記 將帥 回憶錄 戰史 地攤 文學 描繪 志願軍 小說 不放過 魏巍 長篇 東方 作者 直接 抄襲 大量 東方 裡 描述 志願軍 郭 祥 部 戰鬥 內容 光 抄 俄 德 英 各國 作者 二戰 讀物 中國 讀者 太 容易 東方 茅盾文學獎 作品 容易 戳穿 氣泡 敢 真服了 作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先是 主角 女 主 中央 領導 情人 撞 女 主 這事 不孕 借酒消愁 撞 橋墩 死 主角 這事 倒 領導 交上 朋友 領導 面子 沒 弄死 情人 搞 出國 事 書記 十五歲 外甥 主角 不爽 直接 開車 撞 主角 車隊 撞死 親生 老爸 退位 領導 兒子 主角 接 主角 領導 情人 央視 主持 撞進 醫院 這時候 主角 已經 世界 首富 賠 車 事 道歉 沒 這時候 心腹 受不了 老闆 定制 輛 安全性 車 主角 同意 想 想 改變 主義 終於 主角 撞車 情人 開車 撞 第二個 女 主 車 撞車 狂 魔 當之無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 青 無敵 後宮 流 本來 無腦 後宮 文 偏偏 寫 主角 姐姐 晚上 出門 主角 買藥 輪 死 情節 弱 雞 主角 覺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總覺 作者 奧 術 理解 一個 意思 全程 奧 術 師 法師 升級 全 頓悟 冥想 元素 親 心 湖 藍 條施 法 全程 奧 術 師 研究 知識 研究 全 光 腦幹 跑 探險 開 地圖 特 叫做 奧 術 沒 自稱 奧 術 師 主角 法師 毛線 區別 模仿 院長 駕到 奧 術 神 座 痕跡 挺 明顯 陣亡 娜 迦 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腦 洞 不錯 後續 沒有 意思 作品 全都 設 作者 覺得 強 強 人物 披 原著 名字 低 智商 </text:span><text:span text:style-name="T12">npc</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店鋪 作品 裡 角色 交易 劇情 無腦 白 身 店長 竟然 帶 顧客 組團 異 世界 搶 商品 服 乾脆 征服 多元 宇宙 算了 開 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順帶 提 主角 缺錢 毒 點 覺得 搞笑 後來 一再 重複 強調 覺得 弱智 牛 </text:span><text:span text:style-name="T2">b </text:span><text:span text:style-name="T3">不該 窮</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有點 刻意 搞笑 搞笑 不好 笑 文 風格 模仿 遠 瞳 模仿 太 刻意 好好 魔獸 世界 術士 寫成 張 小花 遠 瞳 風格 傻 逗 流 術士 前期 新鮮 幾章 膩味</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屌絲 跪 女</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裝 裝成 傻 典型 範例 前面 幾章 </text:span><text:span text:style-name="T9">wow </text:span><text:span text:style-name="T10">術士 私貨 吐 槽 接受 敗退 特工 幾章 對話 明明 不想 引人注意 裝 逼 控制能力 </text:span><text:span text:style-name="T9">100 </text:span><text:span text:style-name="T10">特別 表明 傳承 普通人 學會 魔法 這種 行 已經 後面 證明 不二 花 幾章 描述 主角 撒 謊 瞞過 兩個 經驗豐富 特工 重點 突出 主角 神 智慧 奇妙 奇妙 謊話 居然 主角 拍 腦袋 臨時 想到 這種 小學生 家長 撒謊 級別 謊言 居然 瞞過 兩個 經驗豐富 特工 完全 相信 敢 信 強行 裝 裝成 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介意 窮 無所謂 欲 求 主角 睡 天橋 不介意 一個 感情豐富 想 致富 作者 強行 逆境 賣點 屌絲 臭 太 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級 難民 職業 轉職 山賊 爭霸 天下 網 游 文 新手村 山賊 打劫 有點 紅纓 記 味道 輕鬆 幽默 主角 性格 逗 五級 砍柴 刀法 山賊 喜感 流 民營 任務 進入 普通 白 爭霸 天下 文 俗套 沒有 開頭 靈氣 喜感 一個 單純 練武 收編 擴軍 打敗 敵人 進攻 白軍 文 流水帳 節奏感 不強 思路 明確 戰爭場面 描寫 單一 薄弱 已經 缺乏 可讀性 總體 評價 這種 網 游 爭霸 文 放在 十年 前 可能 一定 閱讀 價值 現在 已經 覺得 無聊 無趣 評級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毒 點 頗 貨幣 體系 崩潰 隨隨便便 百萬兩 黃金 主角 練氣 五重 人物 刻畫 不行 顯得 主角 裝 沒 金手指 修煉 十多年 練氣 兩層 一個 沒 優點 屌絲 金手指 變得 優越感 太重 後面 撿 兩個 先天 靈 體 乞丐 看不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洛基 變 洛 姬 作者 估計 沾沾自喜 改編 知道 頭上 頂 出 兩個 字 真 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騎士 比賽 馬 脖子 伸 騎 槍 長 騎 槍 米 長 魔 山 跌 下馬 不用 站 直接 侍從 劍 賽道 全長 米 作者 不斷 強調 強大 對付 羊皮紙 背後 寫 小說 主角 強大 跳 反對 是不是 寫 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毒死 文筆 小學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出生 名 王 靈 周圍 親人 朋友 奴僕 上司 下屬 所有人 知道 王 靈 突然 一天 私下 改成 王 真 靈 沒有 告訴 任何人 周圍 所有人 莫名其妙 喊 王 真 靈 見鬼 見 王 靈 亡靈</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社會主義 青年 不要 這種 三觀 不正 書 作 一個 </text:span><text:span text:style-name="T5">dnd </text:span><text:span text:style-name="T6">愛好者 之前 耐 瑟 瑞爾 名字 吸引 過來 作者 典型 占 茅坑 拉屎 </text:span><text:span text:style-name="T7">dnd </text:span><text:span text:style-name="T6">毛 關係 沒有 有人 真正 法師 問 一句 法師 規定 法師 冷血 無情 自私自利 法師 殺人不眨眼 作者 體現 主角 冷血 無情 自私自利 寫出 強行 殺 女 情節 夠 噁心 </text:span><text:span text:style-name="T7">dnd </text:span><text:span text:style-name="T6">裡 面 紅袍 法師 沒有 扭曲 之前 書 評說 黑暗 流 神經病 流 主角 作者 真實 內心 想法 寫 建議 看一看 心理醫生 陣營 屬於 邪惡 陣營 不要 此書</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黑暗 沒道理 殺 隊友 殺手 所謂 黑暗 不當 實際 沒寫 滅 世 消滅 生命 終極目標 難 感覺 主角 行 合理性 費 倫 紅袍 沒法 做到 主角 沒道理 黑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語無倫次 前後矛盾 爆 私貨 牛 神 </text:span><text:span text:style-name="T2">tm </text:span><text:span text:style-name="T3">吳三桂 綠帽子 投 大清 圓圓 一個 妾 算不上 娼妓</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老 實說 男人 好色 沒什麼 不對 作者 表現 有點 問題 好比 楚留香 田伯光 區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簡介 看不下去 感覺 嗨 過頭 風騷 人生 騷氣 沒 倒胃口 簡介 一枚 穿梭 世界 神 戒 從天而降 林 揚 表示 不能 淡 定 漢末 三國 一個 夜光 瓶 出價 千金 一個 音樂盒 當成 傳家寶 笑傲江湖 射雕 英雄傳 倚天 屠龍記 天龍八部 絕世武功 仗 劍 江湖 倩女幽魂 仙劍 奇俠傳 西遊記 成仙 節奏 風騷 人生 林 揚 走進 一個個 世界 口號 林 揚 袋 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剛 升級 被迫 生死 仇 合作 金蘋果 救 一個 大佬 性命 一番 辛苦 回 金蘋果 之後 告知 大佬 屁 事兒 沒有 引蛇出洞 計謀 現在 給你個 任務 開 嘲諷 引 點 怪 最好 敵對 大佬 引出來 噢 頭 上點 燈 免得 大佬 看不見 獎勵 上次 沒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總 喜歡 賣弄 私貨 好好 寫 一段 連續 故事 一直 字 裡 行間 表現 吊 其實 老 讀者 看來 傻 突然 想到 漫 威 電影 同學 面前 誇誇其談 漫 威 宇宙 電影 心中 想 滾 犢子 廢話</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學 霸 哪一點 沒 按理說 主角 主動 哈利波 特 窩 行動 裡 插一腳 根本 不會 蝴蝶效應 主角 嘴 裡 安全 時不時 點 畫蛇添足 事 挺 搞笑 混 鄧 布利 苦力 學 霸 沒 見 主角 研究 整天 劇情 周圍 擦邊 鼓 浪費時間 現實 世界 方面 劇情 有毒 作者 錢 沒什麼 概念 找 前 蘇聯 特工 問這問那 最後 居然 買 一點 頭髮 英鎊 知道 吐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很多 情節 腦 殘 不行 武俠 位 面 劍 快 捅 主角 主角 急中生智 背 功法 直接 停下來 額 對面 爬 走 捅 時間 夠 背 半本 功法 主角 蠢 竟然 局 騙人 蠢 局 信 懷疑 這本 書 裡 是從 幼稚園 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 動漫 宅 寫 書 不能 根本 知道 正常人 說話 相處 知道 正常 社會 運行 自然 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完 來看 這本 書 應該 矽 統 宅 文 無限 流 結合體 主角 推 三個 </text:span><text:span text:style-name="T2">saber </text:span><text:span text:style-name="T3">三個 炮 姐 幻想 鄉 搞 飛 神馬 大義 請到 身 上來 動 鈦 金 眼 嗶</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以前 看過 主角 討 喜 慫 弱 大驚小怪 是非不分 傻 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筆 糟糕 世界 設定 故事 設定 故事 講述 家長 裡 短 開 一個 空間 掛 不夠 開 四爺 掛 故事 改名 叫做 帶 四爺 闖 異 界 四爺 負責 搞定 女 主 負責 四爺 膩歪 敘述 不會 展現 滴 照顧 所有人 一個 樣子 貧嘴</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女 主 穿越 感覺 像是 古代 女 學 深入骨髓 批 古代 女兒 深 家 裡 訂 親 接受 該不該 關鍵 從來 沒有 思考 長 方面 家 裡 當成 待嫁 新娘 古代人 思考 夫婿 主角 聽 家人 找 立馬 當成 註定 嫁入 新娘 無語 有沒有 思考 妓女 贖身 古代 父母 女兒 找 安排 女兒 屏風 後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噁心 女 主 簡直 奴性 深重 反正 清 穿 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真是 一言難盡 拋開 文筆 故事性 故事 放在 一起 發現 兩次 清 穿 世界 極品 改 修理 修理 調教 調教 遠離 遠離 大清 阿哥 王爺 優秀 睿智 知錯就改 心懷 天下 牛 逼 壞 男 主 四爺 女 主 一直 稱呼 口語 爺 女 主 時空 生 孩子 特別 厲害 雙胞 胞 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幕 毒 回去 感覺 穿 過去 現代人 一個 封建社會 老 太君 規矩 講 家風 談 三從四德 毒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清 穿 部分 真是 看不下去 女 主 整個 形象 坍塌 戀愛 腦 來得 莫名其妙 大清早 完 女 主 一副 封建 婦女 樣子 端 太 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錯 腦 洞 攀 科技 後宮 系統 衝突 可惜 女 作者 通病 愛 發電 帶入 不能 理性 思維 女 作者 國寶 稀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笑話 大意 電腦 壞 高手 幫 修 電腦 高手 兄 主人家 借來 兩塊 塑膠 布 打火機 鐵釘子 幫主 重 一套 電路板 電腦 修好 高手 兄 收 五十塊 錢 事 拂衣 本書 主人公 高手 從零開始 編寫 </text:span><text:span text:style-name="T26">3dmax </text:span><text:span text:style-name="T27">軟體 利用 閒置 時間 製作 剪接 譜寫 小紅帽 逆 襲 黑紅 黃白 四部曲 系列 間接 重現 英雄 </text:span><text:span text:style-name="T26">o </text:span><text:span text:style-name="T28">盟 魔獸 </text:span><text:span text:style-name="T26">o </text:span><text:span text:style-name="T28">霸 守望 </text:span><text:span text:style-name="T26">o </text:span><text:span text:style-name="T28">鋒 知名 遊戲 順便 提 受歡迎 遊戲 居然 主角 策劃 型 世界 藍本 英靈 </text:span><text:span text:style-name="T26">o </text:span><text:span text:style-name="T28">座 真是太 厲害 主角 賽過 空手 造 蒸汽機 穿越 不愧 高手 兄</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沒 女人 閱歷 單身 狗 之前 描寫 古 伊 娜 有點 彆扭 影響 閱讀 最新 女主角 女 帝 出場 主角 一副 典型 設 崩壞 豬哥 樣子 這種 腦 殘 描寫 年前 劇毒 真是 噁心 死 主角 先是 女 帝 打鬥 默契 舞蹈 一口 血 抓住 女 帝 腿 摸 聞 血 吐 幹 字 裡 行間 充斥 豬哥 看見 女神 意淫 幽香 美麗 動人 美腿 絲襪 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劇情 走 出息 死 帶 土 死 琳 死 四代 夫婦 主角 蛋 這種 強行 劇情 殺 真的 碉堡 主角 煉 賢者 石 依然 護 不住 玖 辛 奈 虐 開 殺 主角 後面 學 帶 土 清洗 全世界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劇情 走向 平 平淡 主角 成長 翔 人物 設定 死 宅 愛 做人 偏 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閱讀 跳 感情 戲 見 女 軟 跪 舔 姿勢 十足 屌絲 矯情 宅 形象 躍然 眼前 本來 跳 該類 劇情 組隊 跳 過去 生 生 百里 屠蘇 澆 娘 溺 泉 不讓 變回來 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滿篇 病句 錯別字 胡扯 劇情 安排 幾乎 沒有 人物 塑造 毒草 詳 細點 禁 術 學 就學 禁 法 卷軸 偷 偷 完 之後 抓 處理結果 扔 戰場 配 隊友 誰家 大方 一個 看過 機密 技術 資料 傢 夥 外 送 心 真 外出 遭遇戰 領隊 一起 貨 先 歇 一個 懟 上去 戰場 玩 這種 沒 常識 沒 職 沒 銜 沒 戰績 雜兵 決定 明明 偷襲 專門 露臉 念 兩句詩 充 布袋戲 純屬 沙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那句話 第一百七 十一章 第一百八 十章 女主角 女 帝 出場 離開 絕對 絕對 絕對 遠古 劇毒 千萬 不要 龍 空 毒 抗 不夠 死 作者 真是 沒 見 女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女 作者 書 優點 明顯 文風 比較 細膩 缺點 明顯 格局 整 一部 宅 鬥 文 一個 小小的 宅子 裡 勾心鬥角 整天 算計 算計 女 作者 通病 適合 晉江 寫 </text:span><text:span text:style-name="T2">17 03 16 </text:span><text:span text:style-name="T3">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碉堡 九尾 戰 主角 已經 大概 知道 四代 夫婦 痛 殺手 沒 找 正 主 報仇 決定 直 死 魔眼 殺 尾 獸 先 尾 獸 不能 徹底 殺死 主角 遷怒 甩 鍋 能力 完全 帶 土 當個 朋友 殺 尾 獸 一起 當個 姦夫 淫 夫 雙宿雙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本 快 穿 太 看得出來 一本 詳寫 感覺 政治經濟 軍事 拍 腦袋 偏偏 作者 認 資料 詳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筆 太差 板磚 梗 老 武器 不好 菜刀 板磚 惡搞 一點 限度 沒有 用詞 用語 簡直 小學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感覺 腦 洞 越往後 越 不對 病 作者 全世界 強行 降 智商 寫 崩 滅 世 換 地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書 一個 套路 全部都是 自我 中心 無敵 碾壓 流 主角 設立 規矩 雙 標 嚴重 自相矛盾 過分 空 腦 洞 沒有 文筆 越 越 看不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胡亂 增加 設定 實力 增長 緩慢 敵人 總比 主角 要強 兩 三階 一次次 敵人 拼命 經常 拼不過 導致 生死 由不得 敵人 輕視 饒命 活 下來 主角 職業 聖騎士 性格 逗 逼 說話 不經 大腦 滿嘴 跑 火車 偏偏 </text:span><text:span text:style-name="T2">npc </text:span><text:span text:style-name="T3">唬 愣 尷尬 症 犯 加上 信仰 一個 思想 說話 聖光 神 升級 說服 聖光 神 力量 升級 算 哪門子 聖騎士</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毒草 棄 主角 第一個 得到 轉職 卷軸 偏偏 亡靈 法師 主角 喜歡 職業 種 不爽 輕微 主角 進 漆黑 子彈 好不容易 幹掉 一個 超強 怪物 系統 判定 主角 取巧 完成 獎勵 降 原先 主角 之前 精神 太 集中 幹掉 怪物 之後 忘 關 技能 導致 精神 耗 幹 昏 過去 怪物 掉落 沒有 撿 結束 之後 提示 遺失 掉落 收回 代價 海量 獎勵 點 獎勵 點 不足 </text:span><text:span text:style-name="T2">a </text:span><text:span text:style-name="T3">級 評價 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強行 還原 原著 沒本事 推演 劇情 削弱 主角 反正 想 文 青 弱 雞 主角 影響 劇情 這本 書 原著 死 主角 沒 救 成 乾脆 沒 卵 穿越 </text:span><text:span text:style-name="T9">ps </text:span><text:span text:style-name="T10">魔 禁 記得 好像 強 不強 計算力 已經 作者 吃 一方 炮 姐 超能力 對調 計算力 炮 姐 打成 狗 這本 書 主角 廢物 完全 不會 大學物理 沒 聽 課 港 漫 沒 看過 </text:span><text:span text:style-name="T9">ps2 </text:span><text:span text:style-name="T10">主角 一邊 攀 科技 跑 外行星 搞 基地 建 基因庫 核彈 庫 飛船 一邊 電磁波 控制 人體 出去 搞 事 贏 最好 輸 換 身份 再來 概率論 必勝 發現 剛 贏 輸 直接 一發 四千 億噸 當量 洗 掀 桌子 之後 帶上 基因庫 跑 路</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來 喜歡 篇 覺得 主角 腦 殘 寫 合胃口 發現 攔不住 作者 作 辛辛苦苦 努力 以防萬一 保險 栓 情況 玖 辛 奈 強行 劇情 殺 請原諒 初衷 彌補 原作 缺憾 主角 強 劇情 鋪墊 完成 情況 愣 反向 金手指 開 改變 劇情 接下來 用費 腦子 推演 ⋯ ⋯ 對不起 再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局 挺 新意 變 無聊 作者 或許 想 寫 白紙 般 主角 成長 線 高估 筆力 看到 主角 不斷 一類 白癡 變成 另一類 白癡 永無止境</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9">@ </text:span><text:span text:style-name="T15">哀傷 霜 開頭 好像 不錯 </text:span><text:span text:style-name="T14">30 </text:span><text:span text:style-name="T15">章 強行 翔 波 接 波 食人魔 變 偽 娘 搞 一條街 妓女 後宮 王 沒 卵 擋箭牌 妹妹 抓 奴隸 老媽 關 起來 性 奴</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限 後宮 無限 水 無限 倒貼 無限 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一種 彆扭 感覺 舉 簡單 例子 主角 口口聲聲 錢 重要 視 金錢 糞土 一邊 修煉 要錢 買藥 要錢 親朋好友 需要 錢 做好事 要錢 買 塊 需要 錢 尷尬 竟然 離不開 錢 裝 逼 老子 一點 不在乎 錢 每次 看到 裡 知道 下去 虛 偽 協調 感覺 錢 身上 跳 拼命 外 推 滾開 別過來 老子 視 金錢 糞土 不要 臭 老子 可能 老子 吃 不到 葡萄 理解 不了 那種 隨便 吃 葡萄 酸 反正 不到 </text:span><text:span text:style-name="T2">50 </text:span><text:span text:style-name="T3">章 看不下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難 確定 分數 星 兩 星 書 沒有 明顯 毒 點 三星 書 算不上 及格 本來 參軍 新書 頗 期待 開頭 尚可 第四章 出現 蘿 莉 追 喊 少爺 狗血 參軍 有名 蘿 莉 控 懂得 接下來 毫不 出奇 情節 俗套 無亮點 實在 乏善可陳 四十多萬 字 止 先是 都市 風水 轉 修 真 最近 竟然 投身 龍 組 轉 中西方 超 大戰 感覺 作者 完全 無法 靜心 經營 一個 世界 浮 故事 表面 寫 浮光掠影 根本 不能 撥動 人心 </text:span><text:span text:style-name="T9">ps </text:span><text:span text:style-name="T10">參軍 是不是 </text:span><text:span text:style-name="T9">404 </text:span><text:span text:style-name="T10">嚇破 膽 如今 寫 書 一點 感情 敢寫 黛 出走 婉 白 曼 不敢 收 女 主 猶如 分手 女兒 見 一面 再也 提 參軍 陽痿</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太監 寫 官場 文 其實 參軍 好處 官場 文 條條框框 限制 太 老 司機 姿勢 施展 開 這本 書 總算 回 後宮 文 正途 千嬌百媚 姹 紫 嫣紅 風流 快意 基調 定 題 寶典 絕非 僅僅 簡介 所說 修 真 寶典 意 泡妞 寶典 參軍 真傳 </text:span><text:span text:style-name="T2">ps 2016 </text:span><text:span text:style-name="T3">更新 錯 一路 讀完 一百萬 字 只能 遺憾 參軍 現在 已經 河蟹 整 廢 期望 失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作者 前 兩本書 完全 同一個 套路 幾乎 毫無 創新 最大 亮點 僅僅 主角 弟 控 表姐 僅 建議 未 作者 審美疲勞 讀者 食用 此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一場 比賽 裡 沒 踢 假球 買 凶 追殺 足球 真 可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請問 裡 地方 裡 淵 天 龍 淵 大陸 大叔 知道 難道 大陸 上來 來到 龍 淵 大陸 柔兒 連續 問道 似 此人 頗 好奇 作者 大人 有人 問 地方 回答 亞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遊戲 人生 種 生活態度 ≠ 沒完沒了 油腔滑調 正經 一點 正經 真 心想 你好 尊重 幾章 只能 放下 代入 不能 感覺 主角 可能 看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知道 是不是 現在 年紀 緣故 書 真的 有點 受不了 恥 度 太 高 別誤會 主角 羞恥 廉恥 恥 度 尼瑪 討厭 主角 第一次 遇到 或許 整 傷心事 以前 傷疤 橋段 明 主角 變成 不知廉恥 原因 根本 想 知道 原因 想法 沒有 看不下去 或許 後面 主角 轉變 心態 轉變 人性 昇華 抱歉 沒 撐不住 毒 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本書 又名 逗 開 後宮 逗 稱 其實 算 抬 舉 主角 認真 來講 這本 書 裡 主要 角色 時常 處於 智商 掉線 狀態 劇情 天雷 滾滾 意外 造成 某種 反差 萌 詳細 毒 點 參考 趙 公子 評論 本書 據說 無限 配角 逆 襲 作者 開 馬甲 寫 新書 延續 前 作 輕鬆 無敵 流 或者說 逗 後宮 流 風格 糟糕 過家家 角色扮演 男 主 姬 友 感情 戲 尤其 溫馨 大霧 堅持 追 讀完 章節 之後 感覺 毒 抗 功力 進 如今 趙 力 推薦 毒 抗 近似 龍 友 試 其他人 勿 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弟弟 太 搶戲 到底 來看 主角 殺伐 果斷 來看 弟弟 插科打諢 泡妞 滾開 劍 道 真 解 藉口 那本書 煩人 妹妹 好歹 滾開 沒寫 妹妹 泡 男人 劇情 作者 弟弟 一個 前期 引子 統計 一下 四十萬 字 描寫 引子 劇情 至少 三分之一 前 二十萬 字 對半分 哪門子 引子 弟弟 性格 討 喜 真心 折磨 可笑 作者 書評 區 裡 統計 最終 得出結論 大多數 支持 堅持 弟弟 寫 到底 廢話 寫 綠帽 作者 書評 區 裡 捧 刪 評價 書 評價 哥哥 負責 殺伐 果斷 保姆 弟弟 負責 搞 事 裝 逼 泡 妹子 愛看 雙 主角 敬謝不敏 棄 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本 開頭 主角 好人 實力 至上 弱肉強食 巴拉巴 拉 本來 滾開 極 道 天魔 裡 世界 設定 扯淡 滾開 腦 洞 驚悚 描寫 掩蓋 糟糕 設定 後面 崩 這本 書 作者 沒有 那種 腦 洞 文筆 強行 寫 比較 尷尬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本 魔法 學徒 寫 一輩子 遠古 大神 遠古 寫法 板斧 寫法 </text:span><text:span text:style-name="T2">17 02 09 </text:span><text:span text:style-name="T3">記</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充滿 矯揉造作 文 青氣 動不動 大段 大段 心理 獨白 完全 看不下去 架勢 情節 莫名其妙 女 縣長 代理 轉正 翻盤 選 下去 沒多久 書記 身份 殺 回來 我黨 管理 國家 幼稚園 小朋友 過家家 看到 所謂 寫實 官場 立即 棄 掉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寫到 後面 女人 發展 劇情 傳統 光明 教會 惡人 罪惡 城 幫 好漢 噁心 龍 族 無敵</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基本 一直 開車 文筆 劇情 不要 抱 期待 推 書 唯一 原因 部分 蘭 劇情 寫 比較 曖昧 稱 老 司機 劇情 一眼 掠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死 女 文 青 毛病 戴 公公 染上 女俠 死 女 這本 死 女 聽 一句 勸 文 青 種 病 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完 本書 基調 歡樂 逗 流 抖 </text:span><text:span text:style-name="T2">m </text:span><text:span text:style-name="T3">氣 發作 就讓 難以 輕鬆 起來 加上 主 站 寫作 沒法 頂 血 珊瑚 馬甲 肉 戲 彰顯 主角 男子漢 一面 整個 故事 成 一名 弱 受 兔 妖 不斷 跪 女 表演 建議 閱讀</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能 回到 魔法 學徒 魔 武士 水準 弱智 親戚 腦 殘 女 主 無腦 跪 女 真的 受夠了 根本 沒 包括 女 主 主角 放在心上 想 利用 主角 地位 沒 女 主 寵物 叛徒 內奸 母 高 男 主 寵物 只能 救 一個 女 主 絕對 救 寵物 男 主 女叛徒 只能 活 一個 活 應該 男 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一章 表示 比較 餓 食堂 點菜 點 占 三個 座位 菜 這種 事情 正常 成年人 思維 邏輯 食堂 餓 不會 頂多 吃 完 買 光 一點 作者 心理 年齡 暴露 懂得 誇張 賺取 眼球 現實 合理性 基本 思維 邏輯 根本 顧及 過來 樓下 有人 反映 出 作者 生活 閱歷 不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超能力 之後 世界 描寫 感覺 太 對勁 國家 傻子 一個 靈石 熏香 騙 國家 經費 國術 協會 研究 出 功法 現在 現代 社會 攝像頭 一堆 隨便 查 查 發現 主角 經常 密切 交往 找 不到 主角 後面 一個 家族 更是 口 屎 抓 異能 槍 不用 玩 格鬥 沒 抗 核彈 時代 出現 有人 抗 核彈 少數 大多數 能力 殺傷力 肯定 一把 槍 作者 亂世 完全 認同 國家 肯定 招安 招安 難道 造反 拉 幾個 現代 古代 安穩 過日子 玩 一個 強 沒用 國家 資源 培養 最強 肯定 強者 數量 確定</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想 高 逼 格 受限於 作者 肚子 裡 貨 剩下 幼稚 愚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帶 腦子 進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太小 白 靈石 碎粉 製成 蠟燭 高端 隱密 騙 經費 逗我 強 降 智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筆 劇情 人物 優秀 作者 人生觀 融入 劇情 之中 無聲 之間 灌輸 讀者 劣質 寫手 直白 寫 想要 強行 灌進 讀者 腦子 裡 這種 觀點 幼稚 低級 更讓人 受不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毒 點 太 太 細節 幾乎 沒有 邏輯 全 雷 羡慕 仙草 糧草 神仙 胃口 真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依稀記得 作者 本書 裡 主角 </text:span><text:span text:style-name="T9">100 </text:span><text:span text:style-name="T10">億 收購 金庸 作品版權 </text:span><text:span text:style-name="T9">© </text:span><text:span text:style-name="T10">現在 億 收購 金庸 作品版權 只能 真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廢物 主角 做事 畏首畏尾 瞻前顧後 最大 心願 回到 地球 屌絲 只能 屌絲 獲得 力量 屌絲 檯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個 研究室 </text:span><text:span text:style-name="T2">fan pan </text:span><text:span text:style-name="T3">奪權 統治階級 兩敗俱傷 統治 層 治 龍 組 類 組織 撿 便宜 裡 面 一半 軍隊 人員 一半 社會 人員 龍 組 裡 幾個 比較 統治者 談判 成立 會議 統治 占 三個 席位 三個 席位 占 字數 看起來 十來 歲 背後 沒有 寫有 勢力 組 治 四個 席位 鬥爭 佔優勢 四個 席位 大佬 三個 大佬 個人 武力 一個 階層 第三等級 前面 很多 情節 很毒 跳 實在 毒 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到處 搜刮 葉 奇遇 偏偏 寫點 原著 之外 東西 簡直 有點 犯 噁心 明明 外掛 開 上天 主角 一副 外掛 小樣 比不上 狠 凡人 成 道 主角 知道 高 裡 主角 一邊 搜刮 遺 澤 一邊 藐視 歸來 志願 太小 格局 太小 簡直 算 玩意 主角 光環 開 掛 玩意 到處 知道 劇情 外掛 搜刮 好處 所謂 血戰 安全 保障 情況 沒有 半點 歷經 生死 磨難 東西 臉 吹 逼 吊打 一群 大帝 主角 典型 龍 傲 天 辣 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智商 問題 一個 幾拳 打死 暴 龍 金剛 拳 男人 學 國術 以後 刀 砍 破防 男人 打黑 拳 練武功 大興安嶺 狼 練武功 熊 練武功 確定 腦子 問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臥底 任務 寫 進 木葉 進 木葉 掉 智商 明顯 忍術 忍者 財富 隨隨便便 講 氣 遁 尷尬 名字 原理 卡 凱西 聽 原因 不明 完全 沒有 主角 帶來 利益 小屁孩 劇情 忍受 裡 主角 智商 全 掉 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間諜 自豪 向上 忍 講解 發明 忍術 感覺 頭上 護 額 鮮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6">覺得 專業 碼 農 作者 不要 主角 設定 成 碼 農 分鐘 出 戲 開篇 碼 農 主角 穿越 </text:span><text:span text:style-name="T37">97 </text:span><text:span text:style-name="T38">派出所 隨便 </text:span><text:span text:style-name="T37">win95 </text:span><text:span text:style-name="T39">現場 員警 目瞪口呆 編 雷電 一一 光碟 指甲刀 刻 </text:span><text:span text:style-name="T37">win95 </text:span><text:span text:style-name="T39">起碼 梗 現場 編 雷電 極 簡 版 年代 搭建 開發 環境 麻煩 </text:span><text:span text:style-name="T37">128kb </text:span><text:span text:style-name="T39">龜 速 下載 </text:span><text:span text:style-name="T37">c++ c++ </text:span><text:span text:style-name="T39">早期 版本 尿 性 員警 </text:span><text:span text:style-name="T37">debug debug</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一章 笑 尿 一歲 說話 兩歲 走路 天才 低能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創意 不錯 智商 降 太 厲害 設定 遊戲 熱情 轉換 學習 可能 性格 轉換</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開頭 無比 制 杖 一點 自保 能力 沒有 裝 逼 作 死 身邊 </text:span><text:span text:style-name="T2">npc </text:span><text:span text:style-name="T3">弱智 無敵 整個 家族 押寶 遠離 儲 爭 埋頭 科研 豬腳 國王 快 掛 改換門庭 天天 規勸 服 此書 角色 智商 基本 媲美 喜洋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媲美 奧 術 王座 良心 疼 看到 一個 迷信 科學 迷信 邪教 鄉村 愚 婦 不可理喻 主角 作者 世界 配合 主角 主角 早 撲街 科學 觀察 歸納 總結 主角 世界 怎麼回事 沒 搞清楚 一門 套用 前世 知識 差 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文 抄 流 書 噁心 作者 喜歡 詳細 寫 創作 過程 主角 思想 變化 表演 主角 充滿 感情 抄 抄 沒 知道 偷 樂 偶爾 裝裝 逼 來點 爽 感 不要 一點 自知之明 沒有 </text:span><text:span text:style-name="T2">ok </text:span><text:span text:style-name="T3">抄襲 抄 出 創作 熱情 思想 激情 澎湃 變來變去 真 東西 寫 本書 典型 文 青 矯情 抄 東西 抄 出 優越感 佩服</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好看 書 沒有 意思</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鋼鐵 直 男 鋼鐵 人物 刻畫 基本 負分 學習 部分 成 優點 這本 毅力 學 作者 概率 學 渣 反正 看不下去 懂 不要 瞎 寫 不好意思 純粹 理科 真的 天賦 學 渣 皇帝 金 鋤頭 典型 代表 看到 大概 </text:span><text:span text:style-name="T2">10w </text:span><text:span text:style-name="T3">字 實在 看不下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國王 那段 主角 裝 逼 失敗 後面 巨龍 出場 巫師 種 殺死 男 主 巨龍 女兒 一起 一路 陷阱 搞 死 巫師 太 沒意思 幹掉 爸爸 拐帶 女兒 故意 寫 劇情 忽略 掉 前面 飛 巫師 後面 飛 這種 無法解釋 </text:span><text:span text:style-name="T2">bug </text:span><text:span text:style-name="T3">這段 人類 智慧 超出 巨龍 粗暴 強行 解釋 後面 巫師 帶 空間 戒指 戒指 裡 藥品 食物 強力 手段 只能 主角 出現 一瞬間 巫師 主角 光環 瞬間 降 智 負 一萬 無腦 一路 追 主角 跑 順便 動物 陷阱 襲擊 治療 最後 引誘 進 一個 山洞 活埋 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一個 瘋狂 科學家 重點 真的 夠 瘋 研究 全 尋思 大法 大喊 出 一堆 地球 專有名詞 研究 立馬 現代 一次 成功 立馬 實物 用到 身上 書 應該 技 霸 巫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想 一點 主角 性騷擾 犯 書 裡 主角 女性 談話 必然 摸 手 把手 放在 大腿 現在 這種 行 </text:span><text:span text:style-name="T2">80 </text:span><text:span text:style-name="T3">年代 主角 這種 變態 行 足夠 吃 牢 飯 主角 媽 講話 把頭 媽媽 胸口 摟 媽媽 腰</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情節 弱智 解釋 問題 直接 病 幾章 看到 作者 充分 描寫 一個 殘暴 冷血 性格 怪異 不務正業 現代人 穿越 王子 一個 王子 一點 超模 力量 知道 士兵 找 野外 發現 一個 火燒 </text:span><text:span text:style-name="T2">1500 </text:span><text:span text:style-name="T3">度 蛇 童話 劇情 白 反派 弱智 主角 創意 算 行 絕對 劇毒 星</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一流 科普 二流 魔法 科學 推 轉換 推演 三流 劇情 作者 小說 兩 字 是不是 誤解 寫 說明文 想像 一下 西遊記 </text:span><text:span text:style-name="T9">30 </text:span><text:span text:style-name="T10">篇幅 科普 佛教 道教 教義 </text:span><text:span text:style-name="T9">30 </text:span><text:span text:style-name="T10">篇幅 解釋 法術 原理 是不是 可怕 小說 劇情 王道 設定 出彩 劇情 服務 書 劇情 簡直 差點 笑 出 豬叫 主角 表示 太 忙 不屑 屠殺 整個 府邸 王 兄 計較 打算 聰明 無比 頭腦 毫髮無損 王 兄 圍捕 金蟬脫殼 胸有成竹 主角 剛 準備 裝 逼 莫名其妙 一頭 突然 出現 龍 擄走 神馬 鬼 劇情 黑人 問號 表情</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感謝 </text:span><text:span text:style-name="T14">@ </text:span><text:span text:style-name="T15">青椒 炒雞蛋 推薦 本文 設 看過 渣 設 主角 便是 網友 偷情 未婚妻 抓 冒出來 炮 友 兼 客戶 接 進入 主神 空間 遇到 常 光顧 菊花 性工作者 一名 高 中時 玩 懷孕 見 跑掉 便 打掉 孩子 妹子 一名 主角 泡 甩 自殺 妹子 一名 親戚 表妹 兼 炮 友 一名 </text:span><text:span text:style-name="T14">wtf</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綠 欠 抽 書 喜歡 咖喱 味 屎 屎 味 咖喱 記得 書友 稱 真實 舉例 這種 想 人生 輸家 不能自己 綠 綠 跪 真實 沒 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評分 虛 高 全 舒 克 同行 襯托 目前 </text:span><text:span text:style-name="T2">61 </text:span><text:span text:style-name="T3">章 第一個 副本 戰爭 方面 作者 想 寫出 主角 成長 主角 實際上 殺伐 果斷 堅守 底線 最終 形態 規避 文 青 毒 點 不好 地方 副本 代入 感 略 差 畢竟 遊戲 裡 艱難 求生 主角 卻是 到處 狙 畫風 太 一致 第二個 副本 有點 看不下去 很多 地方 劇情 略 浮誇 作者 費勁 心思 編 歌 看起來 非常 出 戲 沒什麼 毒 點 文筆 劇情 甚 出彩 創意 其實 無限 流 穿 電影 改成 穿 遊戲 評分 虛 高 純粹 舒 克 一片 宅 臭 作者 襯托 矮個子 裡 面 拔 高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幾章 感覺 非常 文風 切題 比較 舒緩 生活 流 節奏 外加 空間 探索 頗 有點 清新 味道 作者 寫 寫 臭氣 散發 隨身 生活 流 突入 位 面 爭霸 種田 男主角 身上 透露 出 小市民 味道 相當 討 喜 利用 國家 打工 利用 完 卸磨殺驢 踢 一邊 感情 到處 玩 曖昧 優柔寡斷 缺乏 擔當 種田 爭霸 理想主義 可笑 政治 思維 偏 描述 成 聖人 總是 反 復 自私自利 讀者 催眠 成 正常 想法 全文 沒有 爽 點 反倒 充斥 看來 作者 好好 整理 想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千萬別 書名 騙 這本 書 改稱 定制 綠帽 合適 </text:span><text:span text:style-name="T14">ps </text:span><text:span text:style-name="T15">神農 掃雷 貼 不信邪 自認 毒 抗 高 獵奇 試讀 毒 發 身亡 戒 初版 神農 掃雷 記錄 詳情 </text:span><text:span text:style-name="T14">lkong thread 1241499</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優點 本書 單 介紹 毒 點 綠帽 情節 男 主 女友 腳 踩 兩 船 反派 強 挖 主角 牆角 帶 綠帽 主角 報仇 後來 多次 幫助 綠 表 訂婚 儀式 祝福 一下 雕塑 方面 描寫 米開朗基羅 創作 大衛 四年 達芬奇 畫 蒙娜麗莎 一年 半 主角 雕塑 天 幾百歲 異 世界 雕塑家 豈不是 幾萬 件 作品 留 世 收藏 市場 不會 崩潰 主角 根本 不會 畫畫 沒 接受 藝術 培養 描寫 人體 動物 結構 知道 純粹 所謂 平 刀 刀法 驚豔 一群 眼光 卓越 收藏家 隱形 金手指 喪心病狂 掉 懸崖 間 撿 武功 秘笈 巧合 生硬 巧合 全 主角 碰上 老天 親兒子 媽 死 爸 死 老爺爺 死 全村 死於非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重生 歸來 末世 一朵 憐香惜玉 白蓮花 開局 寡婦 主角 狗 條件 得到 主角 救助 事成之後 立馬 翻臉 裝 出 一副 守身如玉 樣子 指使 主角 救 女兒 寡婦 女兒 獲救 不領情 主角 一頓 奚落 謾 駡 主角 表面 生氣 心中 覺得 一個 可塑 決定 悉心 栽培 真不愧是 以德報怨 深 具 傳統美德 青年 接 一群 人渣 衝突 主角 震懾 全場 之後 決定 收 麾下 盡力 幫 提升 實力 真的 稱 人人 欺 人人 值得一提的是 主角 重生 想要 救 妹妹 幫助 陌生人 主角 決定 捨本逐末 犧牲 寶貴 時間 無用 身上 希望 身處 末世 遇到 好人 真的 值得 感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問題 主角 重生 買 瓶 </text:span><text:span text:style-name="T9">s </text:span><text:span text:style-name="T10">級 身體 藥劑 馬上 送到 實力 變強 </text:span><text:span text:style-name="T9">boss </text:span><text:span text:style-name="T10">有錢 寡婦 沒 買 玩意 末日 地位 藥劑 唾手可得 前後矛盾</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書名 居然 戳 兩 毒 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十幾 章 覺得 文筆 行 看不下去 裡 面 北方 不吃 魚 知道 明朝 吃 不吃 魚 覺得 鬧饑荒 兵亂 沒 吃 觀音土 吃 在意 魚 好吃 吃 不吃 魚 靠山吃山 靠水吃水 句 話 時間 思想 衝突 接受 不了 其實 河 裡 東西 主 平民 不讓 抓 能夠 接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看到 </text:span><text:span text:style-name="T14">26 </text:span><text:span text:style-name="T15">章 猜測 種種 主角 稱呼 百戶 大人 不想 書 記得 收藏 久 居然 字數 一點 字數 少 明 穿 文 這種 稱呼 細節 倒 無所謂 本書 作者 寫明 代 專業戶 寫 好多 明代 稱呼 官員 大人 專業 明 穿 文 作者 這點 懶得 百度 字數 少 更新 慢 忍受 不了 毒 點 刪 書 </text:span><text:span text:style-name="T14">2018 11 06 55</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餓死 不吃 魚 讀者 洗 魚 吃 起來 第一 不會 第二 太 費 油 不吃 魚 瑪 德 滿身 毛病 知道 吐 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日本 一腔 愛 日本國 熱血 真 沒 代入 感 比較 喜歡 教主 黑 川 慶 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鬼 邊防軍 兩次 屁滾尿流 真 戰鬥力 沒什麼 可說 偏偏 歐 克 這方 科技 碾壓 種族 碾壓 數量 碾壓 奈何 我軍 強 抵不過 作者 屁股 歪 人類 方 欽定 暴打 瞭解 一下 第一次 突然 起來 沙塵暴 打輸 第二次 讀者 急 要命 狂喊 別輸 作者 急 等一等 點 信心 搞 出 異 神 核爆 男 主 基本 手下 手動 再見 屁股 怕 救 不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 擁有 主神 空間 這種 </text:span><text:span text:style-name="T2">imba </text:span><text:span text:style-name="T3">金手指 不算 太 毒 主角 好不容易 積累 生存 點 偏偏 兌換 一個 寫 輪 眼 鬧 隨便 兌換 幾個 戰鬥 類 技能 裝備 寫 輪 眼 寫 輪 眼 偏重 單 戰 輔助 技能 真不知道 主角 作者 開頭 死 開竅 女 員警 劇毒 作者 真 米 國 米 國 那種 死 開竅 員警 好萊塢 電影 存在 天朝 員警 懂得 變通 女 員警 居然 喪失 襲 死死 抓住 主角 嫌犯 確定 成年 女警 少年</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心思 手段 大局 走勢 佈局 誘導 唐 逸 性格 能力 實幹 膽魄 陸 掙 床 戲 尺度 福利 王 思 遠 要命 沒 重 生前 侯 衛東 有人 黑 太 侯 衛東 爺們 起初 沒 背景 硬是 修 條 直通 領導 心中 青雲路 自認 毒 抗 高 真的 扛不住 主角 陸 偉民 優點 慫 缺點 慫 喜歡 搞 平衡 喜歡 因勢利導 喜歡 最後 一刻 扭轉乾坤 上述 內容 看似 很爽 閱讀 體驗 程 極度 可怕 此書 最後 一句 董 學 斌 衝 冠 怒 紅顏 不講理 官場 </text:span><text:span text:style-name="T2">250 </text:span><text:span text:style-name="T3">書 放棄 治療 喜歡 瑞 根 書 真是 不能 忍 真 懷疑 寫 烽 皇 之前 或者說 寫 書 瑞 根</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荒 評分 高 好多 推薦 一下 奇怪 好評 幾章 完全 看不下去 樣子 作者 感覺 完全 沒有 常識 樣子 沒有 署名 沒有 傳承 確定 作者 畫 隨隨便便 賣好 幾千萬 美 刀 出 國美 簽 農家樂 簡單 入 籍 辦 假證 下午 搞定 買 槍 買 大白菜 沙漠 鷹 美國 槍 店 隨隨便便 賣 軍用 槍支 招 航海 時代 酒吧 招 牛仔 主角 出國 完全 沒有 語言障礙 老外 說話 老鄉 說話 順溜 已經 無力 吐 槽 弄 架空 背景 十多 章 完全 不想 沒 這種 感覺 細節 太 較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個 惡魔 當鋪老闆 契約 交易 滿足 心 裡 欲望 得到 能力 都市 裝 逼 故事 類似 第八號 當鋪 設定 一個個 劇情 拼接 成 劇情 設定 不錯 幾個 關鍵人物 塑造 非常 想法 日常 曖昧 後母 女僕 人偶 可惜 細節 描寫 不夠 強行 聖母 主角 討 喜 對話 參雜 重 宅 臭味 每個 故事 強行 洗 白 跡象 爽 點 不足 差 評 </text:span><text:span text:style-name="T2">ps </text:span><text:span text:style-name="T3">主要 其實 後母 肯定 不敢 推 書 水軍 知道 想 先 炒起來 奔 改編</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種 娛樂 文 歸納 強行 生活 流 娛樂 文 強行 跪 真實 強行 歡樂 強行 平淡 以前 文藝 時代 時代 一個 名字 生活 流 娛樂 文 越 作者 差不多 太 刻意 這本 作者 文筆 差 故事 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前面 正 享受 </text:span><text:span text:style-name="T2">110 </text:span><text:span text:style-name="T3">章 瞬間 灌 一碗 翔 狗屁 設定</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幾十 章 一個 字 墨 蹟 寫歌 賺錢 累死累活 到處 演 電視劇 跑 通告 腦子 進水 專心 轉 音樂 圈 原因 居然 結婚 不好 唱歌 作者 找 理由 不能 點心 或者說 丫 不能 好好 查 查 創作 型 歌手 究竟 吊</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 這本 書 噴 沒有 噴 點子 精英 道德感 稀薄 非常 正常 辯論 設定 一個 理論 情況 討論 烈士 行 沒有 問題 辯論 應該 禁忌 本書 問題 精英 思想 沒有 精英 教養 噴 斷子絕孫 罵人 帶 髒字 噴 技法 實在 美 這種 眾 蔑視 無法 脫離 眾 困境 暴露 作者 精 趙 憤慨 這本 書 法律 辯論 有所 見解 忍得 住 作者 翻掉 醋 罎 子 酸臭 其實 尚有 東西 寫 傳統 裝 逼 臉 想 迎合 眾 覺得 無比 高貴 寫 網文 這種 兩頭 討好 事情 總評 乾草 帶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性格 混 娛樂圈 現在 寫 書 結巴 相聲 瞎子 瞭望 員 一堆 吹捧 書 特色 馬桶 吃飯 特色 估計 馬上 作者 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2">第一個 交易 故事 看不下去 一個 壽命 換工 廠 直接 弄成 植物 昏迷 </text:span><text:span text:style-name="T33">30 </text:span><text:span text:style-name="T34">工廠 強行 交易 完成 搶劫 惡棍 主角 交易 公平 行 完全 主角 不爽 文字遊戲 弄死 壽命 換 東西 毛 換 之後 </text:span><text:span text:style-name="T33">30 </text:span><text:span text:style-name="T34">壽命 換 直接 植物 </text:span><text:span text:style-name="T33">30 </text:span><text:span text:style-name="T34">期間 東西 管不了 昏迷 幾十年 過去 東西 早 全 拿走 交易 之前 </text:span><text:span text:style-name="T35">18 </text:span><text:span text:style-name="T34">壽命 主角 考察 考察 完 </text:span><text:span text:style-name="T33">30 </text:span><text:span text:style-name="T34">交易 不能 中止 啥子 行 以後 交易 每次 幾年 壽命 考察 完 其實 </text:span><text:span text:style-name="T33">100 </text:span><text:span text:style-name="T34">坑蒙拐騙 直接 發家</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說教 性質 濃 觀點 不敢苟同 棄 太監</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不該 小說 應該 沒 才華 作者 哭 寫手 內幕 幾章 個人 完全 無感 行業 難受 地方 喜歡 換行 工資 高 主角 沒有 喜歡 習作 愛好 吃飯 不行 點 行業 內幕 感覺 行 故事性 文筆 建議 喜歡 這本 書 沒事 百度 諧星 語錄 感興趣 看看 星際 老 男孩 直播 錄影 至少 乾脆 打發 時間 這本 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讀 這本 書 腦子 裡 一直 浮現 經典 西 幻 角色 十年 之後 </text:span><text:span text:style-name="T2">1368dr </text:span><text:span text:style-name="T3">之時 希 瑞克 創造 希 瑞 這本 蘊藏 巨大力量 典籍 宣稱 唯一 真神 閱讀 此書 相信 書 內容 希 瑞克 竟 愚蠢 讀 編織 出 謊言 抄書 抄 覺得 神 沒 毛病</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世界 設定 過於 詭異 作者 想 寫出 那種 平淡 感覺 殊不知 造成 濃重 違 感 主角 第一部 電影票房 三億 屬於 頂級 票房 產出 那種 居然 圈 類 沒有 掀起 一點 波瀾 主角 居然 跑龍套 熱門 電影 武 電影 映 導演 知道 電影 上映 沒 想起 主角 唯一 娛樂 新聞 一個 文藝片 起家 朋友 裡 蹭 熱點 像是 當年 集結 號 一炮而紅 張 涵 予 蹭 趙 濤 熱點 扯淡</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 迷 自信 沒 帶 豹紋 大本 傑克遜 幾個 日後 名氣 夏季 聯賽 全勝 豹紋 大本 傑克遜 剛 沒 肯定 水準 不夠 </text:span><text:span text:style-name="T2">nba </text:span><text:span text:style-name="T3">球 探 瞎子 幾個 現在 日後 一半 水準 沒 日後 水準 後面 練 現在 一群 落選 新秀 差不多 水準 打賭 夏季 聯賽 全勝 頭 全勝</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 這本 書 噴 沒有 噴 點子 精英 道德感 稀薄 非常 正常 辯論 設定 一個 理論 情況 討論 烈士 行 沒有 問題 辯論 應該 禁忌 本書 問題 精英 思想 沒有 精英 教養 噴 斷子絕孫 罵人 帶 髒字 噴 技法 實在 美 這種 眾 蔑視 無法 脫離 眾 困境 暴露 作者 精 趙 憤慨 這本 書 法律 辯論 有所 見解 忍得 住 作者 翻掉 醋 罎 子 酸臭 其實 尚有 東西 真的 想 寫 網文 這種 兩頭 討好 事情 總評 乾草 帶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模仿 第八號 當鋪 文 青 作品 半 餿 餿 雞湯 文 大概 內容 主角 誤入 俱樂部 莫名其妙 得到 俱樂部 擁有權 一個 傀儡 小姐姐 一起 展開 裝 逼 旅程 實際上 這本 書寫 尷尬 作 絕對 大漢族主義 老牛 來看 這本 書 絕對 劇毒 劇毒 主角 進 俱樂部 以後 徹底 變成 一個 黃皮 白 心 香蕉 無論是 衣 用語 飲食 習慣 突然 變成 一個 白人 書 無處不在 優越感 尷尬 拋開 老牛 偏見 這本 書 裝 逼 臉 算是 達到 平均 水準 之上 劇情 設計 算是 及格 喜歡 這種 類型 小說 讀者 試 閱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敵 流 男 主 坑 成 一家 店 主人 誘惑 妖 進行 交易 看到 四百多 章 基本 寫來 男 主 交易 故事 正常 這種 單元式 小說 應該 愛 這本 惡 一半 棄 作者 瘋狂 未亡人 母子 擦邊球 男 主 繼母 想法 深愛 父親 父親 深愛 女人 重要 女人 繼母 出場 簡直 未亡人 愛好者 狂歡 偏偏 作者 強調 純潔 母子情 立 簡直 繼母 設 極其 沒 修養 嘴 髒 作者 直爽 拼命 加 戲 這本 讀者 出現 一個 妹子 覺得 男 主 後宮 美名 曰 安排 男 配 不想 看到 跳進 火坑 合著 侍一夫 不算 火坑 兩 星 故事 能力 行</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9">@ </text:span><text:span text:style-name="T15">山上 </text:span><text:span text:style-name="T14">ayan </text:span><text:span text:style-name="T15">看到 送 主角 忘記 樂器 叔叔 法國 姐姐 那段 附近 棄 原因 感覺 故事 翻來覆去 情 深深 雨濛濛 那種 把戲 配角 輪 虐 主角 作者 三觀 不爽 舉 個例 子 老婆婆 尋 子 那段 明明 關 門 解決 事情 非得 弄 第三家 無關 富人 壽宴 玩 催淚 直播 媽 付錢 樂隊 真 狗 強行 感動 前面 預埋 手段 個人感覺 書 奇幻 版 煩事 傾 廣州 電視臺 專門 竄 弄 家 裡 是非 長舌 漢 八卦 節目</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太監 說實話 本書 適合 放在 故事 書單 像是 一本 故事 穿 起來 行業 簡介 完 王 重生 開 一家 文化 公司 這本 書 毒 點 實在太 設定 吃 書 撲街 作者 瞬間 變大 神 故事性 弱 誇張 爽 點 幾乎 沒有 其實 爽 點 藏 深 大部分 不到 缺點 這本 書 仍然 值得 讀 核心 競爭力 不經意 之間 透露 行業資訊 高分 原因 大部分 作 小說 這本 書 毒草 無疑 資訊 感興趣 寫 差 仍然 具有 獨一無二 競爭力</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成功 白文 作者 覺得 代表 中國 文學 未來 相信 作品 真的 歷史 價值 業界 前輩 身份 自鳴得意 指點江山 真的 垃圾 豬 風口 飛 起來 沒有 翅膀 必須 祈禱 風不 快速 過去 不會 摔成 碎片 不會 椅子 屁股 印 磨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喜 主角 性情 重生 日本 淘金 學習 日語 知道 翻譯 涉足 賽馬 事前 足 功課 日本 行 尷尬 竟 時不時 出 一股 子 重生 優越感 俯視 角度 評論 哥們兒 重生 不要 屌絲 幼稚 真 世界 重生 遊樂場 單機遊戲 文中 室友 描寫 略 毒 完全 看不出 情誼 覺得 主角 施捨 性 傾向 知道 網文 開 頭 寫 大學 宿舍 老大 老二 以此類推 好像 全國 大學 宿舍 是從 梁山 下來 濃濃的 草莽 氣息 究竟 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完 書 錢 </text:span><text:span text:style-name="T2">200 </text:span><text:span text:style-name="T3">章 左右 想 醛 石 變 喜歡 生活 流 開頭 大部分 作品 特定 職業 設定 欲 求 懶散 主角 老 書友 想 東西 沒有 寫 主題 賽馬 養 馬 大部分 輕輕 帶 國外 選 馬 參賽 略 提 文字 重點 放在 一幫 貴族 子弟 圈錢 畫 美女 社會階層 人物 周旋 一幫 村民 孩子 打交道 出現 幾個 人物 沒有 往常 書 裡 那種 真實 感覺 一個個 像是 範本 跋扈 富 二代 貪婪 肥胖 商人 投機 外國人 白 都市 文 裡 爛 典型人物 出現 真正 重點 難道 應該 異域 風情 別樣 職業 人生 想 都市 文 選擇</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喜 主角 性情 重生 日本 淘金 學習 日語 知道 翻譯 涉足 賽馬 事前 足 功課 日本 行 尷尬 竟 時不時 出 一股 子 重生 優越感 俯視 角度 評論 哥們兒 重生 不要 屌絲 幼稚 真 世界 重生 遊樂場 單機遊戲 文中 室友 描寫 略 毒 完全 看不出 情誼 覺得 主角 施捨 性 傾向 知道 網文 開 頭 寫 大學 宿舍 老大 老二 以此類推 好像 全國 大學 宿舍 是從 梁山 下來 濃濃的 草莽 氣息 究竟 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三個 最大 敗筆 上來 彩票 投資 方式 金錢 無限 描寫 一個 職業 艱難 慢慢 養 馬 最後 一級 級 參賽 贏得 職業 最高 榮譽 快感 喜歡 醛 石 生活 流 大部分 異域 人生 獨特 職業 經歷 賽馬 國外 馬場 草草 帶 寫 實際 一個 金錢 無限 大款 中國 窮困 縣城 揮霍 體驗 其他人 跪拜 感覺 賽馬 簡單 事情 馬 交流 親子 每天 馬 培養感情 賽場 馬 獲得 冠軍 職業 魅力 文章 寫成 買馬 外行 富翁 雇 騎手 掙錢 整個 職業 味道 特色 沒 沒寫 最後 </text:span><text:span text:style-name="T2">bug </text:span><text:span text:style-name="T3">太 億日元 辦 卡 回國 洗錢 沒 厲害</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感謝 </text:span><text:span text:style-name="T2">@ </text:span><text:span text:style-name="T3">哥哥 推 評 主角 擁有 預 判 能力 國內 無意 落魄 德甲球 探 發掘 回 德國 一如既往 地被 嘲諷 最後 更是 只能 流落 德 丙 保級 球隊 主角 守門 能力 太 強 硬是 全 賽季 球 丟 勇奪 冠軍 教會 隊友 尼爾斯 領悟 變相 射門 法則 一定 臉 情節 嚴重 沒有 好萊塢 星 亂 入 據說 比賽 全 封 有點 無敵 不合理 感 腳 慎 入</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保證 保證 屁 成績 沒 拍 胸脯 保證 沒 問題 別怪 老外 懷疑 換成 懷疑 空口說白話 保證 值得 懷疑 每次 看到 豬腳 拍 胸脯 保證 應對 質疑 感覺 特別 舒服 有種 一巴掌 蓋 腦門 衝動 保證 保證 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牛 逼 二代 秘密 研究 時光 機 小混混 綁架 差點 強 奶奶 紫菜 魚皮 作者 筆力 嚴重不足 一邊 寫 美女 富 二代 傲 嬌 日常 一邊 強行 發展 宏大 主線 寫 東西 不倫不類 第一本 變身 小說 陰影 變身 小說 敬而遠之 棄 評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拋開 屁股 立場 這本 書 白文 白文 缺點 腦 洞 不合理 人物 臉譜化 包括 主角 在內 眾 人物 沒 一個 立 起來 優點 一個 爽 字 受 詬病 當時 滿清 基本 盤 穿越 成 慈禧 沒 辦法 個人 受不了 主角 一個 男人 穿越 成 慈禧 嫁人 入 宮 宮 鬥 一氣呵成 沒有 一點 彆扭 直接 寫成 一個 女人 穿越 發 晉江 起點 女生 無語 主角 垂簾聽政 之前 沒 沒有 改變 真 慈禧 運氣 位置 太天真 老佛爺 在歷史上 精明 特別是在 政治 鬥爭 方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 妹 系列 變身 嫁 太 高能 只能 建議 慎 入 感謝 骨科 專家 很粗 性感 提名 推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新聞 發佈會 話 先公 佈 未來 支援 在場 眾 記者 沒有 一個 問題 好奇 沒有 一個 關心 沒有 一個 關心 技術 實現 沒有 一個 關心 中國 國家 是不是 未來 支援 實在 沒法 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證明 瞭 </text:span><text:span text:style-name="T2">nzt 48 </text:span><text:span text:style-name="T3">確實 提升 智力 療效 主角 磕 藥 之後 算 正常 智商 第二個 世界 上傳 記憶 生成 人工智慧 給予 約束 一句 相信 相信 嗑 藥 之後 計 畫 智商 主角 相信 一個 擁有 記憶 智慧 遠 超 主角 電子 意志 絕對 不會 背叛 自信 主角 覺得 電子 意志 不會 病毒 攻破 導致 記憶 資訊 裡 穿越 世界 能力 洩 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試 毒 歸來 以下 書 最後 一章 段 話 夠 驟然 間 一股 狂放 氣 白雲飛 心底 升起 打斷 天使 魔女 兩個 要說 決定 人間 生活 好好 天堂 地獄 兩個 世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套路 很毒 作者 功底 不錯 居然 寫 作者 大綱 太爛 或者說 沒 大綱 玩意 升級 升 飛快 沒有 一點點 升級 爽快 感 照樣 一秒 吊打 敢 信 毒草 </text:span><text:span text:style-name="T2">ps </text:span><text:span text:style-name="T3">評 論說 作者 五百 章 伏筆 埋 作者 寫到 五百 章 以後 強行 開 腦 洞 地球 世界 層次 屬於 界 最弱 雞 層 分鐘 捏 爆 幕後 黑手 搞 系統 玩 陰謀 蛋 疼</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面 套路 算 爽 久 疲勞 尤其 力量 體系 徹底 崩潰 主角 升級 升 太 快 只好 後面 境界 加 層 境界 高 心性 沒 半點 進步 修 真 修 心 那種 想像 一個 修煉 修 煉化 整個 世界 神人 看到 女人 下半身 思考 反派 已經 超越 聖人 存在 思維 凡人 紈絝 沒 區別 同樣 情況 貫徹 整部 作品 大多數 位 元 元 高 權重 上位 全 毫無 責任心 自私自利 欺男霸女 之輩 主角 臉 救世 作者 仇富 仇 權</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個頭 感覺 低齡 作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很多 白文 作者 知道 沒 接觸 女神 覺得 讀者 沒 見 女性 反正 筆下 所謂 女神 實力 家境 顏 值 智商 情商 停留 弱智 二小 核心 思路 男 主 竟然 舔 真的 獨特 做作 感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研究 出 跨 時代 科技成果 科學家 功勳 值 逆 天 國家 認作 最高 領袖 總統 公開 庇護 武聖 不敢 招惹 每隔 幾天 一堆 紈絝 公共場所 圍 殺 原因 居然 一個 妹子 同情 蘇 雪兒 每次 作者 知道 推進 劇情 提溜 一堆 愛慕者 蹦出來 殺人 公開 旗號 喊 喊 殺 妹子 沒 坑 死 挺 容易 真的 愛慕者 仇人 兩 分給 異 世界 現實 世界 零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嬋 </text:span><text:span text:style-name="T9">b </text:span><text:span text:style-name="T10">真的 看過 蠢 女 主 主角 中毒 初次 相遇 深陷 重圍 拿出 解毒藥 </text:span><text:span text:style-name="T9">b </text:span><text:span text:style-name="T10">一臉 感動 震驚 解 毒 以後 中毒 霧 草 現在 九死一生 時刻 最高 戰力 以後 留 上墳 特 不許 劍 仙 主角 劍 以前 一個 劍 修 害 害 長 屌 天下 男人 屌 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不止 嬋 </text:span><text:span text:style-name="T5">80 </text:span><text:span text:style-name="T24">配角 豬 青梅 生日禮物 主角 研製 出 技術含量 </text:span><text:span text:style-name="T7">800 </text:span><text:span text:style-name="T6">萬億 貢獻 點 機甲 沒有 錯 身 高級 技術人員 主角 身家 </text:span><text:span text:style-name="T7">2000 </text:span><text:span text:style-name="T6">點 慶 生 機甲 </text:span><text:span text:style-name="T7">800 </text:span><text:span text:style-name="T6">萬億 機甲 最高 智慧 全境 封鎖 陳兵 邊境 保護 明白 沒 知道 技術 突破 搞 全世界 知道 轉頭 主角 走 新 掛 差點 世家子弟 搞 死 技術 重要 研製 技術 重要 軍方 頂尖 戰力 派 邊境 保護 不能 主角 保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論是 聖女 聖人 女性 剛 見到 主角 會心 波瀾 面 帶 春色 些許 誇張 作者 寫 文 這種 感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異 界 修仙 末日 殺人 鬼 網遊 調教 天網 妹子 一鍋煮 你家 丈母娘 貧民 看不起 派 殺手 殺 無奈 裝 逼 攤攤手 丈母娘 九大 貴族 員警 一個個 智障 作者 心 誅 含沙射影 設定 前後矛盾 推進 劇情 強行 降低 所有人 智商 行文 散亂 寫 寫 飄到 地方 作者 想 令 文章 鬆弛 度 無奈 文筆 有限 看起來 感覺 前 章 末日 緊張 章 直接 泡妞 智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女 系列 </text:span><text:span text:style-name="T2">via </text:span><text:span text:style-name="T3">骨科 專家 里昂 甘迺迪 診斷 原文 推斷 林 青兒 張 晨 種 算 猜得 准 順帶 說不定 看看 爹 話 需要 幫 帶 沒有 林 青兒 忽然 笑了起來 昨天 行 來看 話 或許 需要 喊 爹 不在 蜀山 張 晨 林 青兒 帶到 正在 那條 蟒蛇 纏綿 巫 王 面前 趴下 身子 旋即 伸手 輕輕 撩起 林 青兒 隨意 披 身上 薄薄 長裙 長驅直入 現在 喊一聲 聽聽</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狗血 一筆 沒 末世 主角 殺人 知道 一個 貧民 殺了人 活 下去 有錢人 主角 小說 世界 政府 背景 政府 問 主角 殺人 主角 回答 政府 主角 何人 不可 殺 主角 殺 點 主角 殺 </text:span><text:span text:style-name="T2">tmd </text:span><text:span text:style-name="T3">弱智 一點 合理性 沒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前 十章 一個 感覺 主角 幫助 妖魔 滅掉 世界 最好 朋友 下藥 毀 莫名其妙 富 二代 搶 一個 主角 表白 資格 沒有 女人 派 兩 波 殺 主角 世界 差 有人 揭竿起義 保護 必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氣 感 六重 便是 後天 境 後天 境 煉 體 境 淬 骨 境 搬 血 境 府 小城 成千 人口 數百萬 大城 數個 人口 千萬 小城 練氣 六層 算 高手 一個 馬賊 團 夥 淬 體 鍛 骨 千個 小城 幾十億 廢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書 剛 開局 吃 設定 規定 不能 遊戲 資訊 洩 露 </text:span><text:span text:style-name="T5">npc </text:span><text:span text:style-name="T24">視作 超 遊 第一局 遊戲 主角 機智 揭穿 隊友 全 </text:span><text:span text:style-name="T7">npc </text:span><text:span text:style-name="T6">怪物 作 死地 </text:span><text:span text:style-name="T7">npc </text:span><text:span text:style-name="T6">隊友 解釋 啟 動 支線 隊友 太 懂 遊戲 背景 設定 揭穿 一臉 蒙蔽 多次 超 遊 </text:span><text:span text:style-name="T7">npc </text:span><text:span text:style-name="T6">故意 誤導 男 主 犯規 最後 竟然 獲得 級 評價</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覺得 這種 主角 應該 那種 電信 詐騙</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第一章 勸退 之前 有人 小說 內容 根本 沒 新意 普通 跑 團 心想 沒關係 沒 跑 團 權當 瞭解 第一章 描繪 主角 設 作 一個 醫學 世家 主角 願 繼承 家業 就學 醫 偏偏 外面 醫院 工作 受不了 領導 脾氣 一怒之下 辭職 身無分文 情況 接受 父母 資助 感覺 回去 太 沒面子 有損 自尊心 本事 接受 資助 這時候 自尊 絕 主角 找 工作 失敗 心安理得 開起 </text:span><text:span text:style-name="T2">lol </text:span><text:span text:style-name="T3">追 新 番 真是 家 開 三家 診所 退路 心 慌 第一章 主角 行 總結 起來 一個 字 賤</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 姐 系列 主角 癡戀 二姐 大姐 癡戀 主角 差 大姐 二姐 百合 貴 圈 真 亂 系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母 系列 骨科 專家 </text:span><text:span text:style-name="T2">@ </text:span><text:span text:style-name="T3">樹 書 開頭 鬼畜 騾 痔 翔 好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方 正直 殺 青 火狼 天 青 火狼 方 正直 殺 可能 青 火狼 村民 聽到 後來 已經 完全 震驚 橫行 蒼 嶺 山 週 王者 青 火狼 居然 方 正直 殺 根本 就讓 無法 相信 方 正直 一個七歲 孩子 天才 真正 天才 臉 橋段 寫 尷尬 作者 真 娘 天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姐 系列 看到 半 蛙 大大 稱讚 作者 女 極 爺們 氣概 河蟹 絕不 刪改 書稿 前去 參觀 可惜 書 實在 胃口 沒有 堅持 掃 完 退避 只能 建議 慎 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厄 第一章 主角 穿越 發現 附近 血 池 古怪 主角 冷笑 一一 跳進去 跳進去 看看 血 池 到底 古怪 不能 遠古 網文 期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動物 寫 千篇一律 常見 貓咪 寫 假惺惺 沒有 神韻 </text:span><text:span text:style-name="T2">yy </text:span><text:span text:style-name="T3">受不了 剛 看到 主角 爹 收購 商 賣 糧食 主角 不讓 爹 還價 收購 商 握手 拍板 還價 收購 商 搞好關係 接 秀 讀 ＂ 厚黑學 ＂ ＂ 國富論 ＂ ＂ 紅與黑 ＂ ＂ 孫子兵法 ＂ ＂ 三十六計 ＂ ＂ 君主 ＂ 主角 提法 好像 讀 書 智計 百出 想 知道 有沒有 翻開 看過 兩章 到底 知不知道 裡 面 寫 接 雷 原來 主角 歲</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9">1600 </text:span><text:span text:style-name="T15">章 主角 長 </text:span><text:span text:style-name="T14">16 </text:span><text:span text:style-name="T15">歲 尼瑪 主角 家 末 有錢 主角 黃 賭 一身 偉 光 正 投資 賺錢 女 主 忠貞不二 有種 白癡 忽悠 感覺 沒聽說過 富 二代 三代 正 一代 一定 知道 活 意思 反正 錢 十輩子 花 完 坐 吃 死 算了 書 裡 描寫 不少 女性 作者 單 女 主 蛋 疼 有種 泡 狗屎 感覺</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前 作 歷史 粉碎機 高清 重置 版 削弱 主角 外掛 更加 注重 人物 動力 度 高 不少 如果說 問題 掛 太 導致 明確 認識 開 掛 搞 溫和 土改 找死 裡 人物 階級立場 太 明確 作者 即興 吐 槽 太 出 戲 幾個 配角 吸引 仇恨 值 不夠 雍正 王朝 裡 舉例 李 衛 劉 王 氏 翻案 機 扳倒 黃 倫 幾句 對話 形象 立住 知道 冤情 想 申冤 官官相護 沒用 沒用 明著 告訴 老子 黃 倫 仇 想 冤案 整 倒 民婦 冤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男 主 變身 平行 世界 女生 抄書 抄 詩詞 媽 劇毒 親 小姨 發現 女 主 變 美 親 腳 玩 女僕 </text:span><text:span text:style-name="T2">plai </text:span><text:span text:style-name="T3">鬼 女 主 精 一會 覺得 世界 沒 配 身體 只能 男性 靈魂 配 一會 覺得 應該 完全 變成 女人 靈魂 裡 男性 部分 糟粕 全文 角色 智商 低下 沒 完 應該 高 不了 重要 男 配有 一段 心理活動 女生 腿 長 直 併攏 原裝貨 知道 男人 開墾 女人 腿 分開 類似 這樣的話 妹 開 姥姥 腿 全文 充斥 猥瑣 下流 正常 行 觀點 據說 後面 劇情 更加 放飛 棄 下去 精神 污染</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1">@ </text:span><text:span text:style-name="T22">七夜 香蕉 作者 品味 差 連帶 小說 噁心 比如說 大話西遊 名曲 一生 所愛 居然 韓 紅 唱 主角 最愛 聽的歌 求 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十年 前 算是 合格 白 升級 無敵 流 爽 文 現在 這種 套路 挑戰 讀者 智商 見識 主角 算是 沙發 果斷 後宮 種馬 不斷 越級 反 殺 對手 具有 無敵 流 小說 特徵 這種 推 到底 範本 配搭 作者 文筆 味如嚼蠟 再三 跳躍性 閱讀 無法 帶入 感 特別 開頭 直接 地球 帶來 道德經 作 異 世界 武 道 總綱 更是 毒 不能 全書 四百多萬 字 讓人真 心 佩服 作者 毅力</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裡 面 地球 弱智 中國 更是 弱智 死 宅 大兵 八百 輩子 沒 見 女人 死 宅 癡 異 界 女 魔法師 碾壓 場面 少 代入 異 界 反派 到處 搞 事 搞 高貴 女性 倒 寫 皇叔 代入 中國 真是 毫無 爽 點 總評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作者 仿佛 逗我 笑 貼 一段 原文 有人 建議 直接 埃爾塔 進行 徹底 改造 手 揮 全面推廣 漢語 教學 可行性 自然 低 這種 毀 苗裔 事兒 願意 願意 釘 在歷史上 幾百年 蓋 棺材 好多 出頭 不肯 更何況 新區 當中 大部分 社科 研究者 更是 竭力反對 想法 最後 已經 批 倒 批 臭 方案 消滅 搖籃 當中 作者 大中華 </text:span><text:span text:style-name="T9">56 </text:span><text:span text:style-name="T10">民族 和諧 美滿 大家庭 裡 漢族 </text:span><text:span text:style-name="T9">92 </text:span><text:span text:style-name="T10">人口比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第四十四章 覺得 味道 不對 前面 傳送門 後面 地球 出現 核 冬天 之後 避難 裡 新區 不再 一寸 土地 中國 精神分裂 一個 新 地球 土著 開發 發現 沒 發現 完 沒有 中國 一席之地 地球 南北極 中國 遠 想 插 一腳 主 先 佔先 占 占 不到 沒 書 行 後面 忽然 看書 坨 翔 意思</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驚喜 發現 仙草 看到 異 界 送溫暖 知道 一口 咬 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敢情 過來 燒殺 劫掠 毀約 殺 俘 天朝 過去 象徵性 兩下 手心 扶貧 扶貧 幫 掃盲 </text:span><text:span text:style-name="T2">tm </text:span><text:span text:style-name="T3">漢語 天朝 先 學會 異 界 語 異 界 語 異 界 進行 掃盲 教完 技術 還給 配發 裝備 難怪 殖民 要求 提 玩 三代 以後 四處 烽火 地盤 崩 故事 敘述 能力 不行 敘事 節奏 亂七八糟 大片大片 流水帳 沒有 代入 感 人物 主次 清 完結 份 顆 星</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四十 幾章 回來 差 評 贊 一遍 念頭 通達 </text:span><text:span text:style-name="T2">tm </text:span><text:span text:style-name="T3">看書 爽 膚淺 告訴 皇子 章 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虐 主 作品 體現 主角 悲劇 強行 降低 周圍 智商 一堆 旗號 強行 虐 主 名 體現 高層 個人 壓迫 個人 正義 無法 伸張 實際上 虐 主 找 理由</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根 一個 聖母 莫名其妙 滅 世 魔王 融合 黑 化 黑 徹底 一邊 糾結 救世主 魔王 一邊 渴望 友情 愛情 不斷 傷害 身邊 愛 關心 真是 好久 沒有 見 操蛋 主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先 說好 都市 文 裡 男女 主角 關係 看重 線索 許 舒 婷 有點兒 好看 情節 愣 堅持 </text:span><text:span text:style-name="T2">42 </text:span><text:span text:style-name="T3">拉菲 毒 死去活來 終於 抑制 不住 一個 深刻 感想 金錢 沒有 概念 先生 女士們 不要 寫 商戰 文 一個 掌握 全球 經濟命脈 英國 貴族 家族企業 兩 兄弟 搶 繼承權 最後 你死我活 一瞬間 弟弟 問 哥哥 放棄 哥哥 表示 兩百萬 一分 不能 少 弟弟 表示 錢 簡直 做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 早期 無限 流 作品 當初 算是 不錯 尤其 很多 設定 後來者 提供 參考 可惜 事 巨 細 背景 解說 劇情 延伸 漫畫 愛好者 可能 仙草 熟悉 漫畫 讀者 簡直 臭不可聞 裹腳布 前面 幾個 故事 算 型 世界 混亂 簡直 令人生畏 很多 鼓吹 邏輯 嚴謹 武力 設定 笑話 後期 目前 進度 莫名其妙 金手指 四處 亂 戳 簡直 不忍 直視 汝 仙草 吾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主角 欣賞 田伯光 不想 三觀 不符 田伯光 這種 現代 死 一萬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尋找 六分 無限 流時 發現 毒草 明白 玩 拳皇 玩 指導 草薙京 八神 練武 邏輯聯繫 誒 上上下下 左 左右 右 </text:span><text:span text:style-name="T12">baba</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喜歡 本書 翻 作者 名字 查找 書 無法 想像 從零開始 競選 總統 這本 同一個 作者 智商 差 太 接受 不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後面 劇毒 簡直 屎 摻 毒 秦 宇 坐在 院子 之中 好奇 把玩 手上 一件 黃金 天平 元 神 埃及 法老 裡 奪來 審判 天平 嘗試 無果 之後 秦 宇 審判 天平 重新 丟 元 神 小人 元 神 小人 接下來 舉動 卻是 秦 宇 震 住 主角 自已 元 神 控制不了 元 神 寵物 靈魂 寫成 外人 作者 腦 殘 元 神 震 住 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初期 主角 臥底 調戲 蕭 炎 輕鬆 故事 中期 主角 繼續 臥底 禍害 蕭 家 故事 後期 主角 回 </text:span><text:span text:style-name="T2">boss </text:span><text:span text:style-name="T3">身份 帶領 魂 族 稱霸 鬥 羅 大陸 大體上 沒 問題 行 邏輯 洽 全 主角 掌控 問題 大大 行 作者 三觀 詳細 描寫 發 便 當時 場景 一個 蘿 莉 發 便當 詳細描述 腰斬 乾草 變 毒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情懷 沒 女 送 男 送 部落 族 文筆 不錯 劇情 不錯 太 過於 真實 浮誇 過去 現在 武力 設定 其實 崩 厲害 一個 一個 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主角 出場 第一章 變 瞎子 情不自禁 古龍 描寫 正邪 兩 盲人 傳奇 比較 正派 盲俠 花 滿 樓 邪 派 蝙蝠 公子 原 雲 一下 主角 發現 主角 空 一個 天才 名號 二人 起來 一無是處 廢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傻 逼 作者 每章 後面 </text:span><text:span text:style-name="T5">ps </text:span><text:span text:style-name="T6">總結 起來 狡辯 罵 </text:span><text:span text:style-name="T7">bug </text:span><text:span text:style-name="T6">噴子 實在 狡辯 不了 一個 下次 注意 意思 劇情 改不了 過去 不要臉 </text:span><text:span text:style-name="T7">tm </text:span><text:span text:style-name="T6">章 章 立 字據 掛 起來 鞭屍 不行</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冷漠 無情 小說 世界 同樣 遭遇 豬腳 遇到 不幸 拋棄 家 孩子 關愛 呵護 作者 總是 刻意 豬腳 營造 一個 眾 皆 醉 獨 醒 孤立 環境 豬腳 奮起直追 啪啪 臉 沒有 情商 作者 白 福音 老 司機 災難 恐怖 作者 大行其道 樂在其中 毀滅 白白 爽爽 無腦 文 傳統</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累 第一個 帶 主角 入門 師傅 死去 只用 一筆帶過 發現 作者 一種 非常 疏離 筆 調來 寫 故事 講 網文 界 屬於 極少數 講究 文風 波 剛 比較 欣喜 作者 主角 回憶 前世 貼近 主角 視角 描寫 感受 這種 視距 不用 冷冷的 淡淡的 形容詞 堆砌 呈現出 一種 淡漠 冷酷 主角 可惜 作者 大概 根本 沒有 前世 編 一個 像樣 大綱 不斷 回憶 過去 舉動 神秘感 漸漸 變得 乏味 氣氛 烘托 挽救不了 設定 空白 文字 敘述 一件 單薄 可笑 前世 變成 敗筆 主角 沒有 當世 故事 裡 讀者 建立 情 沒有 豐富 前世 建立 情 越 越 沒勁 成 結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印象 古代 不少 帝皇 感 概 當時 知 家 不知 國 裡 家 家族 具 凝聚力 代名詞 知道 小說 加大 主角 翻身 臉 快感 家族 描寫 黑暗 冷漠 意外 臉 爽 火 成 雲 一家子 刻薄 無情 傻 逼 親戚 包括 父母 應運而生 其實 想 問 家族 延續 下來 世界 真是 無情 家傳 絕學 教給 只見 幾次 面 陌生人 解釋 難道 讀者 用途 追殺 主角 路人甲 智商 書 </text:span><text:span text:style-name="T2">ps </text:span><text:span text:style-name="T3">知道 作者 所謂 構思 一年 構思 不會 搞 大路貨 開頭 不會 塑造 幾個 豬 蠢 臉 貨 大概 構思 從小 白 大神 呼聲 賺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盡 武裝 仙 路 爭鋒 原 血 神 座 這段 追 書 史 一段 興奮 失望 哀 歎 史 無盡 差 評 奉 仙草 仙 路 少 仙 靈氣 後期 嚴重 崩塌 相信 作者 第一次 嘗試 以後 原 血 覺得 放下 當初 迷 無盡 區別 白文 文風 成熟 想法 劇情 起伏 引人入勝 原 血 無限 白文 靠攏 關 題材 無盡 無限 流 作者 首創 照樣 吸引 內容 成熟 睿智 語言 細 緻 描寫 大段 大段 兩三 字 單獨 成 段落 行文 風格 尤其 無法 續讀 像是 大綱 根本無法 進入 具體 故事 情境 也許 當下 快節奏 影響 緣分 適應 時代 當初 漸 行 漸 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原本 覺得 人物 塑造 不錯 無奈 情節 越來越 離譜 主角 弱 雞 萬年 實力 恐怖組織 談 條件 定 條件 有利於 要求 把握 重要 經濟命脈 組織 居然 同意 拷問 讀者 智商 裡 太 毒 其實 緣分 書 注重 人際關係 這點 特別 欣賞 似 宅 擅長 處世 想 悶頭 變強 臉 人生 想 太 簡單 幼稚 作者 總是 不能 缺乏 法規 中國式 修 真 世界 裡 安排 合理 人際關係 顯 出 主角 智商 顯得 腦 缺 中國式 以弱勝強 嘴 炮 沒有 借勢 成不了 事 身體 虐待 搜 魂 利益 最大化 建議 作者 補 學 厚黑學 搞清 中國式 世情 揚長避短 安排 出 合理 經得起 推敲 人際 情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太監 飛 盧 看做 幼稚園 版 </text:span><text:span text:style-name="T5">si </text:span><text:span text:style-name="T24">神 殘 曲 少有 一名 小學生 </text:span><text:span text:style-name="T7">h </text:span><text:span text:style-name="T6">品質 一貫 不錯 本書 可謂 時運 艱 開 書 伊始 遭遇 和諧 風暴 導致 作者 束手束腳 以往 作品 出 前 十萬 字 主角 已經 推倒 兩位數 邪 </text:span><text:span text:style-name="T7">yin </text:span><text:span text:style-name="T6">神 </text:span><text:span text:style-name="T7">mo </text:span><text:span text:style-name="T6">附體 基拉 玩壞 芙 蕾 出 拉 婊 真是太 失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潑 猴 明明 潑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齊天大聖 孫悟空 夫人 墓 十章 跪 劇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真的 巨 毒 其實 主角 一個 帶有 晶片 穿越 異 界 天真 幼稚 少年 作者 硬 描寫 一個 消滅 吸收 百億 人類 靈魂 人工智慧 作 主角 真的 人工 智障 侮辱 詞 估計 白 低齡 讀者 挺 過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爛 七八 糟 主角 神經病 穿越 穿越 剛 穿 過來 沒 搞清楚 立馬 仰天長嘯 回事兒 接下來 搞笑 一路 精神 亢奮 大喊大叫 一番 群 猴子 神經病 嘰嘰喳喳 一群 母雞 斜 三星 洞 莫名其妙 一堆 討厭 主角 偏袒 主角 全都 毫無 緣由 牽強附會 主角 自私自利 驚 乍 動不動 髒話 覺得 其他人 沒有 偏袒 敵人 私心 天天 心 裡 菩提 嘟囔 老頭子 老頭子 想 顯示 主角 眾 不同 顯得 無禮 惹人厭 菩提 祖師 門下 弟子 描述 修仙 倒像 江湖 爭強鬥狠 家長 裡 短 感情 強行 煽情 委屈 悲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幾章 看不下去 主人公 無法 對抗 槍械 情況 兩個 持槍者 主人公 朋友 誘捕 一個 怪物 主人公 選擇 先 幹掉 怪物 挑釁 兩個 持槍者 覺得 兩個 白癡 完全 想不通 主人公 邏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根本 沒 能力 駕馭 一個 人工智慧 主角 主角 其實 一個 假裝 機器人 精神病 導致 很多 毒 點 不能 避免 作者 讀者 找不自在</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三章 敗退 主角 大家族 嫡長子 地位 家奴 家奴 敢 明目張膽 想 打斷 主角 手腳 此書 適合 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白 一世 記憶力 驚人 地方 誌 一句 話 記得 吊 碌碌 強行 設定 設定 配角 智商 線 邏輯思維 經不起 推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書 主角 真 閨 蜜 主 兩個 逼 入 絕路 魔女 撞大運 召喚 主角 竟然 稱 虔誠 一眼 魔女 寄生蟲 獲得 能力 立馬 主觀 腦 補 設定 ● ● 寄生蟲 一定 不會 失控 教會 曰 魔女 經常 失控 一定 宗教 壓迫 精神緊張 沒 看過 扯 魔女 能力 一定 用處 一定 砸 鐵 賣 鍋 培養 記得 身份 剛 穿越 沒有 工作 差不多 飯 吃不上 知道 真 成 全知全能 死亡 風暴 主 </text:span><text:span text:style-name="T12">з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 神 教會 神官 超度 靈魂 念 自創 一個 風暴 教會 禱告詞 拜託 旁邊 幾個 員警 屋外 看清楚 表情 不會 引起 懷疑 這段 作者 強行 沒有 聽見 默念 兩個 魔女 一段 青 紅 皂白 可憐 保護 從未見過 逼 格 低 神 代 行者 後面 虔誠 發 一個 能力 勳章 主角 整個 教會 等級 </text:span><text:span text:style-name="T2">12 </text:span><text:span text:style-name="T3">等級 八個 等級 四個 發出 兩個 三等 一個 病急亂投醫 隨便 試驗 一下 走投無路 召喚 出 信徒 虔誠 不能自己 找 新 信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工業革命 初期 底層 紡織工人 家庭 供 全家 三個 孩子 大學 買房 確定 隱藏 大富翁 考驗 熊 孩子 可惜 加上 父母雙亡 知道 評價</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來 神 豪 文 做好 打算 糾結 太 一水兒 尬 誇 作者 真的 壕 寫 夠 真實 好奇 一下 真實 好像 沒 認識 真 壕 真 壕 稍 閒錢 玩 點兒 搞 出 裡 面 部分 制 杖 橋段 畢竟 太 真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翻開 滿 吃喝嫖賭 四個 大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獲得 錢 系統 送 勞動所得 主角 一臉 看不起 屌絲 樣子 作者 君 問 看得起 路數 品牌 品味 品牌 裝點 推 週 女 不停 理解 饑 渴 宣揚 消費主義 標價 格 噁心 主角 享受 著作者 快樂 低級 欲望 滿足 主線 全 作者 沉溺在 美夢 不可自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真實 提 真實 真 豪 沒 興趣 吐 槽 這種 書 頂級 酒店 前臺 兩個 幾千塊 圍巾 客人 酒店 滾 床 單 瘋 不要 工作 酒店 雞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豪 點 千元 以內 酒 確認 大概 先生 確認 點 套 煎餅果子 加 一個 蛋 主角 加 一個 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老 作者 內容 感覺 智商 侮辱 行文 浮躁 感覺 一個 新人 一天 一個 有趣 好笑 想法 自鳴得意 申請 作者 號 寫 明朝 敗家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智商 不行 金手指 極其 不合理 明史 專家 明朝 近 三百年 歷史 縣 誌 考題 背 人工智慧 穿越 明朝 差不多 賣地 買 烏木 招 傻 朝代 土地 賣出 有錢 買回來 現金 資產 翻 十倍 寶 鈔 發行 貶值 一半 最毒 對話 國公 之間 互 稱 老張 老王 小瞧 古代 貴族</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王陽明 主角 學生 那段 真的 舒服 沒 水準 碰 西方 舉 例子 尼采 授業解惑 可笑 儒學 踏上 一萬 隻 腳 現在 隨便 點 三流 感想 洋洋得意 一個 學派 開創者 面前 班門弄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保姆 神 魔女 之友 代 行者 蘇 格 索 托斯 志在 建立 一個 收容 異端 教會 庇 天下 魔女 穿 沒 幾天 工作 沒 落 收入 負 支出 家 裡 狗 聖母 不要緊 主角 知道 力所能及 幫助 一件 非常 快樂 事 通緝 魔女 一陣發 悶 心疼 大衣 開水 關懷備至 人人 獻出 一點 愛 世界 變成 美好 人間 跪 女 清新 脫俗 舅 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詭 秘 主 好歹 先 利用 哺育 幫助 詭 秘 金錢 描寫 真的 有用 這本 書 強調 饑 寒 交迫 沒有 錢 轉頭 忘 設定 魔女 看法 放開 女巫 更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感覺 作者 完全 沒有 相關 功課 工業 時代 英國 工人 平均壽命 所謂 賠償金 背景 違 過早 涉及 勢力 太 想當然 庇護 魔女 直接 教會 愚蠢 暴露 </text:span><text:span text:style-name="T2">bug </text:span><text:span text:style-name="T3">說明 這本 跟風 作品 質 堪憂</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嘴 裡 不當 舔 狗 實際行動 卻是 舔 狗 口頭 服軟 舔 狗 女 破 事 舔 狗 劇情 簡直 三流 狗血 電視劇 沒 辦法 作者 曾經 坦言 寫 女人 不會 編劇 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本來 單純 爽 文 別加 那種 奇怪 文 青 煽情 橋段 蠢 十五萬 字 兩個 副本 收 兩個 好感度 直接 滿 格 後宮 本來 問題 作者 直接 一起 後面 沒什麼 可寫 </text:span><text:span text:style-name="T2">balabala </text:span><text:span text:style-name="T3">問題 不僅如此 作者 女 主 三個 意味著 後面 極大 篇幅 寫 感情糾葛 這樣一來 書 發展 成 女 頻 低 智商 狗血 言情小說 趨勢 認 書 無需 順便 言情 感情 波折 不能 寫 不學 簡愛 標杆 學部 低 水準 垃圾 降低 智商 延緩 行動 潑 灑狗血 行</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 老套 廢話 劇情 無聊</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全 原創 副本 女 角色 刻畫 比較 到位 全程 描寫出 一個 精蟲 腦 傲 嬌 沒錯 男 豬 傲 嬌 彆扭 舔 狗 偽 裝成 鋼鐵 直 男 男主角 得到 一個 金 大腿 之後 混 吃 死 妹 紙 泡 跪 真實 經歷 這本 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試圖用 一種 調侃 語氣 描寫 一個 悠閒 角色 把握 不好 覺得 主角 胸無大志 言語 輕浮 浪蕩子 刻意 描寫 愛 錢 愛 潔 自戀 一種 裝 逼 裝成 傻 逼 印象 這本 書 飛快 帶 腦子 過去 稍慢 一點 棄 書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適當 文 青 病 過度 文 青 癌症 腦 癌 女 主 直接 皇帝 賜 婚 主角 良好 運氣 夜 裡 裝 鬼 嚇人 退婚 真 古人 傻 逼 先 這本 書 黑 科技 合 不合理 句 婊子 立 牌坊 想要 娶 老婆 皇帝 硬 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小說 剛 連載 入 坑 前前後後 經歷 讀書 兩次 大綱 回爐 重造 咬牙 堅持 血 龍 驕 雄 一絲 氣質 讀書 留有 一份 耐心 最後 自詡 強迫症 爛 不會 半途而廢 終於 敗退 仿佛 刹那 間 悟 何必 痛苦 堅持 小說 異 界 法 爺 美少女 天降 窮 屌 應屆生 面前 俗套 展開 讀書 算 時代 文筆 瑕疵 段子 小倆口 青澀 溫馨 日常 前 勉強 承受 短暫 地球 日常 劇情 第二部 穿越 高 魔 高 科 異 界 徹底 淪 劣質 文 主角 智商 急速 下降 徹底 喪失 獨立 靈魂 成 </text:span><text:span text:style-name="T2">npc </text:span><text:span text:style-name="T3">複 讀 機 傀儡 女 主 長期 神 隱 百 萬 字 絲毫 不見 劇情 展開 只見 反 復 堆砌 枯燥 設定 終使 忍無可忍</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開 後宮 不要 扯 情 愛 每次 看到 主角 後宮 噁心 爆 設定 亂七八糟 主要 作者 想 主角 強 主角 有多強 本書 主角 身影 出現 這本 知道 意思 好處 噁心 地方 倒 不少 </text:span><text:span text:style-name="T12">zz</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面 所欲 誅 仙 突然 洗腦 變成 高 節操 正經 人兒 操作 學 不來 誅 仙 卷 文筆 飆升 味 主角 之前 幹 作者 心 裡 有沒有 數 主角 法 慈 自食惡果 反思 二星 乾草 拌 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王昭君 說服 兩 儀式 大度 一點 主角 納妾 棄 書 一個 世界 一個 女 主 已經 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書 總結 整本書 打鬥 情節 裡 面 每次 殺 個人 猶猶豫豫 明明 厲害 總 一群 跳樑小丑 弄 焦頭爛額 本書 又名 憋屈 世界 裡 偽 君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其實 挺 毒 作者 果粉 傾向 濃重 主角 常 凱 申 校長 基 情 四射 關係 整 好像 乾爹 親兒子 相愛 相 殺 多次 之後 依舊 真愛 無雙 全書 缺乏 全域 推衍 能力 不敢 改變 歷史 宏觀 走勢 主角 明明 發展 出 超 龐大 勢力 九一八 七七事變 幾乎 原封不動 照樣 發生 最後 燈塔 國人 書 偉 光 正 自帶 天使 光環 總是 彆扭 毒 點 堅持 書 一多半 神馬 前中期 後宮 群 美 寫 確實 </text:span><text:span text:style-name="T2">ps </text:span><text:span text:style-name="T3">拋開 屁股 問題 談 作者 都市 文 幾乎 合格 都市 後宮 良心 作</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毒草 一部 神經錯亂 意淫 書 主角 開局 無敵 開 後宮 基本 路人甲 乙丙 跑 神 雕 小龍女 當個 路人 路邊 收 幾個 丫鬟 笑談 風月 主角 發情 公狗 經常 見 女主角 色 丟 魂 意識 恍惚 一回 神 主角 裝 世外 高 謙謙君子 轉身 陌路 一個 搞笑 段子 北丐 西毒 </text:span><text:span text:style-name="T9">pk </text:span><text:span text:style-name="T10">死 主角 路過 道 法 救活 剛 見面 楊 仙人 跪拜 主角 硬 認 大哥 楊 慣例 舔 完 當場 轉身 斜 夕陽 楊 孤高 背影 身上 仿佛 泛起 光暈 楊 大哥 高 主角 小龍女 目前 </text:span><text:span text:style-name="T9">xx </text:span><text:span text:style-name="T10">楊 聽聞 驚喜不已 正 所謂 認 道士 全家 升天 趕緊 追 親愛 姑姑 三個 楊 帶 媳婦 拜見 大哥</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感謝 百毒不侵 田螺 哥 提名 推薦 老實人 </text:span><text:span text:style-name="T5">12 </text:span><text:span text:style-name="T24">小說 算是 後宮 種馬 </text:span><text:span text:style-name="T7">baba </text:span><text:span text:style-name="T6">女性 位數 破百 破 千 正常 事 女 角色 純屬 肉 </text:span><text:span text:style-name="T7">xx </text:span><text:span text:style-name="T6">器 修練 器 沒有 感情 成分 </text:span><text:span text:style-name="T7">ps </text:span><text:span text:style-name="T6">個人 認 這類 小說 恰好 種馬 文 後宮 文 不同 分野 有力 明證 值得 推薦 遠古 魔神 半 蛙 大大 似乎 這位 作者 讚賞 有加</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兒子 認 主角 不要 女人 娘 主角 春藥 兩 搞 一起 作者 操作 令人窒息 毒草</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6">via </text:span><text:span text:style-name="T27">神農 </text:span><text:span text:style-name="T47">chenjvaaaa </text:span><text:span text:style-name="T28">推薦 語 玩笑 軍事 過家家 政治 女性 人物描寫 糧草 紅娘子 滿分 勁 爆 堪 </text:span><text:span text:style-name="T26">x </text:span><text:span text:style-name="T28">文 </text:span><text:span text:style-name="T26">ps </text:span><text:span text:style-name="T28">補充 一句 這位 作者 似乎 寫 江山 梟 南海 十四 郎 開 馬甲 書 真是 一路 碾壓 女 對頭 最後 成 男主角 </text:span><text:span text:style-name="T26">rbq </text:span><text:span text:style-name="T28">可惜 似乎 應該 種馬 文 後宮 文</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放棄 想 明白 一個 著名 遊戲 團隊 研發 負責人 沒有 財務 道德 汙點 情況 竟然 淪落 參加 公司 校 招 獵頭 瞎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敵視 馬化騰 遇見 馬 雲 缺 膝蓋 軟 下跪 馬 雲 沒有 創建 裡 一個 國內 風生水 網路 巨頭 玩 下跪 爹 真是 丟了 穿越 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看來 作者 成績 不錯 抱歉 毫無關係 賺 </text:span><text:span text:style-name="T2">50 </text:span><text:span text:style-name="T3">萬億 分錢 滴 作者 來來回回 翻來覆去 磨磨 唧唧 嘰嘰 歪歪 安利 書 受 白 歡迎 可惜 優 書 和龍 空 老 白 主 作者 現在 像是 狗 粉 狗 黑 誇獎 狗 善解人意 乖巧 可愛 人類 最好 朋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群 中國 都市網 文中 那種 中國 一個 美國 地名 地方 發生 扯淡 事 退隱 兵 王 傲 嬌 京華 穿 美國 馬甲 認識</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披 遊戲 開發 皮 三流 言情 文 文筆 尚可 劇情 安排 欠佳 據說 作者 圈內人 乾貨 私貨 同樣 合口味 估計 仙草 不合 乾糧 帶毒 作者 堅決 反對 閃避 概念 認 完全 可控 暴 擊 暈眩 反擊 螺旋 電錘 概率 事件 取締 牛 搞 偽 隨機 不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所謂 鼓動 人心 口號 簡直 </text:span><text:span text:style-name="T2">low </text:span><text:span text:style-name="T3">爆</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書 綠 直播 吃 翔 先 乾糧 綠 改 星 </text:span><text:span text:style-name="T2">ps1 </text:span><text:span text:style-name="T3">看樣 已經 綠 女將軍 已經 送上去 沒 噁心 改 毒草 上架 估計 綠 到時候 一群 吐 槽 Ｘ Ｘ 章 綠 放心 免費 章節 訂閱 正常 章節</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更新 幾章 兩章 百 盟 人氣 高 好多 明 面上 大神 書寫 完 沒 一百個 盟主 時下 風流 綠帽 紫陽 作者 開 新書 上來 土豪 賞 十幾萬</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胡 誇海口 主角 形容 老江湖 期待 真 寫 主角 所謂 老江湖 真可笑 前面 沒 幾章 死活 捏 鼻子 讀 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女性 方面 情節 很毒 一百多 章 出場 女性 幾乎 沒有 正面 角色 長老 滅絕師太 明媒正娶 妻子 利用 主角 掌門 女將軍 政治 聯姻 洞房 裡 迷藥 寡婦 公主 出賣 身體 救 兒子 一個 點 主角 作者 輪流 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不想 加進來 一種 勉勵 文筆 作者 寫 爽 文 更爽 真的 沒有 必要 非得 留名 網路 小說史 這種 方式 現在 躍 千愁 風 禦 秋 失落 節操 君 一種 深深 無力感 </text:span><text:span text:style-name="T2">ps </text:span><text:span text:style-name="T3">一萬多 月票 一百多 章 知道 寫 綠 文 土豪 眾 需求 土豪 世界 懂</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裝 逼 縱橫 流 毒草 主角 設定 龍 傲 天 個人 看到 主角 臣服 裡 面 主角 計謀 沒 一個 經得起 推敲 不敢想像 一方 大佬 頂 一張 老子 牛 逼 臉 實際上 武力 平平的 主角 隨便 忽悠 聽之任之 眾 性命 交托 主角 計策 內容 保密 裡 面 配角 思考 邏輯 堪憂 忍耐 一個 黑牡丹 小團體 隊長 見 主角 派頭 第一面 頭 便 拜 實在 忍無可忍 吹 上天 全 賴 作者 文筆流暢 主角 牛 逼 造型 塑造 吸引 空虛 計謀 忍 一個 一個 終於 忍 下去 止 主角 實力 實在 知道 裡 派頭 星 文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以前 聽說 夢 入 神機 寫 小說 優秀 這部 小說 後悔 典型 不入流 白文 裝 逼 臉 尤其 剛 修 真 宿舍 修 真 食堂 差點 雷 死 富士康 修道 好歹 萬 裡 挑 靈 根 雇 兩個 人廚子 買 幾個 侍女 名 管家 活 瀟灑 一點 不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楔子 主角 重生 特 居然 反派 重生 主角 土著 土著 仙俠 亂 入 西 幻 玩 西 幻 土著 主角 吊打 仙俠 屁股 歪 不能 歪 代入 無能 先 吐 一會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寫 現在 大致 猴子 道 哥 朋友 招待 老母 牛 道 左右 難 最後 看到 老母 身上 刻 義氣 無雙 四個 字 沉聲 說道 一次 兄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目前 七十 章 以內 一半 主角 幫助 王爺 泡 女將軍 </text:span><text:span text:style-name="T2">62 </text:span><text:span text:style-name="T3">章 終於 下藥 方式 女將軍 送到 王爺 床上 作者 老哥 穩 避免 送 女 漏 女 汙名 文 青 古怪 嗜好 糾結 之下 故意 女 配 寫 虎背熊腰 濃眉大眼 讀者 自動 女 忽略 掉 知道 讀者 其實 喜歡 推倒 女將軍 這種 禦 姐 從文中 雪白 小腿 一抹 雪白 來看 其實 作者 設 應該 大美女 禦 姐 搞不懂 送 女 大大方方 送 一如既往 送 何必 搞 扭扭捏捏 欲蓋彌彰 春秋筆法 贊 曰 文 青 作者 尋常 送 女 出 新花樣 膚 白 貌 醜 哄 鬼 洞房 下藥 送 上床</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答應 不要 舔 �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好好 白皮 白 心 資本家 不好 搞 白 皮黃 心 噁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寫 國外 部分 明明 寫 不錯 偏偏 作者 吃飽 撐 扯 內地 一副 跪 舔 調調 援 不能 接受 好歹 格調 稍微 高點 一本 推 推推 主體 小說 舔 舔 出 高尚 愛國 情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簡介 覺得 可能 挺 有意思 前期 壓抑 爆發 爽 感 大相庭徑 主角 屌絲 氣息 實在太 濃重 總是 強調 窮 慣 一點 沒有 改過 意思 十分 自卑 當做 笑柄 調侃 無所謂 總是 傻憨 憨 笑 好歹 知道 富 二代 求 花天酒地 至少 生活 保持 水準 線 沒 問題 主角 超市 零工 大熱天 要求 穿著 毛絨 玩偶 套 累 半死不活 老闆娘 要求 接 閨女 任勞任怨 懷疑 主角 抖 傾向 噁心 舔 女 一輩子 沒 見 女人 女人 面前 慌 太監 借錢 有求必應 不要 回報 看不起 覺得 理所當然 屌絲 家長 好看 應該 看不起 必須 繼續 跪 舔 真 憋屈</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熬過 開頭 後面 純 胡扯 這種 年代 網文 熬 光 起點 好幾十萬 書 擱 不能 淘 幾本 合心 非得 先 接受 荼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主角 安排 牛 逼 轟轟 背景 金 大腿 收集 港臺 明星 真是 爆 太子 沒事 收集 村姑 玩 差不多 主要 背景 太 牛 逼 實在 看不出 娛樂圈 扯 關係 太 </text:span><text:span text:style-name="T2">tm </text:span><text:span text:style-name="T3">出 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矯揉造作 皇帝 金 扁擔 寫 爽 無所謂 一天到晚 噴 噴 親友 一個 一個 逗 加 噁心 玩意</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主角 父母 爹媽 沒 文化 聽 大人物 命令 投資 賺錢 大人物 窮 養 窮 養 孩子 打工 學會 一手 端盤子 絕活 夠 踏實 大人物 誇 </text:span><text:span text:style-name="T31">ง • ̀ • ́ ง </text:span><text:span text:style-name="T6">大人物 心想 以後 後輩 輕鬆 合法 手段 白 手套 賺 錢 吞 全 名聲 枉費 兩 憨 貨 兒子 窮 養 鍛 煉 繼續 學以致用 </text:span><text:span text:style-name="T31">ಡ </text:span><text:span text:style-name="T7">ω </text:span><text:span text:style-name="T31">ಡ</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真的 知道 女兒 不用 小說 裡 通篇 描寫 娃娃 長 可愛 機靈 童言無忌 人小鬼大 總共 尼瑪 </text:span><text:span text:style-name="T2">20 </text:span><text:span text:style-name="T3">章 寫 章 娃娃 真的 服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二戰 家族 沒有 戰犯 略 松 口氣 緩解 糾結 情緒 真是 近衛 家 沒 准 自我 斷 重新 投胎 反正 特 喵 重生 試 重生 一次 虛 偽 虛 偽 愛國 熱血 愛國 催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穿越 成 中國 魔法 世家 孩子 中國 方士 一點 懶得 改 照抄 巫師 沾沾自喜 西方 魔法 界 優秀 西方 魔法 界 跪 舔 以此 作者 極度 </text:span><text:span text:style-name="T2">yy </text:span><text:span text:style-name="T3">背景 主角 作 交換 生來 霍 格沃茲 仗 知道 劇情 學校 哈利 幼稚 操作 不斷 吐 槽 故事 本來 一個系列 下來 幾歲 十幾歲 學生 不斷 秀 優越感 做出 弱智 行 主角 搞 事情 強行 原著 劇情 真是 無語 唯一 亮點 赫 敏 黑人</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上 主角 這種 猥瑣 胖子 強行 欣賞 強行 尬 吹 逼迫 成長 一定 親媽 女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窮 養 真的 特別 挑 主角 窮 養 完美 反例 自強 自愛 沒 見到 小氣 猥瑣 深入骨髓 完全 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 新穎 主角 設定 惡意 簡直 動容 很多 書 作者 設定 精妙絕倫 迫不及待 想 展示 一個 懦弱 無能 衝動 易怒 膽小怕事 聖母 憐 主角 自然而然 低劣 性格 匯 一起 主角 偏偏 機緣 投奔 青眼有加 這種 主角 一定 成功 能力 重要 意志 算 屁 邏輯 實在 倒 胃口 講 真 這種 主角 適合 二三流 恐怖 故事 裡 屁滾尿流 驚 慘 樣 搏 讀者 樂</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優 書 網 評分 其實 挺 客觀 找 書 大量 經驗 體會 來看 以下 基本上 不用 這本 書 基本上 譜 意味著 絕大多數 讀者 合適 要說 刷 這本 書 有人 刷 星 評分 影響 因素 不大 知道 人類 群 體 表現 大致 符合 正態分佈 星 星 </text:span><text:span text:style-name="T5">11 </text:span><text:span text:style-name="T6">星 </text:span><text:span text:style-name="T7">12 </text:span><text:span text:style-name="T6">情況 星 絕不 可能 </text:span><text:span text:style-name="T7">13 </text:span><text:span text:style-name="T6">裡 面 大約 點 刷 也就是說 本書 真實 評分 大約 屬於 迎合 極小 部分 讀者 類 作品 單純 沒有 可讀性 爛 書 分段 低於 書 必 能夠 噁心 多數 讀者 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世界 居然 這種 父母 做出 這種 </text:span><text:span text:style-name="T9">2b </text:span><text:span text:style-name="T10">事情 明明 有錢 一直 孩子 貧困線 生活 周圍 嘲笑 看不起 測試 主角 之後 覺得 主角 能夠 守住 錢財 終於 告訴 兒子 家 有錢 之前 兒子 窮 養 問題 兒子 現在 養 一身 窮酸氣 穿 龍袍 太子 下一代 這種 教育 指望 感恩戴德 父母 </text:span><text:span text:style-name="T9">2b </text:span><text:span text:style-name="T10">主角 居然 一笑置之 服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蟲 張口 兩極化 暗指 喜歡 此書 白 水軍 不能 稍微 正常 一點 洗 弱智 十年 黃 文 老 書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名 應該 真是 孫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書 真的 冤 舔 狗 倒 無所謂 畢竟 現實 舔 狗 毒 點 前 </text:span><text:span text:style-name="T9">200 </text:span><text:span text:style-name="T10">章 盡全力 刻畫 男 主 女 主 感情 女 主 改變 甘願 當個 舔 狗 女 主 走 哭 天 找 沒 山頭 住 </text:span><text:span text:style-name="T9">20 </text:span><text:span text:style-name="T10">多天 算是 情 深 快 失去 自我 回到 學校 沒 倆 天 弄 出 學姐 太 噁心 前面 刻畫 主角 講義 氣 平 京 科研 團隊 申請 專利 漏洞 主角 堅決 占 便宜 老爺子 你家 算是 恩 臨死前 拉 主角 手把 孫女 圓圓 託付給 主角 主角 想 挺 圓圓 開 餐廳 第一家 餐廳 圓圓 股份 基本工資 利潤 全 主角 捐給 學校 主角 賺 足 政治 聲望 字數 不夠 追 評說</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娛 文 大神 墮落 路 作者 光顧 刷 低級 逼 格 懟 同行 全然 合理性 邏輯性 摩根 家族 超級 富 三代 本子 國 皇 三代 世紀 八十年代 好萊塢 實際 掌控 成天 正事 幹 收 港臺 明星 拍 港臺 電影 王 思 聰 睡 </text:span><text:span text:style-name="T9">snh48 </text:span><text:span text:style-name="T10">跑 剛果 拍電影 睡 黑 妹 </text:span><text:span text:style-name="T9">low </text:span><text:span text:style-name="T10">逼 毒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五星 轉 二星 重 生成 外國人 好好 當個 外國人 不行 時時刻刻 一個 無腦 憤青 口吻 討好 總 </text:span><text:span text:style-name="T2">yy </text:span><text:span text:style-name="T3">重生 外國 作者 寫 愛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參軍 官 文 相 此書 珠玉 塵沙 推演 是否 合理 前提 便 難 成立 封建時代 國家 系統 或許 僵化 面對 尾大不掉 割據 意圖 臣 屬 必然 雷霆 勢 暫態 撲滅 以防 地方 效仿 成 骨牌效應 主角 廣州 積累 實力 那段 和平時期 只能 一笑而過 作者 每每 描述 男 主 漂亮 帥氣 想到 拖 腦 金錢 鼠 尾 便 真是 一陣陣 反胃 滿清 辮子 戲 知道 數年 前 流行 原因 北京城 裡 遺老遺少 不甘寂寞 祖宗 牽出來 拋光 打蠟 溜 街 串 巷 歷史 光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身負 異族 血脈 廢 柴 宗 門 掃地 三年 最後 拜師 套路 老套路 不可否認 開局 雕琢 寫 緊湊 不錯 之後 主角 活命 道 業 一個 高級 弟子 一起 生命危險 走私 違禁品 開局 十幾萬 字 得出 主角 性格 堅韌 努力 積極爭取 一個 機會 道 業 不惜 命 一個 殺伐 果斷 心志 鐵 男人 崩 拜師 主角 壓根 一個 設 崩 沒 朋友 好好 一個 有血有肉 主角 女人 面前 徹底 變成 軟腳 蟹 帶 綠帽 還給 初戀 耍 一次 一次 第一個 副本 開 啟 各路 金手指 隨身 老爺爺 春秋 蟬 大佬 亂 入 異族 腦 殘 計謀 副本 太長 沒完沒了 實在 看不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親兄弟 明 算 帳 一個 借給 錢 親戚 寫 醜陋 無比 真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說實話 作者 作 新人 寫作 方式 智 讀者 網文 基本 挑 爽 文 寫 主角 虐 建議 作者 重開 問題 主角 笨 讀者 必定 喜 讀者 聰明 聰明 笨蛋 一生 尖子生 倒數 第一 解答 答案 問題 主角 沒有 氣概 見 跪 關鍵 沒 卵 國人 自古 講 氣概 殺 不可 辱 顯然 本書 主角 反 情商 問題 主角 求 道 手段 智 智慧 生物 所謂 堅毅 刻苦 打倒 困難 智慧 幹什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樓下 沒錯 主角 </text:span><text:span text:style-name="T2">s b </text:span><text:span text:style-name="T3">全世界 欠 錢 升 米 恩 斗 米 仇 俗人 回檔 之後 眼 裡 俗人 詞 基本 等同於 人渣 敗類 臭 不要臉 表字 立 牌坊 不要臉 不要臉 不要臉 高尚 同義詞</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傲 無常 複 出 作 都市 異能 型 爽 文 劇情 本來 日常 吐 槽 逐漸 變成 升級 戰鬥 套路 爽 文 目前 更新 </text:span><text:span text:style-name="T2">700 </text:span><text:span text:style-name="T3">章 主角 處男 死 女 若干 反派 兩個 女 主角 搞 曖昧 轉眼 送 強行 搞笑 逗 文風 尷尬 凸顯 主角 眾 不同 主角 武器 飛 錘 主角 沒 後宮 配角 倒 後宮 連個 醬油 配角 後宮 主角 師父 後宮 女 反派 親熱 師父 後宮 描寫 非常 詳細 猥瑣 這本 書 不停 殺 美女 秀 恩愛 白文 劇情 越來越 水 傲 無常 複 出 失敗 作</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淡化 原本 信手拈來 出色 描寫 主角 保持 堅貞 開 後宮 描寫 主要 集中 配角 身上 仍然 岳 文 辣手摧花 早知如此 提前 放開 本性 浪 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身 特殊 部門 成員 跑 景區 露臉 形象 代言人 幾年 代言 費好 幾千萬 市長 出頭 簽 合同 出門 任務 開 瑪莎拉蒂 部門 交通工具 裡 包含 法拉利 布加迪 單位 福利 房 分配 一千 幾百萬 豪華 套間 任務 功 值 隨隨便便 兌換 好幾百萬 幾千萬 特殊 人才 國家 貢獻 價值 可能 巨大 這種 貢獻 無形 金錢 衡量 整個 國家 最高 一位 享受 國家 待遇 方方面面 價值 難以估計 可能 直 接發 幾千萬 工資 看來 年紀 比較 輕 喜歡 這種 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奴才 病 治不好 慈禧 以後 不要 跪 自稱 臣 弟 可好 主角 奴才 不敢 奴才 磕頭 沒 過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故事 幾百 字 看不下去 書 裡 一句 滋味 強制 出 掙 紮 不能 腦海 裡 現在 滿 作者 故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土著 真的 沒有 穿越 聰明 大道 爭鋒 主角 前身 反 復 練 三年 久 入門 心法 觀 師 裡 求取 更進一步 法門 師 告訴 機緣 未 功 行 未深 加倍 用心 修煉 前 身上 山前 一個 樸實 單純 少年 沒有 人情世故 歷練 沒有 指點 當真 暑 夏 寒冬 苦心 修持 每日 三個 時辰 門法 訣 張 衍 只能 報以 苦笑 這位 太 老實 居然 真 信 套 說辭 佔據 身體 沒有 多久 端倪 看出 所謂 機緣 錢財 孝敬 沒有 錢財 天資過人 會來 搭理 不起眼 記名 弟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完 閃開 感覺 不能 一個 坑 報社 主角 一個 真正 吊死 無雙 超級 抖 </text:span><text:span text:style-name="T9">m </text:span><text:span text:style-name="T10">作者 吐 槽 吐 槽 投毒 爛尾 故事 開頭 主角 預定 一個 充氣 娃娃 到貨 發現 隻 男 娃娃 主角 毫不 嫌棄 決定 使用 娃娃 菊花 口腔 可惜 裡 已經 嚴重 損毀 </text:span><text:span text:style-name="T9">520 </text:span><text:span text:style-name="T10">難以 粘住 主角 機智 轉而 開發 娃娃 鼻孔 即將 進入 一刻 波瀾壯闊 變態 猥瑣 偽 無限 流 就此</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型 養豬戶 愉快 唬 弄 豬 群 吃 點 告訴 主角 愛心 吃 完 一定 聽話 自覺 散步 小跑 長 瘦肉 長肥 膘 不聽話 瘦肉精 伺候 豬 長肥 上車 出去 旅遊 參觀 工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自私自利 無恥 下作 雙重標準 妄 讀 儒學 真 夫子 氣 橫眉 倒 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太監 一名 吊 絲 撿 一枚 主神 之後 利用 黑 科技 製造 各路 重生 穿越 吊打 榨取 剩餘價值 享受 人生 故事 腦 洞 略 創意 非凡 可惜 中期 廢 宅 氣息 冒頭 個人 對此 只能 表示 遺憾</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兩百 章 不到 主角 昏迷 兩次 每次 好心人 救 好心人 智商 特別 低 昏迷 沒 扒 光 一定 醒來 試圖 殺人 奪寶 反 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老套 末日 升級 文 先 扯 明顯 邏輯 問題 吸引 讀者 開篇 主角 一個 一個 金手指 看起來 牛 逼 上天 崩 作者 強行 牛 逼 主角 依然 懟 過路人 經常 路人 打成 一條 狗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弟 系列 男 頻 主 站 寫出 晉江 基 情 作者 君 泥垢 荀 顗 想到 一字一句 十分 鄭重 說道 奉 倩 兄 薄 涼 唯獨 不會 薄 涼 底線 兄 底線 荀 家 郎 淡漠 無情 不知 感情 凝聚 起來 放在 奉 倩 身上 有朝一日 山河 拱手 君 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懂 有人 公 知 洗腦 尤其 作者 這種 需要 大量 閱讀 資料 前三章 亞洲 鯉魚 造謠 亞洲 鯉魚 核污染 弄 工業污染 米 帝 環境署 發佈 水域 污染 情況 降解 不了 亞洲 鯉魚 吃 水域 裡 東西 長大 體內 汞 含量 超標 好幾倍 很多 質檢 報告 重金屬 米 帝 過來 亞洲 鯉魚 吃 傻 逼 洗 壞 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種 植物 東西南北 高溫 嚴寒 乾旱 沼澤 茂盛 生長 果實 動物 主食 貧農 不吃 味道不好 馬上 味道 不錯 沒有 懂 邏輯 剛 播種 方式 蒲公英 一句 果實 埋 土 裡 主角 裝死 士兵 檢查 真 死 假死 三個 士兵 圍 長矛 假裝 刺 主角 沒有 上當 士兵 刺 主角 胸口 旁 士兵 覺得 刺死 吉利 九歲 小孩 身高 不到 主角 一半 主角 身高 米 地球 形意拳 一個 金手指 毒 點 從不 認 一個 武技 根本 繁榮昌盛 社會 覺得 形意拳 高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村子 距離 市中心 一個 小時 公車 車程 偏僻 距離 派出所 一二十 裡 正常 畢竟 至少 鄉鎮 感覺 豬腳 家 裡 與世隔絕 年代 書 介紹 距離 山村 資訊 通暢 感覺 村 裡 外邊 兩個 世界 看過 舌尖 中國 知道 偏僻 地方 山村 資源 一無所知 本地人 清楚 可能 豬腳 白 撿便宜 好多 不合理 地方 豬腳 老家 好像 成 沒 見過世面 土包子 一個 豬腳 見識 年代 看看 村 裡 女 大學生 無知 想 吐 看電視 聽 廣播 上網 道 聼 塗 説 確定 豬腳 老家 </text:span><text:span text:style-name="T2">21 </text:span><text:span text:style-name="T3">世紀 一個 小時 公車 車程 市區 真的 偏僻 伐 真 尼瑪 受不了 富 二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兩個 副本 唯一 感覺 想 路 勝 搞 猛 鬼 世界 主角 配角 一個個 像爬蟲 碾 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從沒 聽 韭菜 保鮮 直接 連根拔起 大伯 以前 賣貨 家 韭 自產自銷 直接 割好 晚上 浸 水 裡 早晨 天 亮 出去 賣 太陽熱 差不多 賣完 韭菜 每年 割好 幾次 割 不斷 根 小說 裡 作者 山 韭 查 長生草 知道 作者 不負責任 知識 淺薄 韭菜 連根拔 實在 接受 不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富 代寫 淺薄 作者 有沒有 想 芳 姐 精明能幹 找 富 二代 淺薄 男 盆 友 不要 踩 二代 二代 整 有意思 這種 踩 低 二代 </text:span><text:span text:style-name="T2">yy </text:span><text:span text:style-name="T3">恰好 證明 瞭 作者 屌絲 內心 懦弱 嫉妒 書 裡 發 洩 真 沒有 意思</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鬼 規則 具 現 鬼 對付 鬼 只能 鬼 制 鬼 可惜 腦 洞 不錯 外 劇情 設 沒什麼 邏輯 國際刑警 跑 高三 課室 同學們 宣傳 世界 有鬼 一邊 到處 鬼 處死 網上 傳言 沒有 </text:span><text:span text:style-name="T7">404 </text:span><text:span text:style-name="T6">失蹤 一大群 社會 一片 安寧 普通人 繼續 安居樂業 覺得 繁華 安定 社會 表 鬼 域 裡 恐怖 全人類 作者 惡鬼 修改 意識 話 世界觀 全球 自殺 全民 化 鬼 集體 超脫 地球 躍 成全 宇宙 牛 逼 種族 </text:span><text:span text:style-name="T31">ಡ </text:span><text:span text:style-name="T7">ω </text:span><text:span text:style-name="T31">ಡ</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政府 封鎖消息 普通人 知道 鬼怪 安利 一個 國際刑警 主角 高中班 上課 強行 引出 設定 布魯斯 皮 小強 明 人名 毒 翻 回想 一下 鬼怪 能力 好像 超能力 設定 沒什麼 區別 超能力 對抗 超能力 普通人 遇到 超能力 死 想 活下去 找到 相信 超能力 規律 破綻 好像 不怎麼 那種 氣氛 沒什麼 太 問題 無頭 鬼 直轉 無腦 平 推 白文 不算 無腦 畢竟 鬼怪 能力 設定 規律 配角 行 人物 對白 真的 劇毒 明 教授 出場 棄 怕 口吐白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本來 三本 恐怖 類 小說 無解 一本 比較 喜歡 現在 設定 劇情 完全 崩潰 書 國際刑警 專門 解決 靈異 事件 職業 數量 非常 稀少 書 主角 城市 新 一個 國際刑警 上來 搞 事 陰 招 殺 主角 國家 刑警 預備 後面 逼 主角 殺 主角 關係 比較 近 一個 役 鬼 全家 後面 更是 肆無忌憚 親手 殺人 逼 主角 作對 動手 就讓 國際刑警 全球 通緝 完全 上報 國際刑警 清理門戶 威脅 威脅 無腦 到極點 書 國際刑警 職業 瞭解 決 事件 現在 變成 大規模 製造 事件 一個 組織 內部 居然 沒人管</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下 書評 前面 毒 後面 剛 想 章 後面 算 往上拉 這本 書 總共 尼瑪 </text:span><text:span text:style-name="T2">70 </text:span><text:span text:style-name="T3">章 也就是說 一本 十幾萬 字 書 夾帶 幾萬 字 毒 點 必</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開頭 毒死 一個 身份 主角 同學 重生 一大堆 主角 以後 牛 逼 絕對 成長 起來 前 幹掉 智商 不會 做好 </text:span><text:span text:style-name="T2">johnnydept </text:span><text:span text:style-name="T3">看到 裡 太 尷尬 棄 書</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作者 寫作 水準 其實 差 問題 前面 很多 章 處於 一處 一邊 罵 一邊 狀態 自然 不敢 直接 訂閱 一段 發現 水準 有所 提升 準備 訂閱 支持 冷不丁 下毒 訂 毛 發現 水準 回升 感覺 不錯 準備 訂閱 投毒 幾次 反 復 操 訂 </text:span><text:span text:style-name="T9">jb </text:span><text:span text:style-name="T10">盜版 老子 不想 玩意 書 </text:span><text:span text:style-name="T9">jb </text:span><text:span text:style-name="T10">玩意 適合 盜版 盜版 不長 一肚子氣 難 相信 一個 寫 書 作者 竟然 樣子 不讓 讀者 舒服 成績 差 理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剛 看到 主角 抄 小說 教 抄 小說 整個 世界 變 覺得 口味 不會 變 說不定 新世界 口味 老 白 這方面 調查 抄 小說 抄 </text:span><text:span text:style-name="T9">80 </text:span><text:span text:style-name="T10">成功 土豆 前期 刷 票 番茄 神格 開局 鋪墊 久 一小 撲街 情況 做做 修改 同樣 小說 唐 家 少 筆名 訂閱 三萬 一個 本書 沒寫 說不定 </text:span><text:span text:style-name="T9">300 </text:span><text:span text:style-name="T10">幸運 骰子 苦 逼 寫 小說 真 天生 做牛做馬 命 熱愛 抄 小說 哪門子 熱愛 可言 時間 研究 研究 骰子 找 點 這方面 論文 罎 子集 網友 力 行 七章 敗退</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俗套 羞恥感 爆棚 開頭 完全 沒有 下去 欲望 文筆 對話 情節 爆 人物 智商 下線 作者 真是 老 司機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開頭 幾十 章 再也 看不下去 書荒 三度 試 硬 頭皮 啃 不能 激起 下去 欲望 失敗 網遊 落寞 代表 降低 門檻 適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文字 猥瑣 低俗 騷氣 毒草 評價 罵</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上班 老闆 看不起 嘲諷 樂呵呵 賣命 加班 工作 好心 救 一個 女 家 電暈 想 睡 床上 想 主角 睡 地板 電 醒 主角 不敢 報復 回去 長 漂亮 這種 賤 賤 讀者 讀 憋屈 憋屈 之前 打電話 救 倒地 大爺 員警 上門 問 撞 報警 幹什麼 主角 行車 記錄儀 死 脫 一層 皮 這本 書 裡 做好 沒 報 坑 漲 記性 主角 到底 張 作者 不愧 遠古 大神 人物 寫作 功底 強 寥寥 數筆 能夠 人物 刻畫 深刻 作者 一個 深刻 生活 經歷 想 主角 朋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神 現在 流行 跪 女 與時俱進 寫寫 殺伐 果斷 爽 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再也 沒有 萬 妞 風騷 廢 腦細胞 叫好 未必 叫賣 無聊 十年 前 設定 看來 少 動腦 賺錢 王道 </text:span><text:span text:style-name="T2">17 03 14 </text:span><text:span text:style-name="T3">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最後 決定 棄 書 主角 完全 站 蟲子 立場 上去 成 蟲子 幾年 拋棄 立場 主角 製造 瘟疫 能力 哥 布 林 一個 人類 村子 大戰 失敗 主角 獻祭 取得 瘟疫 毒液 毒死 村莊 主角 二話不說 答應 可惜 毒液 傳染性 不強 沒 毒死 幾個 主角 滅絕 人類 村莊 覺得 殺伐 果斷 利益 幫 哥 布 林 滅絕 人類 不能 忍 內戰 外 戰 區別 利益 消滅 人類 起碼 描寫 心理 變化 主角 拒絕 後來 逐漸 更加 冷血 更加 無情 最後 變 殘忍 同意 獻祭 書 兩句話 哥 布 林 獻祭 主角 立馬 答應 汪精衛 漢奸 日本 談 長時間 主角 二話不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額 主角 變成 蟲子 主角 蟲子 下屬 武力 強 智力 強 主角 沒有 強制 控制 手段 現在 動不動 </text:span><text:span text:style-name="T2">boss </text:span><text:span text:style-name="T3">主角 小弟 搞定 理解 一個 大自然 弱肉強食 活 下來 下屬 主角 造反 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撲面而來 屌絲 氣息 代 練 至少 配角 出彩 這本 隨便 出手 幾千萬 二代 一股 屌絲 味 鬼 有種 龍 傲 天 白 爽 文 視 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書 書 毒草 總會 猥瑣 流 作品 裡 發現 類似 於此 評論 猥瑣 流 ≈ 現實 ≈ 接 地氣 ≈ 輕鬆 幽默 ≈ ≈ 喜歡 一個 一模一樣 主角 誰能給 解惑 一下 邏輯 真 懂</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沒 妹妹 人才 幻想 妹妹 發情 現實 妹妹 壞 心思 </text:span><text:span text:style-name="T2">tm </text:span><text:span text:style-name="T3">槍斃 受 日本 文化 糟粕 毒害 亂倫 鬧 玩</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個人 仙草 後面 個人 劇毒 蟲子 升級 進化 世界 設定 覺得 出彩 種田 文 收 小弟 進化 蟲 族 發展壯大 帶領 蟲 族 種族 戰爭 可惜 寫 格局 越來越 小弟 兩三 隻 最近 邪神 方向 發展 搞不懂 幹嘛 主角 叼 系統 好像 建 一個 基地 指望 暴 兵 升 科技 天天 逛街 改名 蟲 族 日常 算了 失望 非人 小說 本來 找 一本 好看 越 越 失望</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母親 身價 數十億 酒吧 打工 精神 偉大 主義精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活 </text:span><text:span text:style-name="T7">50 </text:span><text:span text:style-name="T6">懂得 無數 人情世故 </text:span><text:span text:style-name="T7">500 </text:span><text:span text:style-name="T6">活 狗 身上 動不動 小說 活 幾千 上萬 幾十萬年 似 智商 情商 底 </text:span><text:span text:style-name="T7">poi</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種 小說 換 種 方式 約 炮 女人 女人 裝 泡妞 文 評論 文筆 成熟 沒有 屌絲 氣息 智商 線 哈哈哈 算了 說好就好 只能 真是 一群 傻 可愛 讀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侮辱 硬 科幻 懂 硬 科幻 查查 字典 傳銷 眾 籌 詞彙 無知 玩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地球 篇 之間 妥協 看到 漂亮 女 一天 談起 戀愛 愛 死去活來 跪 女 男 主 智商 變 高 處事 事業 情感 迷 狀態 配角 智商 變得 心機 傻 逼 很多 情節 看到 尷尬 要死 有人 宇宙 時代 戰艦 一本 相提並論 搞笑 金手指 設定 太 不合理 領悟 男 主 之前 國家 上交 程度 家族企業 政治 送 股份 送 裝備 一個 社會 高層 青年 後期 日本 跪 舔 主角 主角 帶 裝 逼 發展 科技 喊 口號 過家家 科幻 文 得到 科技 手段 金手指 亂 開 一通 筆力 不足 內容 寫 比較 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毒草 很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龍 空 寫手 已經 偏執 過頭 真的 認 龍 空 全 作者 實際上 逛 龍 空 讀者 寫手 多得多 看到 罵 這本 書 撲街 寫手 眼紅 成績 覺得 真的 可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玩意兒 敢 聲稱 硬 科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好多 吐 槽 點 特別 </text:span><text:span text:style-name="T2">42 </text:span><text:span text:style-name="T3">章 裡 面 女 術士 先 別生氣 辦法 逃出去 這話 改成 放 輕鬆 辦法 不會 更爽 一點 屌絲 氣 真的 難 改 主角 貴族 皇室 作者 屌絲 屌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一個 </text:span><text:span text:style-name="T9">dnd </text:span><text:span text:style-name="T10">玩家 帶 遊戲 系統 穿越 </text:span><text:span text:style-name="T9">dnd </text:span><text:span text:style-name="T10">帶 著實 妹 帶 著實 弟 追求 封神 故事 本書 深淵 主宰 效仿 一回 深淵 本書 更新快 敘事 流暢 水 高潮 節奏 把握 水 突兀 糟糕 本書 最大 敗筆 作者 能力 確實 有限 主角 筆下 傻 以此 製造 足夠 矛盾 衝突 主角 開場 帶 系統 預知 劇情 兩個 超級 逆 天 金手指 情況 居然 時不時 犯 遠 弱 小角色 打成 狗 無惡不作 盜賊 老大 假扮 店小二 主角 線 騙 主角 先 幹掉 手下 再來 兩敗俱傷 主角 便宜 害 主角 拼命 爆 種 要說 偵測 邪惡 階 法術 這種 寫法 不能 忍 毒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世 我會 親手 剝奪 曾經 羞辱 一一 還給 聽 二度 爆 表 發言 特 一秒 出 戲 剛 重生 腦 殘 自言自語 臺詞 極度 羞恥 一世 守護 受傷害 狗血 爸爸 屌絲 逆 襲 媽媽 高富帥 娘家 羞辱 青梅竹馬 豪門 陷害 追殺 一口 狗血 噴出來 知道 這本 書 這本 書 這本 書 爬 都市 榜首 或許 真的 現在 有錢 小學生 充斥 起點 這種 白 家 認 老 讀者 咽 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渡劫 失敗 仙 尊 青年 經歷 度 心 魔 死 重生 回到 地球 奇怪的是 當時 修行 報仇 活活 心 魔 弄死 作 一個 重生 回來 官 二代 父親 副縣長 母親 身價 數十億 地產界 女皇 缺錢 酒吧 服務員 當時 身上 治病 送 價值 幾千萬 別墅 一棟 覺得 無數 類似 毒 點 不在意 恭喜 一本 從頭到尾 感到 爽 書 絕對 不會 告訴 看見 優 書 優選 五星 推薦 頂 滿 版 差 評 毒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知道 這本 書 被評 爽 文 八十多 章 通篇 看不起 鄙視 出現 一個 人物 必然 先 鄙視 主角 一番 實在 憋屈 一點 覺得 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上次 三章 噁心 出去 最近 書荒 免費 章節 外加 跳 訂 先 談 智障 臉譜化 角色 記憶 章 配角 這本 書 爽快 後期 直接 砍 穿 地球 想 主角 前世 屌 草履蟲 堆 裡 裝 逼 無比 出 戲 正常 重生 應該 找 犄角 旮旯 花 幾個 修 通 玄 煉 門 洗腦 法術 親人 綁 走 之後 花 五年 修 先天 砍光 仇人 直接 走人 反正 修仙 修 修 高 父母 長生久視 地球 混 好多 尤其 前期 幾個 女 有點 關係 怕 親人 傷心 法術 洗 腦 五年 前 我會 糧草 主角 前期 砍 砍 果 斷點 我會 乾糧 現在 只能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前面 爽 文 不錯 沒 白 懂得 要說 香港 拍電影 真是 狗 想 吐 槽 好萊塢 系列 拍 電影 容易 郭 掙了錢 覺得 隨便 </text:span><text:span text:style-name="T2">zuo </text:span><text:span text:style-name="T3">懂 構圖 懂 分鏡頭 懂 後期 行 行 行 懂行 超越 時代 技術 幫 懂 時代 群 眾 需求 懂 培養 市場 大話西遊 掙錢 肖 申 克 救贖 掙錢 亂抄 掙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知青 題材 容易 出彩 穿越 加成 可惜 沒有 把握 不靠 譜 邏輯 漏洞 不能 自圓其說 這本 小說 看起來 像是 搞笑 文 不到 </text:span><text:span text:style-name="T2">100 </text:span><text:span text:style-name="T3">章 受不了 主角 穿越 文革 期間 真的 活 集 簡單 一個集 奇技淫巧 一身 主角 根本無法 解釋 技能 來歷 更何況 眾 軍事 技能 作 革命 領導 群 眾 簡單 聯想 特務 海外 敵特 訓練 政治 環境 活 下來 軍事 科技知識 作者 粗粗 閱讀 壓根 沒有 理解 很多 抄 錯誤 大大小小 漏洞 這本 本該 厚重 小說 充滿 白 歡樂氣氛 毒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一章 雷 唐 逍 經天緯地 世人 眼中 腰纏萬貫 文盲 土豪 世道 世風 如之奈何 真 機會 出頭 情商 低 不要 不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噁心 端碗 吃飯 放 碗 罵娘 蹭 龍蛇 熱度 綠 王 超 </text:span><text:span text:style-name="T2">diss </text:span><text:span text:style-name="T3">王 超 人品 真是 實屬 坑 爹</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設定 精 本來 穿越 偏偏 穿越 前 事情 幾乎 記得 作者 需要 想起 身份 搞 點 前世 知識 要說 穿越 之前 宅 男 知道 學園 默示錄 記得 無限 恐怖 記得 安 佈雷 拉 公司 偏偏 記得 天朝 高中 政治課 教 屠龍 術 哪門子 可塑性 記憶 細究 起來 毒 點 太 敗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其實 少 一直 沒變 少 書 覺得 書 毒 很多 少 書 啟 蒙 好看 罵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變 少 少 專注 小學 啟 蒙 教育 十三年 太 理解 星 本來 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穿越 華裔 美國 殘疾人 主角 </text:span><text:span text:style-name="T5">ncaa </text:span><text:span text:style-name="T24">開局 主角 作 控 衛 帶領 球隊 冠軍 不出意外 進入 熟悉 </text:span><text:span text:style-name="T7">nba </text:span><text:span text:style-name="T6">選秀 劇情 選秀 之後 主角 進入 熱火隊 根本 談不上 驚喜 </text:span><text:span text:style-name="T7">nba </text:span><text:span text:style-name="T6">劇情 不溫不火 這本 書 最好 寫照 無論是 主角 得分 失分 無論是 獲勝 失敗 無論是 冠軍 沒 冠軍 這本 書 行文 沒有 區別 劇情 不算 流水帳 作者 努力 寫 不少 </text:span><text:span text:style-name="T7">nba </text:span><text:span text:style-name="T6">知識 這本 書 科普 內容 總體 一本 沒什麼 亮點 沒什麼 毒 點 籃球 競技 文 現實 起來 更是 一點 精彩 最後 一個 美國 籃球 路 意思</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鬥 羅 好看 逗 蘿 大陸 龍王 工作 好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建議 鬥 羅 大陸 改名 人與自然 三部曲 十分 形象 警戒 保護 自然 重要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本 非常 可惜 書 作者 世界 背景 設定 其實 無限 流 創意 解釋 主神 空間 出 任務 本質 優秀 世界 背景 設定 講 故事 無疑 一本 出色 小說 可惜 作者 沉迷于 想當然 腦 洞 強行 解釋 作者 不同 世界觀 設定 力量 體系 妄圖 融 一體 多次 中國 古代 道家 理論 解釋 純粹 空想 西方 魔法 日本 忍術 這種 一本正經 胡扯 帶來 違 感 令人 啼笑皆非 非常 影響 閱讀 觀感 本書 適合 作 一本 腦 洞 設定 集 觀看 小說 忽略 小說 根本 故事 這種 主次顛倒 錯誤 設定 党人 極 常見 令人 惋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主角 起步 階段 不錯 可惜 大學 崩 主角 二十出頭 大學 沒 畢業 寫 書 風靡 亞洲 拍 第一部 電影 國內 掀起 觀影 狂潮 感覺 裡 本書 差不多 完結 寫下去 主角 稱霸世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高中 主角 高中 算是 世敵 看到 篇 文 家鄉 親切感 作 同一 層次 高中 讀 高中 體驗 第一卷 作者 完全 不同 印象 確實 高中同學 小圈子 比較 記得 沒有 同學 公開 撕 逼 知道 作者 設計 情節 感受 到底 時代 差異 小說 現實 區別 毒 點 作者 知識 理解 太 狹隘 高考 考綱 知道 知識點 掌握 層次 包括 瞭解 理解 掌握 知道 一件 事 靈活 掌握 兩回事 高 考試題 化 基本 知識點 知道 組合成 題目 不會 知識 廣 深 作者 注重 廣 認 不用 考慮 深度 過於 狹隘</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很狡猾 倒 果 看起來 男 主 奮鬥 拼搏 裡 面 攀 科技 樹 努力 其實 現實 可能 存在 巧合 作者 恰恰好 融合 吸收 未來 發展壯大 前端 科技 恰恰好 招攬 手下 未來 能夠 混 出頭 不管怎麼 路線 設計 流暢 可惜 感情 線 太 刺殺 女 文 青 寫 腦 殘 簡直 提起 想 嘔吐 男 主 發明 科技 心中 理念 不合 熱血 上頭 刺殺 殉道 非常 漂亮 男 主 砍 未婚妻 電擊 差點 死掉 無所謂 未婚妻 大老婆 認識 確定 正宮 律師 妾 認識 勉勉強強 收下 想 取得 未婚妻 諒解 腦 殘 文 清 情人 見 三面 上床 男 主 進化 速度 有點 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穿越 原 身 家族 弄死 主角 穿越 神威 大發 一次次 突破 一次次 創新 一次次 動作 每次 擔心 母親 看出 端倪 惴惴不安 每次 看破 疑似 看破 每次 感 歎 一個 過於 英明 母親 實在 好事 這種 寫法 討 討 喜 作者 似乎 忘 兒子 實際上 已經 陰 死 英明 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都市 妹 控 物語 可惜 爛尾</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妹妹 推倒 宇宙 真理 可惜 遇到 一個 慫 貨 哥哥 之後 完成 計 畫 只能 重度 兄 控 妹妹 暗中 策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強行 變成 言情 文 寫法 實在 有點 接受 不了 見 男生宿舍 舍友 單 一個 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網文 界 舒馬赫 唐 家 少 一本 異 界 玄 幻 小說 玄 幻 其實 無論是 等級 升級 體系 飼養 寵物 帶 一起 幹 滿滿的 網遊 套路 專門 網遊 改編 寫 本書 依舊 熟悉 學院 依舊 熟悉 擂臺 試煉 奇遇 反正 唐 經典 味道 文筆 依然 偏 白 情節 依然 老一套 實在 乾巴巴 沒 看頭 看到 海神 島 斷 唐 最後 本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路人 主角 清新 砍 雜兵 水 五章 問 主線 裡 滿篇 碎 碎 念 綠林 之輩 談 文采 國家 大事 兒戲 問 讀 下去 設定 文化 內涵 腦 洞 清 奇點 贊 </text:span><text:span text:style-name="T2">ps </text:span><text:span text:style-name="T3">雞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蘿 莉 養成 算 愛 結局 是否 父 嫁 需要 腦 補 書 缺點 很多 文章 邏輯 錯誤 很多 文筆 比較 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實 姐 系列 埋沒 姐 控 糧草 感謝 龍 友 熱情 推薦 一個 傲 嬌小 仙女 犯錯 之後 被貶 落 凡塵 寄宿 男主角 家中 可惜 渣 男 可愛 蘿 莉 態度惡劣 一個 無可救藥 姐 控 精彩 姐姐 一個 無可救藥 弟 控 小說 原話 可笑 一個 戀 姐 成 狂 一個 戀 弟 成 癡 相思 入骨 自知 </text:span><text:span text:style-name="T9">ps </text:span><text:span text:style-name="T10">十分 感謝 骨科 專家 </text:span><text:span text:style-name="T9">@ </text:span><text:span text:style-name="T10">天魔 銀 夜 熱情 推薦</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先 表 一個 立場 作者 鋼筋 鐵粉 婊 一下 本書 先 飛 早期 作品 西風 緊 早期 作品 何其相似 兩個 變態 虐 主 加 虐 女 成癮 本書 裡 女 主 死去 活來 作者 殘疾 愛好 驅使 不斷 摧殘 肉體 後來 先 飛 改邪歸正 此書 成 凝結 變態 風采 孤本 後人 不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加速 生活 日常 寫 挺 溫馨 重要 姐 控 這點 可惜 爛尾 加 水準 開放 結局 算是 雙飛</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女 系列 高 虐 跪 真實 上帝 事兒 作者 處女作 貼 文 高 神 封神 作 全文 主線 一個 少年 高中 收養 一名 幼兒 蘿 莉 中年 完成 父 嫁 攻略 喜聞樂見 故事 中間 穿插 一段 雷雨 式 妹 控 劇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格鬥 家 武術 愛好者 算是 糧草 仙草 書 內功 外功 武 道 描寫 算是 未曾 見 詳細 解釋 煉 精 化氣 煉 氣化 神 解釋 經脈 穴道 謬論 曾經 聽 一個 達人 武 道 修煉 每天 進步 一點點 這本 書 實際 角度 說明 瞭 可惜 劇情 實在 不夠 精彩 特 牛鼻 姐姐 敢 惹 豬腳 這根 科學 隨隨便便 秒殺 天大 仇 豬腳 毒 發 身亡</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女 系列 女兒 女兒 女兒 女兒 女兒 女兒 依然 女兒 </text:span><text:span text:style-name="T2">ps </text:span><text:span text:style-name="T3">已經 太監 不要 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前面 挺 校園 祭 女裝 情節 太 神 煩 寫 女裝 少 寫 不好 大段 大段 女裝 章節 彆扭 幻想 世界 寫實 現實 世界 幾個 男 喜歡 動不動 穿 女裝 玩 現在 紳士 喜歡 偽 娘 代表 喜歡 穿著 女裝 變成 偽 娘 紳士 純粹 病 越 寫 越 毒 作者 覺得 女裝 穿著 出去 走走</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絕不 認 直 男 喜歡 女生 穿 男裝 帶 假 陰莖 文中 女生 喜歡 主角 穿 女裝 這本 書 剛 汙 書 汙 值得 一半 之後 原來 底線 作者 成功 幫 發現 謝謝 再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行 作者 總想 秀 一下 中文名 情結 顯得 非常 尷尬 一本 背景 西化 人名 西化 地名 西化 沒有 穿越 主角 路人 土著 小說 裡 全 大陸 最大 情報組織 取名 不知 堂 國家級 雇 傭 軍 取名 烏合 軍 算了 招式 取名 毒龍 吐 信 作者 真 沒 覺得 病 治 信 打算 翻譯成 </text:span><text:span text:style-name="T12">letter</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嗶 妹 系列 花 開 美利堅 作者 新作 </text:span><text:span text:style-name="T5">36 </text:span><text:span text:style-name="T6">章 幼苗 沒 推 感覺 書名 出賣 伏筆 已經 天時地利人和 全都 作者 花 很多 篇幅 解釋 日本 文藝作品 裡 近親 相 劇情 接受度 高 豬腳 妹妹 有時候 一起 洗澡 妹妹 毫無 防備 豬腳 父母雙亡 妹妹 相依 命 妹妹 抱 超過 兄妹 感情 </text:span><text:span text:style-name="T7">balabala via </text:span><text:span text:style-name="T6">骨科 專家 </text:span><text:span text:style-name="T7">ccc2w1 </text:span><text:span text:style-name="T6">診斷 語 真 骨科 無雙</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溫馨 全家 桶 系列 表面 主角 推倒 義 姐 義母 推倒 女兒 肯定 番 外 作者 揭露 真相 主角 實際上 推倒 同父 同母 姐妹 親生 母親 </text:span><text:span text:style-name="T2">via </text:span><text:span text:style-name="T3">骨科 專家 桂 木 桂 診斷 語 紳士 泥垢 ￣ ◇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隨便 找 本書 記錄 毒害 劉備 文 感覺 劉備 文 文筆 劇情 確實 寫 不錯 明星 潛規則 皇 藍天 航空公司 絲襪 淫 臭腳 乳牛 美 絲 都市 奇緣 情欲 超市 </text:span><text:span text:style-name="T5">shubao24 lawen55 </text:span><text:span text:style-name="T24">愛 欲 輪 回 南宮 逸 天 畫 魂 </text:span><text:span text:style-name="T7">sprd 779 </text:span><text:span text:style-name="T6">命 犯 桃花 玉 麟 傳奇 母女 狩獵者 </text:span><text:span text:style-name="T7">ps </text:span><text:span text:style-name="T6">第二 書包 網 真是 網站 身體 有點 扛不住 官商 秘史 楊 牧 少年 熟女 天國 戰艦 少女 </text:span><text:span text:style-name="T7">r </text:span><text:span text:style-name="T6">工 口 極品 家丁 巧 巧 菊花 極其 精 緻 短篇 番 豪 乳 家族 重生 富貴 公子 薛 明 揚 後宮 時代 莫 問 極品 公子 風格 有點像 文</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鵝 考 書 總是 一個 套路 平凡 男 主 形象 出 挑 好多 女 主 情感 發生 過程 頗 兒戲 根本 不懂事 實現 胸無大志 一無所長 男 主 實在 不太能 代入 桃花運 旺盛 感覺 毫無 出彩 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溫馨 全家 桶 系列 </text:span><text:span text:style-name="T5">via </text:span><text:span text:style-name="T6">骨科 專家 </text:span><text:span text:style-name="T7">chenjvaaaa </text:span><text:span text:style-name="T6">診斷 語 主神 建設 流 開山 作 提 眾 主神 建設 流 出類拔萃 文筆 推 義母 推 小姨 推 妹妹 忍不住 點 贊 熟女 義母 好評 少女 小姨 好評 蘿 莉 妹妹 好評 作者 寫到 精彩 處 竟 忍不住 擊節 讚歎 千嬌百媚 活色生香 不過如此 最讓人 驚喜 屬 配角 拆遷 惹禍 全家 殺 主神 空間 磨 劍 三月 怒 復仇 夫 前 寢 取 好評 殺 女 證道 好評 主神 空間 中將 仇人 妻女 雙 收 好評 好評 養 仇人 子 看不起 老爸 點 贊 </text:span><text:span text:style-name="T7">ps </text:span><text:span text:style-name="T6">本書 太</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這本 書 加入 書單 拒絕 畢竟 推 一本 </text:span><text:span text:style-name="T26">tj </text:span><text:span text:style-name="T27">文 太 厚道 後來 想想 或許 書荒 要死 </text:span><text:span text:style-name="T26">tj </text:span><text:span text:style-name="T28">不介意 加 上來 主神 經營 流 開頭 好看 掌管 無限 空間 裡 比較 文中 感情 戲 推 妹 推 姨 推 母 戲份 不算 閉眼 忍耐 過去 值得 推 無限 空間 發展壯大 改天 換 挺 有意思 獨特 沒有 神靈 分身 憋屈 其實 故事情節 糧草 </text:span><text:span text:style-name="T26">tj </text:span><text:span text:style-name="T28">討人嫌 後宮 乾糧 其實 並不需要 太 在意 </text:span><text:span text:style-name="T26">tj </text:span><text:span text:style-name="T28">事情 剛好 快 </text:span><text:span text:style-name="T26">tj </text:span><text:span text:style-name="T28">文 品質 斷崖 式 下滑 看不下去 ﹏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姐 系列 感謝 骨科 專家 </text:span><text:span text:style-name="T2">h8386885 </text:span><text:span text:style-name="T3">診斷 提名 劇 透 摘 段 骨科 劇情 楚 煙嵐 這時候 已經 快要 衝昏頭腦 多年 積攢 情緒 終於 一刻 爆發 不錯 愛 親 弟弟 告訴 每年 偷偷 家中 看望 不曾 修煉 便 擁 畫像 入睡 是不是 嫉妒 發狂</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母 系列 這位 元 文風 蕩 漾 老 司機 當初 黃 似乎 開創 一個 新 流派 姨娘 流 豬腳 嬌柔 碧 姨娘 出生入死 始終 無悔 絕 逼 真愛 依稀記得 故事 結尾 豬腳 坐 擁 數 美 姨娘 入懷 面朝 大海 春暖花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義母 系列 這本 書 沒 神農 </text:span><text:span text:style-name="T2">gaoeric </text:span><text:span text:style-name="T3">詳 評 裡 得知 喪心病狂 強 嗶 惡毒 後母 劇情 真糟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獵 國 多年 以後 印象 剩下 獵 國 最深 感觸 如今 仍然 記得 遺 跡 裡 精 科技 偉大 龍 族 製成 標本 無論是 精靈 人類 偉大 龍 族 精 沒有 辦法 使用 魔法 魔法 研究 路途 仰 天 高 多年 以後 精 剩下 骯髒 代名詞 活下去 唯一 理由 繁殖力 夠 強 成 卑賤 類人 生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記憶 翻 出 本書 同一個 作者 末 法王 座 裝 逼 臉 路 走 極致 情節 反正 總能 扭到 裝 逼 臉 路上 合理性 不用 考究 太 臉 橋段 駕輕就熟 唯 手熟 單 臉 有點 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義 妹 系列 中國 孤兒 韓國 夫婦 收養 一個 棒子 妹妹 孤兒 長大 養父母 車禍 遇難 不得不 留在 棒 國 照顧 妹妹 不聽話 妹妹 跑 </text:span><text:span text:style-name="T5">ccm </text:span><text:span text:style-name="T24">女 愛 豆 </text:span><text:span text:style-name="T7">davichi </text:span><text:span text:style-name="T6">組合 薑 敏 京 就此 誕生 這時候 哥哥 身心 關愛 拯救 誤入歧途 妹妹 </text:span><text:span text:style-name="T7">ps </text:span><text:span text:style-name="T6">剃鬚刀 廣告 之後 覺得 妹子 </text:span><text:span text:style-name="T7">l </text:span><text:span text:style-name="T6">錯 可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這本 書 妹妹 第一 女主角 妹 控 線 淹沒 眾 劇情 支線 這位 大大的 文風 總 有點 家電 使用 說明書 趕腳 個人 喜歡</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三章 前頭 裡 最大 愛好 沒事 當年 高考 試卷 研究 轉過 頭 重生 題目 答案 記得 不會 想 知道 主角 研究</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奇特 文風 一個 侃 爺 面對面 吹牛 僅限於 這種 文風 寫 越長越 出 戲 意識 裡 總 講故事 侃 爺 存在 代入 感 具體 情節 地攤 文學 智商 故作高深 神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完全 寫出 更好 東西 樓下 所說 強行 神經病 前科 無數 東西 寫 純粹 噁心 讀者 知道 心態 沒 看過 書 當作 路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樂 無語 一位 都市 後宮 文 資深 老 作者 這本 書 代表作 據說 本書 開創 花都 流 都市 兵 王 流 奠基性 作品 問 花都 神馬 簡單 充滿 花樣 肉 便 器 都市</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黃 文 除去 </text:span><text:span text:style-name="T2">h </text:span><text:span text:style-name="T3">情節 沒什麼 意思 具體 寫 龍 珠 翻 目錄</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推 這本 嘻嘻 一場 坍塌 事故 唐 賓 原本 美滿 家庭 一下子 破碎 殆盡 僅 留下 即將 臨盆 嫂子 一貧如洗 家 生活 繼續 晚 唐 賓 看到 嫂子 居然 自我 撫慰 嫂子 蕩 故事 唐 賓 嫂子 控 這種 終極 心理 影響 一步 一步 實現 心目 美好 新 生活 面對 美女 逆 襲 反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前言 裡 宣稱 本書 賺錢 途徑 不甚了了 交代 買 彩票 股票 開 網吧 生意興隆 一發 不可收拾 作者 挑戰 俗 式 紮實 都市 商業 文 主角 路上 撿 一千萬元 買 彩票 狠</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黃 棺 好像 作者 發表 男 頻 主 站 唯一 一篇 完 作品 品質 似乎 幾部 前 作 問 前 作 悄悄地 出門 左轉 看見 標有 河圖 字樣 緋色 門牌 以後 直接 進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此人 黃 本書 兩個 版本 創世 主 站 版本 非常 練功 打怪 升級 鄙視 臉 套路 化 迴圈 一部分 主角 完全 沒 存在 感 性格 不好 情節 太 墨 蹟 幾乎 寫 各路 配角 戲 主角 偶爾 出現 一下 刷刷 存在 感 本書 主 站 表現 大量 白 爽 文 情節 文字 幹 人物 塑造 沒有 特點 屬於 必 撲街 列 看過 一個 版本 感受 特別 人物性格 方面 </text:span><text:span text:style-name="T2">ps </text:span><text:span text:style-name="T3">本書 一併 裡 此人 封神 作 漁港 春夜 完 題材 屬於 回鄉 全家 通殺 套路 文字 精煉 氣氛 渲染 原來 真 血親 後來 出版 改成 偽 血親 推 青梅竹馬 妹妹 本來 應該 重頭戲 草草了事 有點 遺憾</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石章魚 代表作 作者 尊 職業 背景 惡趣味 完美 結合 典範 </text:span><text:span text:style-name="T2">ps </text:span><text:span text:style-name="T3">俗 石章魚 錄事 參軍 幾位 大大 橫跨 都市 後宮 文 歷史 後宮 文 大神 本書 滿意 換 題材 作品 試一試</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盛 天 都市 後宮 文 一位 資深 老 作者 可惜 始終 沒有 大紅 大火 原因 可能 一直 走 偏 傳統 言情 曖昧 文 路子 沒有 融入 網文 裡 充滿 創意 重生 異能 流行 元素 書後 宮 描寫 非常 當得起 活色生香 四個 字 閱讀 體驗 蠻 不錯 滴</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開頭 寫 主角 反抗 高塔 法師 實驗 情節 眼前一亮 可惜 戰勝 高塔 法師 執掌 學院 水準 普通 套路 沒 兩樣 書 情節 </text:span><text:span text:style-name="T2">dnd </text:span><text:span text:style-name="T3">沾邊 奧 術 神 座 類型 毫無 關聯 一本 以往 老大姐 西 幻 白文 範本 爽</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楔子 都還沒 完 無力 吐 槽 開頭 介紹 名字 字 開來 介紹 顧 白 孤兒 顧 三顧茅廬 定 天下 顧 白 雄雞 唱 天下 白 白 讀者 文盲 介紹 三顧茅廬 顧 三顧茅廬 定 天下 深怕 沒 地方 水 剛 主角 挺 注意 鍛 煉 身體 一秒 個人 屬性 力量 體力 正常人 智力 主角 設定 是不是 屬性 不行 智力 爆炒 普通人 倍 前 一秒 描寫 屌絲 一秒 變天 智商 不用 主神 空間 平凡 前面 主角 沒有 意外 芸芸 一生 平凡 死 純屬 個人 吐 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爽 文 乾脆 沒 帶 腦子 出 戲 主角 強化 一個 看起來 牛 逼 天秤 平衡術 號稱 古老 煉 金 術 之後 突然 造出來 複製 幫手 </text:span><text:span text:style-name="T2">007 </text:span><text:span text:style-name="T3">幹掉 莫名其妙 理由 陣營 不同 艸 輪 回 空間 裡 製造 複製 幫手 裡 陣營 不同 作者 嗨 過頭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很多 初 入網 文 朋友 知道 龍 傲 天 神馬 意思 覺得 應該 這本 初 代 龍 傲 天 代表作 推 介紹 一下 沒錯 本書 主角 龍 傲 天 </text:span><text:span text:style-name="T2">ps </text:span><text:span text:style-name="T3">這本 書 據說 當初 起點 第一本 訂閱 破 兩萬 大火 作品 現在 眼光 來看 這種 龍 傲 天 式 後宮 文 卻是 彆扭 期望 作者 老爺 以此 戒 寫 這類 蠢 萌 後宮</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文 通篇 下來 內心 </text:span><text:span text:style-name="T2">os </text:span><text:span text:style-name="T3">臥槽 腦 洞 臥槽 侮辱 智商 造 臥槽 梗 好好笑 媽 噠 作者 智障 臥槽 竟然 追 完 智障 髒話 不斷 刷 完 最後 一臉 懵 逼 頭腦 一片空白 大夫 覺得 拯救 一下 � � 總結 乾糧 帶 水 水 裡 有毒 毒 裡 罌粟殼</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討厭 兩種 莫名其妙 惡人 莫名其妙 善人 主角 父母 描寫 相當 討厭 這種 莫名其妙 傻呵呵 善人 討厭 簡直 拉 低 善人 檔次 善人 寫成 蠢人 善心 做生意 一直 虧本 送 幾十塊 東西 一定 幾百塊 錢 不要 蠢 賺錢 送 錢 行善 同樣 收 以後 接濟 偏偏 寫 善事 死 星 令人作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注意 作者 名字 霜 哀傷 反義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更新 慢 情節 水 大綱 散 書 主角 幕後 黑手 實際 造成 破壞力 簡直 可憐 作者 推進 劇情 手段 簡直 貧乏 不忍 一種 裝窮 窮 很窮 之間 裝 科 打諢 漫 威 真的 一本 書 沒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經歷 穿越 系統 這種 小說 主角 經歷 事蹟 之後 主角 居然 </text:span><text:span text:style-name="T9">tmd </text:span><text:span text:style-name="T10">相信 一個 能夠 看到 未來 女孩 覺得 喝 可樂 喝醉 </text:span><text:span text:style-name="T9">tmd </text:span><text:span text:style-name="T10">是不是 穿越 作者 寫 寫 得到 系統 土著 算了</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努力 正 能量 總 感覺 方向 不對味 一部 作品 亮點 得到 系統 主角 努力 穿越 拯救 遺憾 劇情 進行 推演 槽 點 亮點 大都 第一卷 體現 功夫 姓名 違 感 強 主角 做菜 西式 靠攏 討好 顧客 作品 死 扛 冷門 討好 讀者 單元 劇情 加入 主角 團隊 冷門 角色 太 後期 明顯 出現 實力 體系 斷層 帶 街區 英雄 扛 滅 霸 極端 負責 主角 不停 找死 推演 過程 失衡 過分 放大 一端 方舟 能源 塑造 劇情 衝突 缺少 系統 升級 樂趣 超級 英雄 文 打鬥 趣味 科技 超自然 能量 平衡 一句 話 幹 幹 超級 幹</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百 章 想 糧草 強行 貧困 裝 屌絲 減分 最近 招呼 雙子 賊 噁心 難道 主角 </text:span><text:span text:style-name="T2">loser </text:span><text:span text:style-name="T3">窮 挫 下去 勉強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強行 加 奇怪 東西 進去 導致 劇情 略顯 尷尬 不可名狀 </text:span><text:span text:style-name="T2">ps </text:span><text:span text:style-name="T3">作者 寫 太 逗 喜歡 尬 諷 真是 說實話</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論是 漫 威 魔獸 獨特 魅力 不錯 相容性 擴展性 魔獸 術士 一種 非常適合 裝 逼 法系 職業 元素 交織 本該 期待 故事 佈局 小家子氣 分數 盡失 作品 泯 然 眾 推薦 漫 威 文 愛好者 閱讀 魔獸 愛好者 不宜 閱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2">說好 跑 � � 擱 幾年 前 不錯 現在 感覺 平平常常 知道 是不是 作者 開山 作 磨練 細節 感覺 彆扭 作者 操縱 主角 傾向 太 明顯 新手 大禮包 </text:span><text:span text:style-name="T33">a </text:span><text:span text:style-name="T34">變異 項 牛 逼 變 怪物 成功 率 低 需 注射 變異 </text:span><text:span text:style-name="T33">b </text:span><text:span text:style-name="T34">科技 項 牛 逼 圖紙 需要 造 關鍵 </text:span><text:span text:style-name="T33">c </text:span><text:span text:style-name="T34">作者 安排 主角 走 路 英雄 成長 禮包 垃圾 妹 格鬥 槍械 內功 直接 強化 成功 難道 扔 教材 自學 格鬥 練 槍 學 內功 一不小心 走火入魔 變 廢人 </text:span><text:span text:style-name="T35">c </text:span><text:span text:style-name="T34">基礎 強化 </text:span><text:span text:style-name="T33">ab </text:span><text:span text:style-name="T34">一步步 一碗水端平 主角 選擇 </text:span><text:span text:style-name="T33">c </text:span><text:span text:style-name="T34">一次 插手 好心 塞 強迫症 患者 鑽 牛角尖 沒治了</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文筆 英雄 鍋 燉 鋼鐵 俠 這種 超人氣 鐵拳 這種 沒 疼 作者 自創 情節 故事 配角 醬油 描寫 街頭 英雄 男 主 有人 記得 小丑 幹掉 蝙蝠俠 </text:span><text:span text:style-name="T2">fan </text:span><text:span text:style-name="T3">男 主 屬於 這種 路人 只不過 撿了個 系統 設 穿 刺客 信條 衣服 武器 刀 手上 套 機械 臂 內功 輕功 很多 亂七八糟 設定 沒什麼 營養 順便 作者 寫 話 有意思 書評 沒 書友 參考 以下 作者 系統 金手指 金手指 不負責任 主角 過程 中學 謙遜 堅強 包容 勇敢 優秀 品質 不僅僅 獲得 力量 曖昧 不會 媽媽 每天 更新 想 蘿 莉 養成 不要 指望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魔獸 術士 漫 威 世界 一群 逗 惡魔 日常 窮 嗖嗖 氣質 金手指 行 沒事 愛 裝 </text:span><text:span text:style-name="T9">x </text:span><text:span text:style-name="T10">愛玩 梗 冒充 保護傘 盜版 </text:span><text:span text:style-name="T9">nerv </text:span><text:span text:style-name="T10">比較 喜歡 漫 威 文 挺 喜歡 希 靈 帝國 異常 生物 見聞錄 挺 對胃口 更新 慢 個人 糧草 →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點 開頭 主角 穿 蜀山 網遊 一個 不錯 創意 主 世界 那種 濃 鬱 程度 爆 表 裝 逼 臉 白 玄 幻 文 氣息 已將 一擊必殺 敗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最初 文筆 略微 稚嫩 一點 糧草 水準 後期 水草 漫 威 體系 瞭解 僅限於 大量 無限 流 書籍 本書 門外漢 相當 友好 沒有 閱讀障礙 主角 心理 設定 兩輩子 加 起來 中年 心態 其實 已經 融入 世界 壓根 少年人 依然 相信 正義 善良 愛 流行 黑暗 文 現今 一種 清新 感 劇情 行 主角 身 夜行者 系統 發家 先是 守衛 街區 人類 強大 中間 一段 全人類 奔波 提升 實力 後面 解釋 原因 遲 喜 後來 暮 狼 故事 真的 作者 寫作 熱情 逐漸 削減 莫名其妙 水 不想 寫 不要 寫 浪費 良好 開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扮 豬 吃 老虎 扮 久 真 成 豬 作者 有點 綠 妻 意思 估計 現實 戴 原諒 帽 星 毒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跪 舔 神 盾 局 感覺 奴才 上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跪 舔 強行 主角 窮 真 毒 毒 主角 窮 放下 尊嚴 一點點 錢 指揮 指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蜀山 類 網遊 新作 實際上 蜀山 流 仙 葫 流 修 真 文 一個 穿越 魂 穿 蜀山 世界 成 清 派 低級 弟子 接觸 仙 法 避免 成 門派 戰 炮灰 努力 升級 故事 自帶 金手指 能夠 穿越 同名 遊戲 世界 獲得 資源 功法 書 劍 仙 畫風 人物 門派 設定 基本 蜀山 原著 風采 主角 殺伐 果斷 主 世界 裝 逼 臉 比較 合格 主 世界 遊戲 世界 互動 看點 蜀山 仙 葫 類書 興趣 讀者 能夠 順暢 讀 下去 整體 書 主線 任務 不夠 突出 眾 多路 配角 智商 有點 白化 作者 劇情 控制 不足 主 修仙 世界 戰鬥 場面 過於 頻繁 狗血 灑得 不夠 爽快 讀 久 有點 疲乏 總體 評價 乾草 適合 喜歡 蜀山 類 網遊 讀者 閱讀 作者 劇情 把握 不夠 主 世界 描寫 枯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媽 也許 喜歡 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女 劍 仙 知道 壞事 毒 發 身亡 僅 代表 個人觀點 毒 點 可能 比較 高 原文 看到 楚 雲英 終於 停手 王 淵 松 口氣 仔細檢查 白 兮兮 空間 一聲 哭 嚎 卻是 跳 不知 哪句 話 觸動 心累 威風凜凜 女 劍 仙 竟然 蹲 一邊 哭 起來 排擠 知道 楚 雲英 啖 魔劍 宗 門 排擠 王 淵 卻是 理解 楚 雲英 現在 狀態 男性 自覺 安全 考量 安慰 道 別哭 起來 戳 兩 劍 出出氣 不用 啖 魔劍 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黑暗 流 反對 其實 挺 喜歡 下限 太 低 無數次 手下 輪 </text:span><text:span text:style-name="T9">x </text:span><text:span text:style-name="T10">少女 壞人 </text:span><text:span text:style-name="T9">b </text:span><text:span text:style-name="T10">格 太 低</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重生 惡魔 獵人 微 相似之處 主角 擁有 萬 法 之書 金手指 兌換 能力 目前 擁有 寫 輪 眼 或許 須 佐 力量 體系 作者 重新 定義 基因 鎖 體系 力量 鏈 反射 鏈 五種 鏈 單一 鏈 達到 五級 總數 達到 十級 能夠 開發 出 要素 能力 每個 情況 皆 不同 金手指 力量 體系 算 看點 寫 輪 眼 能力 可能 有人 喜 劇情 比較 平常 屬於 無腦 打怪 升級 主角 輕微 嘲諷 臉 本書 失色 不少 看點 比較 平常 加上 輕微 嘲諷 臉 部分 讀者 不爽 寫 輪 眼 此書 比較 尷尬 完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特種 尖兵 穿越 異 世界 獲得 萬 法 之書 生命 值 抽取 刺 螈 能力 吐 槽 主角 特種兵 設 金手指 萬 法 之書 頂 高大 名字 逼 能力 解析 濃濃的 頁 遊 抽獎 感 強 能量 來源 竟然 生命力 高端 能量 詞作者 拽 一個 忽悠 弄 一個 生命力 主角 傻蛋 想到 喝 補藥 頂上去 書 硬 抽 覺得 美滋滋 中轉 幹嘛 直接 補藥 潑 書上 快 눈 눈 主角 事到臨頭 抱怨 體能 太差 穿來 一個多月 特種兵 大佬 沒 鍛 煉 身體 習慣 各路 美女 慧眼識 主角 一眼 投 外表 光環 覺得 貨 一定 不凡 流暢 白文 作者 腦 懂 寫給 動腦 看書 沒 毛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敵人 總是 主角 高 三級 主角 每次 活 下來 基本 運氣 每次 得到 收 穫 伴隨 麻煩 帶來 高級 敵人 或許 作者 一顆 寫 爽 文 心 這本 書 快 變成 虐 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格局 太小 過目不忘 沒 裡 學 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不錯 後面 好看 整體 有種 溫吞 感覺 主角 描述 偏 累贅 戰鬥 描寫 一場 戰鬥 長 持續 幾章 中間 穿插 描述 瑣碎 不夠 激烈 後面 類似 邪教 組織 感覺 國家 組織 效率 沒 老頭 大學生 雜魚 組織 度 高 網路 監測 不到 一堆 員警 追 跑 跑 書 明確 這種 低級 修士 對抗 不了 子彈 整體 看上去 感覺 國家 反應 效率 能力 沒 組織 強 感覺 合理性 缺失 關鍵 不爽 整體 文風 略 平淡 師姐 看似 有趣 出場 少 師傅 立體 尤其 後面 師姐 心軟 不忍 殺人 幾次 留 手 放 跑 邪教組織 成員 符合 性格 其實 描述 心性 出塵不染 塵埃 擊 重傷 扣下 敵人 討 喜 整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追 評 書 大概 應該 哈利波 特 龍套 傳奇 學 霸 沒 半 毛錢 關係 大概 劇情 一個 龍套 旁觀 原著 劇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減 星 作者 主角 維持 弱 雞 水準 東西 水 可謂 操 碎了心 一個 守護神 咒 愣 憋屈 記憶 咒 編造 快樂 記憶 施展 程度 編 </text:span><text:span text:style-name="T2">tm </text:span><text:span text:style-name="T3">不知所謂 記憶 真 好奇 主角 兩輩子 到底 點 幸福快樂 記憶 沒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自詡 老 司機 作者 動 主角 口 傳授 可疑 人生 經驗 一派 眾 皆 醉 獨 醒 其實 想 水 字數 懂 忍受得了 平均 兩 三章 一次 絮絮叨叨 倒 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過 一部分 有點 受不了 作者 文風 感覺 語感 非常 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康 </text:span><text:span text:style-name="T14">loli </text:span><text:span text:style-name="T15">書 這本 相當 成功 淫民 喜聞樂見 女上司 密室 調教 男 主 帶 逆 襲 私貨 歡樂 成績 自然 </text:span><text:span text:style-name="T14">qunlongl</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快 穿 文 經典 需要 帶 腦子 金手指 囤貨 爽 文 適合 月底 沒錢買 買買 閱讀 </text:span><text:span text:style-name="T2">cp </text:span><text:span text:style-name="T3">雍正 中期 兩個 一起 穿 清 穿 篇 個人 劇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快 穿 文 晉江 城 多位 面 穿越 類 小說 之中 一大 重要 題材 更是 耽 美文 類 無限 流 作品 一大 分支 作 一種 類型 文學 概念 通常 指 主角 穿越 不同 副本 世界 停留 短 切換 快 完成 隨機 任務 展開 劇情 作 故事 主線 小說 男同胞 理解 主角 穿越 無數 菊花 台 作 賣點 小說 主角 可能 穿越 </text:span><text:span text:style-name="T5">n </text:span><text:span text:style-name="T24">世界 遇到 </text:span><text:span text:style-name="T7">n </text:span><text:span text:style-name="T6">真愛 最後 結局 </text:span><text:span text:style-name="T7">np </text:span><text:span text:style-name="T6">可能 穿越 每個 世界 遇到 真愛 同一個 最後 </text:span><text:span text:style-name="T7">1v1 </text:span><text:span text:style-name="T6">結局 本書 屬於 主角 受 無限 穿越 時光 之中 能夠 精湛 演技 堅定 尊重 圓滿 每個 副本 裡 附身 人生 真愛 攻 面前 流露 真心 歡樂 文風 掩飾 不了 淒 苦 內心</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書 現已 改名 機甲 契約 奴隸 個人 認 奴隸 詞 真是 極好 主角 受 確實 黑 化 攻 性奴隸 肉 便器 明明 深 天賦 偏偏 懦弱 不堪 成 機甲 大師 以後 仍然 鄙視 辯白 需要 攻 進行 問 責 攻 塑造 極 成功 一個 自私自利 形象 面對 受 出色 天賦 給予 呵護 湧 現出 無窮的 嫉妒 利用 背景 勢力 壓制 受 不讓 才華 外露 外界 展示 禁臠 一枚 掩蓋住 閃光點 黑暗 心理 緊握 黑暗 深處 應該 堪稱 晉江 文中 塑造 成功 人渣 變態 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乾糧 重生 日本 </text:span><text:span text:style-name="T5">kai </text:span><text:span text:style-name="T6">監 </text:span><text:span text:style-name="T7">hou </text:span><text:span text:style-name="T6">督 </text:span><text:span text:style-name="T7">gong </text:span><text:span text:style-name="T6">故事 穹 妹 房 父母雙亡 掛 意識 空間 通俗 點 人形 電腦 爽 點 安排 行 推 妹 果斷 工作室 全 後宮 一部 相當 水 相當 種馬 相當 扯淡 小說 統一 世界 掛 動畫 主動 獻身 妹妹 外面 強行 撩 特 爛尾 服 作 無腦 爽 文 堪 讀 簡單 瞭解 霓虹 動畫 製作 生態 穹 妹 互動 算 亮點 湊合 乾糧 爛尾 減 星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艸 媽 入 浴 調戲 直接 辭退 頗 能力 美術 總監 黑貓 百般 照顧 直接 哥哥 萌 黑貓 推 穹 妹 之後 不要 撩 生硬 特 一個 社長 新人 員工 哥哥 是不是 快感 以後 是不是 爸爸 爸爸 爸爸 用力 艸 乾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 妹 系列 拜 動畫 化 賜 伴隨 魚 魚 虎紋 鯊魚 主題曲 空白 兄妹 漸 眾 宅 所知 小說 動畫 跳 流 覽 一下 感覺 描述 兄妹 靈犀 相通 默契 感 小說 味道 值得一提的是 作者 本來 一位 巴西人 深受 日本 宅 文化 影響 寫出 一對 地道 系 廢 宅 妹 控 兄 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糧 難得 入口 海賊王 幼苗 主角 身負 國產 氪 金 手 遊 外掛 鑽石 十一 抽 合成 碎片 取得 動漫 人物 卡片 載入 獲取 相應 能力 所謂 卡 槽 數量 國產 手 游 坑 爹 特性 導致 主角 能力 不會 提高 太 快 力量 體系 不會 崩 太 早 目前 劇情 推進 主角 劇情 之前 已經 進入 偉大 航路 是不是 太 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乾糧 至少 不會 飛 盧 一下子 崩 起點 文 講究 循序漸進 人文 不錯 至少 腦 殘 震 遁 出 幾條 街 碰到 天龍 艾 斯 女 帝 主角 智商 明顯 下降 至少 不會 虐 主 卡 牌 能力 戰 原著 人物 情節 卡 牌 能力 算是 本書 看點 加成 </text:span><text:span text:style-name="T2">17 01 31 </text:span><text:span text:style-name="T3">改 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複製 一段 書友 評語 死 宅 臭味 本書 混亂 相得益彰 宅 不要 下場 大清早 毒 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黑 鬍子 主角 抓住 前 忽略 掉 </text:span><text:span text:style-name="T2">bug </text:span><text:span text:style-name="T3">之後 養 一段時間 這本 書 已經 看不下去</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之前 寫 不錯 可惜 最後 完全 毀 一個 穿越 具有 能力 做出 努力 情況 無法 更改 一點 劇情 穿越 究竟 路人 甲乙丙丁 區別 不再 一次 原著 跑 來看 寫 同人小說 粉絲 修改 四代 夫婦 死亡 後面 劇情 完全 崩 到時候 主 配角 性格 環境 原因 發生變化 不會 成 熟悉 角色 一點 實在 無力 吐 糟 太 看得起 作者 鳴 佐 助 變化 不會 影響 原著 角色 評價 寫 精彩 照樣 接受 扯 胡攪蠻纏 這麼久 說來說去 作者 沒 信心 寫出 一個 火影 故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先 中肯 評論 一下 書 不能 </text:span><text:span text:style-name="T2">tm </text:span><text:span text:style-name="T3">章節 名 幾個 意思 副本 區域 局限性 嚴重 身 一個 漫 反正 接受 不了 寫 章 次 意淫 主角 其實 要點 臉 正經 點 不要 奇怪 東西 混進來</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好歹 講究 循序漸進 至少 不會 飛 盧 一下子 力量 體系 全 崩 腦 殘 震 遁 出 幾條 街 沒有 鷹眼 需要 領悟 劍 意 劍 豪 劍 豪 一種 境界 一個 稱號 設定 海賊 硬生生 寫成 玄 幻 裝 逼 臉 文 碰到 天龍 艾 斯 女 帝 主角 智商 明顯 下降 至少 不會 虐 主 卡 牌 能力 戰 原著 人物 看點 算是 加成 看出 作者 如履薄冰 想 推演 劇情 不敢 超出 太 範圍 導致 失控 寫到 一定 程度 完結 必然 原著 存在 導致 作者 達到 桎梏 畢竟 想要 寫出 一本 原著 沒有 完結 完美 作者 水準 達到 舉重若輕 境界 完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府 天 男 故事 寫 總 帶有 女 作者 通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女 作者 通病 描繪 朝代 特點 格局 太小 沉溺於 家長 裡 短 本書 發揮 極致 男 作者 大多 寫 國仇家恨 戰爭 場面 偏偏 寫 毫無 歷史感 是不是 人妖 最好 歷史小說 作家</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解悶 糧草 乾草 左右 情節 流暢 尿 點 主角 雙 標的 過分 談話 自相矛盾 推崇 科技 力量 科研人員 面前 推 承 武力 力量 嘲諷 末世 裡 搭幫 結夥 轉眼 建 幫派 談 先進性 簡單 主角 真理 配角 紙老虎 智力 絕對 不足</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實力 有點 混亂 以前 一刀 </text:span><text:span text:style-name="T9">100 </text:span><text:span text:style-name="T10">米 長 近海 王 斬首 斬殺 穿 合金 鎧甲 克 裡 克 劍氣 砍翻 羅傑 邢臺 升級 以後 惡龍 手下 啾 只能 砍 輕傷 理由 骨頭 比較 硬 恩 比較 硬 一個 主角 明明 地球 查 身世 噗 屁事 爹 媽 地球 心理 沒 有點 </text:span><text:span text:style-name="T9">b </text:span><text:span text:style-name="T10">數</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吉利 章節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不下去 說實話 主角 未來 宇 智 波 族 屠殺 感覺 主角 越來越 自我 越來越 後面 殺 七尾 殺 萬蛇 懟 六道 據說 想 抹除 查 克拉 感覺 簡直 莫名其妙 現在 主角 神經病 至少 帶 土 受 重大 刺激 主角 像是 力量 隨心所欲 老子 進入 龍 傲 天 模式 想 幹嘛 幹嘛 想 殺 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糧草 甘草 毒草 進化 不會 推演 劇情 作者 搞 死 雷 影 搞 死 水影 坑 慘 土 影 風 影 中間 引發 不少 事件 最後 居然 毫無 改變 想 辛 久 奈 算是 本書 一大 亮點 可惜 原 劇情 狗 帶 莫名其妙 生 兩個 孩子 一個 鳴 一個 未來 未來 能力 莫名其妙 主角 莫名其妙 變成 奶 爸 主角 知道 渾渾噩噩 混下去 作者 強行 主角 知道 劇情 海賊 迷 寫 火 影迷 戰鬥 文 劇情 瞭解 好像 沒 看過 死神 知道 關鍵 東西 藍 染 裡 只能 作者 推演 劇情 功力 太差 原本 寫 寫 下去 可惜 一本 早期 糧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 妹 系列 妖 王 封印 人間 體驗生活 化 正太 一對 平凡 夫婦 收養 血緣 妹妹 一起 長大 本來 書 妹妹 單 女 主 冒出來 兩個 新 女 主 最後 主角 帶 兩個 老婆 雙飛 妹妹 定下 四年 約 之後 人間 跑 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案 羅金仙 跨越 時間 跨越 空間 住 女 主 靈魂 女 主 要死 妹妹 林黛玉 守寡 還魂 續命 女兒 看家 女兒 家宅 平安 完成 任務 女 主 送回 地球 死 前 問題 羅金仙 真 尼瑪 奇葩 思路 女作家 喜歡 通天 手段 搞 雞毛蒜皮 東西</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看到 現在 遺憾 真心 覺得 前期 月明樓 部分 寫 最好 女 主 第一個 搭檔 跑 路 劇情 宛如 脫肛 野馬 奔放 不羈 已經 套 套路 問題 作者 搞 沒 搞清 主線 問題 到底 報仇 浪 走 言情 制 霸 真的 毫無 計 畫 神 展開 </text:span><text:span text:style-name="T2">boss </text:span><text:span text:style-name="T3">戰 幾近 啞炮 這根 乾脆 俐落 完全 隨波逐流 事到臨頭 仗 系統 能力 收 人頭 導致 現在 竟然 想 女 主栽 跟頭 醒醒 醒醒 寫 作者 事 感覺 昏君 走 亡國 路上 千字文 系統 不要 最後 給出 答案 嘰 道 瞎 雞 搞</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非主流 末世 主角 重生 末世 前 立刻 告知 國家 動用 國家機器 力量 減少 傷亡 最後 一章 認 </text:span><text:span text:style-name="T9">cp </text:span><text:span text:style-name="T10">作 一篇 劇情 文 劇情 寫 吸引 主角 蘇 爽 厲害 </text:span><text:span text:style-name="T9">bug </text:span><text:span text:style-name="T10">更加 厲害 一個 搞 通信 老 教授 受 重視 研究 解決 末世 關鍵 女 主 重生 回來 之後 救 老 教授 順路 保 教授 研究成果 資料夾 手稿 老 教授 不會 電腦 一個 搞 通信 老 教授 不會 電腦 作者 開心</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字 通順 人物 刻畫 自然 細膩 伏筆 曲折 貓膩 裝神弄鬼 少 貓膩 酸腐 綠茶 仍然 不能 好評 作者 紛紛擾擾 安排 無數 烘托 女 主 智慧 強大 情節 忘 權利 爭鬥 根本 力量 燈塔 國 敢 全世界 點火 皿 煮 濕 疣 作 前世 敢 力 挑 社會 規則 復仇 殺手 穿越 成 身負 血海深仇 皇位 繼承人 沒 想 達成 目的 騰挪 轉移 太極 推手 核心 錯 文 妙筆生花 徒然 塗脂抹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直 認 希 行 書 字 裡 行間 戾 氣 重 臉譜化 惡毒 配角 性情 癲狂 醜陋 言語 粗鄙 尖酸刻薄 主角 開 金手指 總 一種 憋屈 感 大帝 姬 女 主 魂 穿 重生 女扮男裝 解開 身世 之謎 一步步 長安城 學生 坐 皇位 故事 第一次 完整 完 希 行 寫 一本 小說 女 主 性格 小說 前半段 希 行 終於 脫胎換骨 後半段 繼續 以前 老毛病 帶有 遺憾 有點 膈 應 結局 令 決定 評個 星 乾糧 書荒 </text:span><text:span text:style-name="T2">cp </text:span><text:span text:style-name="T3">未定 完整 評論 點擊 大帝 姬 評論 區長 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巴巴 沒什麼 趣味性 作者 似乎 兩句 網路 用語 故事 有趣</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本書 貌似 娘 山 傳 在我看來 其實 娘 化 版 陽神 諸子百家 變成 萌 妹子 萬象 心 王 鴦 明 人心 鑒 顧 妍 舞 劇情 惡俗 姐弟 情深 方面 描寫 不錯 點 顆 三星 表示 支持</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完 三十二 公公 喪失 新作 母 控 主角 免除 媽媽 劫難 踏上 西天 取 精 紳士 路 四大名著 性 轉 版 至此 三缺一 娘 三國 萌 娘 三國演義 娘 水滸 娘 山 </text:span><text:span text:style-name="T9">108 </text:span><text:span text:style-name="T10">星 少女 娘 西游 萌 娘 西遊記 出 差 一部 基 紅樓 齊 </text:span><text:span text:style-name="T9">ps </text:span><text:span text:style-name="T10">結尾 走 西風 緊 老路 沒有 西風 緊 膽子</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白 官場 爽 文 依然 八成 官 文 強 單 女 主 明白 大批 官 文 寫 八九十個 二奶 二奶 知道 收斂 公然 帶 二奶 到處 亂跑 世界 存在 照相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女 作者 女 主文 裡 面 男人 兩種 狗腿 窩囊廢 女 主 窩囊廢 背景 沒 看到 大略 末日 世界 變成 遊戲 重生 恐怖 魔女 女 主 回到 平行 世界 末日 降臨 時刻 不斷 刷 逼 格 故事 看得慣 主角 搓 刷 逼 格 方式 不錯 書 搓 類似 殘疾人 打破 世界 記錄 不到 眼神 冷漠 冰冷 廢物 走掉 線索 猜 手 裡 握 東西 猜 出 廢物 巴拉巴 拉 具體 這種 性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康 蘿 莉 汙 客 新書 依然 鮮血淋漓 後宮 依然 反轉 逆 推 逆 推 依然 女皇 公主 侍衛長 依然 沒有 穩定 大綱 本書 主 站 尺度 大得多 福利 夠 題材 有點 偏門 </text:span><text:span text:style-name="T2">acgn </text:span><text:span text:style-name="T3">差距 有點 老 讀者 之外 吸引 主流 讀者 書 客 覺得 全 死 宅 妄想 人生 剩 繁殖 欲 文章 好多 幼苗 暫定 乾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套 遊戲 模子 末世 文 前半部 升級 流 部分 不錯 套路 化 女 主 詳實 一個蘿蔔一個坑 成長 描寫 嚼 頭 可惜 寫到 一定 程度 作者 筆觸 轉向 政治 鬥爭 權力 角逐 這部分 作者 視角 顯出 狹隘 下筆 太 浮 讀來 沒 太 意思 此書 尚未 完結 太監 趨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作品 指 刷 贊 榜 已經 龍 空 眾 釘死 刷子 恥辱柱 上面 想 冒死 一句 拋開 作品 無關 因素 作品 品質 應該 遠 糟糕 口碑 本書 最大 問題 詳略 強 行將 一章 高潮 寫出 十章 很多 細節 過於 繁瑣 有趣 東西 變得 無趣 作者 文筆 不錯 文風 大體上 貓膩 烽火 系 情節 推動 類似 孑 風格 以情動人 爽 點 學習 靜 官 獸 血 寵 獸 收集 曖昧 後宮 癡情 仙 逆 前期 升級 體系 人流 後期 未知 主角 戰鬥 風格 智鬥 流 亮點 副本 懸念 爽 點 設置 鬥智鬥勇 情節 感到 驚豔 難忘 惜 太監 </text:span><text:span text:style-name="T12">ing</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小說 服 狂 開 反向 金手指 主角 食人魔 人類 誇 一句 弱智 毫不 過份 這本 書 基本 沒有 主線 覺得 作者 想到 寫到 劇情 跳躍 簡直 想 打人 主角 擁有 很多 奇遇 永遠 牛 逼 起來 很多 劇情 有時候 衝突 比如說 圖雷 瑟斯 元帥 帝國 守護神 人物 失蹤 一段時間 大陸 各國 立馬 大軍 壓線 人物 前面 貴族 算計 功高震主 思考 一下 弱智 劇情 本書 戰力 極其 崩壞 主角 之前 進入 一層 秘 境 巨人 強 單 手把 主角 捏死 族 最弱 戰士 族 加 起來 天使 統領 單手 捏死 天使 隻 手臂 進入 秘 境 壓服 整個 秘 境 世界 元帥 竟然 打平</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完 爛尾 康 蘿 莉 跑 汙 客 開 新書 抖 </text:span><text:span text:style-name="T5">m </text:span><text:span text:style-name="T6">氣場 全開 來講 解 一下 書名 裡 隱藏 主謂 賓 關係 主角 調教 女皇 日記 主角 女皇 調教 日記 開頭 幾章 上來 天雷 滾滾 沒落 貴族 出身 主角 進宮 雜役 巧遇 女 皇帝 陪 宮 外 吃 炸醬 麵 狗血 遇刺 狗血 救駕 芳心 大亂 簡在帝心 作者 尺度 遠 超 主 站 作品 最新 劇情 主角 女皇 酒後 玩 舔 足 </text:span><text:span text:style-name="T7">plai </text:span><text:span text:style-name="T6">兩 一起 陶醉 女 侍衛長 門外 觀賞 戰況 自動 達到高潮 適合 女王 控 逆 推 控 抖 </text:span><text:span text:style-name="T7">m </text:span><text:span text:style-name="T6">愛好者 觀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太監 馬上 將軍 新 開 綜 漫 巨 坑 不能 一個 坑 精神 隆重 推薦 鐵板 美 琴 阪田 銀子 黑井 白子 加上 水手服 套 黑 粗 男主角 構成 這本 硬漢 派 汙 濕 指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完 這本 書 其實 應該 稱 無限 父愛 山 作者 之前 寫 兩本 韓 娛 推土機 某種程度 開 肆虐 先河 令 印象 深刻 足 控 情節 作者 這種 情節 本書 之中 體現 明顯 倒 蘿 莉 控 情結 變得 嚴重 起來 主角 主神 賦予 乾爹 系統 需要 收集 </text:span><text:span text:style-name="T9">108 </text:span><text:span text:style-name="T10">女兒 真愛 返回 現實 世界 作者 動漫 副本 描寫 不錯 武俠 副本 天龍 副本 主線 崩壞 結局 倒 算 治 癒 主神 變成 妹子 成 主角 </text:span><text:span text:style-name="T9">108 </text:span><text:span text:style-name="T10">能幹 女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司機 車速 很快 一直 踩油門 從不 碰 刹 車 目測 正在 極速 開 </text:span><text:span text:style-name="T2">404 </text:span><text:span text:style-name="T3">國道</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秋月明 文 青 病 未 一類 作者 本書 草根 石 布衣 顯然 病情 加重 不少 這本 書 延續 秋月明 一貫 不讓 讀者 爽 到底 風格 主角 穿越 系統 一個 天賦 足球 運動員 一場 比賽 沒有 踢 假球 害 幕後 老闆 損失 七百萬 買 兇殺 主角 見勢不妙 直接 帶 二炮 友 逃跑 跑 路 大學 主角 球場上 成功 裝 生計 所困 美女 上門 差點 逼 鴨 作者 終究 病入膏肓 文 青 病患者 主角 逼 入 絕境 前 有人 主動 上門 邀請 主角 踢球 作者 一貫 風格 來看 主角 自然 裝 臉 臉 不會 少 妹子 寫 不錯 主角 不能 全 收 問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哄抬 價 物價局 約談 作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純 推土機 無良 舉報 立馬 封 推 情節 建議 改 隱晦 想 作者 砸 錢 稍微 思考 幾秒鐘 多少錢 寫 要說 故意 哄抬 </text:span><text:span text:style-name="T9">b </text:span><text:span text:style-name="T10">價 擾亂 市場價 前 幾個 妹子 多少錢 後邊 偶遇 直播 一次 直接 </text:span><text:span text:style-name="T9">110w </text:span><text:span text:style-name="T10">變臉 怪 馮 提 莫 跑 北京 陪 稅 妹子 情 何以堪</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無時無刻 不在 展現 主角 卑劣 性格 膽小 懦弱 卑鄙 色厲內荏 於此 女 主 可愛 傻 白 甜 混雜 著作者 惡趣味 死 宅 嘲諷 當作 帶 腦 黃 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這本 書 吐 槽 欲 建 毒草 書單 小說 世界觀 財閥 集團 佔據 </text:span><text:span text:style-name="T9">50 gdp </text:span><text:span text:style-name="T10">社會 擁有 極大 影響力 男 主 父親 作 納稅 百億 頂尖 財閥 掌門人 拖欠 農民工 工資 包工頭 槍殺 </text:span><text:span text:style-name="T9">wtf </text:span><text:span text:style-name="T10">馬 雲 王 石 這種 需要 拖欠 農民工 工資 金 扁擔 皇帝 拖欠 民工 工資 掌門人 賣弄 愚蠢 屌絲 沒 毛病 毒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話 芯 感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完 這筆 風 似乎 先 飛 作品 類似 早期 作品 風格 養肥 </text:span><text:span text:style-name="T7">18 22 </text:span><text:span text:style-name="T6">更新 現在 已經 基本 確認 先 飛 沒 跑 搞笑 一點 作者 扭扭捏捏 不肯 告訴 書 客 新 讀者 以前 寫 作品 一大批 起點 過去 老 讀者 紛紛 </text:span><text:span text:style-name="T7">id </text:span><text:span text:style-name="T6">書評 區 裡 花式 賣 萌 太乙仙 隱 魔魂 啟 女友 仙子 劍俠 </text:span><text:span text:style-name="T7">2333</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借用 風 螢 書評 作者 深入淺出 筆法 風趣 幽默 語言 一個個 具體 生動 案例 描繪 </text:span><text:span text:style-name="T9">sex market </text:span><text:span text:style-name="T10">價格 波動 規律 說明 瞭 </text:span><text:span text:style-name="T9">on night sex </text:span><text:span text:style-name="T10">市場 均衡 機制 論證 看不見 手 模型 應 用於 中國 經驗 有效性 實乃 不可多得 穴 術 佳作 手動 滑稽 可惜 作者 寫作 太 投入 導致 心火 難耐 忍不住 奔赴 第一線 交易 場所 調研 不幸 遇上 公門 執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 不會 寫 感情 英雄救美 弱智 光環 女人 無腦 愛 男 主 這本 直接 用錢 砸 金手指 銀行卡 錢 一天 翻 一倍 女主播 大學 舍友 女朋友 女子 宿舍 </text:span><text:span text:style-name="T2">5p </text:span><text:span text:style-name="T3">寫 欲 無情 爽快 加 一分</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3">31 </text:span><text:span text:style-name="T24">書單 推土 技術 哪家 強 書單 作者 </text:span><text:span text:style-name="T7">gm </text:span><text:span text:style-name="T6">令 東來 代表性 評論 作者 頂風 作案 好孩子 如今 前 章 河蟹 兩章 主角 外掛 每天 體質 存款 合法 翻倍 錢 身體 強化 到頭 以後 射穿 熱 兵器 沒有 劇情 有錢 任性 哄抬 </text:span><text:span text:style-name="T7">b </text:span><text:span text:style-name="T6">價 </text:span><text:span text:style-name="T7">23333 </text:span><text:span text:style-name="T6">吐 槽 看到 書單 標題 想到 藍 翔</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作者 寫 黃 文 撩 耐不住 寂寞 女 票 掃黃 最近 放 </text:span><text:span text:style-name="T12">d</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太監 作者 深入淺出 筆法 風趣 幽默 語言 一個個 具體 生動 案例 描繪 </text:span><text:span text:style-name="T9">sex market </text:span><text:span text:style-name="T10">價格 波動 規律 說明 瞭 </text:span><text:span text:style-name="T9">on night stand </text:span><text:span text:style-name="T10">市場 均衡 機制 論證 看不見 手 模型 應 用於 中國 經驗 有效性 實乃 不可多得 穴 術 佳作 手動 滑稽 可惜 作者 寫作 太 投入 導致 心火 難耐 忍不住 奔赴 第一線 交易 場所 調研 不幸 遇上 公門 執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段 問 少數民族 少女 是否 吸過 毒 答 曰 一次 禮拜 碰 沒事兒 想 罵人 傻 逼真 嘗試 作孽 老油條 主角 跑 北海 傳銷 聖地 泡妞 真的 笑 不行 談 幾百億 項目 主角 喝 幾瓶 啤酒 超額 提供 </text:span><text:span text:style-name="T2">j8 </text:span><text:span text:style-name="T3">甩 縱橫 四海 弱水三千 隻 取 八九十 瓢 飲 看破紅塵</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作者 本書 主角 石 賤人 眾 美眉 曖昧 整本書 最後 強行 單 女 主 本來 作者 成 背叛 後宮 党 叛徒 沒想到 這本 新書 一百八十度 大轉彎 主角 雞湯 聖人 變成 約 炮 達人 瀟灑走 天涯 走 腎 走 心 嚴格來說 後宮 流 回 狗熊 掰 棒槌 流 主角 約 炮 頻率 作者 換 地圖 頻率 爭 幾乎 一槍 換 一個 地方 迥異 作者 之前 風格 主角 開頭 國內 故事 感覺 比較 乏味 倒 換 地圖 出國 以後 泰國 金三角 副本 趣味 主線 後宮 線 充滿 異國情趣 推薦 閱讀 快 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沒有 偽 娘 痛心疾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改名 成 仇人 女兒 欺負 難道 錯 日式 輕 小說 味道 濃厚 世界 架構 全 崩 合理 黨 慎 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韓 娛 後宮 文 繼 肆虐 韓 娛 之後 一個 突破 只不過 突破 有點 奇怪 韓 娛 女星 作 定向 謀殺案 受害者 潛在 受害者 主角 不幸 穿越 連環 奸 殺 案 初期 犯罪現場 自證 清白 一邊 逃亡 一邊 追 炮 凶 妞 作者 寫 蛋 王 幸福 雨傘 蒙古 韃子 開 後宮 跪 舔 放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主角 年齡 真心 最大 敗筆 可讀性 降 </text:span><text:span text:style-name="T5">26 32 </text:span><text:span text:style-name="T6">歲 之間 比較 合適 </text:span><text:span text:style-name="T7">12 </text:span><text:span text:style-name="T6">歲 美國 不到 </text:span><text:span text:style-name="T7">15 </text:span><text:span text:style-name="T6">歲 已經 古巴 圈地 年齡 大亨 談笑風聲 作者 屁股 想一想</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眾 跟風 滾開 極 道 流 裡 比較 一本 作者 小說 裡 設定 創造 一個 安穩 凡人 殘酷 怪異 並存 世界 沒 冷酷 壓抑 慘烈 殘酷 到底 力量 代表 順便 妹妹 變成 弟弟 贊 男 主 金手指 目前 已經 屹立 凡人 世界 節奏 很快 爽 點 足 控制 男 主 升級 節奏 後續 應該 不錯 可惜 作者 斷 進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成 聖 可能 成 聖 這輩子 可能 成 聖 做生意 不會 只能 水 水 字數 維持 生活 醬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讀者 生涯 遇見 第一 大水 逼 現在 隔 幾個 看看 成 聖 沒 剩下 執 念 幹 不行 乾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 黨 必 本書 作者 尊 水 聖 升級 流 典型 代表 主角 成 聖 遙遙無期 本書 聖人 逼 格 可謂 洪荒 流 牛 逼 一本 有生之年 系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幾百 章 大羅 說好 成 聖 偽 聖 一級 九級 之後 說好 成 聖 一級 假 聖 九級 之後 說好 成 聖 低級 絕望者 高級 之後 說好 成 聖 低級 皇 高級 之後 聖人 劫 尊者 每個 境界 六個 小小 境界 一個 小小 境界 差距 億萬 倍 每次 一個 境界 聖人 大羅 創造 宇宙 無所不能 接 水</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書 好看 </text:span><text:span text:style-name="T5">a </text:span><text:span text:style-name="T6">超 好看 人物 刻畫 完美 </text:span><text:span text:style-name="T7">b </text:span><text:span text:style-name="T6">好看 女 配 賊 好看 </text:span><text:span text:style-name="T7">c </text:span><text:span text:style-name="T6">劇情 沒意思 提頭 來見 感想 感想 感想 頭</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是不是 智障 知道 讀者 行 這本 書 印象 下降 很多</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戴 公公 書 看來 太監 概率 先 收藏 觀察 話 這段 時間 公公 大量出 宮 幹活 是不是 皇上 不要 伺候 大內 失寵 值得 深思</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原來 世界 妖怪 原來 現在 末 法 時代 新 紀元 世界 實在太 危險 作 隻 不由自主 吃 胡蘿蔔 雄性 兔子 精 生存 隻 狗 妖 告訴 妖 活 越 久 越 厲害 兩百歲 貓 肯定 吊打 一百歲 狗 傳說 種 天狗 朱雀 輕而易舉 幹掉 修煉 時間 長 很多 妖 玩 遊戲 沒 衡量 實力 攻 防 速 控 場 招 決定 五方面 等級 加點 方式 活 多久 等級 高 不同 種族 加點 不同 傳說 種 相當於 </text:span><text:span text:style-name="T2">vip </text:span><text:span text:style-name="T3">帳號 起點 高 成長 快 一種 加錯 點 沒 攻 沒 防 沒什麼 招 控 場 不行 至少 跑 商 練 生活 職業</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每次 覺得 本書 好看 作者 臉 女 女 寫 可愛 幼 蝶 角色 套路 教科書 式 熊 孩子 真的 沒勁 強行 醉酒 酒店 開房 加 喝 吐 換衣服 套路 居然 沒寫 膩 加上 謎 設定 搞 看不懂 水 幾章 組織 大人物 舒 家 </text:span><text:span text:style-name="T2">balabala </text:span><text:span text:style-name="T3">關心 來看 後宮</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一本 創意 新鮮 風格 熟悉 劇情 稍 顯 混亂 背景 設定 比較 升級 依然 藍 晶 風格 乾糧 優 書 網 評分 高 沒有 大神 名聲 負擔 一本 不錯 乾糧 曾經 看過 藍 晶 大大的 書 這本 不等 </text:span><text:span text:style-name="T9">100 </text:span><text:span text:style-name="T10">萬 字 現在 </text:span><text:span text:style-name="T9">58 </text:span><text:span text:style-name="T10">萬 字</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紅龍 作者 弱 鳥 馬甲 作品 紅龍 最近 換 地圖 有點 崩壞 奇幻 對接 科幻 造成 規則 混亂 弱 鳥 明智 準備 一條 後路 挖 東方 神話 坑 禍害 西遊記 廚師 食 材 味道 白 糧草 老 白 乾草 吃 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邊 聲明 動物 一視同仁 吃 吃 讀 起來 有種 吃 牛 逼 吃 自豪 感覺 吃 雞 一邊 逼 逼 半天 故事 本書 一個 片段 有意思 知道 寫 前段時間 摘出來 自成 書 想 重新 看看 拾 起來 覺得 特 沒意思 知道 怎麼回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開 本書 保健 仙人跳 急需 用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元 末 聖母 婊 爭霸 天下 梟雄 心 大力 強調 三大紀律 隊友 搶錢 搶 女人 造 成書 很多 矛盾 倒胃口 評論 比作 蟻 賊 學學 鄧 怎麼弄 能力 站 舍 縮 後面 幹嘛 資歷 不夠 劉正風 後面 世 昌 難道 合理 死亡 開 掛 朱元璋 變成 玄 幻 文 勉強 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品 一種 六六 夢 回 </text:span><text:span text:style-name="T2">2008 </text:span><text:span text:style-name="T3">感覺 標題 寫 軟飯 男 主 一個 主動性 極 強 高智商 角色 像是 之前 幾本書 林 德 寫 二十年 宅 文 投 十年 雜誌社 稿子 簡直 太 瞭解 討好 讀者 更加 難能可貴 寫作 章法 不會 心情 塞 私貨 現在 寫 網文 真是 性格 拖 後腿 現在 迎合 讀者 方法 變成 主角 超級 自我中心 垃圾 確實 流毒 淺 斷崖 式 下跌 想像力 已經 枯竭</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主角 確實 有點 問題 全都 </text:span><text:span text:style-name="T9">jpg </text:span><text:span text:style-name="T10">劇情 太 合理 地方 覺得 看點 主角 女 角色 互動 修羅場 寫 挺 有意思 主角 性格 一點 算是 糧草 目前 算 乾糧 </text:span><text:span text:style-name="T9">ps </text:span><text:span text:style-name="T10">覺得 看點 劇情 主要 修羅場 描寫 書荒 看看 基 友 開頭 變成 女 主 某種意義 男變女 作者 寫 女妖精 變回 原型 變身 系列 喜 讀者 跳</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完 欣賞 一位 紳士 神農 </text:span><text:span text:style-name="T2">@ </text:span><text:span text:style-name="T3">悠閒 騎士 本書 進行 概括 主角 基 友 變身 主角 雙 收 基 友 未婚妻 兩 床上 爭寵 達成 開心 全家 桶 其實 本書 完整 劇情 線 上面 概括 內容 糟糕 本書 主角 真身 乃是 所謂 妖 仙 祖 手握 照妖鏡 懷孕 不對 應該 變身 背後 原理 受 主角 吸引 而來 女妖 經歷 輪 回 變化 出 偽 男性 本性 雌 主角 遇到 一個 作對 反派 男性 拿出 照妖鏡 令 現行 收入 後宮 這份 天馬行空 變態 想像力 真是 別具一格</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基 友 變身 主角 雙 收 基 友 基 友 未婚妻 兩 床上 爭寵 達成 開心 全家 桶</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擦 媽 閱 群</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一篇 輕鬆 搞笑 種馬 白文 主角 獲得 一個 名實相符 神 豪 推 妹 系統 推 妹 走上 參 巔 峰 話 這本 書 其實 龍 空 推 讀 一個 吐 槽 貼 裡 看到 貼 樓主 表示 非常 鄙視 本書 作者 相關 方面 經驗 貧瘠 借此 大肆 批判 一番 貼 十分 歡樂 深有同感 特地 附上 連結 </text:span><text:span text:style-name="T9">lkong thread 2172596 </text:span><text:span text:style-name="T10">裡 想起 過去 聽 半 蛙 大神 處男 寫 </text:span><text:span text:style-name="T9">h </text:span><text:span text:style-name="T10">未經 人事 處男 性 幻想 美好 大多數 身經百戰 老 司機 早已 幻想 破滅 不知 龍 友 對此 是否 深有同感</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斷 本書 目前 止 見 寫 後宮 修羅場 寫 驚悚 一部 作品 本書 弱 受 主角 突然 發現 好幾個 妹子 抱 愛戀 情 真實 各不相同 互相衝突 愛 記憶 可怕 主角 妹子 持有 主角 之間 甜蜜 記憶 毫無 印象 主角 不停 後宮 起火 翻車 死亡 沉陷於 人渣 死 人渣 態 變換 之間 值得注意 主角 後宮 妹子 戰鬥力 爆 表 具備 見 血 封 喉 殺傷力 主角 能力 僅僅 類似 </text:span><text:span text:style-name="T2">re </text:span><text:span text:style-name="T3">從零開始 異 世界 生活 主角 死亡 回檔 能力 看起來 比較 憋屈 不能 接受 一點 慎 入</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刪減 典型 飛 盧 種馬 文 主角 穿 成 柯 南 世界 毛利 小五郎 自帶 金 大腿 系統 一路 開 掛 全程 炮 妞 推理 幾乎 沒有 案件 點綴 個人 比較 喜歡 作者 熟 女流 描寫 妃 英 理 希 子 貝爾 摩 德 服部 靜 華都 </text:span><text:span text:style-name="T2">neng </text:span><text:span text:style-name="T3">帶 感 圓滿 個人 童年 回憶 可惜 本書 柯 南 毛利 小五郎 作者 車技 尚可一 本書 舉報 架 改成 現在 名字 重新 刪減 上架 之後 車 跡 不見蹤影 頓時 索然無味</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攢 字 一個 沒 敢 全 農民 兒子 小人書 撿 剩 太監 怕 小樓 同志 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書名 八成 上傳 小心 打錯 應該 </text:span><text:span text:style-name="T9">tj </text:span><text:span text:style-name="T10">約會 正式 </text:span><text:span text:style-name="T9">tj </text:span><text:span text:style-name="T10">之後 詳 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封面 主角 頭髮 看成 精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其實 設定 不錯 作者 明顯 新人 轉變 能力 體現 採用 太 簡單 敘述 缺少 轉 承 合 導致 重心 不在 故事 不夠 精彩 這種 直 描 體現 主角 性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剛 開頭 後面 沒 暫定 乾糧 開篇 吐 槽 一個 科研人員 檢測 新 材料 加熱 一塊 來源不明 構成 不明 石頭 出 綠 煙 第一 反應 不該 修仙 吸收 玩意 有毒 必須 立即 隔離 檢測 恐怖片 主角 吸收 估計 接下來 生化危機 病毒 危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靈氣 復 蘇 流 裡 比較 老 比較 一本 主角 一個 脫離 低俗 一個 自私 高尚 傢 夥 一個 真誠 尋道</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細節 粗糙 在意 細節 毒草 主角 比較 冷血 黑暗 模仿 左 屌 命 圖 體系 冷血 做手術 切除 能力 能力 做手術 增加 實力 作者 開 很多 支線 內容 想 寫 一點 各處 支線 劇情 沒寫 到位 內容 有點 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追究 細 節 誤 書 細節 粗糙 在意 細節 肯定 毒草 主角 比較 冷血 黑暗 模仿 左 屌 命 圖 體系 冷血 做手術 切除 能力 能力 做手術 增加 實力 </text:span><text:span text:style-name="T5">17 01 07 </text:span><text:span text:style-name="T6">評 </text:span><text:span text:style-name="T7">257 </text:span><text:span text:style-name="T6">章 棄 評分 不變 實在太 幹 想 寫 缺 點 各處 支線 劇情 沒有 到位 </text:span><text:span text:style-name="T7">17 03 25 </text:span><text:span text:style-name="T6">評</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金手指 時空 門 能夠 兩個 時空 交流 物資 依靠 金手指 香港 創業 寫 實業 文中 行 文中 不顧 時代 審美觀 抄 鬥 破 蒼穹 毒 點 行事 沒有 太 疏漏 沒 掌控 銀行 這點 起來 主角 金手指 利用率 真差 在我看來 玩意 年代 借助 中國 改革開放 達成 財團 成就 成功 率 很大 眼中 能夠 顛覆 一個 國家 小國 掌控 一家 跨國 銀行 穩定 基本 盤 國家 擁有 深入 影響力 稱得上 一家 財團 香港 幫 炒地皮 所謂 豪門 渣 渣 算是 一本 帶毒 乾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帶毒 開頭 差點 毒 發 身亡 強忍 下去 很多 細節 書 漏洞百出 倒賣 賺 </text:span><text:span text:style-name="T26">50 </text:span><text:span text:style-name="T27">幾萬 沒 賺 倒賣 回來 是不是 忘記 交代 </text:span><text:span text:style-name="T26">50 </text:span><text:span text:style-name="T28">萬 </text:span><text:span text:style-name="T26">79 2016 </text:span><text:span text:style-name="T28">作者 簡單 描述 裡 簡直 兩邊 通用 </text:span><text:span text:style-name="T26">50 </text:span><text:span text:style-name="T28">萬 太 毒 </text:span><text:span text:style-name="T26">79 </text:span><text:span text:style-name="T28">混 香港 廣東 沒 交代 粵語 大搖大擺 香港 路邊攤 找 書店 印刷廠 丟 一本 現代 網路 小說 賣 細節 太 粗獷 點 書 太 想當然 一副 後世 東西 裡 肯定 好使 自信心 知道 裡 可能 大受歡迎 新鮮 可能 撲街 拜託 自信 最後 看到 招聘 電子 人才 直接 毒 發 身亡 再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火影 寫 比較 一本 主角 出身 木葉 平民 大同 木 族 沒有 半點 關係 放在 火影 算是 地獄 開局 唯一 倚仗 天賦 普通人 算是 不錯 前世 記憶 一步步 表現 拜 大蛇丸 師 謀取 好處 多數 火影 主角 相比 可謂 心機 深沉 最後 設計 殺掉 三代 火影 成 五代 火影 利用 曉 發動戰爭 成年人 事兒 多數 火影 主角 一直 沒有 長大 孩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花 一章 時間 介紹 豬腳 之前 牛 逼 尷尬 癌 犯 這種 寫法 當前 故事 線 一點一點 揭露 大概 介紹 寫 詳細 覺得 一個 興致勃勃 中學生 作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驗 產品 最大 毒 點 主角 弄 蠟燭 異能 果實 真是 強行 降 智商 低端 東西 不要 強行 主角 科學家 身份 真 弱智</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6">zz </text:span><text:span text:style-name="T27">作者 居然 金庸 漫 威 相提並論 漫 威 電影 歐美 名氣 特效 金庸 武俠 華人 名氣 功夫 毛 特效 電影 價值 相差 十萬八千里 網路 紅 書 </text:span><text:span text:style-name="T47">ip </text:span><text:span text:style-name="T28">價值 主角 花 代價 </text:span><text:span text:style-name="T26">86 </text:span><text:span text:style-name="T28">億港元 港股 指數 相當於 </text:span><text:span text:style-name="T26">2018 </text:span><text:span text:style-name="T28">起碼 </text:span><text:span text:style-name="T26">100 </text:span><text:span text:style-name="T28">億</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認 存在 女 主 這種 生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批 學 霸 文 首推 這本 主角 真的 學習 令 快樂 快樂 學習 寫 論文 抄 系統 妖豔 賤貨 完全 主角 努力學習 有種 學習 虛假 成就感 推 作者 沒 好感 劇情 水 方式 一點 喜歡 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裝 逼 裝成 傻 逼 要說 節約 時間 之前 囚禁 半年 浪費 時間 算 要說 國王 太 麻煩 後面 埋 伏筆 安排 接應 時間 當初 奪得 國王 位置 安排 傀儡 處理 雜事 國王 位置 獲得 資源 節省 時間 大把大把 失敗 寫法 腦 洞 乾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毅力 學習 偽 學 霸 系統 設定 太 厲害 轉換 豬腳 興趣愛好 轉換 好聽 說法 畢竟 是從 愛好 遊戲 變成 學習 真實 說法 應該 扭曲 自我 調整 改變 直接 砸 傻 發佈 任務</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說真的 作者 鋼鐵 直 男 設定 難 接受 系統 改變 興趣 改變 性取向 假 小學 這點 男女 感情 看不出來 </text:span><text:span text:style-name="T2">zz </text:span><text:span text:style-name="T3">讀者 彆扭 代入 感 瞬間 少 一大半</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最近 火 起來 學 霸 文中 感覺 最好 一本 主角 系統 純 輔助 必須 主角 學習 知識 牢牢 心 安靜 學 霸 開 掛 開 過分 感覺 主角 何用 聽課 長 積分 不用 動腦子 學習 系統 懲罰 削減 積分 知識 沒 之前 不會</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本質 白 書 明白 評分 高 路人 表情 反應 性格 很毒 白 書 具備 尷尬 裡 具備 裴 佳 敏 從頭到尾 一股 子 彆扭 莫名其妙 喜歡 主角 主角 總 裴 佳 敏 示威 </text:span><text:span text:style-name="T2">wtf </text:span><text:span text:style-name="T3">作 一個 高中 經歷 競賽 物理學 博士 偽 學 霸 這本 書 像是 各科 知識 堆砌 起來 裝 逼 一個 合理 高中生 生活 學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語文 老師 准 短壽 十年 第二章 室友 妹妹 第一次 見面 主角 假 女兒 否認 之後 不服氣 撒謊 沒 禮貌 小姑娘 十六 六歲 熊 孩子 主角 居然 覺得 萌 是不是 直 男 作者 眼中 顏 正義 小姑娘 的哥 親 妹妹 過來 拉 胳臂 居然 躲開 提醒 有人 有人 兄妹倆 胳臂 不能 拉 沒 想 幹嘛 細節 挑剔 真是 毛病 看不下去 文 心碎 評分 乾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理想 立意 遠大 可說 句 不合時宜 炒 歌 重生 流 建立 新 歌壇 遠大理想 叨 逼 叨 逼 一大堆 政治經濟 私貨 弄 憂國憂民 政治家 懵 逼 寫 官場 文 算了 何必 混 娛樂 文 裡 難道 官場 文 被禁 作者 曲線救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篇 娛樂 文 錯 一篇 緩 文 文不對題 改名 人民 歌唱家 備 註 紅色 宣傳 家 符合 本書 實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鱷魚 一口 一口 撕 肉 一口 咬住 旋轉 身體 擰下來 皮帶 骨 吞下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學 霸 文 系統 流 開端 非常 騷 操作 系統 遊戲 興趣 轉換成 學習 興趣 其實 相當 反感 這種 系統對 主角 影響 沒 最低 毒 點線 暫時 忍 繼續 沒想到 接下來 笑 停不下來 險些 懷疑 笑 肌 出現 問題 超級 喜歡 遊戲 超級 喜歡 學習 沉迷 學習 無法自拔 真心 戳 笑 點 室友 同桌 覺得 主角 簡直 換 個人 主角 學習 當作 打遊戲 搞 技能 搞 裝備 提升 等級 呦 西通 完 副本 噢 </text:span><text:span text:style-name="T9">´ </text:span><text:span text:style-name="T48">థ ౪ థ </text:span><text:span text:style-name="T9">σ </text:span><text:span text:style-name="T10">眾 覺得 主角 裝 逼 覺得 主角 真 牛 逼 只用 短短 兩次 考試 後續 評論</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重 </text:span><text:span text:style-name="T2">19 </text:span><text:span text:style-name="T3">章 知道 狗膽 主角 居然 摸 彭 國母 少將 小手 作 死 啊啊啊</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肛裂 遁 作者 真可憐 </text:span><text:span text:style-name="T12">lkong thread 2295594</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作者 肛 不行 先 笑 會兒 </text:span><text:span text:style-name="T12">23333</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經 刪了 看不到 告 讀者 書 所謂 肛 估計 作者 開玩笑 推測 理由 第一章 主角 地鐵 看到 正 猥褻婦女 電車之狼 過去 猥褻 電車之狼 猥褻 過程 寫 比較 詳細 </text:span><text:span text:style-name="T2">233333 </text:span><text:span text:style-name="T3">作者 幹 出 這種 遁 法 奇怪</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慕 肛 而來 肛 成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 身 東北 民俗 學者 穿越 成 隻 東北 黃鼠狼 精 故事 寫 有趣 民俗 描寫 不錯 起碼 糊弄 糊弄 南方人 </text:span><text:span text:style-name="T2">ps </text:span><text:span text:style-name="T3">感覺 傻 麅 子 師弟 女 主 範 公</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感謝 </text:span><text:span text:style-name="T9">@ wty9076 </text:span><text:span text:style-name="T10">推薦 另類 三國 後宮 文 基本 </text:span><text:span text:style-name="T9">h </text:span><text:span text:style-name="T10">矽 統 文 母女 丼 姐妹 蓋飯 深受 紳士 好評 可惜 受 河蟹 風暴 訂閱 下降 影響 爛尾 偏重 口味 情節 觸手 發在 矽 統 沒什麼 表 番 寫 這種 情節 有點 作 死 嫌疑 作者 再接再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溫馨 全家 桶 系列 本書 又名 女朋友 小姨子 姐姐 岳母 媽媽 外婆 小姨 女兒 孫女 玄孫 女 老婆 主角 發現 女友 小姨子 女兒 試管嬰兒 岳母 親生 姐姐 抓住 女性 玩家 高手 媽 媽 基因 基因 提供者 主角 姐姐 人造 主角 媽 差 一歲 主角 十分 禽獸 女兒 男人 女兒 女兒 男人 女兒 女兒 女兒 男人 以此類推 </text:span><text:span text:style-name="T14">via </text:span><text:span text:style-name="T15">骨科 專家 桂 木 桂 診斷 語 紳士 已經 徹底 跪 </text:span><text:span text:style-name="T14">° ° °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重生 回到 末世 開端 拯救 妹妹 一個 傳統 主題 小說 劇情 單調 基本 男主角 視角 一路 單線 展開 沒有 複雜 陰謀 沒有 太 深 埋伏 一條 暗線 支線 沒有 從小 白文 爽 文 種馬 文 角度 這本 書 合格 一路 升級 境界 無敵 始終 越級 殺怪 全 處 全 收 處 全 收 基本 爽 點 照顧 有時候 反胃 地步 主角 美女 全 收 背後 嚼舌 三八 自私 狠毒 惡 女 勢利 世故 心機 婊 罪大惡極 女 反派 全都 大包大攬 收下來 純粹 錯過 不放過 服務 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女 主 配置 重活 沒 夏 晚秋 經典 人物 失色 不少 情感 戲 大頭 爽 亮點 姨 控制 時間 異能 主角 開頭 追 姨 地方 覺得 非常 棒 那種 溫柔 成熟 拒 拒 迎 迎 感覺 加上 身份 禁忌 不錯 爽 點 官場 文 臉 少不了 越來越 重複 越來越 單調 伐 這本 書 剛 爽 炸裂 後勁不足 打發 時間 不錯 嘗 姨 新作 真是 明星 姨 沒有 不停 臉 難過 姨 姨 姨 姨 姨 姨 傲 嬌 傲 嬌 傲 嬌 傲 嬌 傲 嬌 傲 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手機 第一本 小說 留下 深刻 印象 看過 武俠劇 沒 看過 書 感覺 驚豔 主角 風神 腿 起家 後來 漸漸 學會 排 雲 掌 天 霜 拳 武功 人物 當時 覺得 非常 驚豔 現在 記得 主角 一片 竹海 竹屋 裡 療傷 習 武 情節 感覺 特別 武俠 味道 主角 功法 幾次 改變 風雲 老三樣 寒 冰 屬性 劇毒 屬性 後來 整合 道 法 自然 大宗 師範 主角 養 雕 一匹 駿馬 戲份 搶眼 年代久遠 橋段 老套 女 主 沒有 存在 感 男女 主 高大 全 形象 缺點 難免 回憶 青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翔 炎 作者 實在 覺得 有口難言 這本 小說 處女座 一路 跟來 深切 感受 翔 炎 潛力 成長 缺乏 人物 塑造 本事 爽 點 段 劇情 把握 到位 缺乏 想像 腦 洞 甚 這本 書 翔 炎 已經 埋下 最大 致命傷 太 隨心所欲 導致 大綱 早早 崩盤 這本 武當 傳人 越 下去 越 疑惑 到底 想 主角 人生目標 到底 小說 最大 衝突 到底 大綱 早就 毀 小說 根本 問題 一概 沒有 照理說 不該 遠古 小說 太 苛責 翔 炎 之後 小說 依然 沒 改掉 問題 不得不 表示遺憾 畢竟 文筆 不能 代表</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雙 穿 文 男女 主因 一場 意外 來到 唐太宗 時期 大唐 盛世 伴隨 過來 道具 現代 醫術 現代人 觀念 改變 很多 歷史 走向 本文 亮點 李世民 生 一堆 風采 正太 蘿 莉 男女 主 互動 相當 愛 男女 主 改變 群 本來 應該 在歷史上 留下 濃重 一筆 彪悍 孩子 悲慘 性格 命運 算是 一個 不錯 看點 現代人 想法 見識 唐太宗 君臣 明智 勵精圖治 出現 一個 壯闊 大唐 盛世 相信 很多 心懷 大國 夢 讀者 喜聞樂見 本文 缺陷 不少 主要 配角 李世民 一家子 很多 情節 一種 作者 煮 心靈雞湯 幼稚園 老師 念叨 育兒 感覺 後面 情節 平淡 瞎扯 兼 全 看得人 打瞌睡 覺得 作者 腦子 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如果說 作者 高級 黑 信 大唐 大唐 封建社會 強大 現代人 莫名 自豪感 以外 其實 再也 沒什麼 關係 李家 大唐 大唐 強烈 不適感 主角 伏低做小 肆意 踐踏 尊嚴 人權 只能 一句 真可憐 中華人民共和國 國家 不要 </text:span><text:span text:style-name="T2">yy </text:span><text:span text:style-name="T3">唐 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妹妹 主角 心 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合 口味 穿越 一個 明末 家庭 情況 貧困潦倒 這種 情況 下不去 讀書 科考 學武 個人 覺得 思路 問題 修改 評語 免得 意見 太 之前 評論 寫錯 主角 穿越 嘉靖 年間 明末 認 應該 讀書 科考 學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出色 戰 錘 獸 小說 優點 塑造 完整 獨立 世界 戰鬥 場景 熱血 缺點 人物形象 比較 標籤 話 經常 強硬 製造 衝突 吐 槽 一下 主角 作 一個 娘 化 白虎 無根 男 主 搞 一堆 妹子 角色 想 主角 天元 突破 一下 解鎖 基因 鎖 解鎖 某種 能力 百萬 大軍 作戰 一擁而上 統帥 第一線 肉搏 本來 爽 文 特色 戰 錘 原本 設定 習慣 作 讀者 生物 適應力 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畫風 錯亂 骷髏 浪客 行 俠 天下 記 非人 小說 非人 身 秉 常人 心 行 非常 達 非常 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特別 白 寫 文 水準 越來越 高 歷史 底蘊 文化底蘊 多年 一丁點 沒有 進步 不會 覺得 毒 或許 覺得 浪費 生命 文 故事 水 遝 糊塗 歷史 知識 表現 沒 看過 史書 差 不了 太 思想 沒有 歷史 水準 多年 進步 算是 一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爭議 下去 沒 完 三十多 章 本文 文筆 人物 劇情 掌控 確實 很妙 實體 風範 風氣 習俗 瞭解 很多 實感 缺點 日式 輕 小說 元素 蘿 莉 女僕 神社 巫女 菜 主角 問題 主角 作 一個 純正 日本 三十章 看到 行動 目的 清算 日本 舊日 權臣 猜測 目的 最終 復興 日本 日本 日本 文化 興趣不大 準備 下去 三星 半 最後 好奇 作者 選擇 題材 原因 本書 主線 費力 討好 想想 也許 喜歡 瞭解 極其 討厭 扣帽子 偏激 懶惰 做法</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沒 看過 這本 書 評論 書 好壞 評論 吸引 進來 喜歡 日本 喜歡 日本 喜歡 出 優越感 字 裡 行間 透露 出 一種 喜歡 日本 愛國 高級 感覺 感覺 尬 先 改 一下 國籍</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屁股 問題 小事 寫 日本 戰後 挺 興趣 寫 實在 無趣</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 是不是 簽 合同 太監 作者 賠不起 不死不活 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幹 法 棍 不堪 卒 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 有誤 應該 凡人 擁有 仙人 記憶 知識 避免 讀者 仙人 風範 期待 高 乾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很多 提起 晴 </text:span><text:span text:style-name="T9">mm </text:span><text:span text:style-name="T10">想起 歷史 生活 流 搞笑 大作 調教 初唐 在我心中 這本 書 晴 代表作 主角 穿越 乾隆 晚期 清朝 附身 廣州 落戶 海盜 坑蒙拐騙 混成 朝廷 水師 軍官 官 匪 結合 海 制 陸 反推 滿清 最終 造反 成功 在此期間 主角 推 妹子 一點 沒 耽誤 居然 拐帶 西班牙 長 公主 算是 腦 洞 開 </text:span><text:span text:style-name="T9">ps </text:span><text:span text:style-name="T10">合理性 神馬 基本上 不要 歷史 文 寫成 一路 爆 爽 難得</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裡 面 人物形象 老套 說話 一個 口氣 一股 賴 裡 賴 氣 說話 方式 扔 大街 這幫 員警 沒 見 騙子 員警 知道 類人 身份證 盲區 遇到 挫折 夢想 失敗 聯繫 無限 放大 負面 情緒 裡 面 人物 抽 煙 姿勢 髒話 姿勢 不知 底層 關鍵 認 帥 夜總會 情節 裝 </text:span><text:span text:style-name="T5">13 </text:span><text:span text:style-name="T6">姿勢 特 屌絲 </text:span><text:span text:style-name="T7">yy </text:span><text:span text:style-name="T6">視角 屌絲 認 洗 剪 吹 殺 馬 特 特別 帥 眾 覺得 可笑 同樣 寫 黑道 東北 往事 寫 混混 裡 面 檯面 靈魂 人物 鎮 場子 鎮 主流 價值觀 場子 形象 一個 特別 愛 裝 可笑 </text:span><text:span text:style-name="T7">13 </text:span><text:span text:style-name="T6">黑老大 一群 混混 整本書 基調 符合 主流 價值觀 基調 餘 罪 裡 面 每個 一身 混混 氣 沒有 鎮 場子 檯面 人物 基調</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想 官場 文 都市 文 已經 變成 </text:span><text:span text:style-name="T2">h </text:span><text:span text:style-name="T3">文 代稱 想 感情 稍微 乾淨 點 故事 主 文 不要 都市 官場 類 血 淚 教訓 看到 一個 女人 女人 彎腰 雪白 滑 嫩 想 摸 看到 一個 女人 檔 掉 蹲下來 後腰 細膩 雪白 看到 一個 女人 女人 下車 腳趾 圓潤 晶瑩剔透 真是 夠 饑 渴 成 子 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創設 定 主 站 寫 尺度 太 封 寫 推土機 寫 詳細 素描 汙 客 書 作 死 一本 金庫 開炮</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瑞 官場 無限 流 通關 一個 區域性 副本 任務 即可 收 穫 若干 靚麗 妹子 </text:span><text:span text:style-name="T2">ps </text:span><text:span text:style-name="T3">瑞 巔 峰 作 眼中 屬 江山美人 志 可惜 當初 瑞 文 青 氣息 重 眾 化 重點 推薦 感興趣 朋友 自行 探索</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原文 格雷 沙 姆 想 最後 換成 毛 寫 西 幻 背景 作者 總是 插進 中文 語言 梗 一點 有趣</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最大 特色 沒有 高潮 或許 平淡 特色 文筆 優美 敘事 流暢 最後 總會 變成 一篇 不錯 遊記 網路 文學 沒有 一定 爽 大仲馬</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奇幻 架空 文 歷史 魔法 實質 講 假 君子 真 性無能 男主角 撩 妹 推 妹 故事 男 主從 儒家 道德 幾乎 完美 完 妹子 好感 刷 爆 脫衣服 男 主 直接 敲 暈 讚歎 差點 破 金身 壞 功 文中 外 娘 娘 化 英雄 有意思 有意思 外部 閱讀 資料 文中 網路 歷史 知識 吐 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目前 面對 河蟹 仍然 堅挺 動 數百萬 級 正統 官場 文 似乎 瑞 根 一家 離奇 昨天 上當 居然 看見 出版社 頂 風潮 老 瑞 搞 簡體 出版 不管怎麼 弄潮 積累 老 瑞 官 文 值得一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當年 紅極一時 後宮 文 紈絝子弟 作者 郝 歪 大神 書 世界 體系 高 仿 罪惡 城 獻祭 多位 面 喜歡 位 面 種田 位 面 戰爭 文筆 弱 煙 男 水準 整體 比較 輕鬆 不用 擔心 主角 吃大虧 主角 設定 實力 低下 胖子 主要 腦子 吃飯 日常 種田 招 小弟 技術 流 臉 乾糧 適合 打發 時間 推薦 喜歡 罪惡 城 書荒 朋友 </text:span><text:span text:style-name="T2">ps </text:span><text:span text:style-name="T3">不用 進 書 已經 和諧 鳥</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全心全意 信任 一個 惡魔 玩意 力量 俱樂部 賜予 修道 不屑一顧 積蓄 力量 不知 是否 打算 狗腿子 死</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挺 生活化 乍 看起來 挺 溫馨 小說 一片 發財 開 公司 推 妹子 妖豔 賤貨 確實 區別 很大 不知 是不是 太 敏感 總覺 字 裡 行間 股 現代化 腐朽 氣息 女人 講道理 道歉 跪 搓衣板 理直氣壯 幫 姐姐 花 男人 幾萬塊 錢 結婚 父母 一堆 誠惶誠恐 作者 溫馨 筆 調換 簡直 像是 縣城 俗 婦女 想像中 高 知 家庭 生活 書 風格 文藝 時代 有點像 主角 性格 綿軟 基本 事 聽憑 安排 喜歡 男 主 加 內心 戲 想來 跪 下來 經紀人 唱 征服 沒用 真心 倒胃口 男女關係 描寫 覺 沒 學到 作者 精髓 顧 道 長生 夫妻 檔 差 很多 基本 沒 會心一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一半 莫名 感覺 不對 驚覺 作者 雞湯 灌 三觀 灌 歪 遂 棄 書</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偽 文 青 真的 一種 病 這種 病 難受 感覺 做作 帶 點 噁心 極度 自然 那種 刻意 描述 一股 自然 雞皮疙瘩 形容 宿醉 第二天 醒來 幹 難受 那種 坐 一天 火車 邊上 嚴重 狐臭 大漢 擠 一起 起點 現在 太 這類 小說 創意 談不上 文筆 不好不壞 劇情 一般般 爽 點 平平淡淡 這種 書 很多很多 幾年 文 青 文藝 範 流行 網文 圈 真的 不得了 嬌柔 造作 索然無味 之後 渾身 難受 股 刻意 文字 真的 文藝 種 精神 一種 刻意 體現</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感覺 像是 女 作者 寫 女 頻 書 特點 明顯 撕 逼 情節 甜膩 寵愛 關鍵 作者 演技 理解 一個 水準 一竅不通 賣 歌 情節 一首 二十五萬 娛樂 文 沒 少 毒 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微微一笑 配角 笑答 主角 樂道 配角 微笑 主角 點點頭 笑 配角 認真 點頭 忍不住 笑 道 主角 哈哈大笑 拍拍 配角 肩膀 手指 指 搖頭 笑 道 配角 臉上 笑容 收斂 主角 搖頭 失笑 配角 眉頭 漸漸 皺起 主角 嘴角 忍不住 勾起 一道 微笑 正要 說話 啪 配角 一個 巴掌 扇 過去 主角 爬起 狠狠 踩 幾下 笑不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塑造 一個 噴 神 可惜 目前 止 實在 看不出 主角 噴 技 高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剛 設定 挺 有意思 重力 比較 低 心血管 比較 硬 噴 容易 噴 死 看到 真是 笑 不行 看到 後面 幾章 覺得 一個 論題 溫飽 是否是 談 道德 必要條件 辯論賽 反方 舉出 抗日 烈士 這種 例子 主角 道德 主角 認同 道德 簡單 劃 號 顯然 姑且 海瑞 女兒 絕食 是否 屬實 海瑞 當時 道德 主角 道德 絕對 一套 東西 烈士 此理 烈士 犧牲 動機 歸於 軍人 榮譽感 十分 不妥 感覺 兩邊 挺 沒 水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 王太監 一個月 簡直 搞笑</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評論 關書 逛 書評 區 全 不堪入目 厲害 隔 網線 覺得 反正 對面 不到 身上 倆 報 聊天 軟體 私聊 裡 汙 耳目 真的 醉 真象 罵 凶 報 個位 址 倆 一架 完 整 沒 間 兩本書 關心 家人 不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 文抄公 流 少有 存活 篇 作者 少有 堅持 立 牌坊 算 一股 泥石流 其實 道理 主角 文 抄 成功 能力 可能 毒 點 輕巧 放開 作者 顯然 強 自信 自稱 遠古 巨 鱷 復活 不靠 維生 字 裡 行間 處處 流露出 業界 老前輩 雲淡風輕 指點江山 信息量 不好 讀 作者 文風 問題 顯然 覺得 作者 閱讀 量 知識面 廣 至少 沒有 體現 文字 能力 缺乏 匠心獨運 劇情 缺乏 精巧 縝密 佈局 沒有 媚 雅 想 思考 底蘊 顯然 沒有 把握 節奏 成功 討好 網文 主流 白 想來 真是 一點 可悲 起點 書評 區 作者 狂吹 可能 刻薄 原因 乾糧 毒草 之間</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感覺 怪怪的 一邊 描寫 主角 才華 一邊 寫 書 全 抄 文抄公 小說 關鍵 作者 寫 主角 感覺 牛 逼 讀者 知道 壓根 沒 一個 原創 作品 穿越 前 低端 搶手 抄 幾篇 名著 膨脹 覺得 天賦 選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其實 太 符合 書單 主題 主線 演戲 秀 恩愛 抄 幾首 歌曲 賣 賺錢 主角 穿越 先 混 老婆 小子 慢慢 群 演 往上爬 人物 基本 智商 線 沒有 裝 臉 溫馨 平淡 流 故事 穿越 丟臉 部分 目標 觀 眾 心 裡 應該 寫 不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 處女座 全 行 最大 問題 沒有 劇情 或者說 沒有 主線 作者 根本 知道 想 寫 後來 驚悚 樂園 作者 長於 局部 片段 描寫 大局 控 能力 幾乎 是從 閱讀 快感 都市 異能 類型 寫成 算是 高於 平均 水準 帶 腦子 可能 挺 快感 勉強 乾糧</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看到 三十章 真的 想 唱 一曲 普通 </text:span><text:span text:style-name="T2">disco </text:span><text:span text:style-name="T3">普通 設定 普通 人物 普通 故事 加上 普通 文筆 總評 標準 乾草 偏 毒 沒有 趣味 沒有 毒 點 缺點 宅 氣 時代 文筆 合體 作者 吐 槽 令人 尷尬 浮於 表面 努力 取悅 讀者 收效甚微 經常 表現 俱樂部 神秘 有錢 熟練 運用 時代 技巧 引 發笑 故事 太短 節奏 太差 故事 太短 原因 作者 想像力 太 匱乏 節奏 太差 原因 故事 鋪陳 發展 階段 通通 沒有 這點 簡而言之 作者 缺乏 虛擬故事 創作 缺乏 基本 知識 這兩點 認 文 青 其實 水準 不夠 這本 書 感覺 擁有 平凡 生活 有限 知識 高中生 努力 習作</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糧 模仿 難道 不敢 說出 詞 八號 當鋪 記得 小時候 安徽 衛視 播 週末 播 一天 貌似 集 聯播 週末 抱 電視 羡慕 女 主 一無所有 醜女 變 女神 老闆 隨心所欲 見識 人性 可怕 光輝 教父 執著 最後 覺醒 滅亡 復活 這本 書 一個個 單元 劇 沒有 足夠 情感 衝突 秉持 愛 正義 和平 一兩個 故事 全都 主角 視角 裡 意義 賺 讀者 眼 裡 沒有 爽 點 作者 故事 豐滿 重要 忽略 提高 矛盾 衝突 任務 碰撞 情節 波動 應該 爽 點 繼母 梗 毒 點 記者 梗 毒 點 恰好 一起 整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不夠 要臉 文 青 抄 寫 文化圈 溫情脈脈 主角 重 生前 一個 碼字 民工 重生 一下子 變成 天賦 型 選手 </text:span><text:span text:style-name="T9">200w </text:span><text:span text:style-name="T10">銀 英 重新 改寫 進行 中國 本土化 昇華 主角 裡 自信 底蘊 不如說 魔鬼 重生 寫作 天賦 </text:span><text:span text:style-name="T9">max </text:span><text:span text:style-name="T10">寫 認同 強調 主角 銀 英 金 句 情節 外 印象 很淡 抄 要臉 要說 讀書人 事 算 偷 主角 裡 底蘊 寫 一本 政治 文化 歷史 長篇小說 引起 大大 關注 照搬 老舍 斷魂 槍 主角 帶來 自信 文筆流暢 自然 甩 大部分 文 好幾條 街 裡 面 立 思想 真 覺得 下去 不要臉 擺明 車馬 文抄公 就讓 主角 寫 一副 主角 淡然 樣子 噁心</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話 作者 沒 主角 開 寫作 掛 記憶 掛 主角 一個 撲街 槍手 寫出 名篇 知道 多只 記得 小說 故事 框架 具體內容 填充 真 這份 功力 前世 慘</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在 這部 小說 跳 沒 完 原因 簡單 覺得 挺 噁心 現在 仔細 想想 丫 易 鼎 逆 天 手下 用人 氣運 能力 心性 安排 龍 友 所說 其實 變種 種姓 制</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專業 足球 文 重生 帶 狀態 識別 外掛 醫生 轉職 教練 文筆 行 球 界 人物 描寫 不錯 專業 秩 聞 社會 環境 描寫 真實可信 金手指 設置 頗 精巧 走 簡單 白 黨 臉 升級 路線 前期 口碑 不錯 感情 戲 薄弱 聽說 後期 劇情 盡如人意 教練 轉行 經理人 目前 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球員 文 獻給 多災多難 苦大仇深 中國 球迷 </text:span><text:span text:style-name="T9">yy </text:span><text:span text:style-name="T10">作 作者 應該 新人 文筆 幹 主角 高洪波 重生 </text:span><text:span text:style-name="T9">12 </text:span><text:span text:style-name="T10">歲 少年 身上 沒有 走 教練 路線 是從 甲級聯賽 超級 聯賽 亞 冠 世青賽 國家隊 一步步 走 下去 看得出來 作者 那種 真心 關注 國 足 思考 國 足 發展 一點 應該 點 贊 乾糧 糧草 作者 文筆 確實 不會 側面 描寫 不會 煽情 比賽 寫 簡直 戰報 建議 作者 看看 林 蛋 寫作 手法 嫺 熟 筆法 絕對 一流 爽 文</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低級 世界 道門 佛家 世俗 氣運 龍 氣 束縛 搞不好 反噬 實在 一筆 修道 自然 長生 逍遙自在 神通廣大 教主 筆下 修道 世俗 俗氣 鐐銬 般 緊緊 銬 住 修 哪門子 道 凡人 皇帝 道門 佛家 條 狗 修道 不得不 聽之任之 不敢 觸怒 妄言 道 心 通達 否 教主 修道 修仙 俗氣 修 幾輩子 估計 土著 皇帝 實在 低端 至極</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感謝 </text:span><text:span text:style-name="T9">@ </text:span><text:span text:style-name="T10">無常 雪 推薦 本書 作者 足球 圈子 裡 很多 專業知識 寫 有模有樣 球員 心理 變化 寫 絕 文中 沒有 腦 殘 配角 裝 臉 橋段 有種 從容 淡 定 文風 需要 注意 本書 雙 穿越 兩個 基 友 一起 穿越 故事 主 一副 兩個 主角 目前 劇情 主角 國外 闖蕩 偶爾 提攜 國 足 小弟 雷 點 大篇幅 泡妞 劇情 當時 男 主 </text:span><text:span text:style-name="T9">13 </text:span><text:span text:style-name="T10">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巴西 世界 盃 賭球 輸錢 屌絲 球迷 穿越 回到 四年 前 變成 超級 富 二代 買 英 甲 南安普頓 成 主席 賺 世界 錢 買 世界 最好 球星 包 世界 最大 牌 女明星 與其說是 足球 競技 文 不如說是 帶 足球 元素 極限 意淫 流 都市 重生 文 賺大錢 開 後宮 搞 種馬</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盛世 紫荊 之流 欲望 </text:span><text:span text:style-name="T9">max </text:span><text:span text:style-name="T10">璐 璐 安 ╮ ╯ ▽ ╰ ╭ 長 漂亮 有權 財 錯 主角 胡 波 附體 家破人亡 放開 幹什麼 法 克 魷 雅 蠛 蝶 事後 胡 波 附身 璐 璐 安 坐在 男人 � � 身上 </text:span><text:span text:style-name="T9">xx </text:span><text:span text:style-name="T10">棒 劇情 結局 貌似 找 接盤 俠 直接 黃 文 看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連載 糧草 劇毒 哢 擦 主角 員警 � � 遭到 背叛 團 滅 回到 八年 前 大學 重 大學 碰見 ② 手 貨 前女友 主角 之前 女 接盤 俠 一邊 調查 八年 叛徒 八年 現在 調查 鬼 主角 理所當然 沉迷於 身份 轉變 女友 搞搞 姬 � � 大多數 應該 龍套 出現 好幾 隻 最強 正當 搶 女友 攻略 主角 龍套 沒 幹 魅力 主角 淪陷 勒 槽 錯 原來 真 男主角 先 拋出 魚餌 吸引 黨 強行 屎 討好 一派 臥底 抖 邪教 慎 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莫名其妙 主角 裡 招 恨 到處 樹敵 很多 樹敵 莫名其妙 反正 主角 出現 陌生人 冷 一聲 講 兩句話 幹掉 主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對手 超 炫 操作 一大堆 天驕 證 帝 一個 對手 主角 高 一個 境界 主角 對決 對手 境界 壓 主角 主角 證 帝 公平 勝利 主角 打敗 輸 道 心 破 再也 無法 證 帝 啊啊啊 對手 境界 重新 提回來 破 道 心 主角 去死吧 低 等級 主角 打敗 打死 多年 之後 主角 證 帝 一大堆 天驕 站 閒聊 原來 當初 道 心 不破 證 不了 帝 畢竟 主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完美 詮釋 沒 背景 算 屁 道理 揭露 人生 真諦 天賦 決定 可能 看過 書 裡 面 擁有 牛 逼 血脈 天之驕子 主角 身 一個 背景 時隱時現 擁有 牛 逼 血脈 壯陽 補腎 極品 藥材 自帶 嘲諷 降 智商 光環 一路 修煉 一路 天之驕子 懟 反 懟 天之驕子 名聲 遠揚 尷尬 裝 逼 方式 天之驕子 </text:span><text:span text:style-name="T26">xx </text:span><text:span text:style-name="T27">聖地 </text:span><text:span text:style-name="T26">xx </text:span><text:span text:style-name="T28">血統 </text:span><text:span text:style-name="T26">xx </text:span><text:span text:style-name="T28">子 女 永遠 智商 不足 送 人頭 送 資源 一直 強調 聖體 牛 逼 壟斷 高層 危害 一直 派 小兵 送 經驗 老 </text:span><text:span text:style-name="T26">boss </text:span><text:span text:style-name="T28">安靜 睡覺 後期 組隊 送 頭 看出 作者 想要 構造 一個 龐大 世界 混亂 噱頭 多於 內容 這種 裝 逼 姿勢 適合 </text:span><text:span text:style-name="T26">low </text:span><text:span text:style-name="T28">白文 乾草 帶毒</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得知 海賊 法典 作者 馬甲 屁 顛 屁 顛 作家 搞 馬甲 幹 難讀 怒 文風 海賊 法典 一路 合理化 解釋 通 不通 至少 努力 自圓其說 沒有 突然 出現 送 法寶 神仙 老爺爺 比起 成熟 海 遜色 不少 覺得 先天不足 火影忍者 力量 體系 根本 禁不起 推敲 建議 作者 下次 寫 寫 獵人 獵人 富 奸 腦子 更靈 有趣 設定 多得多 整篇 力量 體系 覺得 牽強 主角 鹿 丸 周邊 世界 幾乎 格格不入 大約 一個 外國人 進去 搞 發展 感覺 本來 說來說去 覺得 火影 容納性 較差 這方面 海賊王 獵人 好得多 毒 乾巴巴</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名字 最好 改 葉 唐僧 唐僧肉 炙手可熱 地名 改改 修煉 體系 苦海 神 橋 改 練氣 築基 大帝 改 元 嬰 神秘感 瞬間 縮減 一半 沒有 新意 升級 文 不能 否定 波一波 衝突 不斷 練級 體系 太 刻意 太 擰 拗口 換 名詞 偽 裝成 人流 撲 主角 想 吃 肉 衝突 吸引 衝突 老套 千篇一律 搶 主角 寶物 耐不住 寫 幾百 章 衝突 管用 見識 大神 本事 老套 情節 流暢 文筆 玩弄 讀者 鼓掌 小說 衝突 懸念 技巧 文 荒 配角 智商 不會 特別 傷眼 依賴 作者 文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受不了 主角 告訴 嫌 瞭解 情況 不懂事 理解 主角 沒有 義務 周圍 坦誠 清楚 沒法 配合默契 煩躁 純屬 自找 作者 寫 主角 其他人 互動 反正 澳洲 少 寫 主角 獨自 求生 過程 不行 弄 彆扭</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題外話 文 作者 幾年 前 天涯 關注 一個 減肥 健身 穿 搭 博 主 天天 微 博 健身 穿 搭 經驗 突然 一天 發文 文 意外 寫 不錯 博 主 懷孕 文 太監 健身 穿 搭 斷 雙重 打擊 兩年 博 主 陸陸續續 更新 健身 穿 搭 相關 想 啥時候 文 ヽ ̐ 〥 ̐ 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辰 東 小說 一個 套路 膩 吹 上天 體質 聖體 霸 體 至尊 體 遇到 對手 吹 牛 逼 無敵 少年 天驕 允許 先 吐 會兒 戰鬥 描寫 詞彙 極其 匱乏 華麗 詞藻 堆砌 全知全能 圍觀 路人 噁心 至極 抓 聖女 暖 床 梗 豬腳 天生 一副 嘲諷 臉 想 踩 兩 腳 故弄玄虛 驚天大 密 做作 人物 對白 永遠 死 透 遠古 永遠 開 嘲諷 臉 人類 族群 種族 齊心協力 幹 族 去年 買 表 強行 熱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常 自語 路人 驚 歎 現 初 代 陪 角 皆 凜然 身份 不凡 頭髮 披散 橫掃 數十 洲 智商 顯 冷嘲 熱 諷 鐵定 臉 一招 眾 皆 寒顫 消息 飛 漫天 天下 鬧喧 震驚 說好 驚險 身體 崩 碎 掉 總是 差一點 初一 遇 寶物 初二 機緣 初三 功法 初四 殘篇 反正 逆 天 一章 幾千 字 廢話 一半 劇情 進展 下限 月初 求 投票 求 支援 月底 爆發 打字 慢 每天 更新 晚 吐 槽 被刪 不能 提意見 盜版 敢說話 寫 一篇 無應答 滾蛋 到處 腦 殘 可笑 可憐 坑 神 不在 辰 水 扁 老師 點名 路人甲</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原文 現代 電腦 二進位 創始人 觀 研 太極 八卦圖 深受 啟 發 一舉 成功 神 媽 電腦 觀 研 太極 啟 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寂寞 劍客 曾經 徐 筆名 寫 墮落 青春 </text:span><text:span text:style-name="T9">yy </text:span><text:span text:style-name="T10">後宮 文 劍客 名 重新 出 道 之後 不知 寫起 玫瑰 公爵 這類 黑暗 虐 文 混 三國 軍閥 作品 改 </text:span><text:span text:style-name="T9">yy </text:span><text:span text:style-name="T10">軍史 文 主 這本 駐 馬 太行 側 應該 比較 流暢 討 喜 一部 代表作 魂 穿 國軍 淞滬 突圍 鐵血 成名 遊擊 北上 投 反 蔣 抗戰 到底 作者 主角 金手指 開 確實 很大 很多 歷史 合理性 方面 東西 木 顧及 超 燃 狗血 段子 深深 吸引 發現 書 後宮 描寫 依然 挺不錯 滴 推 女 機要 推 女 土匪 推 大洋 馬 野戰 野戰 野戰</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 主角 女人 劇情 直接 跳過去 太 尷尬 感覺 純粹 水 字數 檔次 一下 低</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中後期 崩 瞭解 釋 複 讀 機 無人機 來源 主角 求助 論壇 </text:span><text:span text:style-name="T5">81 </text:span><text:span text:style-name="T24">中國 一個 主神 腦 洞 矇騙 全世界 </text:span><text:span text:style-name="T7">bug </text:span><text:span text:style-name="T6">美國 </text:span><text:span text:style-name="T7">1984 </text:span><text:span text:style-name="T6">終結者 上映 </text:span><text:span text:style-name="T7">1985 </text:span><text:span text:style-name="T6">回到未來 上映 告訴 包括 美國 在內 全世界 信 存在 主神 平行 宇宙 腦 洞 全都 猜 不到 個人 未來 簡單 真</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期 土著 智商 正常 應對 作者 有點 想當然 算 合理 側面 描寫 穿越 成長 挺 有意思 數章 穿越 智商 高 堪 成年 黑猩猩 完全 體現 出 之前 描寫 成長 水準 之後 穿越 見 女 軟 女特工 差 腦門 寫 套 話 穿越 依然 一副 小人得志 嘴臉 智商 情商 直逼 發情期 黑猩猩 看到 裡 覺得 動物 世界 遂 棄 聽聞 後期 穿越 偽 裝 主神 配合 作者 全球 土著 智商 降低 幼兒期 黑猩猩 水準 穿越 智慧 混 挺 歡樂 撿 起來</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幹 吧唧 穿越 援 </text:span><text:span text:style-name="T2">tg </text:span><text:span text:style-name="T3">文 作者 所說 遊戲 作 認真 醫院 賣 處方藥 醫療機構 黑心 恩 真是 有理有據 令人信服</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9">乾糧 </text:span><text:span text:style-name="T50">80 </text:span><text:span text:style-name="T51">年代 中國 一個 現代 雙 穿 屌絲 碰 出 火花 與其說是 穿越 不如說是 </text:span><text:span text:style-name="T52">80 </text:span><text:span text:style-name="T53">年代 中國 群像 故事 國家 圍捕 穿越 辦公室 視角 展開 前 </text:span><text:span text:style-name="T50">100 </text:span><text:span text:style-name="T51">章 沒 男 主 事 男 主 現代 生活 根本 沒寫 </text:span><text:span text:style-name="T52">p </text:span><text:span text:style-name="T53">代入 感 永不 解密 差遠了 國家 展開 合作 沒 章程 一會 帶 無人機 一會 拍電影 攛掇 女友 春晚 閑 蛋 疼 弄 金 </text:span><text:span text:style-name="T50">59 </text:span><text:span text:style-name="T53">手 辦 作者 認真 看到 春晚 明星 援 夾雜 裝 逼 諜 戰 撩 妹 甩 私貨 文筆 不算 太差 前期 沒 飄 標的 </text:span><text:span text:style-name="T50">14w </text:span><text:span text:style-name="T51">字 大概 免費 章節 實際 </text:span><text:span text:style-name="T50">400 </text:span><text:span text:style-name="T51">章 字數 不少 看到 </text:span><text:span text:style-name="T50">200 </text:span><text:span text:style-name="T51">章 棄 乾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喜歡 援 朋友 看看 作者 避開 作 死點 應該 有望 繼續 寫下去 乾草 裡 推薦 一下 辰 十一 作 死 新 高度 時空 門 二十年 一個 時空 門 迅速 崛起 強大 中華 我黨 發起 工人 起義 糾正 事情 不愧 喜歡 作者 可怕 總覺 天 進去 連結 </text:span><text:span text:style-name="T2">lkong thread 1509085 </text:span><text:span text:style-name="T3">已經 和諧 估計 沒 下文</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中期 行 後面 簡直 扯 主角 聖人 女人 一視同仁 注意 真的 一個 加 一個 後宮 名義 主角 已經 失去 本能 </text:span><text:span text:style-name="T9">jj </text:span><text:span text:style-name="T10">大概 剩下 排尿功能 發展 下去 最終 </text:span><text:span text:style-name="T9">100 </text:span><text:span text:style-name="T10">老婆 膚色 孩子 遠 超 競選 州長</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這本 書 其實 一個 偽 裝成 宅 男 現 充 主角 引領 起點 讀者 玩 </text:span><text:span text:style-name="T7">gal game </text:span><text:span text:style-name="T6">腳本 有點 文不對題 感覺 仔細 想 無限 讀檔 金手指 樂呵呵 玩 </text:span><text:span text:style-name="T7">gal game </text:span><text:span text:style-name="T6">確實 廢 其實 類書 放在 書單 裡 主要 觀 其後 效 驗證 一個 觀點 </text:span><text:span text:style-name="T7">lkong thread 1579419</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永不 更新 後繼有人 此書 形式 永不 更新 個人感覺 思想 略 差一點</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援 文 類似 永不 解密 沒 永不 解密 情懷 忽略 文筆 帶 腦子 有意思 描寫 政府 劇毒 爽 點 黑 科技 不行 這種 援 爽 文 總 動不動 熱淚盈眶 看來 傳統 教育 洗腦 淺 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像是 港臺 導演 拍 抗戰 拍 出 黑社會 搶 地盤 感覺 主角 想 搞 家族 勢力 書 裡 我黨 有點 像是 老鴇 書 笑 貧 天尊 主席 錯 習 大大 不要 前 相互 否定 吃 第六個 餅 吃不飽 現實 主席 黨內 地位 一件 事 主席 預言 一貫 正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最大 問題 真實 沒有 反映 出 時代 情況 第一章 符合 時代特點 詞彙 頻頻 出現 吩咐 應該 如實 彙報 間諜 特工 應該 特務 名貴 應該 奢侈 普通人 應該 工人 慣例 應該 條例 搜身 應該 檢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宅 男 得到 主角 外掛 先 賺 很多 錢 設定 一個 存檔 完 一生 文中 外掛 自帶 功能 足夠 主角 幸福 完 一生 回到 年輕 存檔 試 不同 生活 一直 無聊 世界 毀滅 看看</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3">via </text:span><text:span text:style-name="T24">神農 </text:span><text:span text:style-name="T7">hsq90 </text:span><text:span text:style-name="T6">推薦 語 十分 感謝 本書 作者 甚 出名 作品 很多 這本 書 絕對 仙草 比較 </text:span><text:span text:style-name="T7">galgam </text:span><text:span text:style-name="T6">任務 推 妹子 天使 魔女 兩個 幼 馴 染 後來 她倆 撕 逼 賭 鬥 主角 魔女 天使 打賭 規定 時間 攻略 推倒 妹子 成功 天使 想 幹 幹 印象 裡 面 推 女 主 小姐 警花 黑道 公主 著名 模特 電影明星 女 配 若干 全 處 全 收 最後 天使 </text:span><text:span text:style-name="T7">mm </text:span><text:span text:style-name="T6">忍不住 人間 女主角 推倒 全書 魔女 天使 撕 逼 大決戰 結束 撕 逼 撕 太狠 兩 脫 力 主角 撿 屍 調教 懂得 男 主 殺伐 果斷 女 主 各有特色 情節 設定 比較 精彩 肉 戲 豐滿</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愛 恨 作者 網文 缺乏 創意 情節 同質化 嚴重 創意 好像 用不完 情節 設計 伏筆 鋪墊 懸念 佈局 亮點 無奈 人物 發展 始終 弱 爆 把握 不住 人物 爽 點 每次 中期 人物性格 劇情 虛浮 嚴謹 考據 人物 衰竭 尤 明顯 作者 設計 主角 總 人格魅力 完全 炮灰 命 格 劇情 起伏跌宕 炮灰 命 格 顛簸 總 閹割 感 作者 設計 超 贊 情節 其實 細細 寫來 前期 作者 趕場子 不要 錢 甩 大綱 情節 完全 沒有 發展 起來 唏噓 可惜 創造 故事 通常 世界觀 完整 創意 十足 喜愛 非常 完 覺得 閹割 隔靴搔癢 知道 進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開篇 主角 一副 高智商 人物 樣子 多次 強調 擅長 分析 能力 中期 智障 病 發作 先是 女人 備胎 耍 接 女人 耍 一個 詭異 危險 遊戲 警惕性 繼續 </text:span><text:span text:style-name="T2">npc npc </text:span><text:span text:style-name="T3">一一 描寫 智障 不要 開頭 寫 好像 主角 算無遺策</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 故事 作者 毀 目前 作者 兩部 作品 故事 設計 伏筆 鋪墊 懸疑 氛圍 相當 引人入勝 作者 寫 人物 發展 真的 不行 白 網文 忍耐 配角 智商 低 真的 不能 忍 主角 智商 低 主角 性命 控制 加強 力 沒有 具體 未來 規劃 東 榔頭 西 榔頭 根本 沒 累積 沾沾自喜 自大 輕敵 故弄玄虛 性格 炮灰 主角 命 本來 組建 工作室 激動 一把 組建 沒 發展 拋 一邊 特別喜愛 寫 主角 美女 騙 問題 一本 感覺 閹割 難受 劇情 設計 星 人物 星 劇毒 後期 爛尾 一塌糊塗 平均 星</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感覺 屬於 非常 不會 處理 劇情 文中 明明 非常 緊迫 事件 角色 前 一章 不能 及時 導致 一章 居然 悠閒 不行 這種 異常 矛盾 反差 感 難以 接受</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奇幻 背景 玄 幻 力量 體系 邪神 克 蘇魯 後宮 講述 一個 前世 厲害 最後 魔王 同歸於盡 穿越 回到 之前 故事 描述 其實 非常 老套 實際上 發現 作者 吃 書 吃 厲害 前世 主角 變得 牛 逼 系統 居然 一種 末日 前世 牛 逼 對手 現在 居然 一個 背景牆 對手 非常 厲害 主角 穿越 一個 副本 回來 碾壓 世界 對手 </text:span><text:span text:style-name="T2">nb </text:span><text:span text:style-name="T3">世界 居然 末日 這本 書 星 原因 作者 末日 腦 洞 比較 一個 世界 地面 邪神 吃 只能 住 高空 苟延殘喘 設定 是不是 帶 感 設定 其實 蠻 可惜 劇情 太 成熟 希望 以後 有所改善</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中期 設定 戰鬥力 膨脹 太 厲害 億個 世界 層 每個 世界 層 億萬 世界 外層 世界 最弱 主角 世界 外層 世界 不算 全部都是 表層 世界 裡 世界 面前 渣 渣 設定 只能 想到 辣 雞 頁 遊</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紅顏 知己 神 魔 仙 一種 欽定 感覺 末世 主角 後花園 危機 作者 逗你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野心 文筆 想學 滾開 想 優化 改進 奈何 文 青 病 纏身 鋪墊 冗長 爽 點 不爽 彆扭 虐 主 陷 眾 圈子</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母 系列 推 讀 有人 求 母女 百合 文 幾位 紳士 推薦 這本 加速 剛 一眼 龍 空 真是 越來越 變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篇 報社 紳士 調劑 一下 胃口 老 實說 這本 書 裡 兄妹 親情 確實 真摯 大體 路線 卻是 跪 真實 完 開篇 部分 個人感覺 差點 強 妹妹 黃毛 真 主角</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9">@ mxdlx123 </text:span><text:span text:style-name="T15">推 白 手套 畫 魂 主角 無比 鬼畜 推 兩個 女兒 女友 老婆 好幾位 岳母 親姐姐 </text:span><text:span text:style-name="T14">ps </text:span><text:span text:style-name="T15">文章 喪屍 據估計 貌似 不止 禍害 兩個 女兒 好幾位 親 帶 乾女兒 慘遭 男 主 毒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溫馨 全家 桶 系列 這本 同名 作品 提名 河圖 一代 國畫 大師 齊心 遠 嘔心瀝血 豐富 人民 群 眾 精神 文化 生活 奮鬥 故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原文 石 焱 心神 一動 兜 方糖 取出 一粒 遞給 小女孩 獎勵 方糖 自小 低血糖 兜 裡 備用 幾顆 方糖 注 上面 第一章 剛 重生 看似 沒 問題 環境 遊戲 裡 神 從小 低血糖 遊戲 裡 備 方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點點 變 扭 後來 看到 主角 看到 太陽 聖女 面孔 居然 愣住 沒 見 完美 面容 妹 前面 好歹 經歷 網路 時代 洗滌 網上 </text:span><text:span text:style-name="T2">ps </text:span><text:span text:style-name="T3">沒 夠</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溫馨 全家 桶 系列 骨科 名醫 </text:span><text:span text:style-name="T2">@ xp94020457 </text:span><text:span text:style-name="T3">本文 含有 輕微 母女 丼 要素 無法 接受 繞道 母女 丼 需要 解釋 神秘</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妹 控 鐵血 軍旅 有違 感 開篇 上演 沒羞沒臊 鬼 兄 軟 妹 黃瓜 記 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實 女 系列 骨科 專家 回到 明朝 </text:span><text:span text:style-name="T9">loli </text:span><text:span text:style-name="T10">男 主 喝 子 母 河 水生 女兒 男 主 妻子 男 主 女兒 要強 推 男 主 </text:span><text:span text:style-name="T9">ps </text:span><text:span text:style-name="T10">太監 不要 進</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溫馨 全家 桶 系列 診斷 報告 </text:span><text:span text:style-name="T9">@ </text:span><text:span text:style-name="T10">刀叉 習慣 剛 弄錯 名字 應該 玉 花 少 簡介 講述 一個 少年 穿越 過後 一個 男女比例 </text:span><text:span text:style-name="T9">20 </text:span><text:span text:style-name="T10">世界 幸福生活 故事 穿越 過後 少年 發現 家 裡 一個 美豔 生母 外 三個 氣質 各有不同 姨娘 兩位 異常 關心 美女 姐姐 失去 丈夫 兩位 成熟 嫂子 家 裡 女人 需要 少年 照顧 家 裡 女人 需要 少年 照顧 家 外 女人 更是 千姿百態 吸引 少年 探究 征服</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義女 系列 骨科 專家 </text:span><text:span text:style-name="T2">@ hypercolor </text:span><text:span text:style-name="T3">一個 悶騷 處男 大學生 人生 輸家 穿越 之後 竟然 直接 跳 戀愛 同居 結婚 蜜月 福利 階段 直接 進入 養 女兒 辛苦 生活 孩子 媽 不在 最最 恐怖 女兒 幼 幼 表面 天使 可愛 其實 食量 猛 虎 脾氣 暴躁 公牛 父親 佔有 欲 勝過 惡龍 寶藏 企圖 吝嗇 一種 手段 對付 企圖 父親 交往 女性</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前 半本 寫 兩件事 獸 帶 妹子 帶 小弟 集團軍 精英 隊 陣地戰 暗殺 火 攻打 水淹 敵方 </text:span><text:span text:style-name="T2">boss </text:span><text:span text:style-name="T3">一成不變 同一個 獸 智商 永遠 獸 整天 幼女 玩 玩 變 法子 玩 實在 忍受 下去 口 作者 突然 走 暗線 劇情 一下子 高潮迭起 引人入勝 煞是好看 人氣 角色 姐妹 紛紛 粉墨登場 掃 前 半本 乾癟 無趣 作者 一再表示 累 痛苦 病 瘦 仿佛 寫 痛不欲生 責怪 讀者 逼 寫 願意 寫 東西 最後 終於 忍 下去 匆匆 爛尾 事 驚 目瞪口呆</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妹 系列 主角 出 生於 官家 父母 關係 極 惡劣 無可救藥 死 妹 控 妹妹 神 殺 妹妹 更是 死 兄 控 視 唯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 女 系列 農業 黨 勝利 種田 流 架空 文 主角 表妹 一起 穿越 表妹 成親 生 一個 女兒 主角 最終 表妹 決裂 女兒 真愛 感謝 骨科 專家 矽 統 提名 推薦</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評論 說得對 吊 絲 病 太重 主角 穿越時空 手握 黑 科技 長生 目的 開展 一個 位 面 精神污染 計 畫 明明 穿越 </text:span><text:span text:style-name="T2">boss </text:span><text:span text:style-name="T3">身份 第一次 看到 土 財主 家 丫 直 眼 兩個 從良 妓女 沾沾自喜 吃 相 實在太 難看</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 妹 系列 推薦 小說 德國 哲學家 尼采 一本 真 德國 骨科 自傳 妹妹 這位 哲學家 女人 裡 別忘了 帶上 鞭子 句 話 眾 女權 磚 家 痛斥 覺得 尼采 鞭子 可能 交給 女人 抽打 某種 情意 特別 抽打 心頭 某種 禁忌 愛戀 正經 一點 解讀 真理 女人 追求真理 手段 鞭子 指代 尼采 哲學體系 核心 概念 權力 意志 附 百度 百科 介紹 妹妹 尼采 生命 最後 時刻 留下 忠實 記錄 是從 精神病院 偷運 珍貴 手稿 書 大膽 寫出 童年 青少年 時期 尼采 糾纏 一生 女子 妹妹 伊莉莎白 之間 暖 昧 關係 </text:span><text:span text:style-name="T2">amp </text:span><text:span text:style-name="T3">情感 糾葛</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 妹 系列 本文 明顯 伏 見 司 妹妹 黃 漫 老師 中國化 版 高 仿 作品 無論是 神巫 六六 娘 化成 青梅竹馬 隔壁 美少女 極 貼近 現實 主角 成 基 校園生活 生動 鮮活 不行</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復仇 系列 論壇 撕 逼 小說 中將 娘 化 喪心病狂 不忍 直視</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實 妹 系列 晉江 文 </text:span><text:span text:style-name="T14">hp </text:span><text:span text:style-name="T15">已經 完 推演 創新 太 亮點 主要 新意 湯姆 蘇 版 鉑 西 瑪麗 蘇 版 金 妮 之間 純真 兄妹 情 </text:span><text:span text:style-name="T1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嗶 妹 系列 作者 傲 嬌 筆名 口是心非 揭露 第一卷 現實 部分 仙草 之後 甚 驚喜 開篇 部分 兄妹 兩 純真 親情 羈絆 溫馨 相互 守護 灰 常 治 癒 </text:span><text:span text:style-name="T2">ps </text:span><text:span text:style-name="T3">很多 流 覽 書單 龍 友 嗶 當成 一個 動詞 實際上 當作 純潔 消音 詞 來用 好不好 嗶 血緣關係 判定 詞 十八禁 動詞 連載中 實 系 骨科 統一 診斷 嗶 系列 涵義 謹此</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義 妹 系列 背景 設定 近於 巫師 世界 開頭 模式 神似 劍 道 真 姐 加上 最早 介紹 讀者 親 妹妹 接下來 抖出 包袱 實 系 虛化 滾開 式 小把戲 目測 主角 殺 妹 證道 有望 </text:span><text:span text:style-name="T2">ps </text:span><text:span text:style-name="T3">已經 太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感覺 乾糧 足 文筆 乾澀 不少 主角 面癱 臉 印象 最深 身世 之謎 巴拉巴 拉 留 印象 很少 或者說 作者 想 太 太 高 開 派 作 成功 勇氣可嘉 太 建議</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 讀 廢話 心理活動 太 情節 不大 合理 新鮮感 沒什麼 意思 有種 光說不練 感覺</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魔法 學院 魔幻 史詩 主角 跨越 千年 作者 跨越 四年 拯救 世界 旅 最近 發現 這本 書 更新 真心 難得 這本 書 時間 線 前 部分 第一 部分 </text:span><text:span text:style-name="T9">14 </text:span><text:span text:style-name="T10">以前 偏 種田 挖坑 完善 世界觀 第二 部分 </text:span><text:span text:style-name="T9">15 </text:span><text:span text:style-name="T10">發展 升級 挖 坑 最近 一部分 試圖 解決 伏筆 整本書 變成 一本 救世主 題材 整體 文筆 不錯 偏 漫 輕 小說 化 可惜 時間 拖拉 太久 這種 題材 比較 眾 作品 拖 太久 流失 很大 一部分 讀者 不易 新人 入 坑 乾草</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故事 曲折 陰謀 不斷 機變 迭出 情節 充滿 意外 驚喜 吸引 一口氣 往下讀 金手指 不大 合理 邏輯 硬傷 主人公 從小 廝 一步步 提升 修煉 善良 淳樸 心中 愛 適合 正 能量 要求 讀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書 不錯 前中期 神 作 女兒國 寫 出彩 主要 大唐 副本 太 解氣 寇 仲 放棄 爭霸 天下 手下 騙 進 密室 炸藥 炸死 寇 仲 死 李世民 不安 手下 要死 寇 仲 仁 別怪 義 徐子陵 佛門 出賣 死 宋 缺 手 裡 想 死 後面 超級 坑 爹 慈 航 抓 後面 更是 梵 清 惠 炮 泯 恩仇 </text:span><text:span text:style-name="T2">tm </text:span><text:span text:style-name="T3">滅 慈 航 女人 腿軟</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數 歷史 已經 證明 瞭 領袖 不能 隨意 違背 集團 利益 違背 集體利益 領袖 下場 先例 俄國 彼得 三世 普魯士 戰爭 取得 優勢 情況 放棄 土地 加入 普 軍 俄軍 全軍 認 叛徒 後來 葉卡捷琳娜 二世 推翻 美國 總統 林肯 想 介入 銀行業 甘迺迪 想 收回 美聯儲 發行 美元 權利 蘇聯 赫魯雪夫 試圖 推行 退休 制度 結束 官員 終身制 被包 勃 氏 推翻 日本 伊藤博文 大唐 無論是 寇 仲 徐子陵 放棄 江山 行 不明智 無視 追隨 手下 傾盡 全族 力 宋 閥 最好 下場 剝奪 權力 苟且 活 或許 李世民 留下 一兩個 表示 一下 投降 大度 有人 想 收拾 只能 束手就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剛 開頭 醉 駕 自認 沒 大事 極度 � � 鄙視 人渣 ′ </text:span><text:span text:style-name="T2">` </text:span><text:span text:style-name="T3">要死 一個 死 害人</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相當 淫蕩 小說 淫蕩 倒 寫 色 世界觀 設定 走向 女子 神 國 一位 神 國 成員 國色天香 武功 蓋世 神主 絕對 虔誠 無比 嚮往 神主 沒有 卵 只能 推 推 間 迴圈 蠻 新奇 故事 背景 男 主 前生 復仇 路 今生 絕不 妥協 幾個 女神 蘿 莉 狐狸 形象 非常 突出 套路 化 原本 練武 升級成 修仙 接 跳越 宇宙 級別 科技 奇幻 世界觀 有點 猝不及防 很大 段 時間 空間 平等 宇宙 解釋 直接 跳開 喜歡 後宮 戲 應該 愛 這種 女人 很多 重點 寫 幾個 感情 戲 很多 濫情 主線 故事 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藍 晶 失敗 轉型 作 藍 晶 書體 系 大都 比較 分明 設定 合理 這本 書 分明 眾 春藥 流 吃 雞 長 功力 想起 吃 地瓜 前輩 劇情 推動 總是 呈現 跳躍式 發展 感覺 舒服 主角 性格 自私 囂張 殺人 殺雞 智商 上學 全身 絕招 實力 越 十八級 打怪 揮手 變 灰灰 裝 逼 情節 生硬 刻意 臉 低 智商 圍觀 群 眾 驚 歎 配角 目光短淺 前倨後恭 反派 惱羞成怒 眾 吹捧 主角 全書 前面 挺 後繼 乏力 適合 寫 西式 文 仙俠 寫 精彩 沒 味道 藍 晶 後續 作 轉回 擅長 西 幻 文 可惜 仍然 銷量 佳 再次 被迫 太監 </text:span><text:span text:style-name="T2">ps </text:span><text:span text:style-name="T3">關鍵 沒有 學徒 血脈 當中 隱晦 獸 血 沸騰 格調</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屁股 正 不下 作者 這本 書 試 好幾回 味同嚼蠟 幹 不了 口 連忙 灌 幾口 水 想想 後面 爽 殺光 韃子 抱 心態 下去 感覺 好像 設 太 一個 殺伐 果斷 幹嘛 救 一個 沒 關係 小腳 媽 開 摩托 本書 沒有 邏輯 殺 殺殺 主角 智障 看不下去 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皇帝 吃飯 頓 頓 十個 白 麵 饅頭 光 臆想 商業 大亨 商戰 經歷 紙醉金迷 腐敗 生活 能夠 吸引 讀者 文筆 尚可 以外 投資 圈錢 裝 逼 臉 太 套路 乾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屁股 正 高分 不好 低分 不好 正常 乾草</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 前 作 歷史 粉碎機 高清 重置 版 削弱 主角 外掛 更加 注重 人物 動力 度 高 不少 如果說 問題 掛 太 導致 明確 認識 開 掛 搞 溫和 土改 找死 裡 人物 階級立場 太 明確 作者 即興 吐 槽 太 出 戲 幾個 配角 吸引 仇恨 值 不夠 雍正 王朝 裡 舉例 李 衛 劉 王 氏 翻案 機 扳倒 黃 倫 幾句 對話 形象 立住 知道 冤情 想 申冤 官官相護 沒用 沒用 明著 告訴 老子 黃 倫 仇 想 冤案 整 倒 民婦 冤枉</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21">@ </text:span><text:span text:style-name="T22">黃昏 細雨 紅袖招 開篇 驚豔 主角 性格 清楚 學 霸 自戀 自戀 自戀 自戀 寫到 這種 高度 少有 不同于 文抄公 上來 網文 巨著 亂七八糟 作者 切入 角度 討巧 青春文學 青春文學 開路 熱血 動漫 改編 鋪墊 配合 馬甲 取得 成就 最後 世界 神話 不怎麼 突兀 中間 穿插 契訶夫 莫 迫 桑 短篇小說 巴爾 紮 克 中篇 神來之筆 驚豔 驚豔 毒 點 毒 點 具體 關鍵字 變身 感覺 主角 最大 金手指 作品 風格 合理化</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草 乾糧 大海 全 水 蠻 奇怪 本書 一個 重生 美國 華裔 富 二代 建立 商業 帝國 悠閒 生活 休閒 生活 流 摻雜 商業 佈局 商業 簡單 立意 過於 理想化 缺少 具體 商業 實戰 不停 水 幾個 動物 地方 行業 作者 文筆 其實 不錯 這種 掩飾 商戰 太 懂 分隔 生活 片段 寫法 不錯 導致 整本書 缺少 吸引力 兩個 缺點 主角 一直 小孩子 表現 不可思議 作者 資本家 缺少 基本 認知</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歷史 粉碎機 作者 洩 憤 爽 文 作者 擅長 壓 情緒 看書 主角 卑鄙無恥 小人 虐 興起 憤慨 情 煽動 熱血 民族主義 算是 掐 准 國人 歷史 強國 變成 弱國 不甘 軟肋 很爽 完 論壇 罵 一場 嘴巴 爽 一下 這部 一本 差不多 依然 這種 心理 技巧 流暢 文筆 自我 複製 成功 沒有 進步 有點 可惜 中國 問題 根本 建 奴 問題 春秋戰國 百家 哲學 爭鳴 時期 解決 確立 良性 意識形態 國家 意識 可能 徹底 救國 永遠 重複 輪 回 人種 啟 蒙 開 智 時期 意識形態 選 儒教 治國 偽 君子 真君子 活 劣 幣 驅除 良幣 人性 劣 化 速度 太 快 想 秦 之前 文 可惜</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地球 建立 神 系 神秘 力量 世界 變化 大國 之間 博弈 作者 直接 書 裡 下毒 變成 一個 死 屌絲 變成 明星 開 後宮 簡直 爆 作者 難道 絲毫 知道 讀者 爽 點 後宮 白文</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壞消息 寫 崩 書 粗糙 爽 點 主體 乾草 帶毒 部分 慘不忍睹 好消息 包括 重生 神 級 學 霸 在內 作者 多年 作品 分析 得出 鳥 豚 一個 寫作 水準 逐年 穩定 提升 作者 感謝 多年 毒草 磨礪 擁有 現在 出色 想 神 級 學 霸 絕對 不會 作品 人生 巔 峰 懷 期待 拭目以待</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當時 推 讀 好像 大體 經歷 一個 叫好 駡 過程 起點 經歷 比較 相似 當初 首 訂 確實 亮 瞎 人眼 可能 算是 都市 變身 文 商業 成績 最後 輝煌 作者 腦 洞 其實 驚豔 可惜 後期 主線 全 亂 故事 近似 支離破碎 本書 刺激 眾 紳士 地方 一句 後進 式 引起 浮想聯翩 變身 女 穴 霸 外號 </text:span><text:span text:style-name="T2">ps </text:span><text:span text:style-name="T3">鑒 定 外號 沒有 具 現 化 期待 自交 喪失 退 散</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長篇 嫁 前期 不錯 中期 行 後期 毒草 其實 覺得 換 幾個 名字 前期 變身 女生 決定 這段 刪掉 </text:span><text:span text:style-name="T54">ಥ ಥ </text:span><text:span text:style-name="T3">中期 變身 女神 白 富 美 白 富 美的 煩惱 後期 變身 女 神經 ☞ → 拖出去 斃 小說 帶 一起 嗨 嗨</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期 仙草 後期 劇毒 負分 滾開 狗 加 隆 獸 傳說</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神機 轉入 白 一個 標誌 豬腳 不再 吃 改成 強 啪 血親 增加 功力 書 背景 緊接 龍蛇 大概 龍蛇 完 王 超 打下 外星人 飛船 得到 上升 路 前 作 人物 略帶 看到 棄 書 沒 出現 老 實說 配角 真心 智障 簡直 送 臉 上門 人類 政府 做法 更加 腦 殘 無法 想像 一個 政府 居然 選拔 作 人類 未來 大學生 禁止 自相殘殺 鼓勵 知道 培養 人類 未來 養 蠱 本書 臉 節奏 適合 作者 鑒</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謹 以此 作 代表 中原 白 系列 經常 拿來 秀 優越 道具 套裝 選 這本 代表 白 之中 個人 喜歡 機 機 神機 創作 龍蛇 作品 真心 仙草 可惜 陽神 後期 神機 終於 學會 主流 爽 白文 寫法 漸 失 以前 靈氣 初 心 接下來 幾本書 無論是 吃 人證 道 永生 歇斯底里 聖王 依靠 啪 啪啪 血親 增長 功力 星河 全都 只能</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作者 全篇 重點 床 戲 床 戲 以外 政治 鬥爭 軍事 描寫 慘不忍睹 主角 穿越 賀蘭 敏 身上 不可避免 武則天 深入 交流 話 親 姨 無恥 主角 太平公主 拿下 母女 禽獸 能耐 姐妹 收 作者 真 做到 仔細 看看 一章 媽 最後 妹妹 送 可惜 上官婉兒 母女 雙 收 話 一直 上官婉兒 挺 好感 萬惡 主角 玩 養成 </text:span><text:span text:style-name="T9">ps </text:span><text:span text:style-name="T10">搜 一下 作者 作品 一脈相承 風格 合格 </text:span><text:span text:style-name="T9">h </text:span><text:span text:style-name="T10">文 作者</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 夢幻 開局 爺爺 美國 華裔 領袖 比爾蓋茨 談笑風生 巴菲特 把酒言歡 生活 起點 太 高 導致 很快 世界 首富 已經 左 踢 微軟 右 踩 蘋果 老 黃 英 偉達 支持 川 普 企業 扶持 馬 雲 馬化騰 視 偶像 比爾 約伯 斯 視 同輩 未成年 坐 雲 起雲 落 之時 回望 人生 發現自己 處男</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糧 玩家 沉迷 遊戲 世界 發現 獲得 金手指 現實 遊戲 化 創意 不錯 過於 刻意 塑造 氛圍 故事 精彩 性 缺失 其實 作者 應該 思考 一下 網文 很多 一定 需要 深刻 獨特 主題 大多數 讀者 帶來 輕鬆 愉悅 體驗 感 基本上 成功 那種 過於 深刻 獨特 故事 越 後期 越 難 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覺得 還好 本書 書評 有意思 每次 本書 這種 書 出現 立馬 兩撥 人馬 敲鑼打鼓 整頓 隊形 一擁而上 難解難分 不分上下 有理 有理 優 書 網 一大 奇觀 雙龍 吐口 水</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歷史 粉碎機 作者 新書 歷史 知識 水準 看不出來 那種 開 掛 平 推 狂放不羈 風格 吸引 說好聽 煩悶 得到 片刻 輕鬆 不好 聽 書 釋放 心中 暴躁 戾 氣 易懂 有趣 太監 三點 在我心中 一本 優秀 網文 本書 延續 作者 一貫 風格 男 主 個人 武力 偽 無敵 做事 粗中有細 看似 瞎 雞 搞 其實 壞 冒泡 男 主 身上 很少 看到 束縛 喜歡 追 不服 揍 愛財 砍 貪官 愛 權 砍 奸臣 天真 網 文本 一場 夢 夢 裡 不能 放肆 未免太 無趣 </text:span><text:span text:style-name="T9">ps </text:span><text:span text:style-name="T10">主角 終於 楊 豐 楊 慶 </text:span><text:span text:style-name="T9">pp </text:span><text:span text:style-name="T10">陳圓圓 加入 啃得 雞 豪華 午餐</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 一個 修煉 遇到 瓶頸 回到 地球 合體 期 修士 大體上 走 溫馨 日常 流 反正 地球 加 起來 沒 主角 厲害 反派 分鐘 鎮壓 基本 劇情 教教 徒弟 徒孫 泡 泡妞 相對 類型 主角 心態 平和 基本上 不會 惹是生非 沒 逼 反派 大部分 反派 主角 對付 總是 主角 扯 上點 關係 主角 比較 殺伐 果斷 分鐘 鎮壓 比較 爽 毒 點 主角 沒 想法 已經 吸引 幾個 妹子 地球 找到 </text:span><text:span text:style-name="T2">n </text:span><text:span text:style-name="T3">修真界 少有 寶物 難 想像 仙人 女 混 臉上 油脂 蟎蟲 瑕疵 味道 凡人 看到 飯 蟲 不吃</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兩個 位 面 相遇 想 無敵 碾壓 流 天朝 異位 面 扶貧 節奏 異位 面 人畜 無害 小白兔</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一個 抄 存在 荒蕪 世界 主角 創意 廣告 發跡 本書 樹立 最大 反派 視頻 網站 不斷 反派 加碼 壯大 實力 功成名就 反派 作對 封殺 行文 偶 灌水 強行 臉 時會 莫名 龍套 降 智商 配合 主角 總體 風格 幽默 談話 節目 士兵 突擊 蒙面 歌王 成語 大賽 越獄 劇集 大聖 歸來 極限 挑戰 </text:span><text:span text:style-name="T12">389</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長 長長 長長 主角 強行 開 掛 嗑 藥 流 </text:span><text:span text:style-name="T9">bug </text:span><text:span text:style-name="T10">不忍 直視 隨便 一段 劇情 挑出 </text:span><text:span text:style-name="T9">30 bug </text:span><text:span text:style-name="T10">冷漠 知道 書 可能 吸毒 手動 拜拜</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垃圾 主角 隨身 金手指 從始至終 沒有 名字 藍色 星海 主角 師兄 師姐 交往 幾千年 師兄 師姐 沒有 名字 龍 姓 少年 銀 瞳 少女</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氣死我了 貼 一段 原文 漢語 激進派 現在 埃爾塔 識字率 確實 適合 檯面 有人 建議 直接 埃爾塔 進行 徹底 改造 手 揮 全面推廣 漢語 教學 可行性 自然 低 這種 毀 苗裔 事兒 願意 願意 釘 在歷史上 幾百年 蓋 棺材 好多 出頭 不肯 更何況 新區 當中 大部分 社科 研究者 更是 竭力反對 想法 最後 已經 批 倒 批 臭 方案 消滅 搖籃 當中 其實 不能 出口 原因 傳送門 土地 新區 管區 不會 一寸 加入 中國 管轄</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 書 裡 中國 太 聖母 對面 軍隊 消滅 光 急 哄哄 找 對面 談判 打算 滅國 應該 城下之盟 對面 盟約 裡 提條件</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啊啊啊 越 越 聖母 異 界 爹 供 火</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 書 應該 一本 老 書 剛 百度 </text:span><text:span text:style-name="T2">07 </text:span><text:span text:style-name="T3">開 寫 以前 應該 看過 開頭 沒什麼 吸引力 刪了 最近 逛 矽 統 發現 這本 書 貌似 暴露 下載 下來 重 一遍 老 實說 確實 老 書 風格 老 劇情 毫無 吸引力 一個 未經 修煉 普通人 機緣巧合 仙女 飛 升 仙界 拜 猥瑣 老頭 老師 找 萌 尋寶 鼠 寵物 飛 升 仙女 恨 主角 奪走 一半 飛 升 機緣 一直 想 報復 主角 俗套 走火入魔 主角 必須 雙 修 才能救 老 不能 老 梗 差點 沒 挺 過去 矽 統 版本 忍 起點 首發 版本 已經 和諧 尺度 清楚 矽 統 版本 修仙 絕對 矽 統 出品 沒錯</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王 直 殺人 強姦 搞 政治 暗殺 想 自由自在 活 招惹 任何人 主角 吉良吉影 浪 吉良吉影 蠢</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文 講述 一位 正直 青年 魔王 附體 變成 一個 掌握 核武 故事 完 胖 產生 深深 恐懼</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平民 主角 戾 氣 無處 發 洩 固執 僵化 自我 道德 實現 殘暴 過程 終於 慢慢 現代 教育 洗腦 化 主角 搞 爆炸 炸 滿 幼稚 現代 式 封建思想 腦漿 主角 並不知道 敵人 朋友 只能 見 罪惡 歸結 敵人 工人工資 低 原因 一定 鄉下人 城 裡 競爭 可笑 感冒 流鼻涕 一定 鼻子 問題 平民 視野 平民 悲哀 寫 不錯</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告訴 一個 三觀 超級 正 超級 獲得 超級 力量 世界 超級 遭殃 故事 其實 虐 心 實在 無法 帶入 進去 主角 憤怒 苦惱 瘋狂 崩潰 胡 作 總 一種 小孩子 鑽牛角尖 胡鬧 視 感 無法 認真對待 情緒 調動 起來 已經 那種 憤青 心境 文章 語言 比較 有力 看看</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砍 田伯光 右臂 真性情 漢子 放過 理由 確實 </text:span><text:span text:style-name="T2">2333 </text:span><text:span text:style-name="T3">砍 絕對 砍掉 丁丁 真性情 漢子 帶 感 勸 男人 沒 丁丁 手上 功夫 過關 就行了 東瀛 裡 道 高手 聽 秦 穆 冷笑 一聲 從不 大好人 天 行 道 田伯光 欺 淩 婦女 何曾 勇氣 招惹 強勢 欺軟怕硬 自命 英雄 孬種 留 一條 命 卻是 念 這位 令狐少俠 整個 江湖 僅存 幾位 真性情 漢子 憐 父母 生 不易 一身 本事 沒 半點 好事 可惜</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類 無限 流 作品 擺脫 以往 無限 流 生化危機 電影 類 寫法 不同 文明 之間 毀滅 遊戲 構思 算 新穎 開篇 驚豔 智 戰 極 出彩 後面 筆力 不行 人物 塑造 總 設定 構思 口碑 極 高 個人 口味 進入 太監 兩年 居然 複 可喜可賀</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戰鬥 互相 報 家底 智障 行 人人 作者 旁白 介紹 讀者 不好 戰鬥 雙方 知道</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屌絲 主角 幾乎 沒有 自尊心 一點 規劃 一點 長期 目標 沒有 一個 蠕蟲 原始 本能 活 作者 開 金象 腿 得到 東西 毫無意義 或許 生活 不少 這種 明白 作者 寫 紙人 意義</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8">當年 </text:span><text:span text:style-name="T9">amp </text:span><text:span text:style-name="T10">老 友 心血 短篇 集合 怪物 不再 一個個 副本 裡 無心 神 無色 無聲 車 怪 卡片 圖 世界 背景 相容 一個個 主角 代替 觀 眾 更加 切實 體會 力量 內在 </text:span><text:span text:style-name="T9">ps </text:span><text:span text:style-name="T10">話 當初 挺 驚訝 作者 挺 揣度 孀居 媽媽 心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經典 </text:span><text:span text:style-name="T2">dnd </text:span><text:span text:style-name="T3">短篇 集 每篇 動人心魄 故事 介紹 一種 魔幻 怪物 怪物 圖 鑒 文字 變成 血肉 骨骼 有意思 篇 不同 風格 推薦 野 獵 精 篇 屍骸 獵犬 巔 峰 夢魘 篇 貼 搜 得到</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習慣 一目十行 作者 君 裡 無效 願意 細細的 讀 感受 一份 網文 裡 少見 踏實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糧草 主角 回到 高一 開 啟 文抄公 悠閒 生涯 世界 發生 變化 很多 作者 歌手 蝴蝶 翅膀 扇 沒 主角 回到 貌似 </text:span><text:span text:style-name="T2">2015 </text:span><text:span text:style-name="T3">汗 主角 先 抄 四大名捕 抄 射雕 抄 神 雕 現在 剛 看到 準備 四大名捕 後面 沒寫 完 抄 完 這本 書 有種 悠閒 味道 主角 優哉 游 賺 稿費 滋潤 生活 一點 最近 重生 文 裡 討 喜 趨勢 糧草 書荒 值得 不好 地方 後期 飄 起來 電視 編劇 打嘴仗 寫 編劇 看到 裡 棄 重生 套路 膩 先 小說 編劇 本來 兩回事 文抄公 自信 抄 金庸 之後 再續 名 捕 名 捕 差 金庸 遠 沒 看過 四大名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打賭 本書 崩潰 爛尾 畢竟 一本 正 連載 未完結 糧草 加進 書單 補充 一個 評價 本書 方面 算 不錯 一個 不太好 特點 主角 經常性 做出 符合 年齡 性格 設定 耍寶 行 看過 作者 好幾 本書 大都 習慣 或許 作者 沒主意 有時候 導致 出 戲 影響 爽 點 此類 耍寶 機靈 通常 無法 持久 畢竟 真正 幽默 玩世不恭 或許 作者 無法 寫 完 長篇 一個 原因 一家之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位 書 </text:span><text:span text:style-name="T2">lker </text:span><text:span text:style-name="T3">菜 先 上架 養 一本 龍套 傳奇 認 最好 娛樂 文 注意 這本 新書 目前 幼 幼</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出身 普通 智商 普通 </text:span><text:span text:style-name="T2">30 </text:span><text:span text:style-name="T3">歲 男人 重生 應該 樣子 憂國憂民 裝 逼 臉 帶 顆 大叔 心 小朋友 插科打諢 有條理 安排 進階 路線 溫柔 心 遺憾 想要 重生 金手指 有點 目前 止 喜歡 幾個 問題 作者 文筆 太差 太差 太差 導致 流水帳 明明 夾帶 私貨 賣弄風騷 高 逼 格 採訪 變成 一筆帶過 書 序言 簡直 屌絲 無法 直視</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推 比較 幼 初期 兩個 點 老 白 文抄公 文 抄書 投稿 背景 設定 蠻 有心 主角 首選 武俠 文 選擇 今古傳奇 武俠 故事 時間 兩個 出版社 創建 初 時間 切入 生硬 時代感 話 現在 保留 武俠 創刊號 試刊 號 見證 椴 楊 叛 未 寒 成名 老 白 主角 風格 設定 比較 中庸 文筆 偏 金庸 首 文 收 溫 裡 安 四大名捕 風格 幹練 以後 估計 寫 古龍 這種 設定 沒有 太 硬傷 文 抄 不錯 希望 老 白 以後 不會 做出 剛 抄 鬥 破 寫 白鯨 行 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推 書 小天使 � � 謝謝你們 這本 好幾個 推 今天 確實 好看 那種 完全 捨得 快 進 恨不得 再慢 一點 細 一點 好看 歡呼雀躍 轉圈圈 好看 暗黑 流 殺伐 果斷 心滿意足 寒冷 天氣 窩 沙發 蓋 毯子 喝 熱飲 著書 人生 不能 完美 � � </text:span><text:span text:style-name="T9">@ 10086 </text:span><text:span text:style-name="T10">巫師 滾開 寫 那種 巫師 巫師 不僅僅 苗 疆 那種 巫師 巫師 美國 資本家 大富翁 陰影 裡 </text:span><text:span text:style-name="T9">boss </text:span><text:span text:style-name="T10">掌中 神 國 主神</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初 唐開元 穿 空間 種田 文 話 如今 空間 文 很少 見 可惜 篇 比較 弱化 空間 作用 作者 報紙 糊牆 前 一篇 文 牛 男 算是 個人 真愛 踏實 認真 細水長流 種田 文 偶爾 一點 熱血 烏托邦 篇 目前 看來 風格 依舊 作者 算 比較 嚴謹 細 緻 考據 不會 出 </text:span><text:span text:style-name="T2">bug </text:span><text:span text:style-name="T3">值得 期待</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文 本來 不想 龍 空 一堆 推 直 男 耽 美的 口味 不敢苟同 一直 放在 一邊 實在 書荒 起來 看看 意外 不錯 合 口味 大略 隨身 空間 穿 唐朝 種田 流 發家致富 奔小康 清 水文 糧草 文 最後 看到 底下 評論 一堆 好評 想 知道 知道 耽 美 書荒 硬 頭皮 壓根 知道 耽 美 意思 跳 坑 嫌 事 看熱鬧 真是 好壞 好壞 �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平生 讀 史 恨 五胡亂華 崖 山 落日 煤山 殉國 個人 品格 先 評價 三件 事 標誌 華夏 文明 沉淪 每每 讀 史 扼腕痛惜 尤其 明末 崇禎 殉國 當初 第一次 碧血劍 心痛 後來 年紀 漸 長 讀 史 讀 思考 事件 背後 含義 早期 受 馬列 教育 儒家 看不起 後來 上網 看到 宋 亡 之後 華夏 民族主義 一下子 激發 未變 現在 反 過頭 來看 碧血劍 鹿鼎記 真是 噁心 噁心 淡 墨 青衫 寫 其實 切入點 一下 感動 可惜 更新 太慢 推薦 看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二姐 此書 必 推 艾 這本 書 分類 仙俠 總覺 像是 武俠 加 歷史 是從 整體 設定 結構 像是 奇幻 帶有 蒸汽 朋克 風格 元素 略 雜 加上 前期 進度 太慢 力量 層次 太 低 想要 仙俠 有點 失望 作 設定 黨 設定 文筆 方面 完全 不用 擔心 後期 漸入佳境 尤其 兩位 姐姐 飛 升 之後 主角 鋒芒 嶄露 美洲 篇 快要 寫 完 期待 歐洲 篇 金融 詐騙 主角 成 高 帥 富 贏取 白 富 美的 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奇幻 類 巔 峰 作品 唐 家 少 網文 江湖 最高 產 作者 也許 沒有 唐 家 少 網文 作者 目前 社會 地位 最高 一個 作協 會員 這本 書 少 巔 峰 文筆 劇情 人物 非常 優秀 少 作品 一部 認 代表作品 團隊 過於 突出 主角 個人 表達方式 當年 開創性 世界觀 反角 有所 不足 後續 少 作品 慢慢 變得 套路 化 已經 好幾部 沒 後來 看到 少 一個 電視 訪談 一邊 記者 訪談 一邊 寫 小說 只能 今天 可能 避免 變得 商業 也許 少 要求 高 個人 評分 年齡 稍低 讀者 喜歡 這部 作品 玩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模式 商業化 成功 代表 作 撇開 已經 前人 膩 爛 一大 筐 缺 優點 鬥 羅 火影 故事 節奏 方面 感覺 無比 相像 成功 也許 不少 夢想 飛 登天 網文 作者 啟 發 故事 地方 並不多 主角 天賦 異稟 奇遇 大白菜 一起 成長 小夥伴 一路 越級 打怪 戰 強者 主角 必然 勝利 偶爾 失敗 借此 迅速 升級 需要 最終 打敗 </text:span><text:span text:style-name="T5">boss </text:span><text:span text:style-name="T6">成 最強 沒 懸念 休閒 讀者 輕鬆 很爽 舞 唐 感情 本書 最大 亮點 鬥 羅 之前 難 想像 </text:span><text:span text:style-name="T7">yd </text:span><text:span text:style-name="T6">唐 家 少 寫出 專一 帶 半點 曖昧 一對 純淨 美好 舞 獻祭 那段 騙 身邊 妹子 眼淚 無數 舞 </text:span><text:span text:style-name="T7">cp </text:span><text:span text:style-name="T6">發現 網上 居然 妹子 喜歡 偷偷 寫 鬥 羅 人文</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沒有 看過 星際 沒有 玩 本書 牢牢 吸引住 </text:span><text:span text:style-name="T9">400 </text:span><text:span text:style-name="T10">萬 推薦 足以 證明 實力 本書 不用 流氓 高手 兩個 不同 故事 主角 不同 全文 比較 輕鬆愉快 一本 競技 小說 高潮迭起 主角 戰 開 音樂 </text:span><text:span text:style-name="T9">v3 </text:span><text:span text:style-name="T10">一本 想像力 感受 電子競技 高手 過招 樂趣 類似 灌籃高手 青春校園 競技 女 主 很多 情節 搞笑 整體 文風 偏 幽默 作者 文筆 設定 不錯 文筆 老練 老 作者 爽 點 控制 不錯 不可多得 精品 沒有 看過 非常 遺憾 事 此書 過後 作者 轉型 不再 寫 競技 覺得 應該 寫 擅長 比較 一招 鮮 吃 遍 天 糧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唐 家 少 書 推薦 不得不 推 一本 神 書 唐 家 少 網路 文學 多年 具有 代表性 作者 文筆 無話可說 人品 無話可說 定位 面向 低齡 讀者 一直 壓制 思路 保證 更新 情節 套路 化 估計 渴望 書 改編 希望 以此 維持 地位 其實 腦子 摘 發現 前 幾本書 挺 推薦 冰火 魔 廚 惟 獨 仙 前半段 書 評價</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 </text:span><text:span text:style-name="T24">銘 提到 少 不得不 提 鬥 羅 大陸 </text:span><text:span text:style-name="T7">100 </text:span><text:span text:style-name="T6">級 設定 加上 發光 魂 環 標誌著 玄幻類 網文 越來越 網遊 方向 發展 老 白 毒 點 武魂 設定 卻是 驚豔 每位 角色 擁有 不同 武魂 技能 很大 程度 角色 豐滿 起來 辨識 度 高 起來 少 此書 愛情 親情 友情 略顯 狗血 極其 吸引 讀者 少 獲得 不少 女性 讀者 此書 之後 少 慢慢 放棄 後宮 元素 三觀 越來越 正 </text:span><text:span text:style-name="T7">ps </text:span><text:span text:style-name="T6">其實 少 書 比較 適合 初 入網 文 讀者 閱讀 畢竟 一本 三觀 正 小說 總比 一本 三觀 歪掉 書 影響 凡人 想 一個 小孩子 書 不會 以後 再也不會 相信 謝謝 </text:span><text:span text:style-name="T7">@ </text:span><text:span text:style-name="T6">銘 專 單 寫 書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罪 最後 一部 星際 作品 無罪 寫 部 星際 依然 喜歡 寫 星際 喜歡 寫 校園 飛揚 青春 熱血 猥瑣 電子競技 混合 一起 糅合 出 一種 大學 味道 感覺 也許 受 少年 影響 流氓 開頭 少年 簡直 神似 楊 湛 之於 蕭 峰 周 小雨 之於 穆念慈 總體 感覺 無罪 想 融入 感情 配角 塑造 更好 感覺 塑造 最好 配角 要數 達 哥 女 主 一貫 無罪 模式 女 主 性格 相反 發 長大 愛 主角 好幾本 同一個 模式 同一個 頻段 作品 表示 無罪 星際 寫 校園 寫 喜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女 系列 楊 衛東 撿 蘿 莉 老婆 並稱 都市 奶 爸 文 雙 璧 作者 溫情 一部 作品 投入 女兒 控 真實 情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半個 時辰 接連 塌 三座 青天 粉碎 九次 乾坤 成 諸天 萬 界 之中 一名 無敵 強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漫 興趣不大 作者 成功 紳士 風 發揚光大 編外 紳士 受用 不已 日本 父女 兄妹 從小 一起 泡澡 女性 成年 之前 </text:span><text:span text:style-name="T2">20 </text:span><text:span text:style-name="T3">歲 之前 這種 行 只能 痛心疾首 地點 贊</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日常 跳 看吧 書 前面 挺 校園 祭 女裝 情節 太 神 煩 寫 女裝 少 寫 不好 大段 大段 女裝 章節 彆扭 幻想 世界 寫實 現實 世界 幾個 男 喜歡 動不動 穿 女裝 玩 現在 紳士 喜歡 偽 娘 代表 喜歡 穿著 女裝 變成 偽 娘 紳士 純粹 病 越 寫 越 毒 作者 覺得 女裝 穿著 出去 走走 </text:span><text:span text:style-name="T2">@ </text:span><text:span text:style-name="T3">清 孤 煙</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年關 將近 推 親子 文 主要 描寫 親情 文中 傲 嬌 妹子 刻畫 可謂 超群 絕倫 傲 嬌 讀者 食用 以後 欲罷不能 一百個 釘 宮 耳邊 罵 八嘎 憨態 路 賽 神清氣爽 美滋滋 最後 風 司機 不可名狀 書單 真是 棒極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義母 系列 </text:span><text:span text:style-name="T9">via </text:span><text:span text:style-name="T10">骨科 專家 矽 統 大大的 診斷 語 聖母 降臨 女主角 主角 義母 蠢 萌 可愛 天然 呆 一枚 情節 喪屍 搞笑 可惜 家人 據說 作者 母 大人 發現 作者 寫 小說 </text:span><text:span text:style-name="T9">tj </text:span><text:span text:style-name="T10">真是 一個 故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面 作者 適合 矽 統 連載 起點 虎 軀 常 震 誘 香 蠱 皇 網遊 波濤 蕩 漾 兩本 矽 統 展 開來 寫 可能 成 爆 款 作者 可能 </text:span><text:span text:style-name="T2">h </text:span><text:span text:style-name="T3">界 一戰 成 神 起點 不好意思 寫 委婉 難逃 撲街 和諧 結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 姐 系列 完 老 書 極 優秀 都市 後宮 文 本來 想 加入 後宮 書單 考慮 裡 面 男 主 姐姐 互動 實在太 愛 放在 裡 咯 主角 一名 黑道 太子 爺 囧 事 不斷 作者 行文 更是 風趣 幽默 逗人 發笑 可樂 男主角 姐姐 名字 一個 甄 英雄 一個 甄 三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6">其實 書 真的 不錯 真的 太難受 每次 豬腳 做事 總 一個 不知死活 </text:span><text:span text:style-name="T17">a </text:span><text:span text:style-name="T18">阻攔 知道 內情 </text:span><text:span text:style-name="T19">b </text:span><text:span text:style-name="T18">阻攔 </text:span><text:span text:style-name="T17">a </text:span><text:span text:style-name="T18">每次 </text:span><text:span text:style-name="T19">b </text:span><text:span text:style-name="T20">失敗 </text:span><text:span text:style-name="T17">b </text:span><text:span text:style-name="T18">總是 內心 豬腳 光輝 事蹟 回憶 一遍 說出 口 一定 </text:span><text:span text:style-name="T17">a </text:span><text:span text:style-name="T18">豬腳 嘲諷 豬腳 臉 啪 啪啪 完 之後 跑過來 嘲諷 </text:span><text:span text:style-name="T17">a </text:span><text:span text:style-name="T18">傻 早 屌 信 臉 按理說 反派 臉 應該 很爽 扛不住 審美疲勞 其實 這本 書 應該 改名 臉 日記 完美</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姐 系列 注意 提名 原 載於 逐浪網 天下 第二 作者 河蟹 神獸 緣故 只能 這部 同名 作品 提名 本書 其實 姐 控 主線 都市 後宮 文 豬腳 人渣 屬性 反襯 出 眾 解語 花 純真 美麗 姐姐 當之無愧 第一 女主角 堪稱 令人感動 美好 姐 系 形象 最後 作者 一出 實 姐 變 虛 姐 虛 姐 變 實 姐 把戲 令 作嘔 豬腳 之前 已經 推倒 虛 姐 本書 依然 實 姐 系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貓 娘 女 主文 真是 稀罕 自稱 清純 派 這種 馬甲 懂 應該 算是 型 世界 有點 無限 趕腳 額 變身 成 黑 桐 家 天才 成 第一 魔法 順便 開 百合 後宮 故事 現在 劇情 主角 準備 艦 娘 世界 找到 方法 拯救 受虐狂 魔 卡 蓮 知道 額 目前 好像 真是 推倒 珠 誒 主動 表白 妹妹 忽略 斷 詛咒 貓 娘 沒有 丁丁 好像 不對 地方 </text:span><text:span text:style-name="T9">18 </text:span><text:span text:style-name="T10">更新 放 三個 推 書評 語 驚 貓 娘 傲 嬌 狀 </text:span><text:span text:style-name="T9">y </text:span><text:span text:style-name="T10">貓 娘 竟然 更新 祈禱 貓 娘 重新 擁有 丁丁 似乎 不對 地方 總 丁丁</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連載中 西 貝 貓 馬甲 女 主文 貓 娘 女 主文 問 見 沒有 成 魔法 型 女 主 穿越 二次元 世界 類 無限 開 百合 後宮 故事 貓 娘 挺 把握 男 讀者 爽 點 無論是 感情 戲 劇情 處理 贊 書 章節 結尾 夾雜 一位 作者 貓 娘 辛酸 成長 經歷 深有感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 推 喪屍 喪屍 加料 版 </text:span><text:span text:style-name="T2">h </text:span><text:span text:style-name="T3">文 猶如 綿綿 春雨 潤物細無聲 熱烈 花樣繁多 鼓掌 微微 硬 以示 尊敬 覺得 邪惡 暴力 陰暗</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母 系列 篇文章 真正 深度 剖析 重生 俄狄浦斯 情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實 妹 系列 據說 作者 弱 鳥 紅龍 系列 啟 發 安排 主角 穿越 成 母 龍 黑 龍 妹妹 相愛 相 殺 最近 變身 扶 蘿 莉 扶 </text:span><text:span text:style-name="T9">x </text:span><text:span text:style-name="T10">幼女 龍 妹 真是 </text:span><text:span text:style-name="T9">yooooooo </text:span><text:span text:style-name="T10">已經 太監 不要 進</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相當 寫實 軍事小說 穿越 蘇聯 女兵 參加 偉大 蘇聯 衛國戰爭 主角 現代 軍事 知識 沒 帶 金手指 殘酷 慘烈 戰鬥 場面 描寫 非常 出色 書 沒有 政治 說教 戰鬥 生存 無數 坦克 飛機 大炮 戰馬 無時無刻 營 團 師 領 便當 從小 兵 將軍 配角 形象 塑造 算 不錯 一丁點 虐 主 情節 控制 較弱 爽 點 不夠 後面 水 主角 好不容易 成 師長 擼 成 小兵 重新 感覺 作者 喜歡 局部 戰爭場面 刻意 回避 高大 上層 政治 鬥爭 故意 主角 犯 那種 低級 衝動 錯誤 換 副本 部隊 重新 打怪 升級 算是 全面 科普 二戰 蘇聯 最好 小說 值得 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國內 少見 女 主 硬派 寫實 風 戰爭 小說 作者 場面 控 十分 嫺 熟 前期 深挖 女 主 身上 戰爭 人性 影響 個人 心靈 成長 過程 中後期 大篇幅 戰爭 描寫 疲勞轟炸 淪 升級 流 十分 可惜 勝利 名 銜 美化 無法 改變 戰爭 醜陋 可憎 面容</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其實 在我看來 有點 可惜 作者 前期 學 俗人 後期 找到 風格 一種 散 稍 水 風格 脫離 普通 重生 文 範疇 導致 爽 點 直 降 感情 戲 很糟 真的 很糟 認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佳 舒服 嫁人 一本 普通 小說 變身 好評 同類 少 ＝ 佳作 一本 佳 異 世界 女神 傳 真 主角 單身 沒門 放在 匆匆 匆匆 主角 一點 沒 帶 走 拉達 留下 一點 傳說 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沒事 逛逛 書單 發現 這本 老 書 勾起 高中 記憶 都市 異能 當時 看來 蠻 新意 其實 重點 貌似 姐姐 曖昧 印象 糧草 時代 進步 看書 口味 變化 當時 感覺 可能 現在 感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河蟹 大潮 掛掉 本書 之後 火星 正兒八經 改寫 玄 幻 升級 文 大篇幅 狗血 言情 戲 不免 過去 高 水準 豔色 描寫 至此 難 見 惋惜 今天 宰 書 剛好 追 主角 仙女 激情 四射 啪 啪啪 情節 知道 畢竟 圖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很早 看過 本書 都市 類 開 後宮 橋段 當時 看來 挺 新意 男女 主角 身份 反差 感 快感 一大 來源 鵝 考 作者 書 裡 評價 最高 一本 一共 沒 幾本</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嫂子 作 第一 女 肉 主 便 角 器 尺度 後宮 文 情節 尚可 肉 戲 豐滿</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 拖 遝 心中 仙草 想像力 人物 刻畫 值得 肯定 注水 嚴重 導致 情節 推進 極度 流暢</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應該 是從 黃 難得 培養 起來 本土 大神 一位 架空 文 專業戶 更是 後宮 文 專業戶 作者 特長 細膩 動人 豔情 描寫 配合 列國 爭霸 架空 背景 加上 一點 長線 陰謀 武俠 升級 期待 感 組成 作品 主要 內容 個人 覺得 滿意 作品 開 地圖 總是 有點 格局 尚 顯 小氣 合 胃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眼中 鵝 考 先生 唯一 一本 反 復 閱讀 好書 早期 都市 曖昧 文 奠基性 佳作 書 感情 描寫 細膩 描寫 挺不錯 缺點 男 主 從頭到尾 太弱 受 一點 沒有 沙發 果斷 出彩 表現</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挺不錯 校園 青春 網文 前期 主打 兩 青梅竹馬 純純 生活 戲 後期 主打 兩 女 主 羞羞 愛情 戲</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曲 充滿 正 能量 勞動模範 頌歌 講述 一名 攝影 大師 嘔心瀝血 各路 熟 女蘿 莉 配 製 妖嬈 魅惑 華美 私房照 敬業 傳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博得 之門 娶 姐 陰魂 喜歡 兩本 </text:span><text:span text:style-name="T2">dnd </text:span><text:span text:style-name="T3">類 小說 文筆 幽默 情節 紮實 可惜 作者 炒股 遁 泡妞 遁 作者 原話 女朋友 一起 玩兒 煲 電話 粥 可比 寫 小說 輕鬆 有趣 讀者 竟 無言以對 這本 書 擱淺 沒 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兩位 神農 老 司機 強烈要求 添加 溫馨 後宮 文 個人感覺 不錯 感謝 </text:span><text:span text:style-name="T9">@ satoshigg @ dmc420 </text:span><text:span text:style-name="T10">兩位 親 熱情 推薦 個人 完 一點 感受 本書 標題 實在 名副其實 所謂 日光 修飾 名詞 動詞 </text:span><text:span text:style-name="T9">ps </text:span><text:span text:style-name="T10">這位 作者 後來 更換 筆名 彬 臨城 創作 逐 豔 人生 竊聽 人生 超 教師 經典 後宮 文</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流利 幽默 文字 之下 劇情 高 仿 輕 小說 主角 星辰 大海 之中 孜孜不倦 推 妹子 充滿 愛 正義 故事 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 看到 一本 好書 歷史 生活 流 後宮 紳士 文 主角 身 開國 勳 貴 之後 幾乎 整日 流連 後院 花叢 作者 行文 頗 明清 話本 小說 風 豔情 描寫 有時候 極 隱晦 仔細 差點 沒 發現 主角 後宮 裡 居然 倆 血親</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該書 早期 成功 重生 題材 都市 曖昧 情節 結合 一起 典範 作 主角 開 後宮 完 居然 覺得 挺 合理 真正 精彩 處 在我看來 卻是 青春校園 生活 充滿 童真 情趣 浪漫情懷 描寫 少男少女 之間 青澀 純美 感情 細膩 刻畫 可惜 作者 似乎 木 有意識 一點 之後 走上 種馬 邪路 最新 本書 化身 推土機 都市 透視 眼 這種 書 一定 嚴肅 反 復 批判</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都市 曖昧 系統 異能 文 文風 偏向 爽 白 妹子 描寫 相當 愛 青梅竹馬 傲 嬌 表妹 溫婉 禦 姐 一應俱全 沒有 節操 一點 主角 私 底 認 義 妹 啪 啪啪 之外 男女之間 沒羞沒臊 事情 一遍 發現 居然 親生 姐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妻 控 低 手 寂寞 絕筆 作者 豔情 描寫 登峰 造 極 描寫 好友 妻 可能 毒 點 上升 道德敗壞 層面 大可不必 古惑仔 沒 砍 官場 基本 順風 順水 情場 愛恨 情仇 欲 拒 迎 虐 主 傾向 後宮 數量 龐大 幾個 主要 女性 角色 推倒 人物 內心獨白 劇情 推動 顯得 尤其 真實可信 也許 天上 那位 喜歡 東西 作者 天使 招 走 本書 官道 色 戒 這本 相比 沒有 區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逝者 惋惜 妻 控 精彩絕倫 豔色 描寫 永遠 活 老 司機 心中</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陳 愛 庭 最早 一本 足球 競技 文 出名 文章 應該 超級 教練 妥 妥 爽 文 女 主 大富翁 吊打 世界 球員 忠誠度 </text:span><text:span text:style-name="T2">max </text:span><text:span text:style-name="T3">主角 全能 聖人 寫 戰術 腦袋 拍 堆積 世界 頂級 球星 上述 毒 點 紅 叛軍 存在 推薦 這本 書 理由 一個 紅 叛軍 隻 真實 存在 默默無聞 球隊 一支 篳路藍縷 沒有 剩 愛憎 球隊 陳 愛 庭 剩 一點 情懷 寫 知道 幸運 推薦 理由 書 其實 沒什麼 關係 萬分之一 可能 紅 叛軍 回到 老 特拉福德 球場 記得 生 戰鬥 知道 情懷 頂 毛 足球 滾滾向前 愛憎 值 石油</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已經 五百多 章 書評 重寫 漫 威 系統 流 後面 系統 幾乎 失去 存在 感 主角 蜘蛛 綠 魔 二代 同學 兼 好友 利用 系統 行俠仗義 打怪 升級 認識 很多 志同道合 朋友 組建 英雄 組織 本書 主角 算是 網文 漫 威 裡 接近 超級 英雄 性格 樂觀 開朗 正義感 強烈 在乎 權利 金錢 人緣 極好 主要 英雄 關係 不錯 鋼鐵 俠 </text:span><text:span text:style-name="T2">x </text:span><text:span text:style-name="T3">教授 隊長 組建 光照 鹹魚 型 雷 神 變成 廢 宅 雷 神 隨即 殘酷 調教 目前 改頭換面 托爾 正 挖 奇異 博士 家 女友 開了個 漫 威 英雄 版權 公司 支持 超級 英雄 上推 特 網友 互動 增加 民 眾 心中 親 度 提高 英雄 話語權 鼓動 隊長 版權 軍方 法庭 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山口 山 術士 魂 穿 漫 威 世界 歲 覺醒 記憶 比較 低調 比較 老實 比較 衰 混 吃 泡面 銀行存款 不到 萬美金 主角 實在 慘 點 老 實說 主角 做事 風格 相當 爽利 漂亮 頗 術士 範 借力 力 坑蒙拐騙 種種 手段 嫺 熟 起碼 看起來 像是 有點 本事 奈何 窮困潦倒 毀形 象 不介意 主角 混 窮 糧草 介意 乾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塞 西班牙 馬 婁 卡 島 收購 球隊 合理 發展 培養 世界級 球員 賣掉 換錢 建新 球場 發展 旅遊業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越來越 噁心 情節 發展 豬腳 幫 兄弟 玩 一個 看不上 無辜 女人 一副 老子 好事 快來 誇 模樣 知道 得意 覺得 兄弟會 感激 賜 一個 看不上 女人 覺得 女人 感激 幫 找 一個 玩 女人 玩 出 經驗 死 騙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限制 神話 作者 廢紙 橋 新書 算是 類 無限 流 故事 發生 物質 極大豐富 星際 文明 進入 人體 開發 時代 所有人 穿越 異 世界 獲得 超凡 力量 主角 金手指 製作 不同 角色 範本 一定 人數 相信 範本 身份 設計 能力 成 真 現實 久經考驗 老江湖 不好 騙 只好 跑 異 世界 忽悠 目前 已經 成功 劍 仙 神棍 兩個 馬甲 成 真 本書 優點 自然 腦 洞 很大 這種 金手指 比較 新穎 故事 水準 之上 喜歡 本書 完全 繼續 追 這本 作 老 司機 作者 車技 相當 高超 玩 梗 玩 不錯 綠 頭 草 種植 方法 簡直 </text:span><text:span text:style-name="T2">666 </text:span><text:span text:style-name="T3">目前 寫 字數 多點 重寫 書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原本 書名 哈利波 特 版 奧 術 神 座 進展 目前 沒 看出 學 霸 研究 沒 看出 主角 想 幹 感覺 混 時間 劇情 過去</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糧草 主角 穿 異種 強壯 身軀 心靈手巧 手工 技術 知識 豐富 特點 令人 印象 深刻 選擇 重 甲 重錘 外 兄貴 算是 年代 很少 式 設定 副本 複數 世界 融合 魔 改版 增加 神秘 度 係數 指標 方便 口 胡 感覺 作者 問題 兩個 很多很多 地方 不知 是不是 刻意 一筆帶過 浪費 爽 點 政治 社會 推演 太 一廂情願 一廂情願 尷尬 修 真 世界 吸血鬼 世界 主角 氣質 塑造 問題 聰明 智慧 強壯 強大 後期 覺得 難受 最後 面 副本 白水 結局 放棄 寵物 變賣 裝備 積分 獎勵 過日子 結局 平淡 坑 難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女主內 心 強大 善良 智慧 男 主 強大 負責 類型 婆婆 小姑子 精明 果斷 喜歡 一對一 女 主 穿越 妾 繼子 繼女 男 主 婆婆 怕 代表 原來 娘家 爭鬥 女 主 嫁入 徐家 之後 鑽研 人心 投其所好 一步 一步 融入 大宅門 生活 姨娘 繼子 十一 娘 關係 處理 相當 順利 獲得 婆婆 喜愛 贏得 丈夫 尊重 喜歡 吱吱 書 行文 樸實 描寫 人物 鮮活 下去 欲望 很多 晉江 女 頻 文 長篇大論 絮絮叨叨 不知所云 這本 書 遣詞造句 基調 風格 情感 演變 充滿著 一股 濃濃的 古典 香氣 風格 淡雅 氣氛 柔和 十一 娘 徐 令 宜 之間 細水長流 感情 生動 溫馨 互動 回味無窮</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宅 文 大神 康 蘿 莉 幾百萬 字 強調 後宮 大旗 豬腳 鮮血 染紅 勇往 前 後宮 黨 算得了 歡迎 來到 廢 柴 人渣 李 維 系列 後宮 英 雌 傳 世界 </text:span><text:span text:style-name="T2">ps </text:span><text:span text:style-name="T3">作者 馬甲 李家 成功 掛 後宮 文 推 妹 與此 馬甲 相比 只多不少</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連載 綜合 言情 晉江 難得一見 更新 勤快 作者 基本 每日 文筆 不錯 完結 紅樓 天龍 清 穿 </text:span><text:span text:style-name="T2">70 </text:span><text:span text:style-name="T3">年代 架空 古代 造反 末世 之後 現在 架空 古代 宅 鬥 估計 宮 鬥 女 主 存在 感 強 空間 末世 卷 存在 感 強 清 穿 成 福晉 男 主 一直 雍正 男 主 穿 以後 估計 男女 主 雙 穿 有人 雷 有人 萌 倒 蠻 喜歡 男 主 人心 控 真是 堪稱 女 主 金 大腿 天 文 寫 很久沒 天文 荒 回頭 看一遍</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清 穿 一部 只能 </text:span><text:span text:style-name="T2">20 </text:span><text:span text:style-name="T3">章 左右 情節 確實 吸引 可惜 看到 四爺 牙疼 末世 直接 跳 民國 舊事 這位 男 主 沒 下線 作者 一定 故意 女 主 喜歡 拖油瓶 女 主 活 幾輩子 智商 依舊 堪憂 沒 男 主 好像 不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篇 快 穿 文 每個 篇章 長 基本上 當成 一個個 單獨 故事 第三個 故事 清 穿 寫 不錯 自此 確定 男 主 胤 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有毒 感覺 劇情 一般般 停不下來 重點 已經 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家 出手 知 有沒有 行文流暢 情真意切 談戀愛 過日子 淡如水 言情 耽 美 新手 最愛 依靠 大量 劇情 衝突 推動 感情 發展 加上 過度 情話 堆砌 熟 不知 信言不美 美言不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後世 爺 女 主 爺爺 真 特 奴性 堅強 男 主 不能 換 一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撇 三觀 網文 多年 作者 見 寫 家 裡 長短 雞毛蒜皮 婆媳關係 極品 親戚 鄰 裡 矛盾 小人物 刻畫 淋漓盡致 心理 描摹 入木三分 前 幾個 世界 後面 幾個 現代 世界 兩個 寫 越 後面 男女 主 徹底 主角 角色 脫離 開 變成 旁觀者 上帝 視角 小人物 嬉笑 怒 駡 成 重點 非常 接 地氣 令人 感同身受 建議 文名 改成 身邊 八點檔 情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腦 洞 清 奇 帶 宮 鬥 系統 穿越 原始社會 傳播 宗教 凝聚 隊伍 種田 這本 書 對照 從零開始 穿越 女 穿越 中世紀 歐洲 洗腦 神父 代理 種田 體系 建構 滿分 女 帝 直播 攻略 幹 翻 宮 鬥 系統 稱霸 後期 有點 崩 來看 帶 宮 鬥 論壇 宮 鬥 高手 指導 原始社會 種田 創意 很少 主角 前世 獄警 結合 專業 宮 鬥 專家 指點 自創 一神教 結合 原始社會 生產力 水準 弱小 部落 建設 陶罐 熟食 提高 生存 概率 肥皂 衛生 殺菌 魚皮 羽絨服 增強 冬天 捕獵 能力 織網 捕 鳥 打魚 鼴鼠 一步步 堅實 發展 宮 鬥 介面 適時 插入 行文 節奏 流暢 小雨 清晨 分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女 主 劇情 喜歡 作者 地方 作者 沒什麼 戾 氣 炮灰 極品 完美 把握 度 聖母 極端 寫 女 主 二嬸 不好 女 主 二叔 殺 女 主時 害怕 偷偷 告訴 女 主 祖母 覺得 作者 寬容 處 很多 小說 極品 極品 毫無道理 不合 人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無限 流 糧草 最近 少見 文筆 一流 無限 文 點 宅 輕 小說 感覺 沒 女 主 空間 設定 完善 主角 妖 修 犬夜叉 世界 收集 殺生 石 碎片 激發 上古 天 妖 蛇 血脈 修練 勾 陳 天書 絕招 引力 操縱 殺生 石 物質 毀滅 </text:span><text:span text:style-name="T2">p s </text:span><text:span text:style-name="T3">哈利波 特 副本 確實 長 一點 挺 有趣 近期 副本 魔法 禁書 目錄 主角 學園 都市 訓練 精神力 繼續 養肥</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1904 </text:span><text:span text:style-name="T22">滅絕人性 喪盡天良 自私自利 拔 毛 利 天下 反 人類 慈禧 走狗 滿清 腐 敗 官員 變態 邪惡 魔頭 胡 靈 珊 終於 人民 鮮血 染紅 頭頂 頂 戴花翎 染黑 宋教仁 清白 純潔 革 命 志士 顯露出 醜陋 內心 靈魂 胡 魔頭 必將 不得好死 釘 歷史 恥辱柱 本文 千萬別 思考 抽 大煙 嗨 一回 一言不合 提 刀 便 砍 洗 心中 戾 氣 念頭 通達 身心 舒爽 第二天 老老實實 搬 磚</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水準 本文 相比 海賊 力量 體系 四百多 章 沒 崩 本書 主角 拯救 天龍 奴隸 獲得 原始 資本 藤 虎 笑 副 船長 武 海 路 飛 未 出海 之前 精彩 本書 遇到 同人小說 通病 漫畫 正文 知道 寫 想 拋開 漫畫 主角 走 一條 路 擔心 吸引 不了 原著 黨 選擇 跟隨 原著 主角 造成 劇情 乏力 實力 高 插手 原著 主角 情節 常常 感覺 大人 欺負 小朋友 錯覺 原 劇情 作者 寫作 造成 桎梏 作者 不敢 不想 脫離 原 劇情 本文 單 力量 體系 穩定 一點 評 人文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 仙草 智商 線 推演 合理 腦 洞 期 之後 暴露出 女 作者 蘇 本質 死掉 老爸 秘密 特工 老爸 師傅 高層 秘密 關注 女 主 生來 高貴 救 路人 明星 女 主 愛理不理 監控 視頻 上網 萬 眾 敬仰 以前 網友 駭客 超級 高手 軍隊 派出 追尋 小組 軍中 鐵漢 緊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女 主 純 爺們 鐵血 真 漢子 女 主 感覺 韓國 著名 網路 寫手 貓膩 筆下 男 主 性 轉而 殺伐 果斷 快意 恩仇 撩 妹 聖手 裝 逼 無形 之間 高潮 情節 爽 非常 酣暢淋漓 女 頻 文筆 背景 偏 男 頻 設定 畫風 構築 框架 頗 感覺 新鮮 驚豔 目前 主角 仍然 新手村 目測 不久 即將 換新 地圖 糧草 以示 期待 希望 本書 能夠 走 </text:span><text:span text:style-name="T2">cp </text:span><text:span text:style-name="T3">路線 希 行 一直 最大 毛病 男 主 出場 女 主 必 崩 君 齡 裡 男主角 色 相當 敗筆 女 諸葛 型 女 主見 男 主 以後 宛如 智障 版 林黛玉 這種 設定 玩 脫 一次 夠 君 齡 後期 看出 作者 意識 問題 最終 男 主 半空 氣化 希望 不要 亂七八糟 男 角色 弄 崩 霸氣 女 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 仙草 走 尋常路 末世 流 突然 爆發 疫病 國內 生化 基因 戰 小行星 撞擊 地球 造成 影響 變成 全球 末世 國家 控制 力度 強 女 主 爆 新聞 之後 躲 當權者 走 開 啟 逃亡 路 一直 投靠 父親 老 領導 屬於 行文流暢 簡潔 爽 文 缺點 寫 太細 緻 時間 線 推 太慢 幾十 章 女 主 幾天 主角 行 目的性 不足 女 主 爆 間諜 投毒 之後 救 一個 無線電 專家 植物學家 後面 完全 知道 女 主要 幹 主線 明確 有種 女 主 瞎 跑 錯覺 越來越 蘇 國安 軍隊 政府 圍 女 主 跑 後來 執行 雨林 護送 離開 主角 重生 之後 爆料 末世 定點 作者 有種 寫 蘇 文 視 感 前面 佈局調整 大局觀 格格不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古代 架空 石頭 大大 一貫 風格 歡 脫 有趣 架構 精巧 伏筆 令人 乏味 作者 之前 幾本 言情 劇情 轉折 複雜 劇烈 心驚肉跳 文 提心吊膽 導致 閱讀 趣味 大打折扣 本文 非常 可愛 作者 畢竟 耽 美 手 寫起 言情 戲 精 男 主 肩挑 劇情 極力 塑造 女 主 設 比較 平面化 作者 功力 女 主 時常 掉線 能夠 保證 小說 內容豐富 引人入勝 總體而言 優質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晉江 起點 文 裡 主角 通常 學生 剛 工作 不久 青年 寫作者 年齡層 社會 經歷 末世 文 裡 家人 結尾處 相逢 乾脆 便當 方便 主角 宿舍 出租屋 裡 小夥伴 一塊 揮灑 熱情 努力奮鬥 努力 抱 大腿 家長 電話 裡 傳來 鼓勵 乾脆 隻言片語 本書 大概 快 穿 末世 文 裡 面 特別 擅長 描寫 親情 關係 主角 一個 完成 整個 家庭 角色 扮演 兒子 女兒 弟弟 妹妹 父親 奶奶 哈哈哈 面對 生存 危機 不棄 家人 朋友 自私自利 拋棄 背叛 相應 書 社會關係 人性 描寫 絲絲入扣 缺點 掃描 書 上限 獲得 點數 太 破壞 平衡 體系 文筆 相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切入點 不同 末世 文 敵國 大規模 投放 生化 病毒 病毒 砸 地球 隕石 帶來 神秘 微粒 結合 生成 喪屍 病毒 神秘 微粒 滲入 土壤 造成 土壤 規範 結 糧食 減產 國家 之間 沒有 全球化 危機 合作 求生 敵國 機 開戰 女 主從 末世 回到 投毒 前 幾小時 聯繫 國家 部門 搶先一步 先 預告 投毒 救 重要 人物 打擊 間諜 追回 抗輻射 糧種 全球 探索 變異 動植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作者 寫 幾本 娘 化 系 似乎 打算 全世界 娘 化 這本 努力 </text:span><text:span text:style-name="T5">80 </text:span><text:span text:style-name="T6">總體 設定 喜歡 娘 少點 好多 後期 人物 出場 經常 星 名 真名 昵稱 代號 隨機 切換 作者 妄想 很大 想 古今中外 有名 一網打盡 虧 腦 洞 出 一個 星 紀 平行 存在 世界觀 出現 李世民 朱元璋 爭霸 蘇軾 柳 變 </text:span><text:span text:style-name="T7">pk </text:span><text:span text:style-name="T6">亂 入 畫面 個人 喜歡 外星 域 主角 沒 牛 </text:span><text:span text:style-name="T7">b </text:span><text:span text:style-name="T6">故事 外掛 幾乎 沒 啟 動 貓貓 狗狗 幾個 星 小姨 陳慶之 禦 姐 鐘 昧 異族 提拉 花魁 魚 玄機 知 秦 微雨 一個 印象 深刻 其實 個人 認 每個 角色 參數 需要 出 資料 表 書 真的 好累</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暫停 學姐 汙 客 開 新書 減少 大部分 過去 戾 氣 增添 幾分 輕柔 舒緩 筆觸 講述 一名 呆 萌 小道士 一邊 當中 學生 一邊 拯救 世 妹 界 子 日常 日常 自然 少不了 主角 狐 妖 美少女 幽靈 蘿 莉 未亡人 姐姐 黑 長直 班長 之間 不得不 故事 學姐 帝國 從來 沒有 神聖 之後 狀態 一路 走低 若干 本書 沒有 一本 能夠 完 作品 卻是 出乎預料 有趣 一邊 感 歎 鬼 臥槽 一邊 追 讀 下去</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 juegek </text:span><text:span text:style-name="T22">經典 結局 意料不到 留有 想像 餘地 謝謝 書友 推薦 這本 書 看過 標準 非常 高標準 中式 西 幻 小說 內核 中式 武俠 味道 需要 看到 關愛 友情 責任 使命 糾結 設定 到底 真正 西方 差距 糧草 喜歡 勾心鬥角 群像 算計 三國演義 爽 文 時期 套路 單薄 局限性 仍然 值得一看 之前 看過 番茄 土豆 番茄 少</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全程 高能 據說 現在 後悔 系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居然 忘 這本 書 加進來 少有 東方 仙俠 類型 宅 作品 設定 新穎 文筆 水準 之上 女性 人物 刻畫 一如既往 贊 戰鬥 熱血 大段 形容 描寫 沒有 抵抗力 標準 宅 系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末日 特 喜歡 題材 這本 小說 地球 變成 一個 類似 大型 網路 遊戲 場所 副本 不斷 花樣 頻出 身心 強大 女 主 重生 女 主 三觀 略 歪 女 主 逼 格 一流 女 主 確實 女 主 小說 裡 少有 末日 文 喜歡 末日 文 不要 錯過 尚未 完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腦 洞 驚奇 開篇 創意 堪稱 驚豔 老 梗 頗 作者 筆墨 風趣 老 瓶裝 新 酒 足夠 筆力 駕馭 婉 婉 道 一番 風味 不忍 釋卷 然 作者 文筆 優秀 缺點 非常明顯 主線 故事 展開 駕馭能力 明顯 薄弱 後期 情節 推進 乏力 更新 更是 變成 週刊 特別注意 主角 家破人亡 虐 心 情節 慎 入 作者 一直 缺點 明確 主線 故事 架構 能力 薄弱 導致 後期 崩壞 太監 可惜 優秀 創意 文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人渣 批判 批判 必須 批判</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難得 書 名 完全 </text:span><text:span text:style-name="T2">sf </text:span><text:span text:style-name="T3">輕 萎 男 做作 順便 這種 文 不要 帶 腦子 畢竟 裡 番 劇情 大多數 可能 現實 出現</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 秋月明 書 應該 印象 這位 作者 書 個人 觀感 看來 起起伏伏 好看 值得 沒法 作者 一本 寫 聖人 一本 寫 浪子 主角 個人 形 走 炮 求 感情 只求 一夜情 面對 青梅竹馬 花癡 美女 富家 公主 打炮 做愛 主角 球員 捲入 賭球 風波 隱姓埋名 遠走他鄉 期間 發生 種種 故事 泰國 之前 糧草 主角 風流 鬼馬 豁達 樂觀 逗樂 泰國 成 糧草 感覺 作者 一本 灌 雞湯 習慣 一本 聖人 灌 灌 一口 幹 這本 浪子 灌 雞湯 難喝</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直接了當 進入 正題 擦邊球 掛羊頭賣狗肉 只能 六六六 作者 似乎 絲襪 控 女 主 褲襪 描寫 十分 引人入勝 加上 文筆 不錯 寫 思緒萬千 唯一 缺點 大概 男 主 個人 渣 稍微 有點 膈 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文字 功力 深 開頭 短短 幾章 一個 球 痞 刻畫 入木三分 開篇 一出 事故 分外 抓 作 開頭 非常 成功 主角 泰 天 人形 走 炮 隨時隨地 準備 勾 女 聽 起來 很爽 系統 文 基本上 一帶而過 女 連個 名字 沒有 只能 算 個數 字 文 一種 焦灼 感 主角 看似 爽 翻天 實則 無根 漂 萍 風吹草動 跑 路 沒有 目標 沒有 方向 得過且過 套 爽 文 幌子 寫 爽 文 同道中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能 怕 </text:span><text:span text:style-name="T2">404 </text:span><text:span text:style-name="T3">屈 寫 曲 奇 魅 直抒胸臆 翻車 怕 油門 踩 到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骨科 誠可貴 核彈 價 高 後宮 二者 皆 收 一本 經典 </text:span><text:span text:style-name="T2">gal </text:span><text:span text:style-name="T3">文案 天才 強勢 坑 弟 姐姐 強 氣 正義 青梅 賢慧 鬼 娃 新娘 雙 魂 緋聞 女友 最後 加上 主角 妹 神技 原 力 覺醒 高潮迭起 主角 穿越 身份 幼年 幼稚 表現 絕對 亮點 玩 蘿 莉 養成 瓊 恩 養成 蘿 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閱 片 無數 老 司機 上班 地鐵 梆硬 作者 車 翻 一個 少 一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弟弟 殺掉 這本 小說 仙草 滾開 殺 妹 正道 作者 殺 弟 正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小說 世界觀 財閥 集團 佔據 </text:span><text:span text:style-name="T9">50 gdp </text:span><text:span text:style-name="T10">社會 擁有 極大 影響力 男 主 父親 作 頂尖 財閥 掌門人 拖欠 農民工 工資 打死 </text:span><text:span text:style-name="T9">wtf </text:span><text:span text:style-name="T10">馬 雲 約伯 斯 這種 需要 拖欠 農民工 工資 皇帝 金 扁擔 拖欠 民工 工資 掌門人 屌絲 愚蠢</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劉 潔 白 濤 兩個 女老師 雙飛 劉 濤 演 白 潔 可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呦 笑 死 有錢 先 三個 室友 女友 未婚妻 直接 用錢 砸 大哥 二哥 三個 送 錢 送 股份 大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頂風 作案 哄抬 </text:span><text:span text:style-name="T2">b </text:span><text:span text:style-name="T3">價 貴在 真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企業家 類型 小說 無腦 爽 文 充滿 負 能量 本書 可惜 現實 往往 小說 荒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秋月明 新書 馬甲 端午 正陽 喜歡 節日 看過 叛徒 逍遙 軍醫 新書 竟然 沒有 金手指 踢 假球 人形 走 炮 先 養 以後 </text:span><text:span text:style-name="T2">ps </text:span><text:span text:style-name="T3">作品 主角 姓 六七八九十 百 伍 陸 齊 石 白 本書 主角 絕壁 姓 千 錢 手動 滑稽</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本 生硬 偽 後宮 輕 小說 遠不如 作者 第一 本書 這本 書 城 戶 光 政 原型 林 光 政 主角 仇人 主角 復仇 大業 親自 上陣 泡 林 光 政 一百多個 女兒 書 第一 女 主 卻是 城 戶 紗 織 操縱 小強 耍 主角 團團轉 令人 無語 改名 不會 仇人 女兒 欺負 </text:span><text:span text:style-name="T2">ps </text:span><text:span text:style-name="T3">強烈建議 人大 佬 撰寫 第一 女 主 進行 棍棒教育 番 外 正文 裡 沒有 真抓實幹 描寫 現在 沒有 未來 預計 不會 只能靠 同仁 自給自足</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見 前 作 逼死 作 沒 太好了 無法 逾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重 生成 小說 反派 搶奪 主角 氣運 妹子 背景 白 寫 手書 都市 設定 聽 作者 覺得 沒什麼 問題 丫 評論 沒 黑 點子 知道 位 面 子 淫威 之下 反派 富豪 農民工 打死 正常 眾 高 燒死 途 觀 有時候 現實 小說 魔幻 劣 幣 驅逐 良幣 很多 書 奇怪 噴 點 噴 走 言情 占 欽定 女 主 戲份 十足 全書 文 青 壓抑 前 後期 糧草 水準 中間 很爛 偽 主角 寫 低能兒 搞 反派 逆 襲 沒什麼 爽 感 難得 荒誕 寫真 實 人性 剖析 獨到 沒有 太 鬱悶 這本 腦 洞 反 套路 早已 稀奇 小說 閃光 最後 新 瓶 換 舊 瓶 狗血 狗血 評 論點 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簡而言之 有趣 現在 很少 書 開頭 吸引 沒 藍 晶 大神 硬是 日常 過後 作者 顯然 一盤 棋 看到 後面 最大 感想 科學 第一 生產力 古人 誠 欺 ￣ ▽ ￣ 學 渣 感受 世界 深深 惡意 </text:span><text:span text:style-name="T2">ps </text:span><text:span text:style-name="T3">往後 覺得 男 主 太委屈 雌性 生物 踩 頭上 雌性 生物 寵物 踩 主角 頭上 初 搞笑 一直 太 受 吃 主角 主角 閑 沒事 虐 主角 嘖嘖 母 有理</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個 面癱 帥哥 官場 奮鬥 記 初 這本 書 忍不住 拿來 老樹 靜州 往事 底層 年輕 男性 矢志不移 高 大帥 下半身 能力 強 引來 無數 美 投懷送抱 有所不同 本書 主角 出身 貧寒 意志 堅定 早年 生存 學 看相 經歷 精于 人心 善於 細節 待人處事 處理 問題 備受 女 領導 看重 老樹 男 主 跌宕起伏 意志 堅定 敢於 事 個人 品德 能力 男 領導 刮目相看 說完 男 主 女 主 本書 目前 出場 幾個 女性 個性 鮮明 情 性 方面 自我 想法 老樹 靜州 書 文 青女 曖昧 描寫 不斷 誤會 遲早 發生 男 主 這麼久 推 一個半 失足 女 青年 一個 一個 孕婦 推 書 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嘿嘿嘿 灰 原 の </text:span><text:span text:style-name="T2">blow job </text:span><text:span text:style-name="T3">美滋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搞笑 輕鬆 流 主角 悶騷 猥瑣 兔子 半 妖 前面 猥瑣 悶騷 描繪 討 喜 搞笑 後面 越來越 女性 角色 登場 顯露出 抖 </text:span><text:span text:style-name="T14">m </text:span><text:span text:style-name="T15">特質 原本 妖怪 日常 輕鬆 搞笑 現在 討人嫌 主角 一群 妖怪 中間 受氣包 前 文 寫 不錯 文 噁心 總是 莫名其妙 妖怪 發 洩 一通 太 抖 </text:span><text:span text:style-name="T14">m</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個 披 龍皮 紳士 一心 追求 騎士 道 無論是 少女 外 娘 徹底 貫徹 白 美的 淳樸 哲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見 書名 毀 書 天 降大任 斯人 心胸 寬廣 思維 敏捷 果敢 堅毅 武藝 出 眾 眾 拜 一個 少年 英雄 亂世 崛起 歷經 沙場 最後 稱霸 天下 故事 歷史 文 這種 目標 比較 老套 寫 作品 角色 設計 失敗 情節 描述 文筆 不好 歷史 積累 差 戰爭 一塌糊塗 本書 感情 戲 人物 角色 塑造 出 眾 干 配角 有血有肉 更是 羡慕 一群 兄弟 能幹 一番 大事 難得 已經 </text:span><text:span text:style-name="T2">40 </text:span><text:span text:style-name="T3">萬 字 殺</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宅 系 後宮 文 代表 作者 神巫 六六 繼 萌 二戰 創作 高峰 二次元 版 靈氣 復 蘇 典範 作 主角 深 具 反派 </text:span><text:span text:style-name="T9">boss </text:span><text:span text:style-name="T10">潛質 全球 範圍 人類 異能 覺醒 時代 恰好 獲得 催化 覺醒 異能 終極 異能 這份 能力 後宮 救國 這條 軟飯 路上 萌 妹子 談戀愛 覺醒 異能者 女 武神 手動 滑稽 親密 接觸 加 技能 點 爆 裝備 合格 二次元 版 戀愛 喜劇 喜歡 這種 風格 龍 友 不妨一試 </text:span><text:span text:style-name="T9">ps </text:span><text:span text:style-name="T10">本書 近期 已經 改名 無敵 何須 親自動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想 推 這本 書 影響力 擴大 容易 惹 和諧 大神 造福 眾 獨 樂樂 眾 樂樂 想法 推薦 劇情 簡單 粗暴 想盡辦法 推 妹 錢 砸 以勢壓人 最新 章節 裡 作者 表示 下藥 一個 不擇手段 認 目的 主角 一定 程度 三觀 不正 衛道士 不要</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乾草 都市 一夜情 神 豪 名 婊 感覺 最近 出現 很多 一夜情 網文 知道 應不應該 放到 後宮 分類 這本 小說 應該 這類 文中 品質 代表作 本質 一個 標準 白文 主線 玩遍 天下 名 婊 僅僅 打發 時間 角度 不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想 一本 爽 文 露出 會心一笑 文 難 </text:span><text:span text:style-name="T2">404 </text:span><text:span text:style-name="T3">天 亡 哎呀呀 呀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次 出現 這種 垃圾 黃 書 </text:span><text:span text:style-name="T2">404 </text:span><text:span text:style-name="T3">發現</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典型 飛 盧龍 傲 天 流動 漫 穿越 文 穿 成 毛利 小五郎 柯 南 世界 開 掛 收 女 故事 看點 主角 搶 柯 南 戲份 破案 順手 幾個 案子 裡 妹子 收 比較 變態 灰原哀 推 看上去 蘭 不遠 黑 柯 南 黑 服部 綠 現在 強行 湊 一對 </text:span><text:span text:style-name="T9">cp </text:span><text:span text:style-name="T10">搞笑 缺點 明顯 情節 基本 原作 改編 很多 女 收 經不起 推敲 不會 無腦 帶 腦子 看不下去 地步 看得出來 作者 情節 方面 想法 飛 盧 司機 橫行 地方 限速 現在 推土機 真的 越來越少 </text:span><text:span text:style-name="T9">ps </text:span><text:span text:style-name="T10">似乎 已經 翻車</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抖 </text:span><text:span text:style-name="T2">m </text:span><text:span text:style-name="T3">這本 書 主線 連貫 力量 體系 不錯 核心 汙 度 極 高 劇情 以前 節操 滿 看過 這本 書 當時 開頭 女裝 裡 雷 外 焦 裡 嫩 最近 甩掉 節操 之後 翻出來 感覺 實在 太爽了 費 納 希 雅 賽 高</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創意 文筆 主線 不夠 堅定 明確 分支 過於 雜亂 好像 點子 想 寫進去 主角 堅定 目標 類似 成 仙 這種 沒有 一直 走 下去 時不時 外星人 搞 新聞 動不動 死 幾百萬 現代 分工 秩序 竟 維持 厲害 動不動 現實 新聞 寫進去 勒索 病毒 作者 很大 摻 私貨 寫 統治者 剝削 真面目 可怕 書 裡 主角 超能力 人體 試驗 做成 電池 肥料 切掉 器官 普通人 幹掉 幾百萬 間接 殺掉 沒有 半點 波瀾 裡 面 會議 幼稚 描寫 作者 高層 想像 私利 醜陋 揮霍 剝削 鎮壓 作者 真的 覺得 這種 鎮壓 壓倒一切 穩定 這種 穩定 民 眾 奴隸主 屁股 真 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經常 站 冷 大洋 深處 </text:span><text:span text:style-name="T2">cp </text:span><text:span text:style-name="T3">海格 埃 洛 家族 愛 不該 愛 詛咒 惡毒 殘酷 沉淪 下去 好像 遇到 費 妮 那一刻 生命 愛 存在 一個 花花公子 情竇初開 男孩 心上人 面前 手足無措 太陽 子 生命 燦爛 死 前 腦海 裡 當初 那場 沒 完成 婚禮 跳 完 這場 舞 滿足 最後 沒有 散 費 妮 唯一 永遠 不會 變 費 納 希 雅 認 費 納 希 雅 恩萊科 其實 同一個 人格 可惜 作者 種馬 文 沒有 海格 埃 洛 愛情 立足之地 心 裡 滿滿 費 妮 身影 處處 甜蜜 就讓 讀者 哭 哭 合 書 保留 記憶 裡 美好 模樣 不要 往前走</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藍 晶 </text:span><text:span text:style-name="T2">amp </text:span><text:span text:style-name="T3">血 珊瑚 魔法 學徒 劍 旋律 寫法 想法 沒什麼 變化 魔法 學徒 處女作 灌注 大量 創意 活靈活現 獨 屬於 新手 作者 生氣 有意思 書 這部 早 作品 見到 豐富 寫作 嘗試 人物 模型 章節 處處 飽含 趣味 素材 這本 書 整體 太 出色 作者 優秀 筆力 浪費 掉 大量 點子 讀完 一點 虧 寫作 源頭 小說 太 藍 晶 作品 首推 魔法 學徒 隱 隱 藍 晶 功力 成熟 表現 奇幻 作品 裡 具 代表性 一本 完整 闡釋 藍 晶 理念 讀者 可能 喜歡 騎士 血脈 一本 交尾 特色 小說</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近期 比較 欣賞 一部 作品 好像 仿 一部 書寫 無所謂 寫 不錯 靈氣 時代 來臨 之時 人類 產生 變革 一個 實力 尊 世界 社會秩序 瞬間 崩壞 掌權者 甘願 靠邊站 底層 獲得 能力 反抗 發 洩 融入 走向 主角 一個 提前 一步 獲得 能力 作 一個 技術 宅 不斷 鑽研 獲取 領先 一步 地位 許許多多 種種 途徑 獲取 不同 主角 範本 穿越 外星人 人類 進化 種族 戰 一個 新紀元 開端 感覺 大多數 劇情 人物 智商 算是 正數 沒有 太 強求 臉 莫名其妙 主角 這種 科研 探索 無欲則剛 性格 容易 開 劇情 一個 碾壓 級 主角 劇情 略 感 平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明顯 智商 不夠 居然 寫 夏威夷 野生 老虎 現代 海島 基本上 猴子 稱 大王 沒什麼 新 作者 理解 生活 常識 不足 總體 類似 腎虛 講 地球 靈氣 爆發 主角 修仙 故事 水準 行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本書 真是 </text:span><text:span text:style-name="T2">bug </text:span><text:span text:style-name="T3">很多 作者 文筆 作者 作 一個 沙發 果斷 瘋狂 科學家 人物形象 喜歡 特別 主角 視 人類 美色 無物 一點 贊 普通 人類 不再 同一 進化 等級 能夠 美女 產生 喜愛 感覺 白文 主角 真是 智障 主角 建立 白 大地 作者 惡趣味 真是 滿滿 最大 缺點 更新 慢</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抖 </text:span><text:span text:style-name="T2">m </text:span><text:span text:style-name="T3">這本 書 主線 連貫 力量 體系 不錯 核心 汙 度 極 高 劇情 以前 節操 滿 看過 這本 書 當時 開頭 女裝 裡 雷 外 焦 裡 嫩 最近 甩掉 節操 之後 翻出來 感覺 實在 太爽了 口味 加 上古 作者 扣分 西 幻 名字 太 難記 扣分 費 納 希 雅 賽 高</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年 看到 驚 天人 特地 購買 一套 精裝 實體書 中考 家 裡 賣 廢紙 知道 是不是 盜版 感覺 藍 晶 寫 小說 裡 靈氣 一部 恩來 科 男扮女裝 進行 變革 一段 特別 喜歡 女裝 費 納 希 雅 可愛 最後 提 一下 主神 調查員 費 倫 副本 主角 隊友 克萊恩 恩來 科 目前 起點 刪 書 可惜 明明 沒 犯 忌諱 黃 文 描寫 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認 最好 一本 遮天 遮天 副本 無限 流 主角 天生 混沌 體 生於 青 帝 坐化 三千年 遮天 完美 世界 修行 體系 詮釋 極 貼切 重要 主角 成仙 路 開 啟 前 一路 超 神 領悟 禁忌 法 修成 仙 王 老爺爺 蹭 葉 機緣 成仙 主角 神 隱 原著 配角 戲份 算是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劇情 設定 非常 有意思 充滿 想像力 一場 靈氣 爆發 全球 進化 生命 前進 可能性 異能 修仙 科技 鬼怪 神靈 疑似 重生 龍 傲 天 星際 蟲 族 主宰 各路 牛鬼蛇神 夾雜 一起 違 完美 融合 忍不住 想 繼續 下去 作者 講故事 能力 人物 刻畫 有點 清 有點 毒 忽略 故事 有趣 越 寫 越 很多 有趣 吐 槽 主角 愛好 研究 後期 少 很多 不必要 人性 作者 愛好 寫 十分 良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真正 意義 火影 小說 忍者 強大 力量 關鍵 有如 劇情 鳴 變 手 裡 劍 逼 退 斬 機智 這本 書 第一次 火影 裡 看到 智商 這種 東西 可惜 似乎 主人公 過於 理智 需要 女 主 地步 媽 噠 咒 注 孤 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 主 受 換上 女裝 之後 一個 男 配 迷 神魂顛倒 情節 真是 神來之筆 寫出 一段 可歌可泣 愛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 拒絕 不能 看吧 基本 完全 摸不到 作者 </text:span><text:span text:style-name="T2">h </text:span><text:span text:style-name="T3">點 一群 作者 玩 賊 雞巴 嗨 評論 先 惡補 基礎 常識 玩 科技 幻想 流 遊戲 在讀 同類 小說 作者 嗨</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穿 成 怪物 怪物 樣子 格局 種田 攀 科技 </text:span><text:span text:style-name="T9">tm </text:span><text:span text:style-name="T10">人形 </text:span><text:span text:style-name="T9">tm </text:span><text:span text:style-name="T10">萌 妹</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第三本 戰 錘 文 土著 主角 有點 出 戲 味道 比較 正 主角 百戰 精銳 英靈 長者 內在 審判官 瞪眼 萎 穿越 皮 日式 弱 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者 第三本 戰 錘 文 味道 比較 正 主角 百戰 精銳 英靈 長者 內在 審判官 瞪眼 萎 穿越 皮 日式 弱 受 </text:span><text:span text:style-name="T2">2019 </text:span><text:span text:style-name="T3">一口氣 大半 補完 發現 作者 戰爭 故事 副本 把握 真的 令人 歎 氣 真正 打算 一番 作 發展 枯燥 冗長 戰 錘 救世 熱血 耗盡 觀感 遜 自覺 跳 武戲 直奔 文戲 格局 視界 上去 實際 感覺 超出 作者 筆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目前 戰 錘 </text:span><text:span text:style-name="T9">40k </text:span><text:span text:style-name="T10">味道 正 小說 戰 錘 愛好者 糧草 愛 乾糧 傳統 戰 錘 殺 殺殺 作者 加入 帝國 現狀 個人 分析 戰 錘 黑暗 源自 敵人 強大 戰爭 永無止境 同樣 源自 腐朽 帝國 制度 積重難返 正 不斷 衰落 卻是 人類 世界 目前 唯一 希望 事實 本書 開頭 有點 幹 後來 進入 佳境 作者 寫 錯別字 量詞 錯誤 有點 學會 習慣 </text:span><text:span text:style-name="T9">| | </text:span><text:span text:style-name="T10">想要 妹子 目前 一個 禦 姐 一個 合法 蘿 莉 兩個 女 角色 出場 戲份 極度 少 開 星際 早期 副本 地圖 知道 是不是 警長 搶 女人 作者 想法 很多 想 融合 挑戰性 希望 寫 崩</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經驗 來看 信誓旦旦 肯定 寫 完 作者 十有八九 快要 太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本來 不想 評個 看到 前面 不少 評論 不對勁 忍不住 本名 重生 抄 歌 實際 堅持 作 死 政治 宣講 文 作者 需要 社會 環境 更好 唱歌 理由 主角 八十年代 影響 上層 扭轉 改變 改革 國家 遭到 重大 錯誤 挫折 屁股 一致 很多 地方 爽 點 順便 期間 抄 點歌 搞 點 娛樂 產業 作者 側面 隱晦 描寫 很多 當年 社會 政治 經濟 發生 事情 作者 主角 做出 改變 推演 這方面 絕大多數 寫 重生 這類 內容 文 強 不止 一點點 說實話 書 閱讀 體驗 故事性 不太好 讚賞 作者 作 死 精神 持續 作 死 現在 居然 沒 砍掉 挺好玩</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85 </text:span><text:span text:style-name="T24">重生 現在 微 信 公 眾 號 更新 </text:span><text:span text:style-name="T7">719 </text:span><text:span text:style-name="T6">章 </text:span><text:span text:style-name="T7">89 </text:span><text:span text:style-name="T6">主角 生活 秘 書 已經 廳級 徒弟 政策 改革 常務副 主任 部級 手下 副經理 一個 主管 東北 蘇聯 克格勃 成立 蘇聯 遠東 經濟特區 葉利欽 估計 造反 沒戲 一個 主導 退役 解放軍 便衣 渡江 香港 地下 勢力 完蛋 香港 娛樂圈 跪 舔 主角 辦公室 主任 </text:span><text:span text:style-name="T7">88 </text:span><text:span text:style-name="T6">大會 選出 黨 總書記 鳥 女兒 總理 變成 左 王 胡 趙 早早 主角 搞 下臺 書 文娛 類</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位 面 蝴蝶 認知 文明 修行者 戰 錘 </text:span><text:span text:style-name="T2">40k </text:span><text:span text:style-name="T3">副本 不服 黑暗 傳統 沉重 犧牲 前行 誓 光復 人類 希望 腦 洞 種田 不錯 文筆 差 段落 斷句 令人 扼腕 亮點 缺點 強烈 戰鬥 燃 日常 枯燥 考慮 難得 寫 戰 錘 黑暗 絕望 賣 慘 龍 傲 天 副本 追求 加 星 個人 糧草 減 順帶 提 作者 確實 心思 常 沉迷 戰 錘 背景 分析 不可自拔 動輒 分析 上萬 字 後來 學 乖 放 作品 相關 裡 放</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起點 現在 越來越 藥丸 封 推 分類 封 推 限 免 簡直 全 毒草 基本 忽略 唯一 優點 量 管飽 更新快 白文 優勢 現在 想 三江 新書 書庫 裡 找到 一本 合口味 糧草 作品 簡直 沙 裡 淘金 水中 尋 鹽 目光 不得不 轉到 眾 一點 網站 宅 客 推薦 書 客 比較 硬核 書 黃 書 書 客 大多 沾親帶故 沒什麼 這本 書 簡稱 無限 單機 遊 世界 </text:span><text:span text:style-name="T9">steam </text:span><text:span text:style-name="T10">平臺 比較 新 火 遊戲 想 懷舊 單機 無限 恐怕 可能 </text:span><text:span text:style-name="T9">ps </text:span><text:span text:style-name="T10">冰 汽 時代 間 幕 笑 死 零下 九十度 決鬥 幹 死 零下 一百二十 度 想要 嫖娼 刁民 簡直 娘 人類 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當年 算是 神 作 個人感覺 番茄 寫 最好 這本 星辰 變 之前 寫 書 沒有 經驗 太 稚嫩 後面 作品 長 太監 書 背景 星辰 變 前 傳 基本上 沒有 關係 書 繼承 番茄 作品 主角 父親 父子 親情 戒指 老爺爺 這本 書 裡 出現 書 感情 戲 寫 不錯 當初 德林 老爺爺 保護 主角 燃燒 靈魂 曾經 哭 一次 書 中心 脈絡 星辰 變 星辰 變 主角 執 念 女友 一起 書 主角 中心 目標 貌似 拯救 母親 女友 倒 成 次要 知道 老婆 老媽 掉 進水 裡 救 主角 戀愛史 值得一看 初戀 始終 苦澀 主角 初戀 劈 腿 解決 方法 有意思</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經典 武俠 網遊 遊戲 色彩 很少 武俠 味道 很濃 傳統 武俠 厚重 俠氣 後期 有點 仙俠 色彩 主角 名字 任意 喜歡 現在 記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兩位 醫生 穿越 初唐 滋 滋潤 潤 種田 養 小孩 皇室 成 朋友 男 主 履歷 威武 夫妻生活 樂陶陶 裡 面 兕 子 小朋友 愛 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凶 鳥 看到 現在 看過 鶸 鳥 發揮 最好 一本 認真 講 一個 有趣 故事 塑造 一個 逼 格 主角 更新 穩定</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每次 簡介 發現 來到 明朝 依靠 刀 刀 刀 閉上眼睛 扭過頭 猛 胯下 砍 書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專 寫明 特別 白 新書 起來 微 博 關注 幾年 第一次 追 文 外號 自然 書 明朝 文 難得 穿 爛 明末 明代 中期 嘉靖 年間 說實話 此書 極 慢 熱 作 攀 科技 種田 造反 文 現在 快 </text:span><text:span text:style-name="T2">20w </text:span><text:span text:style-name="T3">字 一點 沒 沾 大神 寫 撲 定 單 不得不 慢慢 完 書 評價 越來越 高 主角 重 生於 同一 普通 軍戶 家庭 最底層 起步 捉 魚 補充 營養 借此 拜師 起來 拜師 一件 事 太 曲折 第十七章 成功 完成 任務 居然 魚肉 夠吃 一種 俗氣 理由 不得不 意料之外 情理之中 後續 回 復 寫 不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養肥 瞄 一眼 </text:span><text:span text:style-name="T9">14 </text:span><text:span text:style-name="T10">萬 字 感覺 一個 世紀 回來 瞄 一眼 </text:span><text:span text:style-name="T9">14 </text:span><text:span text:style-name="T10">萬 字</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誅 明 誅 心 穿 明 一派 力挽狂瀾 扶 明滅 清 遊戲人間 名利 權 色 中期 造反 少之又少 理由 動力 不足 服 眾 本文 主角 穿越 路 走 順利 點 作者 精心 佈置 一個 優秀 主角 背板 好鬥 孤兒 職場 精英 資深 驢 友 而立之年 金手指 沒有 主角 好日子 轉世 明中期 盛世 卻是 衛所 崩壞 底層 軍戶 文 路 歷盡艱辛 得以 拜師 學武 賊兵 入村 學武 難 成 終 遇 貴人 提攜 商業 小有成就 瞬間 家園 毀於 外寇 入侵 商道 難行 個人 老實 奮鬥 無路可走 只能 世道 錯 吃 社會 不會 穿越 來到 變得 溫情 默默</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者 寫 快 當真 小說 主角 戀戰 星夢 作者 沒錯 本書 作者 一個 </text:span><text:span text:style-name="T2">30 </text:span><text:span text:style-name="T3">歲 高 大宅 胖 久 正常 國內 寫 韓 娛 書 關注 毅然 進入 韓國 娛樂圈 傍 富 二代 先 助理 成 作家 編劇 懷 金泰 妍 至死不渝 愛 收 前 隊友 妹妹 看過 戀戰 星夢 這本 書會 收 穫 不同 感動 作者 前期 語言 特別 幽默 幾次 笑 睜不開 眼睛 難得 描寫 屌絲 追求 女明星 情節 沒有 假 感覺 人物 間 互動 愛 一貫 相愛 相 撕 味道 稍 顯 矯情 水 目前 主角 一個 正牌 女友 曖昧 不少 最後 警告 此書 務必 不要 現實 人物 對接 否 愛 哈哈哈 魔 性 笑</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書 爭執 厲害 親眼 一下 結論 非常 優秀 人物 情節 文筆 屬 上乘 最大 問題 這本 書 比較 重 系 輕 小說 適合 日本 實體 出版 放在 國內 網文 界 討 罵 幾乎 必然 沒有 代入 感 爽 點 設計 緩慢 </text:span><text:span text:style-name="T2">46 </text:span><text:span text:style-name="T3">談 日本 統治階級 平民 造成 傷害 尤其 最後 一點 作 二戰 最大 損失 民族 作者 想到 中國 感受 本書 日本 作家 所寫 稱得上 左派 作家 作 中國 作家 確實 國人 感情 種 背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 第一眼 看成 歐 派 暴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套用 間 貼 裡 一段話 怕 妻 鳥 幾本書 腦 洞 非凡 凶 鳥 妖氣 紅龍 霸氣 猴子 痞 氣 沒 成 氣 這本 寫出 豪氣 豪氣 無雙 喜歡 森 羅 一句 話 此時此地 無關 善惡 杯酒 紅龍 早就 棄 凶 鳥 一點 猴子 棄 早 書 這本 寫 森 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寂寥 迷惘 犬夜叉 世界 生人 地獄 活 像是 世界 本相 一個 惡人 道 存活 善人 偏 居 偶 只求 安樂 追求 生 極樂 骷髏 武士 漫漫 野 途上 前行 只能 一個 拔劍 問道 場景 看到 武俠 浪漫 味道 妖鬼 妖怪 之流 種種 意義 真 看來 像是 代表 東西 生活 跪 螞蟻 跪 鍵盤 無奈</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武俠 搞笑類 糧草 武俠 必定 離不開 武功 江湖 美 主角 混 普通 江湖 身 扇門 捕快 官場 文人 看做 江湖 江湖 看做 公人 混 身心 疲憊 如魚得水 不僅僅 摸魚 偷懶 美 摸 遍 不合 常理 事情 放 真實 歷史 可能 作者 架空 歷史 免得 引 戰 知道 本書 講 風流 捕快 搞笑 爽 文 夠 目前 文章 不長 讀來 詼諧 幽默 情節 緊湊 主角 智商 反應 高人一等 模式 讀來 夠 爽 依靠 惡搞 段子 時間 長 難免 閱讀 疲勞 希望 作者 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帝都 基層 捕快 維持 治安 稽查 禁藥 釣魚 執法 濫用 私刑 賄 娶 清官 入股 出版 黃 書 耽 美 勾搭 女俠 女將軍 莫須有 試問 這種 升職 國家 救 </text:span><text:span text:style-name="T2">ps </text:span><text:span text:style-name="T3">前 幾章 和諧 不成文 莫不是 矽 統 往來 老 司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非常 歡樂 上古 第一人稱 諸多 女 主 互動 非常 討人喜歡 書 充斥 上古 梗 沒 通關 輕鬆 閱讀 沒有 通關 知道 是否 原來 主線 推進 劇情 希望 不要 太 快 終結 書 描寫 呆 萌 龍 裔 金髮 女 禦 姐 黑 精靈 冷傲 女 吸血鬼 巨乳 蘿 莉 暴力 胸肌 女 一個 都還沒 推</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多汁 近 妖 頂級 富 二代 愛 豆 撕 逼 日常 近 千萬 字 韓 娛 小說 敢 信 作者 少女時代 愛 簡直 感動 天 感動 節操 溢 曾經 一天 百 前 </text:span><text:span text:style-name="T2">n </text:span><text:span text:style-name="T3">章 覺得 算 前 傳 講 主角 小時候 事情 少時 隊長 相愛 相 殺 家人 反對 毅然 進入 娛樂圈 前期 坎坷 發展 建議 主角 寫 謊言 之後 作者 綜藝 寫 非常 棒 算是 一大 亮點 真的 看過 主角 才智 做事 果斷 看見 美女 腿軟 喜歡 女 主 感情 戲 直 男 癌 看起來 細膩 感動 一下 最後 主角 經歷 九九八十一 撕 抱 金泰 妍 至死不渝 愛 收 隊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胖 兩本 恩 兩本 命運 不用 在意 戀戰 胖子 一脈相承 女 主 軟 胖子 生命 寫 軟 幾乎 一句 歌詞 形容 知道 名字 解釋 一生 遺憾 筆下 至少 這本 戀戰 來看 裡 面 泰 妍 一點 討 喜 成功 路 轉 黑 程度 相反 西卡 那種 傲 嬌小 女人 塑造 很棒 後面 胖子 裡 大姨子 形象 贊 這本 書 韓 娛 套路 啟 蒙 韓 娛 是從 </text:span><text:span text:style-name="T5">07 </text:span><text:span text:style-name="T6">女團 出 道 開端 套路 少時 例 </text:span><text:span text:style-name="T7">07 </text:span><text:span text:style-name="T6">出 道 之前 打響 名氣 快 綜藝 帶 妹子 攢 名氣 </text:span><text:span text:style-name="T7">08 </text:span><text:span text:style-name="T6">黑海 快 漢江 抓 軟軟 攢 好感度 接 胖子 韓 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歸西 唯一 一個 寫出 具有 中國 特色 社會主義 </text:span><text:span text:style-name="T5">dnd </text:span><text:span text:style-name="T6">小說 太監 作品 設定 嚴謹 金手指 </text:span><text:span text:style-name="T7">dhd </text:span><text:span text:style-name="T6">規則 最大 褻瀆 歸西 金 龍 綠 龍 成功 避開 毒 點 活潑 文風 寫出 史詩 壯闊 網路 用語 處理 不錯 幾次 神 轉折 完 心 裡 一句 </text:span><text:span text:style-name="T7">mmp </text:span><text:span text:style-name="T6">實體書 實力 網文 節奏 三級 殘廢 老 太監 有生之年 建議 寫 完 遺囑 入 坑</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常 書 欣 黑鍋 餘 罪 寫 現代 刑偵 故事 入 化境 細節 巧妙 描摹 精准 偵破 橋段 沒有 推理 作品 做作 輕浮 文字 樸實 蘊藏 極 雄渾 張 力 地氣 十足 尤 餘 罪 破 偷 牛 案 一段 具 代表性 兩部 作品 氣質 簡直 天然 電視劇 打造 投拍 重 案 六組 刑偵 片 一大 傑作 </text:span><text:span text:style-name="T9">ps </text:span><text:span text:style-name="T10">馬 親王 當時 點評 推薦 書 主要 想 推薦 網 劇 餘 罪 剛 刷 完 意外 不錯 期望值 太 高 確實 看一看 算是 網 劇中 良心 作 </text:span><text:span text:style-name="T9">ps </text:span><text:span text:style-name="T10">第二季 太 失望 狗血 尷尬 癌 犯 知道 換 編劇 導演 好好 文本 改成 只能 贏 堅持 值 淚 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二本 官道 文 錄事 參軍 重生 官道 各有千秋 官場 小說 道理 應該 無趣 其實 沒有 玩 太 閣 立志傳 知道 向上 升官 樂趣 作者 文筆 差 前中期 情節 吸引 開頭 幾次 爽 點 徹底 點燃 興趣 官場 後宮 爽 文 女 主 很多 後期 感覺 女 主 沒什麼 感情 轉移 孩子 官 升 省級 以後 沒什麼 看頭 中斷 揀 前中期 糧草 中後期 乾糧 總體 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 無限 英靈 作者 新書 同樣 缺點 更新 慢 話 英靈 沒 真的 主角 淳樸 少年 遭遇 太空船 墜落 事件 世界 進入 接觸 企圖 開發 外星 遺 跡 階段 撿 外星 科技 四個 字 有種 感覺 青梅竹馬 媽媽 類似 唐 紫 塵 猛 人物 目前 主角 外星 裝備 幫助 學習 國術 實力 小輩 稱雄 僅僅 小輩 話 英靈 好看 主角 牛 逼起來 之後 好看 特別 型 世界 贊 書目 前 看來 主角 幼苗 青梅竹馬 故事 挺 溫馨 踩 踩 青年 俊 挺 熱血 真心 難 主角 牛 逼 哄哄 樣子 作者 趕緊 更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 常 書 看頭 現實 鑒 參考價值 故事 總能 穿插 幽默 笑料 幽默 學到 混 社會 經驗 規則 具備 娛樂 效果 真心 不錯 看來 男人 可能 犯賤 家 裡 老婆 賢慧 擋不住 入侵 如今 越來越 女人 爭當 榮 越來越 男人 老婆 包養 情婦 傲 沒有 底線 忠誠 可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水準 黃 文 尤其 </text:span><text:span text:style-name="T2">fate </text:span><text:span text:style-name="T3">裡 調教 凜 櫻 情節 標準 系統 風格 簡直 頂 贊 可惜 全 收 作者 名 不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盜版 沒有 正版 架 沒 書友 文檔 版</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本 相當 優秀 無限 流 爽 文 作者 十分 清楚 一本 爽 文 寫 讀者 奔 來看 沒有 廢話連篇 大道理 沒有 強行 尷尬 裝 逼 沒有 提高 閱讀 難度 複雜 力量 體系 直奔 讀者 喜歡 冷靜 主角 算計 大局 掌控 劇情 殺伐 果斷 收 女 嘿嘿嘿 作者 這方面 沒用 陷入 飛 盧 流 那種 最低 端的 爽 點 強行 無腦 推 劇情 尷尬 寫法 作者 文筆 劇情 人物 塑造 相當 不錯 尤其 人物 沒有 後宮 文 經常出現 推 一個 忘 一個 臉譜化 毛病 主要 女性 角色 特點 比較 鮮明 作者 清楚 讀者 爽 點 何在 寫 劇情 文筆 直奔 讀者 爽 點 而來 尤其 嘿嘿嘿 劇情 黃 文 勝 黃 文 總體 品質 爽 文中 仙草 可惜 被禁 資源 </text:span><text:span text:style-name="T12">´ 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架 歡樂 書 客 基本 沒有 盜版 這本 書 網路上 銷聲匿跡 現在 網文 作者 真 沒 人權 勞動成果 商量 大筆一揮 摧毀 笑</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 常 書 看頭 現實 鑒 參考價值 故事 總能 穿插 幽默 笑料 幽默 學到 混 社會 經驗 規則 具備 娛樂 效果 真心 不錯 看來 男人 可能 犯賤 家 裡 老婆 賢慧 擋不住 入侵 如今 越來越 女人 爭當 榮 越來越 男人 老婆 包養 情婦 傲 沒有 底線 忠誠 可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本書 閱 感 大明 武夫 異曲同工 妙 細節 非常豐富 書 比較 熟女 情色 描寫 個人 比較 喜歡 書 大量 城市規劃 產業 種田 細節 視界 寬廣 再現 上個世紀 九十年代 中國 改革開放 遇到 典型 問題 提供 大量 改 開 傑出 經驗 成熟 思路 想要 粗略 瞭解 改 開 政策 變化 童鞋 提供 故事 案例 整體 風格 偏向 貴在 真實 最大 槽 點出 情婦 太 幾個 點 感興趣 不要 入 坑 畢竟 將近 九百萬 字 巨 坑 純 爽 文 特別 推薦 喜歡 城市 種田 朋友 起點 均 訂 居然 </text:span><text:span text:style-name="T12">8406</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故事情節 不錯 內容 豐富 真實 體現 當代 官場 令人深思 問題 諷刺 弊端 陋習 刻畫 真實 官場 生活 幾條 建議 不對 請見 諒 本書 一直 追 第一 主人公 好像 寫 受賄 情節 太 少 有點 太 真實 官場 第二 主人公 身邊 好像 大都 正直 善良 類聚 物以群分 一個 群 體總 有害 群 馬 覺得 第三 總 感覺 主人公 陽光 一面 太 陰暗 一面 幾乎 沒有 知道 總是 不好 不對 地方 請見 諒</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 仙草 有望 青澀 感情 非常 吸引力 背景 宏大 節奏 流暢 引人入勝 戰鬥 激動人心 扣人心弦 包含 著作者 創作 熱情 時代 回憶 動人 情懷 想像力 好書 更慢 硬傷 沒 感覺 長時間 斷 感覺 老 養 肥 研究 居然 十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典型性 真 龍 妄想症 自虐狂 型 精神病 作者 龍 智慧 心理 描寫 最好 作者 龍 類 精益求精 作者 </text:span><text:span text:style-name="T9">dnd </text:span><text:span text:style-name="T10">超凡 法師 描寫 深刻 作者 喜歡 玩 陰謀論 劇情 反轉 作者 逼死 腦細胞 作者 文筆 劇情 很棒 作者 極力 描寫 主角 個個 智力 </text:span><text:span text:style-name="T9">18 </text:span><text:span text:style-name="T10">劇情 世界 殘酷 真實 發現 主角 命運 蜘蛛網 努力 掙 紮 這點 鬱 隔壁 紅龍 休閒 治 癒 作者 前 金 龍 苦苦 求生 最後 背上 太監 前科 仙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安利 粉 轉 黑 作者 小雨 公公 基本上 一路 人品 低劣 令人 犯 噁心 栗子 基本 每章 錯別字 情況 寫 東西 檢查 花 幾分鐘 突擊 任務 雙 藉口 感冒 坐車 飛機 偷偷 刪除 通知 放 臭屁 點 </text:span><text:span text:style-name="T9">12 </text:span><text:span text:style-name="T10">點 更新 立 保證 堅持 不到 兩天 固態 萌發 居然 卡 最後 一秒 更新 半章 騷 操作 能幹 總體 更新 慢 塊錢 一年 姑且 忍受 說話 放屁 人品 噁心 這種 已經 需要 鼓勵 生活 遇到 這種 主動 遠離 </text:span><text:span text:style-name="T9">mdzz </text:span><text:span text:style-name="T10">一個 字 冤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西 幻 索 斯 一本 位 面 子 西 幻 故事 作 讀者 不要 糾結 </text:span><text:span text:style-name="T5">dnd </text:span><text:span text:style-name="T6">巫師 設定 知道 位 面 法則 一條 世界 裡 規則 說了算 魔神 索 斯 本書 有趣 主角 魔鬼 天堂 山 女神 看上 作 牧師 奇怪 設定 主角 空間 穿越 失敗 變成 地球 靈魂 地獄 契約 魔 本質 土著 肉體 奇怪 存在 原 土著 魔鬼 靈魂 依舊 活 偶爾 吹 水 狀態 導致 主角 精神 潔癖 發作 不想 </text:span><text:span text:style-name="T7">o x </text:span><text:span text:style-name="T6">心愛 妹子 </text:span><text:span text:style-name="T7">oo </text:span><text:span text:style-name="T6">好像 道理 最終 自我 精神 閹割 想 知道 後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客 魔幻 世界 架空 漢 匈 爭霸 匈奴 敵 武 帝 遁逃 土著 儒家 主角 身 天使 出使 歐羅巴 尋求 盟友 意圖 匈奴 一網打盡 有種 老 老王 書 感覺 終於 不再 碧藍 世界 一個 揚 文明 世界 鋼鐵 直 男主角 女 帝 統治 漢朝 味道 怪怪的</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大 問題 時間 不對 漢 滅 匈奴 東方 牛 逼 西方 沒 差 斯巴達 大流士 羅馬 時代 書 裡 教會 道 時代 中國 穿越 改變 時代 西方 蠢豬 強行 天主教會 變強 更加 黑暗 改良 土地 產量 農奴 處死 尷尬 神話 版 三國 漢朝 羅馬 佩服 漢 武打 神 羅 一句 這種 土著 主角 原生 儒家 吹 黑 加上 強行 陽痿 聊 騷 黑點 綜合 來看 創意 四星 文筆 四星 情節 三星 綜合 四星 評價 送</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吾 曼努埃爾 一世 皇后 安條克 瑪麗 唯一 後代 安條克 親王 普瓦捷 雷蒙德 外孫 那位 號稱 一個 時代 劇本 阿萊克 修 斯 曾祖 吾輩 拜占庭 帝國 皇帝 基督 世上 代言人 可惜 昨天晚上 吧唧 一聲 叔叔 扔 河 裡 現 急需 二百 不對 請問 復辟 線 挺 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標題 簡介 來看 作者 新年 槍斃 名單 一員 主角 那位 長者 活 </text:span><text:span text:style-name="T2">90 </text:span><text:span text:style-name="T3">歲</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東 羅馬 迴光返照 架空 文 最後 十字軍 東征 懂 世界 變化 太 快 魂 穿 主角 作 曼努埃爾 子 阿萊克 修 斯二世 東 羅馬 皇帝 本來 一切都是 美好 完美 出身 良好 教養 少年 早慧 變成 新婚 當晚 叔叔 扔下 懸崖 逃出 升天 追殺 終於 見到 外婆 得到 資助 第一戰 俘虜 基督 國王 支持 回 京畿 決 戰時 盟友 背叛 逃出 升天 發現 盟友 耶路撒冷 王國 已經 滅國 作者 虐 主 出色 准 後宮 女 角色 面子 暫且 相信 作者 愛好 屁股 一定 好人 校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非常 不錯 娛樂 文 一個 架空 世界 非常 繁榮 娛樂圈 偏向 寫實 類型 應該 龍套 傳奇 之後 一本 有意思 娛樂 文 值得一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挺 有意思 惡魔 當鋪 主角 交易 裡 面 行善 </text:span><text:span text:style-name="T2">xx </text:span><text:span text:style-name="T3">鬼 正直 惡魔 交易 主角 俱樂部 收 穫 蝦米 東東 好像 想 起來 之前 販 罪 沒 完 之後 補補</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天王 喬 佳 總覺 耳熟 想 幾天 突然 想 起來 天王 喬 加 龍王 梁 馬 夜叉 王 黑木 凱 阿修羅 王 平 </text:span><text:span text:style-name="T2">tm </text:span><text:span text:style-name="T3">天空戰記</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文抄公 流 勉強 吃得下 糧草 主角 不得已 抄書 設定 減輕 文 抄 帶來 不適 專注 刻苦 提升 寫作能力 沉醉在 抄襲 經典 不勞而獲 自滿 一點 滿拉 好感 抄襲 流 大忌 裝 逼 本文 規避 個人 喜歡 主角 感情 方面 一套 做一套 女友 情況 一位 元 仰慕 女性 搞 曖昧 事 跡 心 殘疾 姑娘 生活 助理 過來 難 非得 每天 抱進 浴缸 前面 主角 設定 成 心理 大師 人類 觀察 專家 好好 裝 一回 逼 突然 間 變成 懂 青澀 小男生 蒙 作者 拼命 想 主角 塞 幾個 紅顏 知己 心 設定 主角 性格 產生 極大 割裂 希望 後來 圓 回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敵 流 主角 爸 死 幾歲 後媽 沒有 曖昧 差 評 客人 生命 靈魂 換取 想要 東西 主角 後母 同學 明星 妹妹 一直 壓 不讓 進 娛樂圈 妹妹 姐姐 嫉妒 壽命 姐姐 互換 身體 想 殺 姐姐 後面 發現 姐姐 公司 毒品 控制 賣身 姐姐 想 保護 客人 滿意 女友 覺得 女友 太 土 配不上 腎 換取 女友 上進 後來 覺得 女友 太 優秀 怕 搶 壽命 換取 女友 忠誠 後面 發現 幻想 原來 配不上 女友 女友 賣身 殺 陪 女友 屍體 後面 悲慘 故事 結局 不爽 想 黑暗 流 結局 偏偏 救贖</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本 牛 直接 安利 推 讀 版塊 效果 不錯 喜歡 平行 世界 貌似 寫實 娛樂 文 小說 反 套路 反潮流 第一章 </text:span><text:span text:style-name="T2">21 </text:span><text:span text:style-name="T3">歲 找 漂亮 老婆 生 孩子 影城 跑龍套 慢慢 小心翼翼 接觸 穿越 過來 世界 一步步 前進 總體 內容 寫 兩件事 明星 職業 事兒 生活 裡 事兒 整片 小說 沒有 一個 反派 沒有 一個 需要 主角 裝 逼 臉 物件 配角 那位 追求 自我 主唱 個個 高 情商 精 年輕 讀者 認真 品味 這本 書 學到 一點 待人處事 學問 強烈推薦 閱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三天 兩 覺 吐 槽 都市 熱血 小說 小說 講述 一個 渣 一個 宅 男 變成 職業 抓 鬼 人士 悲慘 貓 爺 王 詡 雙 主線 展開 解謎 武鬥 居多 作者 多種 元素 巧妙 糅合 一起 搞笑 人物 吐 槽 再配 熱血 打鬥 狗血 感情 戲 總體 歡樂 輕鬆愉快 不失 深意 智鬥 流 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非常 輕鬆 愉悅 書 鑒 一本 女 主 這本 已經 出現 斯 坦 娜斯 嘉 麗 詹 尼 弗 安妮斯頓 非常 看好 正 走 推土機 路上 三年 血 賺 混蛋 居然 嫌棄 寡 姐 年紀 教練 文 第一年 錫伯 杜 范甘迪 紐約 奪冠 拐走 錫伯 杜 德 安東尼 猛龍 陣容 大概 比盧普斯 卡特 麥 迪 奧 布拉德 米勒 庫 裡 霍 納 塞克 第一年 東 決 第二年 總冠軍 節奏 目前 來看 斯蒂芬 艾比 逃不出 主角 手心 開 後宮 補充 斯 嘉 麗 已經 捧 姚明 一手 湖 嗑 藥 組合 買 快船 庫 裡 入 彀 從未見過 勤勞 作者 每天 字數 少 比賽 灌水 嫌疑 人品 保證 隔壁 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其實 寫 籃球 小說 挺 難 尤其 作 一個 籃球迷 籃球迷 必然 一個 黑子 詹 黑 喬 黑 科 黑 麥 黑 姚 黑 也許 火花 黑 奧 胖 黑 硬 特 黑 軟 黑 杜 黑 庫 黑 或許 </text:span><text:span text:style-name="T9">ai </text:span><text:span text:style-name="T10">黑 </text:span><text:span text:style-name="T9">cp3 </text:span><text:span text:style-name="T10">黑 一定 黑子 想 作者 籃球 文 裡 黑 一串 得到 高分 實在 不易 刨除 黑 怒 打分 其實 當成 來看 作者 君 一個 毛病 後面 越 寫 越 水 這本 寫 教練 算 不務正業 泡 明星 換隊 重新 開 副本 之前 主角 無敵 之後 強行 降水 准 要強 值得一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這本 書 前 半本 仙草 後面 審美疲勞 食 無味 準備 放在 完 書 沒 看出 主線 劇情 一個 一個 故事 展現 世間 悲歡離合 剛 讀 想起 啞 舍 啞 舍 讀 大半 深切 感受 可憐 必 可恨 處 欲 戴 皇冠 必 承 重 一點 沒 文化 真 可怕 這本 書 主題 救贖 非常 非常 正 能量 正 太 過於 正 能量 書後 期 有點 敗興 子 感覺 強行 作 徹底 審美疲勞 直接 刪 書架 有人 吐 槽 偽 文 青 個人 喜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完 王 書 太監 今天 看到 最好 笑 事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直 皇帝 寵愛 妃子 生 孩子 皇帝 保 孩子 不要 女人 千辛萬苦 拼了命 生 孩子 女孩 一點 寫 蠻 女人 人生 寄託 男人 良心 騙 巨 額 風險 率 投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傳奇 經紀人 作者 巨 西城 經紀人 角度看 足球 視角 獨特 看膩 類型 不妨一試 老 作者 書 品質 保障 完 之後 一本 傳奇 打工者 本書 教練 傳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說道 氣運 流 不得不 一本 教主 本書 氣運 流 闡述 比較清楚 書名 鼎 理解 成 問鼎 天下 意思 易 鼎 改變 整個 天下 主人 重 鑄 九鼎 方面 來講 理解 鼎 字 個人 氣運 鼎 容器 只不過 容納 氣運 易 鼎 改變 命運 本文 描寫 相當 不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林 海 轉型 商業 文 汲汲 樂道 設置 爽 點 安排 臉 成果 不錯 爽 從頭 爽 尾 話 有點 麻木 灌點 水 之後 一點 林海 當下 書 一個 模子 半年 本書 忘 差不多 找 本來 啃 味道 不錯 木 忘掉 妙 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拋開 蛋 陳 見 幾本書 節奏 掌控 爽 點 把握 感情 戲 描寫 方面 堪稱 競技 類 爽 文 典範 愉快 順暢 糧草 絕不 過分 在我看來 蛋 書寫 不夠 冠軍 之後 幾本書 賣點 雷同 爽 點 近似 肯德基 速食 沒有 新 期待 嚴格 標準化 口味 控 依然 味 美 總是 缺少 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印象 裡 上網 看到 第一部 變身 文 透 滿滿的 機油 爽爽 氣息 本體 禿頭 兄貴 難以 直視 主角 太 開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印象 裡 上網 看到 第一部 變身 文 透 滿滿的 機油 爽爽 氣息 本體 禿頭 兄貴 難以 直視 主角 太 開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 主角 求 艸 有毒</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感謝 </text:span><text:span text:style-name="T9">@ emokakahu </text:span><text:span text:style-name="T10">點評 巨 西城 書 裁判 視角 寫 足球 文 創意 亮點 作者 裁判 視角 展示 足球場 另一面 本書 前期 很棒 進展 有點 快 最近 作者 園 回來 找到 新 目標 知道 後面 不能 控制 住 爛尾 更新 定時 希望 不要 </text:span><text:span text:style-name="T9">tj </text:span><text:span text:style-name="T10">個人 糧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足球 競技 文 不能 這本 書 到底 競技 文 成就 神</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dleer </text:span><text:span text:style-name="T22">大神 新書 開局 日本 聯賽 頗 新意 主角 中途 出 道 身體 無敵 克己 自律 球 商 高 點評 補</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節選 之前 羞辱 記得 肚子 裡 濕 熱 液體 清楚 復活 整個 身體 不再 疼痛 下身 裡 沒有 撕裂 沒有 流血 沒有 肌肉 破壞 損傷 名器 變身 女性 主角 前途無量</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辰 東 粉絲 很多 基本上 公推 玄幻類 必須 承認 辰 東 書 不錯 一直 看不完 傳統 神 墓 長生 界 遮天 總體 感覺 特點 場面 宏大 人物 眾 想像力 豐富 挖坑 不少 正 每每 作品 後期 逐漸 進入 控制 不住 逐漸 崩盤 節奏 特點 遮天 尤其 明顯 尤其 主角 進入 帝 路 爭雄 階段 人物 事件 層出不窮 信 馬 韁 缺乏 必要 鋪墊 交待 估計 作者 後期 趕工 原因 確實 原因 總覺 整體 混亂 始終 無法 達到 仙草 程度 只能 糧草 總體 評價 值得一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崩 感覺 留住 蝴蝶 穿越 時代 產生 歸屬感 難道 只能靠 塞 女人 塞 一個 不夠 怕 穩妥 塞 一個 後面 第三個 第四個 強行 蝴蝶 開 後宮 世上 留住 荷爾蒙 腎上腺素 親情 友情 民族 歸屬感 家 國 情懷 難道 不行 寫到 後面 國家 這幫 政治 精英 成 拉皮條</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永不 解密 比較 類似 本書 敘事 手法 情節 張 力 稍 差一點 故事 漏洞 故事性 已經 不錯 這種 書 挺 難得 感覺 這本 書後 期 崩 雙方 見面 合作 作者 面臨 一個 難題 整體 情節 設定 思維 見識 局限性 衝突 越 後面 越 難 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繼 異 界 征服 手冊 之後 一本 腦 洞 開 高呼 痛快 雙向 援 文 情節 特別 爽快 可惜 主角 設 太 討 喜 喜歡 這種 類似 唐 磚 流 逢 名人 便 跪 型 主角 援 文 主角 貌似 明明 尊重 敬仰 硬是 寫成 膝蓋 軟 放在 二等 公民 沒 </text:span><text:span text:style-name="T2">sei </text:span><text:span text:style-name="T3">這類 文 主角 設 華影 王 蠻 口味 除卻 設 這點 小小 不爽 剩下 沒有 不好 地方 出乎 意料 糧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 減 福爾摩斯 開局 寫 很棒 英倫 時代風貌 夏洛克 福爾摩斯 先生 小試 身手 萬千 直播 垃圾 文 避 不及 國家 問題 一個 妥帖 方式 解決 萬分 期待 本書 後續 可惜 之後 不能 寫 不好 少 份 閃光 評價 降低 綜合 沒有 男生 不適 毒 點 加上 晉江 優良 文筆 值得 試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糧草 不同于 一心 勾搭 男 神 討好 觀 眾 求 賞 直播 文 一個 </text:span><text:span text:style-name="T2">care </text:span><text:span text:style-name="T3">觀 眾 專注 破案 女主角 直播 觀 眾 直播 世界 一個 世界 線 觀 眾 國家機器 關注 主角 直播 幫助 主角 解決問題 有點 類似 綁架 全人類 作者 案件 構思 國家機器 反應 推演 應該 功夫 平行 世界 這點 感覺 圓 過來 推演 不夠 大氣 算 用心 喜歡 推理 書友 看看 第一個 副本 福爾摩斯 世界 尤其 帶 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妹 系列 剛 開頭 作者 不滿 能夠 鑒 妹 內容 完 第一卷 作者 滿意 相親相愛 沒羞沒臊 兄妹 終於 走出 妹 套路 完 第二卷 作者 佩服 一篇 網路 輕 小說 騙取 哥 淚花 寫手 親 第一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非常 有趣 一本 作品 內容 引人入勝 情節 文筆 常 書 欣 餘 罪 劉慈欣 體 這本 全職 反派 作者 道 化師 唯一一 本書 真正 內容 一個 反派 惡趣味 貫穿 始終 惡趣味 讀者 展示 人類 欲望 一種 表達 正面 成就感 優越感 肉欲 之外 個體 扭曲 破壞 狂熱 書 無限 流 故事 一共 十個 推薦 哈利波 特 篇 奧特曼 篇 異形 篇 仙劍 篇 劍 天山 篇 一個 故事 味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實 妹 系列 </text:span><text:span text:style-name="T5">via </text:span><text:span text:style-name="T6">骨科 專家 </text:span><text:span text:style-name="T7">hsq90 </text:span><text:span text:style-name="T6">診斷 十分 感謝 起點 第一 妹 控 文 可惜 當年 妹 控 主流 淹沒 諸多 小說 裡 面 男 主 十 世 善人 轉生 擁有 十項 超能力 屬於 掛 </text:span><text:span text:style-name="T7">b </text:span><text:span text:style-name="T6">角色 這本 書 情節 曬 妹 臉 裝 逼 賺錢 情節 比較 老套 毫無 雷 點 喜歡 無敵 流 妹 控 流 看看 妹妹 本來 設定 親 妹 後來 編輯 警告 改成 義 妹 唯一 遺憾</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臥槽 最新 章節 北京 東城區 找 學生 </text:span><text:span text:style-name="T9">| </text:span><text:span text:style-name="T10">妹 全套 </text:span><text:span text:style-name="T9">| </text:span><text:span text:style-name="T10">服務 鬼</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教主 書 好看 德魯伊 小說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西方 魔幻 經典 大作 這部 作品 打破 一貫 創作 思路 設定 一定 創新 一定 打破 固有 設定 這部 完全 龍 地下城 規則 寫 作品 知道 原來 已有 很多 設定 好好 挖掘 依然 寫出 十分 優秀 作品 這本 書 無疑 多年 國內 西方 魔幻 題材 一次 正本清源 這股 清流 多年 以後 依然 難以忘懷 依然 打怪 升級 爽 文 不同之處 生活 氣息 領地 養成 娓娓道來 一杯 清茶 缺點 嚴格 </text:span><text:span text:style-name="T9">dnd </text:span><text:span text:style-name="T10">規則 地方 稍微 限制 作品 創作 其實 </text:span><text:span text:style-name="T9">dnd </text:span><text:span text:style-name="T10">規則 一成不變 習慣 爽 文 朋友 可能 覺得 情節 進展 稍 顯 緩慢 次要 角色 刻畫 不夠 個人 評分 修仙 古典派 魔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時 樂 樂 下去 本書 沒有 出彩 地方 毒 點 沒有 主角 走 自然 復仇者 道路 最後 封 古神 金 大腿 世界 樹 沒事 看看 不錯 指望 人物 刻畫 商業化 作品 鬼 人物 刻畫 書 人物 刻畫 深淵 主宰 半斤八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電磁波 主角 問 怕不怕 超 高級 生命 落後 奇幻 世界 旅 </text:span><text:span text:style-name="T5">30 </text:span><text:span text:style-name="T6">萬 字 崩 </text:span><text:span text:style-name="T7">30 </text:span><text:span text:style-name="T6">萬 字 果斷 </text:span><text:span text:style-name="T7">tj </text:span><text:span text:style-name="T6">仙草 現在 只能 糧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女 系列 推薦 連結 指向 作品 一篇 老 文 異 唐 新月 作者 橋 流水 架空 背景 高 武 設定 女 主 父親 堪稱 當時 流行 邪 魅 霸道 男 主 典型 代表 女 主 雙 修 幾段 船 戲 極 出色 可謂 愛液 涓涓 汙 力 滔滔</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插 畫師 妹妹</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和諧 配 最新 章節 名字 嗚呼哀哉 感覺 莫名 喜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義女 系列 書名 揭示 一句 本書 河蟹 </text:span><text:span text:style-name="T2">ps </text:span><text:span text:style-name="T3">同名 一本 作者 何不 幹 所寫 作品 內容 同理可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部 不錯 修 真 文 設定 蠻 充分 準備 整個 世界觀 架構 一部 不錯 升級 流 修 真 文 讀 缺點 同樣 羅列 一籮筐 方 想 作品 師 士 卡 徒 一個 路子 似曾相識 主角 一個 性格 範本 結尾 太 短暫 匆忙 好似 高潮 剛剛開始 掐斷 習慣 坑 沒有 填 虎頭蛇尾 沒有 女 主 主角 間歇性 爆 種 身邊 天才 毒 點 蠻 只能 一部 具備 方 想 特色 修 真 作品</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煙 有點 牛 </text:span><text:span text:style-name="T2">b </text:span><text:span text:style-name="T3">三本 上千 評價 佳作 這本 沒 完 以後 時間 看吧</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古代 種田 流 修 真 文 女 主 師兄 師弟 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方 想 書 修 真 流 這本 書 創意 當年 卡 徒 師 士 傳說 剛 出世 驚豔 創意 書後 期 內容 記 太 清 剛好 書荒 啃 一遍 重新 評 記得 沒有 太 毒 點 書 人流 修 真 一本 披 修 真皮 玩 科幻 爭霸 玄 幻 修真界 居然 類似 互聯網 東西 主角 金手指 有點 流水線 般 生產 法寶 總體 幹 糧草 不算 太白 爽 文 書荒 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孫子 記得 孫子 書 完 燒 過來 孫子 時空 電話 快死了 書 沒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性格 沒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修 真 文 一段時間 容易 記住 具體內容 小說 裡 面 很多 人物 虎頭蛇尾 挖 坑 沒有 尾 印象 最深 主角 女 師傅 無厘頭 暴力 無賴 強橫 護短 一個 經典 人物 竟是 不明不白 沒 文 希望 背 行囊 一個 流浪 無人 地方 哼歌 曬 太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推 臉 紅 仙俠 一個 發展 關注點 全 宗 門 集團 間 爭霸 世俗 結合 極好 過去 路子 裡 仙俠 脫離 凡人 一群 修真者 圈 裡 玩 這本 講 修真者 世俗 王國 博弈 關係 世俗 修真者 世外 修真者 分歧 學 星球大戰 講 修 真 一種 移民 仙界 自利 一種 回饋 引導 紅塵 正面 力量 反 過去 世俗 螻蟻 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 驚豔 看出 江南 優秀 文筆 想像力 推倒 老師 情節 看得人 熱血沸騰 這段 略過 可惜 後期 力量 體系 比較 混亂 人物 風格 不能 始終保持 前期 看書 激情 有點 消磨 掉</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 </text:span><text:span text:style-name="T24">大羅 天 天 類 </text:span><text:span text:style-name="T7">dnd </text:span><text:span text:style-name="T6">硬生生 逼進 宮 作者 詞藻 華麗 文筆 精 緻 想必 自小 作文 成績 不怎麼 這種 學 渣 以前 語文課 經常 瞌睡 傢 夥 知道 描寫 需要 詳略 得當 敘述 具備 五大 要素 圍繞 主要 線索 層次分明 先 講 故事 說明文 圍繞 選題 中心 硬生生 小說 寫成 雜記 行 散 神 散 好比 吃 雞蛋 單細胞 進化 扯 微觀 原子 構成 宏觀 天體 運行 最後 </text:span><text:span text:style-name="T7">tm </text:span><text:span text:style-name="T6">改 吃 蘋果 最後 作者 表示 滿意 </text:span><text:span text:style-name="T7">100 </text:span><text:span text:style-name="T6">只能 嗨 過頭 文字 間 聞到 一股 知 高高在上 精 英文 青 清談 味 撲鼻而來</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通知 裡 看到 老 司機 風 螢 開心 這本 書寫 工科 大神 回到 宋末元 初 琉球 島上 圍繞 一個 中心 兩個 基本點 大力發展 生產力 不斷 增加 綜合 實力 最後 機槍 大炮 屠戮 人間 故事 優點 體會 種田 發展 科技 樹 機槍 弓箭 快感 劇情 沒什麼 漏洞 帶給 讀者 一個 連續 優質 平穩 精神 高潮 缺點 提 一下 有人 根本 沒有 小說 加 特技 幾個 配角 明顯 高大 全 時間 長 有點 真實 一個 很小 點 男 主 第一次 見 一個 郡主 女 主時 迷 神魂顛倒 後來 最後 這本 書 國仇家恨 煽情 挺 普及 一點 基本知識 起碼 知道 釣魚 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妹 系列 報復 社會 系列 章魚 節操 一向 充分 信任 餘額 不足 這本 書 深刻 認識 一點 可愛 飛 妹妹 第二卷 出現 說好 婠婠 明 空 母女 花 更是 拖 第四卷 大唐 副本 末尾</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精于 算計 善於 佈局 心性 果斷 見 美女 腿軟 底線 女 主 未知 人物 塑造 行 最起碼 不同 特性 太 臉譜化</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設定 類似 滅 運 圖錄 世界 人流 黑社會 世界 金丹 之後 全 心性 道 心 整體 評分 糧草 忽略 最後 二十多 章 一下 忠告 前 六七十 章 主角 一直 世俗 界 混 沒有 修道 不感興趣 跳 最後 二十多 章 作者 太監 好久 後續 屎 一定 不要 書 買斷 文 作者 事情 斷 久 腰斬 最後 一瀉千里 最後 吐 槽 一下 最後 二十多 章 主角 變成 聖鬥士 變成 佛門 佛祖 主角 一生 道門 混 最後 莫名其妙 變成 佛祖 道門 懟 一場 結局 太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前期 後面 相差 作出 評價 敖 廠長 句 評論 高度一致 大概 喝 幾天 野 菜湯 突然 一個 燒雞 胃 不會 消化 男 主 朋友 感人 故事 今天 理解 基 情 男 主 神魔 主 故事 今天 理解 虐戀 情深 忍受 種馬 後宮 唯一 一本 小說 世界 和平 劇情 不錯 流暢 精彩 前提 忍過 前面</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其實 朱門 攻略 貼合 感覺 府 天 寫 好看 本書 府 天 這本 書 以後 個人 感覺 越 寫 越 差 覺得 起點 晉江 區別 晉江 作者 大多 前期 文筆 越 寫 越 起點 作者 相反 大多 前期 出 文 越 寫 越 差</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喜歡 主角 歷史 知識 獨善其身 天下 謀 福祉 開 海禁 行 海商 黜 官 平 倭寇 改 寶船 神威 艦 加強 海上 軍事力量 崇文 重 武生 生 扭轉 明末 軍隊 廢弛 土木 堡 變 慘烈 格局 身 穿越 先知 責任感 感佩 自覺 憧憬 真是 或許 沒有 近代史 無數 慘烈 人物 刻畫 主 配角 出色 形象 豐滿 崩壞 語言 平實 流暢 閱讀 體驗 相當 舒服 歷史 知識 行文 邏輯 不足 硬傷 感謝 作者 誠意 卓越 佈局謀篇 功力 尤其 知道 作者 妹 紙 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居然 完 網路 小說 氾濫 時代 靜下 心 慢慢 細讀 本書 真心 容易 整體 內容 比較 充實 地方 顯得 有點 累贅 過於 冗長 總體 小說 完 心 沒有 激情 澎湃 感覺 讀 慢慢 靜心 神佛 系列 一直 覺得 荒誕 不羈 驚 門 這部 小說 修行 寫 系統 具體 能夠 修行 理論 一定 認知 小說 畢竟 小說 每個 有求 神佛 庇佑 心態 容易 引入歧途 知道 神佛 修煉 道 起碼 面對 很多 事情 立場 完 驚 門 完 一段 歷史 同樣 感覺 一部 寫 佛 小說 不負 如來 不負 卿 生活 始終 理論 內心 平靜 償 不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喜歡 主角 歷史 知識 獨善其身 天下 謀 福祉 開 海禁 行 海商 黜 官 平 倭寇 改 寶船 神威 艦 加強 海上 軍事力量 崇文 重 武生 生 扭轉 明末 軍隊 廢弛 土木 堡 變 慘烈 格局 身 穿越 先知 責任感 感佩 自覺 憧憬 真是 或許 沒有 近代史 無數 慘烈 人物 刻畫 主 配角 出色 形象 豐滿 崩壞 語言 平實 流暢 閱讀 體驗 相當 舒服 歷史 知識 行文 邏輯 不足 硬傷 感謝 作者 誠意 卓越 佈局謀篇 功力 尤其 知道 作者 妹 紙 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府 天書 裡 喜歡 唯一 下去 書 既有 女 作者 獨有 細膩 文筆 歷史 文 磅礴 氣勢 大宅門 勾心鬥角 男 主 煌煌 大氣 完美 結合 時間 久 具體內容 記不清 現在 念念不忘</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味 需要 邏輯 讀者 很爽 神奇 作者 真的 神奇 看書 看到 邏輯 地方 難免 不爽 憋 一口氣 想 罵 作者 智障 作者 本本 沒 邏輯 本本 心情 愉悅 話 作者 書 主角 名字 豐 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越 看到 後面 韃子 東林黨 越 令人 肅然起敬 有種 開 掛 懟 莫名 勇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皇帝 金 扁擔 無語 這話 聽 一兩次 經常 聽 膩 作者 真 億萬富豪 商業 大亨 寫 小說 看麼 訂閱 正版 沒話說 消費者 權利 評價 購買 商品 盜版 閉嘴</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高興 作者 新作 粉碎機 很大 進步 粉碎機 純粹 洩 憤 文 這本 書 私貨 比較 看法 是否 贊同 至少 相比 粉碎機 作者 考據 明顯 功夫 建議 看書 不要 盯 爽 地方 作者 平 敘 私貨 有點 意思 新 付 軍 總是 戰力 飆升 底層 民 眾 亡國 災難 前 反抗 意志 依然 低 明代 衛所 四星 其實 本書 主旨 四星 完全 作者 劇情 文筆 四星 確實 不少 差距 星 半 沒 辦法 顯示 四捨五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位 元 元 面 交易 先驅 經典 大作 軟 科幻 精品 位 元 元 面 交易 其實 一個 十分 著迷 題材 起源於 多重 宇宙 理論 遊戲 暗黑 破壞神 適合 這類 題材 應該 科幻 文 可惜 寫出 精髓 很少 多年 前 寫出 作 無疑 題材 重大突破 先驅 無限 流 開創 鋪平 道路 位 元 元 面 交易 天馬行空 作者 發揮 容易 造成 世界觀 破碎 設定 不連貫 問題 作 採用 數學 邏輯 貫穿 穿針引線 巧妙 突出 科幻 主題 人物 刻畫 方面 同類 作品 不錯 缺點 中後期 設定 推敲 處 文筆 懸疑 方面 提升 空間 個人 評分 現在 依然 很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位 元 元 面 交易 先驅 經典 大作 軟 科幻 精品 位 元 元 面 交易 其實 一個 十分 著迷 題材 起源於 多重 宇宙 理論 遊戲 暗黑 破壞神 適合 這類 題材 應該 科幻 文 可惜 寫出 精髓 很少 多年 前 寫出 作 無疑 題材 重大突破 先驅 無限 流 開創 鋪平 道路 位 元 元 面 交易 天馬行空 作者 發揮 容易 造成 世界觀 破碎 設定 不連貫 問題 作 採用 數學 邏輯 貫穿 穿針引線 巧妙 突出 科幻 主題 人物 刻畫 方面 同類 作品 不錯 缺點 中後期 設定 推敲 處 文筆 懸疑 方面 提升 空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 主 吃 一顆 蛋 身體 裡 一個 仙府 種 草藥 後期 最後 幾章 突然 一下 主角 吸 星 大法 搞 滿級 整個 修真界 追殺 男 主 女 主 一起 找 輪 回 井 投胎 開 續篇 仙府 緣 算 不錯 人流 仙俠 類 小說 文筆 情節 爽 度 把握 來看 不錯 爽 度 高潮 偏低 略 平淡 點 大結局 坑 爹 不能 接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本書 一個 保健 愛好者 汝 妻 知 否 每晚 搓衣板 跪 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屠 版 作者 作品 周 伯 符 出現 放下 成見 結成 統一戰線 一起 笑 記得 說話 總是 滿口 保健 教 半懂不懂 姓 周 自稱 伯 符 鳥 便 動物 百科 裡 找出 一個 名頭 鶸 禽類 替換 掉 符 字 周 伯 鶸 聽 背 裡 談論 周 伯 鶸 原 朧 空山 花花 少 一員 可惜 遇人不淑 遇上 河東獅 愈 愈 回去 弄 妞 吃 碗 麻辣燙 錢 沒有 幸好 碼字 便 起點 摘自 孔乙己 周 伯 鶸 作者 半 隻 青蛙</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最新 章 真是 只能 現實 小說 深刻 無產階級 沒 團結起來 資本家 已經 自動 組成 牢固 聯盟 </text:span><text:span text:style-name="T14">996 icu </text:span><text:span text:style-name="T15">不用 動員 平時 狗 腦子 大佬 前所未有 團結 出面 月臺 封殺 </text:span><text:span text:style-name="T14">git</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進化 收斂 氣息 普通人 生活 方式 陪陪 青梅竹馬 養養 寵物 開開 小店 唱 唱歌 演演 電影 戴 面具 混 黑 域 殺 殺人 作者 擅長 水 字數 人物描寫 不及 粗 全本 特 休閒 討厭 這種 生活 休閒 流 想當初 把舵 爺 老衲 年輕 堅持 完 加 起來 沒 這本 一半 長 書 喜歡 做飯 乳酪 甜點 烤乳豬 不會 告訴 找到 章節 類似 作品 黃金 漁場 東京 道士 桃核 地主 劍 神 天外 歸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本來 想 乾糧 狙 努力 出名 掙錢 養家 總是 努力 開 新 題材 份 糧草 算是 狙 第一 本書 開篇 清新 簡單 很小 市 民風 一下 吸引 狙 應該 大局觀 大綱 不好 書後 期 崩 創新 不錯 算是 休閒 一本 小說 評價 一下 小說 後期 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評論 之前 要求 這本 書 主角 充值 一下 智商 情商 這本 書 大概 十七歲 左右 看見 主角 表現 第一 感覺 是不是 欽佩 莫名其妙 正義 事 何須 寧折不彎 弄 全家 悲劇 何不 暫時 低頭 身體 條件 豈不是 現在 一介 白 身 奈何 主角 一個 大齡 死心眼 沒 辦法 拯救 不得不 前期 懲惡揚善 劇情 比較 有趣 比較 喜歡 招安 之後 在我看來 水準 一路 大跌 主角 情商 莫名其妙 底下 真的 從未見過 莫名其妙 利用 高興 不要 幼稚 黑 化 莫名其妙 好好 說句話 好好 交流 難 作者 文 青 強行 虐 主 展開 劇情 畢竟 林中 馬 魔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初 二時 書 可惜 主角 廢物 同樣 堅守 正義 看看 李 安平 看看 沒有 孤身 服 天下 氣魄 世界 意志 運轉 書本 身 文 青 作 加 星 感情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感謝 </text:span><text:span text:style-name="T2">@ vagii </text:span><text:span text:style-name="T3">推薦 男主角 一個 不擇 扣 邪惡 物 昇華 產品 從來 沒有 虐 腹 黑 成 性 虐待 獲得 精神 滿足 染指 魔 寵 褻瀆 五個 純潔 自動 人偶 少女 偽 裝成 可親可敬 老師 吃掉 兩個 蘿 莉 弟子 變身 火辣 美少女 一個 前程遠大 青年 推入 禁 斷 深淵 學生 逆 推 報復 誘拐 學生 好友 推卸責任 使用 迷藥 幻術 推廣 百合 運動 變成 美少女 進行 偽 百合 活動 施展 多種 卑劣手段 誘騙 一位 正直 禦 姐 偽 裝成 和藹 鄰家 大哥 吃 一個 百合 專用 蘿 莉 想不到 沒有 不到 坑 慎 入 推薦 不介意 太監 愛 宅 文 喜歡 獵奇 童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少數 主角 智障 作者 </text:span><text:span text:style-name="T2">zz </text:span><text:span text:style-name="T3">書</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看來 已經 武俠 世紀 大冒險 水準 糧草 尤其 龍蛇 一卷 武 意 勃發 壯懷激烈 敵國 氣吞山河 直 令人 心神 搖動 恨不能 同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純粹 吐 槽 寫 早 隊 裡 一個 妹子 白眼 血統 利用 昆蟲 複眼 移植 白眼 現在 來看 轉生 眼 臉 啪啪 響</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限 流 革新 作 金銀銅鐵 基因 鎖 設 神門 關 主角 冰 系 異能 起家 作者 工科 博士 文筆 幹 深 宅 使用 新 場景 新 推演 大量 動漫 原作 吐 槽 補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暫停 </text:span><text:span text:style-name="T14">lker </text:span><text:span text:style-name="T15">出品 多位 元 面 穿越 綜 武俠 作品 前 三卷 痛快 龍蛇 演義 篇 作者 終於 凝練 出 武 道 真意 對白 比武 逼 格 突破 天際 主角 日本 敵 國 英姿 更是 燃 直接 爆炸 揮灑 出 作者 一腔 赤子 熱血 讀 起來 感覺 酣暢淋漓 浮一大白 點名 表揚 作者 </text:span><text:span text:style-name="T14">@ gaoeric</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後宮 救國 代表作 開局 越南 頗 創意 合理性 太差 幾萬人 紙幣 發行 惡搞 戲謔 太甚 影響 敘事 記得 書 一個 場景 劉永福 摸 辮子 語重心長 告誡 主角 異國他鄉 不能 忘卻 故國 衣冠 這種 無語 直 擊 人心 清 穿 造反 歷史 架空 再也</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npc </text:span><text:span text:style-name="T22">玩家 本來 不可 調和 矛盾 需要 寫 大公 叛變 太 噁心 網遊 裡 面 公會 上層 叛變 難道 下層 成員 傻子 最近 沒有 書 勉強 追 反正 看到 後面 已經 忘掉 劇毒 無比 設定 倒 不錯</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很早以前 看到 本書 記得 發在 起點 女 頻 第一個 副本 玄 霄 記憶猶新 後面 天之痕 裡 宇文 太師 寫 不錯 火影 主角 穿 成 宇 智 波 斑 最後 千手 柱 間 愛 主角 最後 主角 兩 葬 一起 妹 第一本 主角 反派 形式 出現 文 第一次 火影 妹 愛 千手 宇 智 波 愛 火影 二次元 漫 產生 濃濃的 恐懼 妹 妹 妹 妹 妹 妹 妹 本來 想 友情 仙草 妹 妹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 有意思 作者 國際 政治局勢 敏銳 嗅覺 該書 預言 事實 已經 正在 變成 現實 泰國 政變 埃及 政變 烏克蘭 政變 敘利亞 內戰 印度 穆迪 崛起 南非 </text:span><text:span text:style-name="T2">2b </text:span><text:span text:style-name="T3">化 沙特 軍國主義 化 書寫 地方 無不 雞飛狗跳 太陽 距離 一個 諢號 烏鴉嘴 距離</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 無限 恐怖 傳 前期 智鬥 劇情 不錯 後期 前 作 人物 出場 張 恒 出現 這本 書 張 恒 算 無限 恐怖 </text:span><text:span text:style-name="T2">fan </text:span><text:span text:style-name="T3">相當 感動 這本 書 該死 太監</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劍 卷 不錯 </text:span><text:span text:style-name="T2">hp </text:span><text:span text:style-name="T3">卷 劇情 之前 故事 沒有 代入 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腦 輪 回 太 明夕 玦 清場 主角 主神 平行 空間 清除 影響 主線 劇情 漫畫 武俠小說 遊戲 穿越 主角 作 當時 劇情 最大 反派 算是 目前 流行 無限 反派 流 開山 作 老 讀者 認可 神 作 晉江 文 值得一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類型 都市 異術 超 字數 </text:span><text:span text:style-name="T2">320w </text:span><text:span text:style-name="T3">殺 優點 主角 身份 諸葛 臥 龍的傳人 金手指 牛 逼 升級 速度快 無敵 爽 文 一類 劇情 相當 精彩 如今 無腦 裝 逼 臉 踩 都市 超級 白文 之下 算是 一本 不錯 書 雷 沒有 建議 布 甲 閱讀 缺點 前期 或者說 整本書 情感 戲 渣 一筆 順便 建議 一下 感情 戲 寫 不好 作者 努力提高 寫作 水準 寫出 細膩 劇情 不要 感情 戲 成 拖油瓶 後期 灌水 比較嚴重 一個 雙方 父母 見面 水 幾章 服 評價 個人 糧草 其實 書 評價 沒有 明確 等級分類 不算 太差 下口</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女 主 節操 堪憂 愛 佔便宜 經常 貪心 陷於 困境 吃 尤其 結 饕餮 金丹 之後 瀧 魔頭 女 主 某種程度 可怕 殺人 奴顏婢膝 沒有 心理 負擔 前一刻 朋友 一刻 推出 擋箭牌 一面 境地 女 主 開開心心 活下去 這點 值得 學習 </text:span><text:span text:style-name="T2">cp </text:span><text:span text:style-name="T3">瀧 魔頭</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 流 開山 作 帶 金手指 反派 成長 路 哈利波 特 裡 巫師 詭異 原始社會 裝神弄鬼 巫師 血腥 殘酷 滾開 塑造 一個 奇幻 現實 巫師 世界 一個 冷色調 黑暗 童話 沒有 成人 多餘 粉飾 沒有 是非 善惡 利益 爭鬥 唯一 主題 看不到 愛恨 情仇 時間 這種 事 大部分 死 少數 人才 擁有 特權 這種 感情 比起 現實 冷 真 暖 主角 金手指 一分 超脫 可能 主角 目的 活 下來 更遠 看到 有意思 物 事 作者 作品 靈異 描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 劇情 覺得 兩本 吸引 這本 書 開創 一個 流派 遑論 設定 巫師 流 小說 靈感 必須 糧草 其實 讀 巫師 流 小說 發現 巫師 包括 限於 主角 比較 孤僻 利益 打交道 不斷 提升 實力 實力 越來越 高 能力 不斷 增強 逐漸 拉開 原先 同一 階級 夥伴 差距 想念 友情 無法 有所 交集 只能 帶 欲望 不斷 前行 友情 愛情 親情 匆匆 百年 巫師 壽命 不止 百年 表示 時間 長 虛數 驀然回首</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比不上 無限 恐懼 開 啟 一個 派系 其實 現在 大部分 寫 巫師 敢 這本 書 沒關係</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詭 秘 奇妙 巫師 世界 入神 男 主 現在 記得 男 主從 父親 孺 慕 母親 珍愛 成長 漠然 生 吃 味道 異族 精靈 地步 巫 界 術士 男 主 唯一 目標 近乎 偏執 追求真理 本文 男 主 情感 動物 父母 親情 渴求 奇妙 力量 好奇 父親 移情 失落 歷經滄桑 灰心 突 而來 興趣 找到 答案 快樂 種種 情緒 牽扯 真實 體現 身上 見識 黑暗 越 尺度 越加 寬泛 經歷 一點一滴 改變 塑造 最終 一個 正常 變成 神 高興 最終 沒 獨自 上路 身 畔 同行 夥伴 沒有 孤單 感覺 滾開 大大的 兩 男 主 有種 幹 壞事 特別 強大 憐惜 氣質</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吸引 滾 詭異 世界 描寫 詭異 世界 文中 一處 記得 最深 主角 組團 探索 一個 莊園 裡 面 不可名狀 詭異 生物 文中 主角 算是 一個 帶路 黨 不同于 網文 主角 塑造 這點 創新 亮點 滾 語言 很慢 緩 容易 帶進去 平實 不失 精彩 於無聲處 響 驚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表面 玄 幻 實際上 靈異 風格 喜歡 鬼故事 讀者 不可 錯過 喜歡 西 幻 算了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出 道 巔 峰 沒有 進步 受 眾 進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 流 開山 作 黑暗 經典 作者 塑造 一個 詭異 神秘 魅力十足 巫師 世界 世界 裡 面 路上 鸚鵡 可能 說話 桌子 說不定 思想 裡 知識 力量 決定 主角 性格 不能 大部分 讀者 喜歡 獲得 知識 力量 捨棄 剛 正常人 逐漸 瞭解 巫師 世界 殘酷 規則 逐漸 剝奪 善良 人性 假扮 女巫 失散多年 兒子 學習 巫術 力量 投靠 異 界 成 唾 駡 帶路 黨 最後 利益 背叛 借助 夢魘 世界 入侵 世界 強大 主角 信條 力量 成 無法 世界 容下 強大 存在 再次 離去 尋找 新 力量 黑暗 厭惡 主角 性格 勉強 個人 糧草 分數 分化 嚴重 不好 具體 個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涼 薄 黑暗 其實 覺得 接 地氣 一本 小說 一個 力量 尊 世界 想要 變強 捨棄 東西 必須 家人 之間 感情 處理 描寫 更是 真實 不行 知道 起點 小說 千篇一律 一人得道 雞犬升天 節奏 濃 鬱 滾開 風 基本 感情 戲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性格 沉穩 殺伐 果斷 開頭 文筆 普通 沒有 華麗 眼前一亮 往後面 越 發現 這本 書 不同 設定 劇情 戰鬥 可圈可點 處 爛尾 慎 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西方 魔幻 穿越 大作 作 巫 頌 之後 目前 最好 巫 族 大作 作 寫 一個 巫 利用自身 優勢 魔幻 世界 強 故事 作者 抓住 點 突破口 寫 入骨 三分 巫 作 一個 天 鬥 鬥 神 鬥 自強不息 肉體 修煉 巔 峰 種族 鋼鐵 意志 一直 十分 著迷 作 寫出 這種 精神 貫穿 始終 印象 深刻 主角 鬥爭 當中 處理方式 現實 競爭 鑒 意義 算是 爽 文 強者 全新 定義 某種程度 東方 文明 西方 文明 隱射 碰撞 缺點 爽 文 部分 缺點 個人 評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塑造 一個 巫 蠱 術 成 神 故事 主角 性格 真 可謂 專門 成 神 性格 夠 沙發 夠 心狠 絕對 自我 </text:span><text:span text:style-name="T5">n </text:span><text:span text:style-name="T6">冷靜 符合 一個 成人 心理 符合 一個 現代 世界 巔 峰 強者 心理 沒有 </text:span><text:span text:style-name="T7">n </text:span><text:span text:style-name="T6">愛情故事 沒有 </text:span><text:span text:style-name="T7">n </text:span><text:span text:style-name="T6">莫名 心軟 容易 心軟 豈 成 世界 強者 總體 前期 後期 異軍突起 風格 詭異 狂 霸 炫 酷 拽 有點 黑暗 無極 魔 道 女人 淫 色</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皇甫 奇 寫 最好 一本 前期 白 段 展開 漸入佳境 結局 令人 有點 惆悵 講述 一個 族 太古 崛起 故事 故事 悲壯 衝擊力 主人公 冷酷 理智 前輩 族 延續 前赴後繼 相繼 犧牲 獨自 扛起 責任 夾縫 掙 紮 人類 殺出 一條 生存 路 眼 裡 常含 淚水 愛 土地 愛 深沉 當年 熱淚盈眶 記憶 主角 殺伐 果斷 人類 延續 壯大 犧牲 現在 來看 橋段 語言 偏 白 當時 閱 感 確實 稱得上 熱血沸騰 盪 氣 迴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部分 仙草 飛 升 之後 講述 主角 飛 升 事情 族 魔 族 血族 天堂 四大 種族 之間 不斷 戰鬥 族 最弱 種族 族 至尊 四象 陣 魔 族 黑暗 主神 天堂 光明 主神 血族 神秘 血族 始祖 主角 修 增加 漸漸 知道 許久 太古 秘密 走上 一統 太古 對抗 外族 艱辛 歷程 初 入 太古 建立 劍 域 元 神 三分 一統 太古 對抗 魔 族 總體 飛 升 之後 玄 幻 經典 民族 奮鬥 精神 場面 宏偉 大氣 情節 玄疑 緊湊 玄 幻 無法比擬 地方 印證 生 男 求 天地 長存 求 死得其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筆觸 氣氛 冷靜 淡漠 仿佛 一個 高高在上 主宰 俯視 世間 熙熙攘攘 蟲 蟻 主角 明 瞭 所欲 知道 取捨 求仙 是從 山腳 登頂 獨行 荊棘 浮雲 皆 寂寞 雨 默坐 靜觀 故人 黃葉 兩 凋零 孤獨 行文 透露 出 冷 冽 近乎 無情 偏 契合 主角 心性 變化 男 主從 初 彷徨 溫情 一步步 大道 無情 極 驚豔 知名 老 司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前 先 龍 空 幾個 吐 槽 帖子 描述 劇情 確實 天雷 滾滾 今天 空閒 念 緣分 無盡 武裝 驚喜 瞟 幾眼 發現 完全 吐 槽 值得 詬病 劇情 眼睛 好轉 跑 藥鋪 複 明 瞭 告訴 家人 確實 存在 前因後果 完整 成功 塑造出 一個 特色 主角 形象 緣分 擅長 算計 小橋 段 鋪陳 十分 流暢 一點 不讓 失望 目前 看到 主角 洗腦 家 小姐 止 整個 劇情 爽快 度 勝過 仙 路 爭鋒 推進 速度 很快 沒有 仙 路 裡 其實 沒 太 作用 支線 配角 塑造 仙 路 自然 很多 特別 主角 代 強者 塑造 總體 穩穩地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陳 猿 書 筆觸 氣氛 永遠都是 冷靜 淡漠 仿佛 一個 高高在上 主宰 俯視 世間 熙熙攘攘 蟲 蟻 文中 主角 總是 那種 明 瞭 所欲 知道 取捨 成熟 男子 求 道路 驕狂 輕言 放棄 全書 展現 吃 雞蛋 吃 修 真 玩 曖昧 玩 愛情 仙俠 求仙 是從 山腳 登頂 獨行 荊棘 浮雲 皆 寂寞 雨 默坐 靜觀 故人 黃葉 兩 凋零 孤獨 </text:span><text:span text:style-name="T2">@ </text:span><text:span text:style-name="T3">一劍 霜寒 最後 一句 是不是 美的</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句 話 評語 幕 密室 逃脫 劇 裡 每個 充滿 遺憾 活 書 每張 地圖 無法 離開 封閉 環境 這種 壓抑 背景 三類 主角 看似 殺伐 果斷 實際上 始終 擺脫 不了 前世 條 敗 犬 作者 自喻 陰影 走 地圖 前世 附 骨 蛆 跟隨 主角 變 強 擺脫 不了 命運 枷鎖 試圖 愛 主角 師妹 秦 貞 主角 迷戀 失去 自我 主角 離開 第一個 世界 要求 做成 屍 娃娃 供 日後 享用 毫不猶豫 同意 犧牲 沒 換來 主角 多一點點 感動 灰飛煙滅 之際 主角 道 兩聲 可惜 哀而不傷 接 評論</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 空 評書 真不知道 標準 漫畫 幼兒 兒童 少年 青年 成年 裡 評分 低 通常 少年 少 書 整天 白 白 來看 網路 小說 找 找 定位 想要 深度 文藝 小說 整天 哪位 作者 越 寫 越 差 讀者 越來越 作者 越 寫 越 眾 賺錢 第一 動力 死亡 筆記 評分 高 人氣 絕 比不上 整天 噴 火影忍者 愛 龍 空 毒 起點 大火 玩遊戲 玩 出 鄙視 鏈 看書 看出 優越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荒誕 吐 槽 類 小說 風格 竟然 挺 習慣 主角 一本正經 一臉 天 真的 吐 槽 房地產 行業 官商勾結 黑 歷史 帶 點 後宮 種馬 感覺 作者 是不是 女人 仇 裡 面 大多數 女人 幾個 詞彙 概括 貪婪 淫蕩 野蠻 兩種 後宮 種馬 難受 一種 作者 半點 人物 塑造 能力 沒有 硬 寫 幾個 十幾個 女人 推 十幾頭 母豬 區別 這種 女人 塑造 想 拍 死 這本 書 純粹 受不了 裡 面 女人 放棄</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要 綠 晉江 評論 覺得 變成 一個 吹毛求疵 作者 交代 東西 俐落 前 十幾 章 女 主 想法 大致 設定 全都 寫 清清楚楚 接受 不能 接受 閱讀 這本 書 過程 非常 愉悅 作者 幾個 孩子 描寫 日常生活 種田 愛好者 真的 </text:span><text:span text:style-name="T2">jio </text:span><text:span text:style-name="T3">這部分 仙草 扣掉 星 太 接受 女 主 大大咧咧 包括 前世 交代 男 主 邏輯 滿分 覺得 怪怪的</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熱血 戰鬥 流 技術類 修煉 狂人 基本上 男女 糾葛 女 主 通篇 沙發 果斷 打鬥 場面 極 出彩 當年 熱血 感覺 本書 相似 修煉 狂 人類 小說 戰 天變 飛 升 之後 刺 道 兵 推薦 喜歡 打打殺殺 朋友 興趣 找 來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文筆流暢 爽 點 不斷 主角 從不 糾結 殺 殺 問題 腦子 裡 全 叢林 生存 法則 裝 </text:span><text:span text:style-name="T2">13 </text:span><text:span text:style-name="T3">特別 戰鬥 描寫 熱血沸騰 幾個 配角 主角 陪襯 性格 合理 黨 可能 有點 毒 認 一本 一流 白文 糧草 現在 漸入佳境 作者 書 基本上 修煉 狂人 系 同好者 找 來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披 科幻 皮 實際上 已經 天 玄 幻 文 設定 鑒 漫 強 殖 裝甲 開頭 類似 地球 末世 背景 一兩百 章 轉入 宇宙 提示 女 主 遇到 主角 前 </text:span><text:span text:style-name="T2">ji </text:span><text:span text:style-name="T3">女 除此外 毒 點 喜 速 退 其實 下去 發現 一個 不可多得 網文 作者 戰鬥 描寫 不錯 比較 熱血 戰爭 氛圍 渲染 擅長 最終 一戰 兩 聯盟 對決 代入 感 配角 算 有血有肉 反派 種族 延續 無法 是非 人類 議會 會長 悲壯 堅定 記得 主線 當時 算 新穎 一個 種族 反抗 奴役 命運 全員 赴死 留下 手 等待 時機 宇宙 種族 能力 裝備 有點 意思 總體 糧草 仙草 不等 具體 個人 適合 全 階段 書友 量 管飽</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推 潑 猴 評論 </text:span><text:span text:style-name="T5">@ </text:span><text:span text:style-name="T6">赤 戟 書單 儲 糧草 備 書荒 </text:span><text:span text:style-name="T7">good </text:span><text:span text:style-name="T6">潛力 糧草 </text:span><text:span text:style-name="T7">yousuu booklist 55a526d51569793575234da8 </text:span><text:span text:style-name="T6">大聖 歸來 踏 碎 淩 霄 放肆 桀驁 書 節奏 把握 加上 前期 溫馨 微 虐 劇情 有種 欲罷不能 感覺 文筆 非常 細膩 刻畫 深刻 容易 帶動 情緒 悟空 傳 閱 感 喜歡 這種 文風 書友 應該 喜歡 套路 文 內容 不落俗套 適合 獵奇 心 老 白 書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第一點 不要 西遊記 裡 孫悟空 對號入座 書 應該 悟空 傳 一類 書 加上 理解 原著 東西 導致 主角 性格 特別 彆扭 毀 童年 第二點 作者 後期 忙 搞 </text:span><text:span text:style-name="T2">ip </text:span><text:span text:style-name="T3">書 慢 用心 個人 認 五行 山 完 正好 第一章 呼應 後面 作者 偷工減料 劇情 複雜化 感覺 像是 狗尾續貂 總評 乾糧 糧草 前 半 本書</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大聖 歸來 踏 碎 淩 霄 放肆 桀驁 書 節奏 把握 加上 前期 溫馨 微 虐 劇情 有種 欲罷不能 感覺 文筆 非常 細膩 刻畫 極 深刻 容易 帶動 情感 頗 悟空 傳 閱 感 喜歡 這種 文風 書友 應該 喜歡 本書 套路 文 內容 不落俗套 適合 獵奇 心 老 白 書友 蒼穹 動搖 放聲 狂笑 揮動 如意 金箍棒 砸 天翻地覆 此後 一萬年 記住 齊天大聖 孫悟空 希望 甲魚 堅持 本心 寫出 想 寫 故事 虐 心 情節 玻璃心 慎 入 </text:span><text:span text:style-name="T14">^ ^ ps </text:span><text:span text:style-name="T15">後面 太 虐 沒 堅持 下來 話 朋友 平均 訂閱 </text:span><text:span text:style-name="T14">7000</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 寫出 孫悟空 殘酷 暴戾 溫情 落寞 英雄 悲傷 花果山 老虎 爭奪 地盤 冷 冽 萌 點 滿滿 求仙 路上 無盡 坎坷 掙 紮 地獄 末日 楊 戩 妹子 溢出 滿滿的 愛 可惜 花果山 對抗 天庭 力量 體系 崩潰 煽情 趨向 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面 猴子 搞 變革 搞 王國 變味 後面 越來越 不堪 發現 其實 所謂 正義 世上 邪惡 東西 猴子 追求 所謂 正義 他殺 神 妖 生靈 正義 名 造 邪惡 孽 爽 留下 不好 負面 情緒 後面 徹底 拋下 自由王國 轉到 虛無 佛法 上去 其實 萬事 說穿 一個 字 道 反 道 動 過於 堅持 正義 成 邪惡 四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潑 猴 不少 漏洞 缺點 西遊記 不同 詮釋 理解 西遊記 經典 不可 超越 毋庸置疑 作者 重新 帶 寫手 感情 重新 嘗試 寫 一本 脫離 西遊記 眼前一亮 感覺 劇情 噴子 不想 評論 噴 書 噴 頭頭是道 不好 完 噴 出 佩服 現在 小說 界 慢慢 不成文 規定 沒 噴 作者 作者 經典 書 沒 噴 相信 有人 有人 寫 提醒 比較 文 青</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庚 新 寫 書 主角 大多 另闢蹊徑 從不 尋常 處 殺出 一條 路 這本 書 主角 經歷 坎坷 精彩 地方 歸隱 幾年 爽 力 十足</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三國 歷史 人文地理 非常 熟悉 文中 出現 每個 留名 三國 歷史 人物 架構 作者 非常 謹慎 條理清晰 思路 廣闊 邏輯 嚴謹 書 司馬懿 先生 失蹤 沒有 明確 描述 估計 作者 五胡亂華 事 看法 書 多次 提到 國家主權 思前想後 找 不到 罪魁禍首 恨意 加 司馬懿 先生 頭上 此書 司馬懿 先生 不幸 承擔 子孫 責任 恨 恨 好歹 照顧 司馬懿 先生 畢竟 司馬懿 先生 在歷史上 超一流 人物 整 沒 算 回事 司馬懿 先生 應該 後來 書 所寫 出入 吳王孫 權 身邊 神秘 人物 馬達</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算是 海賊王 沒 看過 海賊 影響 讀 故事 非常 有趣 設定 漫畫 裡 主角 亂 入 海賊 世界 一大半 沒 看過 仍然 影響 閱讀 人物 出場 之後 作者 足夠 筆墨 包括 海賊王 配角 在內 所有人 性格 作風 特色 描寫 清晰 沒有 閱讀障礙 流暢 無論是 亂 入 主角 隊友 原生 土著 配角 之間 互動 符合 性格 整體 氣氛 桔梗 劍心 黃泉 法 修 魯 魯 修 愛德華 式 加上 近乎 無敵 主角 輕鬆 搞笑 本書 吐 槽 同樣 力 </text:span><text:span text:style-name="T2">n </text:span><text:span text:style-name="T3">次 笑 噴</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想 吃 五十年 金蟬子 五十年 轉世 一次 必定 成 東土 大唐 僧人 必定 西天 取經 必定 流沙河 裡 兄弟 把持 幾次 吃 幾次 雄 虺 老祖 喜 道 好事 如來佛 祖 真是 好人 竟然 管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錯 文筆 功底 情節 設定 圓滑 合理 一本 不錯 都市 幻想 文 告誡 書友 本書 很多 科普性 知識 完全正確 很多 社會 設定 人物 設定 看起來 合理 現實 社會 存在 作者 寫 真實 小說 當成 科普性 讀物 本書 美中不足 後面 故事情節 範本 沒有 新意 流水帳 作者 一定 社會 閱歷 寫作 之前 查閱 不少 資料 文章 看起來 邏輯 合理性 強 作者 很多 東西 邊緣化 美好 化 古玩 文物 拍賣 其實 現今 社會 東西 價格 虛 高 大部分 用於 洗 黑錢 拍賣 作者 筆下 主角 接觸 社會 黑暗面 遠遠 低於 現實 也許 作者 想 讀者 描繪 一個 充滿希望 世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穿越 賣地 賣 桌椅 賣書 紈絝 子 做派 行 爹 老東西 古代 不孝 主角 想 前途 大作 是不是 病 明史 專家 搞笑 第十章 陡然 寫字 平南 策 玩意兒 主角 突然 大變樣 前面 害怕 暴露 裝 紈絝 子 賣地 無用功 主角 智商 明史 專家 求求 作者 侮辱</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現實 線 女 主 言情劇 挺 喜歡 書 看到 男 主 刷 現實 線 很煩 想 滾回 副本 特別 楊 錦 夏 女 主 夢境 副本 裡 開 掛 存在 現實 裡 夢境 回來 馬上 調查 男 主 追查 出 立刻 兩個 參與 調查 男 主 下屬 調 走 升遷 眾 同學 面前 非常 男 主 長臉 調查 出 男 主 家 馬上 利用 一個 工作 身份 調 男 主 爸媽 家 城市 男 主 回家 造成 一種 非常 緣分 街邊 偶遇 非常 期待 接下來 過年 是否 見到 男 主 家長 女 主 覺得 一種 金手指 無論是 現實 夢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噴 感情 戲 其實 寫 不錯 畢竟 女 主 真 高 嶺 花 彆扭 起來 正常 攻略 很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電影 太空 旅客 小說 複 刻版 本事 單身 系統 配種 末 日來 襲 男人 死光 剩 舔 狗 一條 評價 男 主 一條 鋼鐵 直 男 錚錚 舔 狗 現實 女人 太 難 伺候 隔離 遊戲 裡 老實 這種 </text:span><text:span text:style-name="T5">yy </text:span><text:span text:style-name="T6">合情合理 窩囊廢 豬腳 物 喜 三觀 草根 背景 自閉 性格 喪 喪 感覺 不錯 一個 混 吃 死 女 主 楊 錦 夏 剩下 倆 花瓶 心煩 主角 女 主 相處 累 聊天 商務談判 處 錘子 女朋友 爺 嘔吐 夢境 不好玩 煮 面 開心 表妹 可愛 話 表妹 績優股 </text:span><text:span text:style-name="T7">¿ </text:span><text:span text:style-name="T6">感謝 </text:span><text:span text:style-name="T7">@ </text:span><text:span text:style-name="T6">酒 推 書 好看 推薦 哈哈哈 覺得 糙 好看 </text:span><text:span text:style-name="T7">ovo</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感覺 耳目一新 修仙 設定 不錯 文筆 主角 寫 挺 霸氣 情節 高潮 不斷 越 越 越 發現 問題 一個 感悟 情節 總 感覺 夾帶 私貨 說教 感覺 書 角色 包括 主角 沒 正常 性格 變態 行 怪異 動不動 驚天大 陰謀 推敲 起來 總覺 裡 怪怪的 再就是 出 星球 之後 力量 體系 已經 把握 不住 有種 資料 爆炸 感覺 前 半本 不錯 後期 棄 實在 啃 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仙 逆 已經 段時間 覺得 看過 玄 幻 裡 排 前 好看 建議 耐 心 來往 發現 這本 小說 驚人 處 這點 倒 遮天 有點像 喜歡 本書 凡人 修仙 傳 相比 挺 喜歡 凡人 種 大巧若拙 樸實 感 仙 逆 靈氣 逼人 飄逸 感 個人 真心 推薦 這本 書 修仙 道 人生 困難重重 扮得 一位 弱者 更加 不會 回事 強者 不會 欺負 本事 責任 越 特出 弱者 只能 活 陰影 逆 執著 心 狠辣 喜歡 天 走出 一個圈 一個圈 牢籠 總是 堅持 本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聽說 仿造 凡人 寫 內容 新意 中後期 寫出 風格 逆 仙 值得 浮一大白 特別 喜歡 主角 隨身 老爺爺 司徒 捨命 相救 天 立下 天道 誓約 王 林 修道 一生 拜天地 敬 鬼神 拜 父母 敬 司徒 主角 化 那段 經歷 人生 滄桑 獨坐 寂寞 印證 寫 有血有肉 感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亮點 開篇 鐵柱 不屈 意志 心 錨 上當 升級 神通 感覺 新奇 第一次 讀 仙俠 化 一篇 心境 描寫 深刻 李 慕 婉 專一 癡情 很棒 最後 結局 只能 盜 夢 空間 夢 夢 感覺 汙點 不停 尋找 天才 寶 無聊 王 林 李 慕 婉 感情 培養 不夠 深 插入 柳眉 角色 渣 結論 心 錨 指 心理學 心 裡 植入 一個 印記 意志 不屈 遺憾 上當 意志 不屈 讀完 這部 </text:span><text:span text:style-name="T9">600 </text:span><text:span text:style-name="T10">字 仙 逆 王 林 李 慕 婉 專一 感動 </text:span><text:span text:style-name="T9">AB</text:span><text:span text:style-name="T10">型 兼 天蠍 愛情 兩面 極端 專一 後宮 選 專一 高富帥 男 神 懶得 哄 女孩 很煩 累 危險</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先 飛 單 女 主 尿 性能 寫出 單 女 主文 ￼ 特 根本 信 ￼ 堅信 一本 後宮 文 </text:span><text:span text:style-name="T9">60 </text:span><text:span text:style-name="T10">章 紅 啞 藍藍 盲 雷 大法 五行 合一 賭 女 主 靈 女 轉世 分成 眼 耳 口 鼻 身 五個 蘿 莉 眼 盲 耳聾 口 啞 鼻塞 身 癱 五個 蘿 莉 合一 變成 一個 禦 姐 禦 姐 編號 </text:span><text:span text:style-name="T9">002 </text:span><text:span text:style-name="T10">這麼一來 五個 蘿 莉 加 一個 禦 姐 其實 性格 不同 一個 所謂 單 女 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洪荒 網文 開山 級 大作 優點 壯闊 恢弘 場景 古代 傳說 神話故事 現實 連接 想像力 缺點 過於 慢 熱 前面 寫 太 過於 平淡 很多 幾章 棄 書 中期 主角 奇遇 金手指 開 太 快 後期 神仙 妖魔 算計 算計 喜歡 覺得 仙草 喜歡 覺得 毒草 優點 缺陷 剛 確實 看不下去 後來 諸多 推薦 讀 下去 後期 依然 覺得 太 毒 退 散</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lk </text:span><text:span text:style-name="T22">書友 菜 兔 割草 新 籃球 文 路數 下來 籃球 文 好幾本 一直 追 文 走 那種 開金 大腿 路線 走 半 理性分析 眾 路線 作者 真是 高級別 球迷 尤其 建議 偽 球迷 看看 之前 幾本 籃球 文 不論是 個人 球隊 強 弱 強 弱 真的 分析 比較 到位 作者 段子 科比 詹姆斯 真是 充滿 深深地 惡意</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連載中 </text:span><text:span text:style-name="T9">dnf </text:span><text:span text:style-name="T10">世界觀 看到 現在 止 最好 毒奶粉 世界觀 小說 主角 穿越 成 第十 使徒 一個 角度 講述 使徒 轉移 故事 無敵 加 後宮 炮 友 無數 古靈精怪 合法 蘿 莉 元氣 傲 嬌 少女 強 氣 禦 姐 冰山 天然 呆 雙重人格 少女 原著 </text:span><text:span text:style-name="T9">npc </text:span><text:span text:style-name="T10">出場 結合 原著 開創 原創 劇情 加上 不錯 文筆 完全 脫離 遊戲 當做 原創 奇幻 來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讀 老賊 書 是從 偽 君子 幽默 風趣 情節 扣人心弦 閒人 相比 唐 磚 刻畫 人性 多變 赤裸 利益 交換 更加 現實 欠揍 主人公 閱 每個 人物 特點 奸詐 迂腐 圓滑 殘忍 人性 百態 文中 情節 起伏 緊迫 之時 總是 主人公 賤人 賤 語 逗樂 兩 書 主人公 人性 閃光點 值得 書友 喜歡 只求 文明 看書 黑 吹 讀書 享受 惡意中傷 想 引人關注 猴子 此書 需要 選擇性 忽略 事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老 作者 新 奇幻 長篇 竟然 </text:span><text:span text:style-name="T9">134 </text:span><text:span text:style-name="T10">萬 字 免費 讀書 十幾年 文筆 值得 信賴 依舊 宏大 架空 歷史背景 激烈 人性 階級 理念 衝突 正義 必勝 信念 也許 千 禧 時代 老 作者 喜歡 這種 設定 一個 主角 出身 過往 滿懷 正義 身 具 力量 渴望 人民 奮鬥 必定 英雄 必將 創造 歷史 話 這種 題材 現在 流行 吐 槽 推 妹 流 背道而馳 加上 讀書 感情 描寫 或許 當年 寫手 出道時 大齡 工科 處男 喜歡 純情 慢 推 ＾ </text:span><text:span text:style-name="T9">ᗜ </text:span><text:span text:style-name="T10">＾ 最後 本書 掛 穿越 系統 套用 科幻世界 術士 星際 範本 目前 系統 流 差異 很大 或許 不能 入 原因 可惜 可喜 希望 能夠 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蹭 盧 姥爺 涼 度 盧 姥爺 開 掛 </text:span><text:span text:style-name="T2">uu </text:span><text:span text:style-name="T3">升級 公車 盧 老爺 全家 死無葬身之地 兒孫 代代 奴 妻女 世世 娼 信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哈哈哈哈 笑 一會兒 節選 片段 長 須 老者 聲音 陰柔 氣 圓球 道 仙人 沒有 騙 級 艾 慕 裡 面 功 隨意 轉 得心應手 像是 平添 三分 功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打眼 文 黃金 瞳 這本 寶 鑒 看過 個人 喜歡 這本 這種 文 其實 不好 寫 少 一分 變 都市 多一分 變 玄 幻 控制 都市 玄 幻 中間 保證 原汁原味 江湖 味道 難 字數 控制 </text:span><text:span text:style-name="T2">200w </text:span><text:span text:style-name="T3">之內 這種 長篇 文 寫 寫 沒什麼 寫 後期 出現 修仙 崩 正常 主角 外公 沒 必要 角色 好好 風水 書 安 紅 三代 身份 幹嘛 傻 傻 缺點 說完 優點 單 女 主 裡 優點 寶 鑒 喜歡 原因 女人 太 情節 不錯 黃金 瞳 一直 鑒 寶 膩 這本 風水 相 擺 陣 亂七八糟 一點 屬 風水 一個 大類 顯 雜亂 挺 新鮮 寶 鑒 裡 外 八門 聽 起來 高端 實際 覺得 雜糅</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黑 科技 流 都市 </text:span><text:span text:style-name="T9">yy </text:span><text:span text:style-name="T10">爽 文 主角 遇 老道 算命 開 啟 牛 逼 轟轟 人生 彩票 發票 手機 </text:span><text:span text:style-name="T9">app </text:span><text:span text:style-name="T10">起步 涉及 高科技 領域 節奏 明快 沒有 寫 商戰 勾心鬥角 情節 純粹 簡介 粗暴 式 輾 壓 式 爽 書 隨便 書 主角 行事 性格 當下 都市 流 流行 約 炮 談 感情 人生 痛快 玩耍 不會 見 女 腿軟 腦 殘 糧草 級 口味 個人 加 較真 合理 黨 慎</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意味深長 爆笑 潛藏 重 口 巧妙 曖昧 火影 女 主 當家 比較 合適 火影 世界觀 熱血 友情 殘酷 黑暗 裡 沒有 贏家 帶 善意 溫情 別有滋味 一個 賭徒 系統 捉弄 綱 手 一個 穿越 搞怪 木葉 忍者 村 沒有 熱血 霸道 龍 傲 天 一個 膽小 怕死 不斷 折騰 小女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錯 戰 錘 </text:span><text:span text:style-name="T2">40k </text:span><text:span text:style-name="T3">爽 文 風格 偏 宅 系 主角 姐 控 名叫 貞德 姐姐 兩情相悅 封面 教 女 托 莉雅 潘 德拉 貢 看到 骨科 招手 情節 安排 略 倉促 第一卷 沒 鋪墊 高潮 好書 後面 值得 期待</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 姐 系列 以下 第一章 結尾 原文 我愛你 姐姐 愛 萊特 已經 太監 不要 進</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混入 不少 宅 元素 戰 錘 燃 犧牲 死亡 味道 還原 不錯 爹 後花園 雜糅 蠻 令人 感到 慈父 愛 可惜 太監 太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混入 不少 宅 元素 戰 錘 燃 犧牲 死亡 味道 還原 不錯 爹 後花園 雜糅 蠻 令人 感到 慈父 愛 可惜 太監 太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 幾天 看到 龍 友 讀完 錢 途 盛 讚 作品 銀行 系統 內部 黑幕 進行 科普 之外 主角 沒有 可愛 妹 紙 收入 後宮 表示 深深 遺憾 今天 翻出來 這本 老 書 覺得 恰好 同類題材 水晶宮 方面 彌補 遺憾 佳作 身 遠古 後宮 專家 思 雨 本書 之中 銀行 系統 眾 佳人 進行 詳細 刻畫 事業 線 感情 線 描寫 細膩 讀來 感觸 猶如 霏霏 絲 雨 靡麗 纏綿 主角 激揚 奮鬥 苦大仇深 宮娘娘 有血有肉 具 千秋 沒有 異能 元素 金手指 屬於 一部 接 地氣 後宮 生活 流 小說 </text:span><text:span text:style-name="T2">ps </text:span><text:span text:style-name="T3">實說 無異 全 作者 豬腳 配置 一個 強大 腎</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得不 作者 確實 具有 令人 驚豔 言情 後宮 描寫 天賦 往往 能夠 庸常 俗 爛 設 橋段 之中 收放自如 幻化 腐朽 神奇 於無聲處 驚雷 讀者 流連忘返 不忍 釋卷 都市 後宮 文 領域 見 方面 合 口味 天賦 型 選手 無疑 屬 負 是非 括弧 小豬 兩 是非 河蟹 遁 小豬 擱筆 遁 痛心 這本 投機商 小豬 處女作 沒有 上架 堅持 完 作品 前期 作者 熟悉 網文 風格 偏 顯 壓抑 節奏 把握 較差 千嬌百媚 水晶宮 令 不禁 擊節 讚歎 小豬 真正 得意之作 稍後 推出 福 豔 記 堪稱 進步 神速 脫胎換骨 在我看來 完全 躋身 頂級 後宮 文 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看過 愛 一篇 偽 中醫 文 部分 劇情 十分 狗血 熱血 別有用心 中醫 黑 形象 進行 臉 更是 喜聞樂見 本書 缺陷 明顯 中醫 玄 幻化 處理 手段 達到 一個 集大成 高峰 環節 片面 誇大 中醫 床 診療 功效 中醫 黑 背後 複雜 利益 網路 很大 程度 簡化 鍋 派 奧 墨 實驗室 天朝 翔 部 滿意 處 本書 出現 本書 單 之中 肯定 一句 話 總結 該書 見 醫生 類 題材 後宮 品質 最高 一本 個人 認 老 柳 巔 峰 作 </text:span><text:span text:style-name="T9">ps </text:span><text:span text:style-name="T10">很多 龍 友 可能 知道 </text:span><text:span text:style-name="T9">yd </text:span><text:span text:style-name="T10">柳 最早 作品 實體 純愛 言情 文 愛 騷擾 市長 千金 愛 轉戰 起點 方成 老 司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天才 相 師 得到 神像 傳承 麻衣 傳 九十年代 考大學 洪門 兩個 師兄 外公 家 牛 拋棄 母親 牛 傻 逼 母親 財產 兒子 帶來 很多 麻煩 幾個 親戚 傻 逼 欺負 暗殺 殺 不了 傻 逼 踏入 修煉 推背圖 尋找 異能者 守護 超 品 極品 風水 相 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齡 居然 投入 完 只能 這本 書 真的 不錯 人物描寫 形象 深刻 性格 突出 仿佛 書 每個 角色 活 整本書 完 有種 猶然 未盡 最後 親人 一個個 離去 挺 傷心 確實 投入 進去 下輩子 一起 慢慢 變 老 一起 一輩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找 幾個 網站 感覺 官 仙 之後 官場 小說 爽 批判 反映 現實 矛盾 官場 真相 </text:span><text:span text:style-name="T2">yy </text:span><text:span text:style-name="T3">一場 沒有 只好 撿起 從頭再來 重溫 一下 雅 易 安 這本 老 書 堪稱 官 仙 問題 挺 些微 虐 帶 一群 母獅 打天下 獅王 理論 挺 中肯 起碼 黃易 級別 女人 花瓶 重要 九十年 中後期 風貌 寫 太好了 特別 農學院 生活 大叔 懷舊 一把 科級 單位 政 鬥 寫 非常 精彩</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對話 流 作者 擺明 瞭 是從 開 書 那天 寫到 </text:span><text:span text:style-name="T5">2017 </text:span><text:span text:style-name="T6">結束 我行我素 一個 泰 妍 寫 到底 真的 一種 心 癢癢 感覺 主角 泰 妍 熟悉 熟悉 最後 相愛 甜 心 裡 自覺 忽視 面具 身份 </text:span><text:span text:style-name="T7">bug </text:span><text:span text:style-name="T6">目前 兩 確定 關係 身份 揭露 基本 日常 說實話 有點 無趣 內心 喜愛 依然 每天 追 幸福 男女 狗 糧 吃 挺 開心 </text:span><text:span text:style-name="T7">ps </text:span><text:span text:style-name="T6">非常 欽佩 作者 寫 黃 文 手段 簡直 絕 從來 沒有 用到 和諧 字眼 側面 描寫 對話 想入非非 身體 消瘦 嚴打 波及 本書 完 和諧 </text:span><text:span text:style-name="T7">qaq</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提名 司馬 嶽 群 順帶 點 一下 風 林平之 這本 書 應該 風 嘯 起點 處女作 現在 眼光 來看 肉 戲 描寫 節制 主線 劇情 堪稱 腦 洞 開 十分 歡樂 三國 名將 交鋒 作者 筆下 一番 酣暢淋漓 熱血 爽 感 時隔多年 再回首 頓覺 風 嘯 實 一位 充滿 創意 善 寫 爽 書 良心 作者 </text:span><text:span text:style-name="T2">ps </text:span><text:span text:style-name="T3">此後 作者 轉戰 河圖 位 面 鳥</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天 掃 榜 發現 書 沒想到 找到 潛力 幼苗 可惜 昨天 書單 活動 無心 看書 現在 完 遊戲 創業 文 故事 難得 主角 重生 七年 主角 作 製作 劃時代 爆 款 端 遊 行內 大佬 合夥人 踢出 公司 進入 女 主 遊戲 公司 就職 予以 重任 兩 之間 關係 越來越 曖昧 狗 糧 氣味 撲鼻而來 主角 進入 新 公司 頁 遊 做起 狠抓 用戶 體驗 成就 一個 爆 款 遊戲 目前 正在 開發 端 遊 預計 </text:span><text:span text:style-name="T2">moba </text:span><text:span text:style-name="T3">遊戲 後續 回 復</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疑似 穿越 資深 遊戲 製造 大佬 應聘 白 富 美 總裁 無名 遊戲 公司 總結 起來 相當 俗氣 開局 令人 驚喜 主角 出場 裝 顯得 眾 不同 檔次 頗 高 發展 印證 這本 書 品質 依然 不算 新穎 抄 網頁 遊戲 抄 英雄 聯盟 遊戲 公司 迅速 發展 起來 劇情 作者 信手拈來 遊戲 開發 常識 科普知識 就讓 這本 書 瞎 扯淡 同類 作品 拉開 距離 作者 角色 個性 安排 顯然 更加 符合 此類 讀者 口味 裝 臉 己任 主角 少女 心 白 富 美 可愛 帶有 小心 機 天才 美少女 電 競選 手 中規中矩 水準 之上 眾 配角 總體 這本 書 無論是 劇情 人物 文筆 算是 今年 遊戲 開發 類 作品 佼佼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看到 開頭 想要 棄 書 主角 牛 </text:span><text:span text:style-name="T2">x </text:span><text:span text:style-name="T3">居然 打工 意思 後來 發現 主角 公司 帶 老闆娘 一起 收入 囊中 嚓 服</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昨天 作者 帖 推 自我 評價 行 來試 毒 沒想到 真 淘 金子 熬夜 完 最近 看過 都市 重生 創業 文 裡 合口味 一本 希望 一直 保持 水準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面 章 一點 開 一股 劇毒 味道 鋪面 而來 偏偏 章節 不能 跳 蛙 埋 一大 票 坑 裡 面 挺 章 發現 接受 這種 設定 大神 筆力 體現 方面 合格 老 白文 糧草 強烈推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合格 重生 文 劇情 安排 比較 合理 會來 一年 上市 </text:span><text:span text:style-name="T2">500 </text:span><text:span text:style-name="T3">強 首富 爽 絲毫 現實 無腦 情節 感情 方面 描寫 算 行 青梅竹馬 表現 感覺 彆扭 之前 女 學 霸 自然</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主角 重生 回到 二十年 前 初 入 職 國營 建築 公司 書 裡 時代 懷舊 氣息 當時 建築行業 情況 細節 作者 筆下 形容 令人 感到 相當 真實 熟悉 或許 作者 現實 工作 閱歷 可惜 作者 沒有 重生 主角 發揮 這方面 事業 特長 主線 放在 主角 彌補 前世 感情 缺憾 加上 作者 不惜 筆墨 男 主 幾位 女角 無緣 初戀 前世 妻子 互 好感 同事 男女之間 感情 發展 曖昧 糾葛 香豔 交心 刻畫 飽滿 主角 後宮 開 異常 龐大 值得一提的是 遲遲 無法 入 </text:span><text:span text:style-name="T9">vip </text:span><text:span text:style-name="T10">收費 情況 本書 仍然 繼續 更新 超過 </text:span><text:span text:style-name="T9">180 </text:span><text:span text:style-name="T10">萬 字 裡 特別 作者 努力 致意</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蛙 玩票 作 故事 線 十分 走 心 之前 紀元 崛起 之下 顯 糟糕 開頭 劇情 白 簡直 無語 據說 本來 隨手 寫給 風 嘯 船 戲 十分 走 腎 雙飛 姐妹花 母女 丼 </text:span><text:span text:style-name="T2">x3 </text:span><text:span text:style-name="T3">劇情 確實 不服 欣賞 大戲 研究 裡 版本 詳細 劇情 寥寥 數筆 勾勒 出讓 舉槍 致敬 畫面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偶爾 正經 猥瑣 主神 老 白 部分 糧草 這本 書 蛙 試驗 製作 風格 多變 令 讀者 難以 適應 裡 負責 推薦 死亡 筆記 卷 高達 卷 避免 中毒 部分 喜歡 建議 直接 跳 完全 影響 閱讀 兩卷 蛙 比較 符合 老 白 口味 手法 寫 繼承 蛙 諸多 優點 豐富 創作經驗 花樣百出 腦 洞 敢於 拋開 原作 劇情 令人信服 劇情 推演 心智 手段 成熟 之後 葆 實踐 部分 年輕 天真 堅持 戳 年輕人 爽 點 相對 老辣 三觀 政治學 廣泛 知識面 不同 類型 網文 熟悉 蛙 構造 原創 情節 完成度 高 比起 專精 某類 作者 豐富 多樣 亮點 後續 接回 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錯 製作 遊戲 類型 小說 主角 似乎 女人 套路 離開 原本 遊戲 公司 重生 一個 公司 重新 談戀愛 遊戲 沒有 類型 網文 那種 製作 遊戲 玩 拼圖 過程 娓娓道來 作者 應該 圈內人 裡 面 細節 邏輯 能夠 洽 感謝 書友 </text:span><text:span text:style-name="T2">@ zyb520 </text:span><text:span text:style-name="T3">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穿越 合一 衛 宮 矩 賢 巨 俠 其實 性格 大致 視 世界 劇本 土 狼 世界 和平 後宮 長存 對抗 魔術 王 四處 挖 串場 打造 迦勒 底 前行 </text:span><text:span text:style-name="T2">co </text:span><text:span text:style-name="T3">齊格弗 裡 德 淋 龍 血 胸口 留 布 姐 柴刀 印 弱點 太太 正宮 不會 切絲 負罪感 推 法 克 狗 加 半 星 個人 糧草 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策略 類型 喜 慎 入 雙 穿 顧及 兄弟 義氣 牽累 走上 賣命 道路 世道 艱難 主角 順勢 鬥智 讀者 不錯 糧草 很多 看似 女 主 送 送命 拋開 仙俠 外衣 其實 一部 充斥 恩怨 情仇 廟堂 江湖 小說 作者 不俗 處 文字 質樸 劇情 掌控 力 強大 人物 刻畫 出色 特點 確定 一個 有趣 故事 劣勢 本書 缺乏 仙俠 應有 大氣磅礴 局限 高 堂上 市井 間 陰謀 算計 勾心鬥角 眼界 格局 略 沒 辦法 九大 元 嬰 八百 金丹 鎮壓 當世 七國 並立 主角 頭腦 混 借力 力 隔山 拜佛 修 上不去 結局 一種 功高震主 圍 殺 毒酒 主角 設 難度 安排 敵人 </text:span><text:span text:style-name="T12">900</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顯示 起點 連載 其實 書 被刪 何苦 天朝 和諧 本書 作者 寫 本書 搜 作品 找 不到 作者 無疑 無限 恐怖 相當 研讀 設定 能力 體系 分析 理解 透徹 結局 那種 戛然而止 淡淡 憂傷 回檔 感覺 記憶猶新 同樣 刷 分流 無限 作品 書 讀 忘 書 確 忍不住 回味 結論 無限 流 必讀 神 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狠心 父親 意外 死亡 苗裔 少年 成 巫 獲得 操控 屍 蟲 能力 美國 母親 接過 生活 利用 巫 蟲 升級 需要 消耗 大量 血肉 處理 下水 廢料 一點 建立 屠宰場 起家 白 富 美 女友 幫助 一步步 發家致富 獲取 話語權 後面 略 崩 接下來 無數個 異 界 降臨 地球 升級 打怪 爭霸 生涯 總體 情節 不錯 情感 線 太 混亂 男 主 聖母 可怕 過於 黑暗 莫名其妙 結尾</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 網文 作家 代表 人物 少 寫作 鬥 羅 之前 已經 經歷 小說 積累 真正 成 網路 作家 第一 這本 鬥 羅 大陸 十幾年如一日 不間斷 更新 唐 家 少 詮釋 厚積薄發 之後 幾部 作品 在我看來 方向 失 准 過分 強調 新穎 媒介 魔法 死神 血統 狂 神 真氣 獨 仙 樂器 琴 帝 吃喝 酒 神魔 廚 武魂 最後 珠子 椅子 首飾 越來越 冷僻 出 戲 感 強 現在 專心 經營 鬥 羅 一個 </text:span><text:span text:style-name="T2">ip </text:span><text:span text:style-name="T3">明智 決定 鬥 羅 大陸 突出 一點 學院 劇情 佈置 整本書 史萊姆 學院 息息相關 尚 學校 少年 少女 代入 感 極 強 得到 年輕人 追捧 老 讀者 少 溫暖 文字 裡 回憶起 快樂 學生 時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最近 玩 </text:span><text:span text:style-name="T2">30 </text:span><text:span text:style-name="T3">天 推 書 挑戰 補入 書單 個人 第一篇 網文 鬥 羅 大陸 正 讀 小學 四年級 沒有 手機 每天晚上 央求 爹媽 電腦 這種 條件 遍 左右 真 懷念 青蔥 歲月 設定 不錯 武魂 系統 應該 原創 至少 沒 找到 源頭 很多 書 鑒 武魂 設定 殺 神 逆 蒼天 作 源頭 級 小說 書 出現 很多 經典 橋段 學院 小隊 妹 控 鬥技場 個人 書 印象 最深 千 仞 雪 章節 記憶猶新 知道 點 贊 少 早期 作品 書友 圈子 裡 認 少 巔 峰 作 少 鬥 羅 系列 這本 看看 咯</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學姐 鬼畜 萊特 完全 寫出 物語 垃圾 君 感覺 原作 契合 和諧 之前 加快 劇情 學姐 本書 完全 超 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妹 系列 很多 表示 學姐 節操 對此 持有 不同 意見 本書 遭遇 舉報 之後 學姐 愣 強 河蟹 之前 安排 主角 妹妹 全 推倒 河蟹 遁 作者 相比 真是 不知 高 裡 萊特 鮑德溫 應該 物語 系列 真 主角</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 女 系列 報復 社會 系列 主角 眷戀 一生 妹 女 妹 莫名 消失 尋親 心切 鬼畜 哥 爸 哥 爸 踏上 壯麗 玄 奇 修真之 旅 一番 風 起雲 湧 最終 塵埃落定 之後 隱藏 虛假 歡喜 大團圓 結局 卻是 清麗 可愛 妹 女 妹 已經 永遠 消逝 時空 盡頭 </text:span><text:span text:style-name="T2">ps </text:span><text:span text:style-name="T3">先 飛 魔王 一層 妹 控 假 企圖 遮掩 女兒 控 本質 終究 瞞不過 火眼金睛 神農</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 妹 系列 遠古 大神 冷 鑽 唯一 完 作品 一篇 埋沒 優秀 中篇 言情 妹 控 小說 不得不 佩服 冷 鑽 先行 性 網文 早期 尚未 接受 扶桑 </text:span><text:span text:style-name="T2">acg </text:span><text:span text:style-name="T3">文化 廣泛 影響 妹 代表作 尚未 出版發行 大部分 青少年 根本 無從 聽聞 妹 控 乃是 何物 寫出 一篇 無比 真摯 妹 控 小說 謹 標 仙草 記</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中國 網文 第一本 妹 控 奇書 結局 毫無 畏懼 選擇 實 妹 結婚 魄力 想像力 完全 超越 時代 中國 讀者 完全 指 日本 妹 軟蛋 跟風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嗶 姐 系列 少年 穿越 客 降臨 異化 版 龍 空位 面 一群 愛 姐姐 關注 科技 種田 革新 武 道 茁壯成長 姐 控 紳士 充滿 愛 正義 故事 口號 姐姐 後宮 大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尼瑪 五年 五年 草 人生 幾個 五年 冒牌 四年 裁決 五年 沒完 </text:span><text:span text:style-name="T2">72 </text:span><text:span text:style-name="T3">幹 老母 啊啊啊 快</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如果說 冒牌 星際 機甲 時空 太空 歌劇 裁決 騎士 魔法 時代 戰爭 史詩 究其 細節 描寫 二者 水 狗血 每次 高潮 雄起 之前 鋪墊 連篇累牘 心理活動 從這一點 </text:span><text:span text:style-name="T9">72 </text:span><text:span text:style-name="T10">公公 已經 宋 時期 奧 公公 共用 潑 天 絕技 庸俗 一口 狗血 仙草 滿 </text:span><text:span text:style-name="T9">ps </text:span><text:span text:style-name="T10">很多 吐 槽 主角 猥瑣 胖子 其實 主角 第一卷 之後 英俊 美少年 各項 天賦 點 加 滿 背景 更是 龍 傲 天 範本 可惜 面臨 敵人 卻是 整個 世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如果說 冒牌 星際 機甲 時空 太空 歌劇 裁決 騎士 魔法 時代 戰爭 史詩 究其 細節 描寫 二者 水 狗血 每次 高潮 雄起 之前 鋪墊 連篇累牘 心理活動 從這一點 </text:span><text:span text:style-name="T9">72 </text:span><text:span text:style-name="T10">公公 已經 宋 時期 奧 公公 共用 潑 天 絕技 庸俗 一口 狗血 仙草 滿 </text:span><text:span text:style-name="T9">^ ^ ps </text:span><text:span text:style-name="T10">很多 吐 槽 主角 猥瑣 胖子 其實 主角 第一卷 之後 英俊 美少年 各項 天賦 點 加 滿 背景 更是 龍 傲 天 範本 可惜 面臨 敵人 卻是 整個 世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沒寫 完 忍不住 完 停 進度 一章 未 幹 </text:span><text:span text:style-name="T9">tmd </text:span><text:span text:style-name="T10">七十二 編 背景 魔幻 世界 主角 那種 背景 很大 父母雙亡 苦大仇深 身 奇 毒 背井離鄉 藏頭 縮 腚 可憐 孩子 主角 那種 魔 武 雙 修煉 器 煉丹 指揮若定 全才 簡直 活路 一路 升級 臉 扮 豬 反 殺 臨戰 爆發 宇宙 情節 節奏 掌握 爽 點 滿滿 問題 </text:span><text:span text:style-name="T9">npc </text:span><text:span text:style-name="T10">智商 略低 力量 體系 主角 實力 膨脹 嫌疑 重點 本書 肉 戲 這本 寫 幾百萬 字 漂亮 女 角色 出 不少 主角 處男</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 姐 系列 作者 君 節操 下限 早已 突破 天際 真 吾輩 紳士 楷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色 安 一位 才華橫溢 毫無 節操 太監 文風 細膩 婉約 黑暗 深刻 主角 重生 幼稚 孩童 帶 單身 母親 親朋 發家致富 投機倒把 本書 作 死 地方 主角 母親 虐 心 之戀 主角 不敢 掙脫 世俗 道德 轟轟烈烈 愛 一場 哭天喊地 禁錮 母親 婚姻 比起 愛 成 癡 母 渣 男主角 射 牆上 這本 書 心中 最好 雅 易 安 雅 易 安 心中 最好 都市 文 寫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應該 作者 目前 止 控制 最好 本書 爽 文 相比 進步 很大 鼓勵 一下 仙草 世界 設定 劇情 起伏 情節 人物 塑造 整 本數 整體 駕馭能力 方面 來看 作者 網文 行業 現在 很多 大神 持久 發展 下去 網文 寫法 調控 相當 成熟 作者 水 很多 作者 水 聰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要 輕易 寫 續集 寫 應該 沒寫 </text:span><text:span text:style-name="T2">250 </text:span><text:span text:style-name="T3">罪人 無恥之徒</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明目張膽 一個 五星 無恥 </text:span><text:span text:style-name="T12">^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草 超級 恨 作者 總會 中期 崩 這本 書 實在 好看 目前 </text:span><text:span text:style-name="T2">30 </text:span><text:span text:style-name="T3">萬 字 講述 一個 無敵 神經病 神經 故事 劇情 沒什麼 神經病 神經病 故事 強烈推薦 跪求 作者 中期 崩 之後 回來 補 一句 崩</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後宮 單 女 主 其實 沒什麼 固定 喜好 不會 鄙視 後宮 種馬 不會 覺得 單 女 主 值得 珍視 看法 作者 擅長 妹子 刻畫 感情 描寫 女 主 多多益善 擅長 覺得 一個 女 主 一定 湊個 女 主 表現 男 主 正常 象徵性 寫下 就行了 千萬別 墨 太 根本 不會 寫 感情 作者 寫 單 女 主 試圖 寫 一場 可歌可泣 愛情故事 那種 膩歪 勁 這本 無疑 屬於 女 主 寫 真心 六七個 女 主 每個 性格 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 沒有 特別 金手指 才華 最大 亮點 幾個 女 主 法 混血 程 思 薇 歡喜冤家 程 璐 冰山 曉 凝 溫柔 靈 萱 可愛 蘇蘇 一個 塑造 男 主 知道 選擇 放心 結局 開放式 個人 覺得 這本 書 有點 短 寫 長 一點 更好 </text:span><text:span text:style-name="T2">ps </text:span><text:span text:style-name="T3">沒 看過 這本 書 真誠地 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似乎 變身 文 開山 作 變身 心理 描寫 估計 沒 超越 現在 紳 </text:span><text:span text:style-name="T9">hen </text:span><text:span text:style-name="T10">士 </text:span><text:span text:style-name="T9">tai </text:span><text:span text:style-name="T10">變 喜聞樂見 接受 一點 膈 應 沒有 羞恥 津津樂道 緣故 作者 一本 異 世界 女神 傳 不錯 可惜 竟然 和諧 沒 記得 河蟹 內容 作者 魂 淡 現在 已經 脫離 紳士 行業 轉 投 歷史 真是 糟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初中 實體 林 熙 明 一場 突如其來 車禍 喚醒 林 熙 明 浴火重生 整形手術 恢復 真實 性別 告別 男兒身 正式 更名 林 熙 敏 紛 遝 血腥 事件 再也 無法 置身事外 林 熙 敏 過去 十九年 固有 男性 意識 成長 環境 破 繭 出 嶄新 人生 依舊 暗淡無光 充滿 無法 描述 不可 回避 苦難 夥伴 莫名 慘死 懷 一顆 復仇 心 毅然決然 踏上 不歸路 懵懵懂懂 言情 下去 男 主 女 主 懂 變身 覺得 男變女 神奇 人性 衝突 引人入勝 細膩 感情糾葛 多年 唯一 變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部 書 原本 單純 一部 變身 小說 下去 之後 發現 作者 文筆 超 贊 諸多 變身 小說 文筆 最好 一部 作者 曉 天文 知 地理 文 通 古今中外 中西方 歷史 神話 了然 胸 網路 小說 集 百家 之長 劇情 更是 天馬行空 想像力 出 眾 姬 時代 一部 科幻 文 沒有 一定 科學 常識 絕對 寫 文筆 一部 小說 訪問 閱讀 量 卻是 低 令人 難 置信 難道 這部 作品 一部 變身 文 真是 無話可說 看書 </text:span><text:span text:style-name="T2">15 </text:span><text:span text:style-name="T3">一向 劇情 文筆 變身 小說 這種 題材 根本 關注 好看 行 此書 推薦 希望 書友 不要 錯過</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現在 變 百文 主流 宅 系 風格 來看 這本 書 無疑 毒草 主角 性格 軟弱 感情 線 糾結 正文 </text:span><text:span text:style-name="T9">bad </text:span><text:span text:style-name="T10">這本 書 仙草 文筆 一流 主角 心理 刻畫 簡直 不能 贊 合理 推演 一個 三觀 正常 可愛 男孩子 突然 變身 成 女孩 之後 心路歷程 最後 世界 架構 合理 主線 脈絡 清晰 作者 講故事 感情 線 主線 密切聯繫 突出 主角 糾結 主角 性格 軟弱 這種 軟弱 笨拙 給人以 真實感 感覺 合理 感情 線 糾結 番 外 一起 正文 </text:span><text:span text:style-name="T9">bad </text:span><text:span text:style-name="T10">番 外</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看過 久久 不能忘懷 作品 風 忍 風 葉 句 真 記憶猶新 初期 有點 毒 不合理 中後期 劇情 環扣 不錯 人物 成長 描寫 不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 姐 系列 本書 開工 十年 前 似乎 算作 網 文中 都市 類 姐 控 啟 蒙 書 作者 想 主角 姐姐 風 葉 設定 實 姐 最終 網路 編輯 實體 出版社 壓力 改 血緣 揭露 血緣 風 葉 已經 香消玉殞 姐 系 形象 依然 非常 飽滿 動人 特別 風 葉 明知 錯愛 義無反顧 轟轟烈烈 弟弟 風 忍 真摯 表白 那段 劇情 極其 出彩 堪稱 經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列 仙草 純粹 這本 書 實在 太小 眾 強烈推薦 穿越 變身 文 群 穿 漢 心 女 身 暗夜精靈 妹子 血 精靈 妹子 拉拉 綜合 世界觀 比較 強大 另類 網遊 穿越 費 倫 大陸 暗夜精靈 妹子 反穿 回 現實 世界 最後 找到 所謂 畫 外人 真實世界 劇 透 認錯 職業 方面 可惜 盜賊 無法 費 倫 開 無雙 蛋 刀 血 精靈 法師 妹子 變身 其實 已經 完 不用 糾結 值得一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小叔子 嫂子 飛蛾撲火 而來 美 禦 姐 之間 沒羞沒臊 事 樣子 奈何 </text:span><text:span text:style-name="T12">tj</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很多 老 司機 強烈要求 添加 一本 從善如流 一句 見 最好 雙飛 類 小說 主角 兩 隻 翅膀 萬分 動人 單項 模式 雙 項 模式 言情 動作 描寫 均 十分 出彩 </text:span><text:span text:style-name="T9">ps </text:span><text:span text:style-name="T10">正 能量 小貼士 兩男一女 </text:span><text:span text:style-name="T9">3p </text:span><text:span text:style-name="T10">兩女一男 雙飛 千萬 不要 兩個 概念 搞混</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誤會 逗 荒唐 成分 作者 塑造 主角 感覺 確實 成事 種田 社會 生態 發掘 搗亂 主幹 主角 後宮 背景 力量對比 動機 令人 接受 平等 力量 平等 經濟 地位 威脅 魔法 個人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雄奇 瑰麗 情色 歷史 武俠 巨著 個人 認 堪 江山 比肩 佳作 非常 值得一看 一句 本書 和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話 這本 書 很棒 有時候 晉江 很多 火 小說 主角 智商 線 難得 看到 一個 步步 營 主角 金手指 巧妙 劇情 精彩</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bl </text:span><text:span text:style-name="T22">末日 種田 覺得 非常 非常 有意思 光 末日 意思 末日 總要 結束 新 生活 沒有 想到 寫 有意思</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慢 穿 文 大長篇 說真的 相當 佩服 作者 太 毅力 文 寫 兩年 每天 萬 開頭 紅樓 天龍 清 穿 年代 篇 目前 更新 九十年代 篇 作者 一步 一個 臺階 非常明顯 感覺 越 寫 越 最新 九十年代 篇 兩章 文筆 活潑 自然 題材 吸引力 九十年代 食品安全 問題 幾個 世界 覺得 太 有意思 感覺 作者 嘗試 題材 努力 世界 乾草 仙草 不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當年 這本 書 全程 狀態 哈哈哈 臥槽 哈哈哈 臥槽 哈哈哈 臥槽 設定 清 奇 有種 超脫 世俗 氣質 滑稽 臉 這本 書 自然 算不上 封神 沒有 缺憾 </text:span><text:span text:style-name="T2">abo </text:span><text:span text:style-name="T3">文中 喜歡 一本 私心 裡 仙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 美 耽 美 耽 美 完 文 記住 作者 作者 文 帶 一種 寫實 浪漫 苦難 淚水 感動 現實 苦難 淚水 隱藏 永不 苦難 屈服 韌性 拼搏 奮鬥 討厭 文 青 類 小說 太 文 青 寫 苦難 沒寫 拼搏 寫 糾結 沒寫 糾結 心路 昇華 寫 拼搏 沒寫 拼搏 光明 這本 書 好像 石 底 幼苗 揪心 感動 經歷 風吹雨打 欣欣向榮 終於 草木 成蔭 純 寫實 虐 主 類 喜歡 這種 世間 自有 公道 付出 總 回報 浪漫 調調 最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穿越 副本 臉 爽 文 主角 基本上 幕後 手 黑 範本 文中 出現 人物 基本 刻畫 到位 智商 正常 主角 </text:span><text:span text:style-name="T9">bl </text:span><text:span text:style-name="T10">屬性 過激 場面 描寫 完 沒有 反感 作者 描寫 </text:span><text:span text:style-name="T9">bl </text:span><text:span text:style-name="T10">主角 一種 屬性 容易 接受 沒有 種馬 估計 接受 不了 一本 再次 起來 閱讀 上佳 爽 文</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 美 看清 提示 最愛 快 穿 文 可能 蘇 點 白 點 雷 點 小說 痛快 憋 憋屈 屈 網文 實體 網文 裡 找 內涵 找 思想性 找 家 國 大義 這種 事 需要 舒服 痛快 憋屈 足矣 完 喜歡 這本 書 作者 文 這種 酣暢淋漓 調調 特別 爽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女 主 帶 宮 鬥 系統 穿越 石器時代 一個 部落 原始人 當成 神仙 主角 宮 鬥 論壇 裡 宮 鬥 高手 幫助 爆 科技 改造 原始人 本書 配角 有意思 自帶 宮 鬥 系統 穿越 花木蘭 皇帝 拘 宮中 女將軍 被迫 聯姻 最後 弄死 皇帝 攝政 太后 女醫生 喜歡 美食 堪稱 貝 爺 農大 研究生 配角 故事 看頭 作者 用心 儘量 實際 自學 編 草鞋 男 主 好評 評價 仙草 個人 喜歡 推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非常 新意 原始部落 文 女 主 帶 宮 鬥 系統 穿越 大神 沒 刹住 車 一腳 踢 原始部落 宮 鬥 論壇 裡 宮 鬥 高手 幫助 教導 飽受 風霜 原始人 中間 一筆帶過 皇帝 拘 宮中 女將軍 被迫 聯姻 最後 弄死 皇帝 攝政 太后 女醫生 農大 研究生 美 妝 博 主 經歷 作者 用心 實際 從中 科普 很多 真的 原始部落 文 原始部落 戀愛 文 兩百多 章 沒有 發現 男 主 貌似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本文 </text:span><text:span text:style-name="T9">cp </text:span><text:span text:style-name="T10">應該 有點 兄弟 </text:span><text:span text:style-name="T9">cp </text:span><text:span text:style-name="T10">感情 不會 明 寫 男 主 賀 融 非常 聰明 頭腦 野心 小時候 落馬 有點 腿 瘸 皇 孫 小時候 父親 捲入 謀反 逆 案 被貶 庶人 之後 謀略 回到 政治 中心 走上 人生 巔 峰 強烈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 美文 點錯 沒說的 愛 喜歡 文 風 輕 雲 淡 句 不錯 真正 愛 文 剩下 一句 快 來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 主 程式 師 這本 書 科普 根本 用不上 演算法 題 到底 神馬 鬼 作用 自殺 群 裡 留住 小命 囧 雷 仙草 先 攢</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原著 不會 寫 書 系列 主角 有沒有 原著 劇情 不到 角色 不會 死 殺 總是 理由 意外 原著 死期 角色 主角 救 不了 </text:span><text:span text:style-name="T2">lv5 </text:span><text:span text:style-name="T3">電擊 能力 主角 廢 強行 走 原著 書 直接 原著 腦 殘 作者 主角</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面 好評 好壞 猶如 親戚家 孩子 送禮 送 練習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高分 證明 程式 援 天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不懂 不想 承認 福 享 有難同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乾淨利索 底線 驕傲 遺老遺少 大男子主義 黑 沒用 書寫 看一看 明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 主 目測 耽 美 末世 文 先 災難 末世 好看 不知 特別 喜歡 這種 細節 多多 努力 求生 類似 種田 末世 文 喜歡 整天 勾心鬥角 打打殺殺 作 天 作 稱王稱霸 末世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每天 簡直 看到 爆 女 主 性格 太 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本來 君 齡 已經 夠 現在 發現 大帝 姬 更加 欲罷不能 喜歡 女 主 自吹自擂 喜歡 少年 意氣風發 喜歡 讀書 輕狂 歲月 喜歡 死 生 無懼 無畏 哭 傷心 震撼 五陵年少 馬蹄 風流 這本 書 裡 真正 知道 叫做 天地 正氣 雜 然 賦 流形 盼 希 行 寫 多一些 怕 完結 太 快 少男少女 筆下 成活 簡 繁 吟詠 專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偉大 帝皇 色 孽 附體 世界 吃 棗 藥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本 西 幻 背景 小說 之前 一直 覺得 魔法 非常 無聊 兩個 哈利波 特 裡 念 咒語 好看 遇到 低語 森 戰鬥 知道 叫做 魔法 對決 塞 德洛斯 羅 德哈特 整本書 裡 喜歡 兩個 角色 塞 德洛斯 必須 死 羅 德哈特 一百八十度 大轉彎 真是 一種 美好 東西 捏碎 感覺 整部 小說 感覺 無奈 無可奈何 不可避免 走向 毀滅</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 juegek </text:span><text:span text:style-name="T22">知 秋 大神 作品 純正 西 幻 嫺 熟 文筆 意味深長 結尾 塵埃 主角 幾乎 一個 配角 主角 魅力 死靈 工會 一定 邪惡 光明 教會 壞事 每個 貌似 做好 職責 不乏 個人 感情 沒有 白 黑 灰 沒有 執 念 每個 信念 燃燒 不惜 化 灰燼 最終 似乎 作者 開頭 所寫 歷史 車輪下 塵埃 其實 每個 心中 一點 光明 或者說 東西 犧牲 小說 豐滿 黑 白 每個 充分 理由 牽強 刻意 有人 覺得 塵埃 太 渺小 命運 總是 不可捉摸 容易 人生 看淡 看輕</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或許 老 今年 突然 懷舊 起來 小時候 捧 武俠 實體書 看過 初中 基本 碰 武俠 今年 突然 武俠 特別 感興趣 重溫 一下 古龍 幾本 武俠小說 今年 網路 小說 帶 武 俠風 一世 尊 津津有味 調教 武俠 這本 書 感覺 特別 可惜 本書 特別 喜歡 可惜 貌似 寫 太 淫蕩 剛 上架 舉報 當時 知道 知道 跑 書架 裡 翻出來 這本 書 專門 全 訂 滿 贊 可惜 阻擋 不了 這本 書 爛尾 這本 書 原來 簡介 現在 起點 簡介 已經 和諧 版本 選 一個 盜版 網站 簡介 知道 風格 本來 這本 書 打算 加 </text:span><text:span text:style-name="T2">yd </text:span><text:span text:style-name="T3">書單 裡</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很多 官場 小說 </text:span><text:span text:style-name="T2">m </text:span><text:span text:style-name="T3">單 女 主 單 女 主 官場 小說 偏偏 要說 真正 官場 小說 主角 一定 單 女 主 官場 小說 裝 太 俗套 主角 做官 做好 官 大官 動不動 一大堆 女人愛 裝 主角 現實 廳級 翻船 一個 真正 渴望 高 權利 官員 絕不會 留下 一個 把柄 破綻 真正 爬 頂尖 位置 官 絕對 不會 過分 看重 錢財 美色 愛 權 這本 書 確實 不錯 單 女 主 很爽 一點 太 爽 主角 事情 太順 太 快 值得 仙草 單 女 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奪 夢 是非 天 夜 翔 世界 生命 全新 解讀 現實生活 遭遇 不可 解釋 不可 抗拒 平等 公正 何去何從 堅定 找到 靈魂 棲息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連載中 超 棒 </text:span><text:span text:style-name="T5">dnd </text:span><text:span text:style-name="T6">設定 末日 文 大概 現實 世界 異 星 科技 植入 </text:span><text:span text:style-name="T7">dnd </text:span><text:span text:style-name="T6">設定 末世 線 遊戲 故事 女 主 重生 首次 獎勵 首 殺 全 收 超爽 升級 流 故事 有意思 劇情 展開 未知 目前 看來 </text:span><text:span text:style-name="T7">cp </text:span><text:span text:style-name="T6">一年 斷 兩次 每次 大概 半年 之外 沒什麼 問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群 亂寫 書評 渣 渣 書 原文 寫 妹妹 母親 抓 寫 妹妹 母親 </text:span><text:span text:style-name="T12">rbq</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眼中 導演 文 第一 裡 面 李白 傳 嶽 飛 傳 三國演義 幾部 電影 電視 拍攝 難 想像 女 作者 超越 男 作者 豪氣 相 比較 之下 娛樂 文 描寫 僅僅只是 金錢 附庸 沾沾自喜 抄襲 感情 戲 扣 一分 後期 灌水 扣 一分 太監 扣 一分 夏國 加 一分 沒有 腐 李白 傳 加 一分 嶽 飛 傳 加 一分 三國演義 加 一分 滿分 這本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魔王 神官 系列 收官 作 堪稱 魔王 神官 ㈢ 愛 戰士 肥 麵 包 出品 清新 花樣 愉悅 灌水 宅 系 種馬 文 僅 個人觀點 全系列 時間 順序 小小 魔王 魔王 神官 勇者 美少女 魔王 神官 ㈡ 萌 萌 山海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堪稱 魔王 神官 肥 麵 包 喪失 出品 溫馨 治 癒 仙 俠風 玄 幻 後宮 文 故事 背景 貌似 尤利西斯 魔王 神官 後記 神 戰 跪 群星 子 神力 庇佑 轉生 一個 主打 東方 仙 武 風格 群山 海 位 面 開 啟 爆笑 修 真 過程 找回 原來 無數 愛人 結識 全新 萌 妹子 一次 人渣 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魔 禁 超 炮 表 舌尖 百合 裡 人形 走 春藥 僅 女性 有效 天 上院 百合 華 軟飯 後宮 計 畫 第一卷 花樣 撩 妹 愛 第二卷 強行 走 劇情 略 無聊 進入 第三卷 之後 </text:span><text:span text:style-name="T2">hl </text:span><text:span text:style-name="T3">聲稱 啟 動 推土機 模式 目前 止 主角 白 井 黑子 發生 超 友誼 關係 利用 念 動力 黑子 推向 高潮 只能 城 裡 真 玩 目前 評價 劇情 糧草 百合 仙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種 本子 劇情 簡直 不要 太 胃口 講述 提不起 勁 男 主 偶然 撞見 隔壁 班 冰山 女神 姬 友 衣服 更衣室 </text:span><text:span text:style-name="T2">zw </text:span><text:span text:style-name="T3">手機 拍 視頻 脅迫 成 女朋友 接吻 撫摸 上床 血 一氣呵成 雞 動 不已 後面 口 嫌 體 正直 劇情 更是 正 不行 現在 神秘 消失 好幾年 禦 姐 范 青梅竹馬 男 主 兼顧 腿 控 絲襪 控 臀 控 輕微 抖 中度 抖 強烈推薦 唯一 遺憾 更新 略 慢</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評 一分 一群 矯情 鍵盤 俠 一本 石 布衣 噴 裝 聖人 現在 走 社會 風 掀起 太 社會 喜歡 少 嗶 嗶 一群 無聊 腦 殘 噴 真讓人 噁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毫不 做作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位 司機 開 車 上車 評價 糧草 仙草 之間 推 妹 殺伐 果斷 無腦 肉 戲 懂 上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名 內容 高度一致 單純 做作 書 喜歡 白 學 曖昧 妖豔 賤貨</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快 快快 風 螢 老 司機 出錯 晚 沒</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好書 值得 擁有 男人 沉默 女人 落淚</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目測 作者 半步 老 司機 目前 正在 作 死 超車 造成 三起 車禍 一起 連環 碰撞 撞死 兩位 老人 隻 寵物狗 車速 已經 超過 一百六十 邁 目前 加速 預計 三個 小時 作者 公車 解體 一百多位 喊 六六六 前往 幼稚園 車 乘客 安然無恙 下車 掃黃 大隊 正式 介入 案件 抓捕 作者 制服 戴 手銬 避免 作者 瘋起來 害怕 封鎖 公車 貼 </text:span><text:span text:style-name="T9">404 </text:span><text:span text:style-name="T10">標籤 這本 書 正式 架 目前 掃黃 大隊 已經 逮捕 一位 稱呼 瘋 老 司機 記者 </text:span><text:span text:style-name="T9">110 </text:span><text:span text:style-name="T10">書評 看出 作者 下場 作者 以此 戒</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腿 乳兒 女兒 用詞 五講四美 三熱愛 廢 柴 賤 男 非人類 黑漆漆 傻 黑 甜 女鬼 姐妹花 買一送一 白嫩 嫩 病 嬌 軟 妹 妖怪 二合一 善良 青梅竹馬 不靠 譜 天才 家 姐 預測 母女 丼 相愛 相 殺 套餐 神經病 設 先 飛 承認 先 飛 只能 老哥 寫 真 </text:span><text:span text:style-name="T2">yd </text:span><text:span text:style-name="T3">神 原 力 覺醒 玩 一定 先 飛 名字 一如既往 垃圾 東方 快 鳥 暗示 笨鳥 度 娘 搜 全 迅雷 快 鳥 原諒 看書 沒 笑 裡 笑 出 聲 書名 汙 客 宅 名 鬼 娃 新郎 搞 鄉土 小說 言 校園 嗶 鬼 傳說 重生 雙 鬼 拍門 姐姐 拉皮條 覺得</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昨天 評論 加 群 書 今天 群 解散 作者 萌 新 嚇住 目測 切 節奏 虧 睡 前 想 群 裡 聊聊 想法 找 半天 沒 找到 群 踢 特 搜 發現 原來 沒有 群 </text:span><text:span text:style-name="T12">з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創作 出 一本 無法 超越 作品 後來 作品 相 之下 黯然失色 一名 作者 不知 幸 不幸 感覺 句 話 感覺 </text:span><text:span text:style-name="T2">ω </text:span><text:span text:style-name="T3">＼</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本 玄 幻 當時 買 實體書 廢寢忘食 力量 體系 比較 經典 讀書 文筆 值得 信任 魔法師 力量 不會 過於 逆 天 主線 劇情 單純 主角 升級 旅 當年 文 速食 流行 當下 耐得 性子 仍然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手下 螢火蟲 艦炮 爆 掉 敵對 國家 艦 娘 腦袋 值得 敬佩 對手 頭部 衝撞 帶 艦 裝 撞 四分五裂 血肉 飛濺 以示 敬意 掩蓋 影蹤 誤導 敵方 我方 戰略目標 提督 指示 屠 殺 港口 平民 轉移 戰略目標 俘虜 敵方 潛艇 潛艇 攻擊 第三 國家 直接 沉船 船 活活 窒息 亡 爽 翻飛 特 戰爭 戰爭 人性 光輝 情 愛 打仗 要死 反抗 殖民 侵略者 還好 利益 戰 劊子手 劊子手 之間 互 砍 講 人性 講 臉面 這本 書 見 第二本 完全 沒有 死 宅 跪 舔 第一次 看到 艦 娘 兵器 書 敢 戰爭 手法 殺 兵器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同樣 伯 符 恐怖 故事 單行本 講 主角 穿越 西遊記 裡 面 一個 猴子 身上 師兄 努力 修煉 成 妖 一路 作 死 依然 菩薩 壓 山 裡 面 之後 依然 作 死 故事 歡樂 一個 不斷 作 死 猴 妖 故事 值得 擁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創作 源於 生活 問題 鶸 真 懶人 周 佳 綠</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 特 粗疏 有辱斯文 真 香 警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原 類型 書 垃圾 乾糧 沒想到 這本 意外 不錯 沒有 毒 點 輕鬆 代入 邏輯 順暢 太 幼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種 文 好多 批判 覺得 校花 兵 王 貼身 高手 寫 真實 魚 代寫 校花 寫 尼瑪 千張 幾十個 女 曖昧 千張 過去 處男 相比 文 覺得 那種 校花 文 噁心 意淫</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完 直播 吃屎 </text:span><text:span text:style-name="T5">QQ</text:span><text:span text:style-name="T6">號 </text:span><text:span text:style-name="T7">2638821319 </text:span><text:span text:style-name="T6">期待 </text:span><text:span text:style-name="T7">@ </text:span><text:span text:style-name="T6">吃屎 那天</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方面 沒有 魔法 學徒 爽 魔法 學徒 妖怪 公寓 劇情 合理 虐 嘴 賤 臉 完 虐 恩來 科 長 公主 幾乎 全員 跪 舔 毫無 尊嚴 無力 反抗 只好 享受 多種 反抗 方式 完全 撂挑子 幹 長期 在外 裝 </text:span><text:span text:style-name="T2">13 </text:span><text:span text:style-name="T3">偶爾 對外 臉 長期 公寓 打工 實力 提升 公主 態度改變 明顯 改變 明顯 逆 推 成功 逆 推</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 書名 一個 突然 出現 靈氣 萬物 進化 世界 求 道 重生 穿越 系統 老爺爺 亂 入 鑒 寂靜 殺戮 命 圖靈 樞 武 道 玄 華 兩種 體系 紛爭 亂 入 異 界 修 真 體系 腦 洞 十分 力 主角 失去 感情 研究者 基本 沒有 感情 戲 描寫 幾十萬 字 入 </text:span><text:span text:style-name="T2">v </text:span><text:span text:style-name="T3">挺 良心 仙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黃 晶 可憐 受 一群 美貌女 漢子 交相 蹂躪 血淚史 奇怪的是 相貌 平凡 受 女裝 時會 表現 絕世佳人 引得 一幫 真 漢子 如癡如醉 抗 毒 點 </text:span><text:span text:style-name="T9">ps </text:span><text:span text:style-name="T10">奇怪 珊瑚 專門 寫 </text:span><text:span text:style-name="T9">h </text:span><text:span text:style-name="T10">極 粗糙 生硬 讀者 哭求 刪節 潔 正 經文 裡 擦邊球 感覺</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找 地方 評論 優 書 網 失望 一個 網站 到處 充滿 戾 氣 意思 隨便 挑 幾本書 書評 破口 駡 滿眼 越 越 不爽 很多 公平 評價 其實 發 洩 事實上 已經 成 鍵盤 俠 用戶 環境 不禁 想到 站 可能 註冊 比較 麻煩 彈幕 評論 還好 站 慫 家 很多 資源 沒有 喜歡 優 酷 當作 補充 關 彈幕 評論 保 智商 令人 奇怪的是 作 一個 冷門 網站 戾 氣 重 相 比較而言 起點 好多 怪哉 怪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著書 可能 沒 感覺 一個 沒 背景 校 招進 國企 混日子 鹹魚 倒 感慨 挺 混 三年 迷茫 感覺 社會 新 時代 機遇 面前 書 裡 面 所寫 時代 機遇 基本 老百姓 無關 自稱 </text:span><text:span text:style-name="T2">985211 </text:span><text:span text:style-name="T3">畢業 月入 萬 有車有房 依然 改變 不了 統治階級 一份 子 現實 擁有 飛速發展 大人物 手 縫 流出 一點 擴招 學歷 貶值 貨幣 超 發 錢 不值錢 通貨膨脹 財富 縮水 房子 價格 高 兩套 一個 房地產 稅 壓 喘 不了 氣 上層 大佬 情況 修仙 徹底 成 蜜蜂 工蜂 東西</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唯一 一套 全 買 實體書 書 裹 魔法 當時 非常 時髦 其後 無限 流 出現 多次 主角 狗熊 末日浩劫 好像 無限 凡人 智慧 無盡 破碎 客串 幾章 興趣 讀者 一下 仙草</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9">02 03 </text:span><text:span text:style-name="T15">經典 一本 小說 讀 第二部 小說 當時 幻劍 上面 四大 天書 始祖 文 大部分 設定 </text:span><text:span text:style-name="T14">15 </text:span><text:span text:style-name="T15">很多 小說 套用 一聲 這部 小說 變身 應該 第一部 偽 娘 文 萬能 老爺爺 隨身帶 始祖 文</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科幻 仙草 </text:span><text:span text:style-name="T2">muv luv </text:span><text:span text:style-name="T3">群星 作 背景 主角 身 蟲 群 意志 星球 生物 資糧 收集 科技知識 不斷 進化 多元 宇宙 旅 種族 大是大非 問題 主角 沒有 成 獸 奸 喜歡 異獸 流 可喜可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藍 晶 血 珊瑚 黃 列 不可否認 一部 西 幻 小說 里程碑 宏大 世界觀 豐富 情節 細 緻 環境 描寫 美輪美奐 畫面 勾心鬥角 詭計 點點 細微處 構成 這部 複雜 不乏 激情 爽 點 作品 偽 娘 恩來 科 </text:span><text:span text:style-name="T2">unlack </text:span><text:span text:style-name="T3">一系列 世界 旅 經歷 歷史 重大事件 過程 作者 完美 刻畫 一個 奇異 世界 精細 人物 刻畫 風情 各異 國度 整篇 故事 深深 宿命 感 男主角 女裝 癖 之後 陷入 糾紛 引發 讀者 一口氣 讀完 欲望 強權 妥協 面對 命運 無奈 平淡 新奇 故事 因素 思想 深深 埋 搞笑 面具 令 本書 散發 保質期 長達 十年 魅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奇妙 處 明明 多年 古物 彙 聚 現在 二次元 幾乎 萌 點 要素 偽 娘 變身 腹 黑 女王 蘿 莉 少女 姐妹 公主 傲 嬌 抖 抖 妻 裝 逼 基 腐 百合 後宮 精靈 神魔 鬱 治 癒 偏偏 一點 違 一個 一個 真實世界 錯覺 重要 不算 宅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啃 完 評分 改 仙草 覺得 糧草 加 感 歎 書 居然 免費 感謝 作者 說實話 書名 書 內容 嚴重 不合 名字 岔 本來 找 唱歌 書 娛樂 書 嚴肅 內容 鬱悶死 後來 拋開 看書 前 預設 看重 生 文藝界 影響 中國 方面 角度 來看 觀感 立刻 很多 書 裡 不少 </text:span><text:span text:style-name="T2">bug </text:span><text:span text:style-name="T3">特別 作者 設想 推演 感覺 一廂情願 瑕不掩瑜 個人 覺得 讚賞 作者 寫 一段時間 避諱 網上 語焉不詳 不少 事情 有種 揭秘 感覺 真假 看法 對錯 姑且 覺得 這點 贊</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6">現代 穿越 小說 個人 覺得 真正 寫出 一個 三十年 未來 見識 穿越 應該 犧牲 壯志 敢 日月 換新 天 豪情壯志 時期 穿越 先知 利用 規則 利益 最大化 這本 書 主角 告知 改變 規則 民族 未來 更好 相比 高下 立 判 主角 老山 前線 裝 </text:span><text:span text:style-name="T17">x </text:span><text:span text:style-name="T18">長者 面前 裝 </text:span><text:span text:style-name="T19">x </text:span><text:span text:style-name="T18">王 鬍子 面前 裝 </text:span><text:span text:style-name="T17">x </text:span><text:span text:style-name="T18">會計 面前 裝 </text:span><text:span text:style-name="T19">x </text:span><text:span text:style-name="T20">電視節目 裡 某年 學生 運動會 裝 </text:span><text:span text:style-name="T17">x </text:span><text:span text:style-name="T18">裝 </text:span><text:span text:style-name="T17">x </text:span><text:span text:style-name="T18">屆 戰鬥機 忍不住 想 在歷史上 真 個人 裝 </text:span><text:span text:style-name="T17">x </text:span><text:span text:style-name="T18">作者 香港 娛樂圈 看法 純粹 港 娛 再也 不了 格局 太小</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畢 詩 靈 畢 老爺 最新 力作 配合 作者 </text:span><text:span text:style-name="T9">b </text:span><text:span text:style-name="T10">站 視頻 來看 效果 更佳 主角 長者 談笑風生 認 </text:span><text:span text:style-name="T9">p </text:span><text:span text:style-name="T10">麻麻 希望 田野 幹 姐姐 三代 領導人 蛤 包 家屬 建立 親密 關係</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推 書 裡 點 話 推 書 萬萬 言 毀 書 一句 話 本書 對胃口 看過 知道 評價 沒有 重要 誰又能 保證 評價 裡 沒有 主觀 印象分 包括 壞 變 當年 極品 家丁 奉 人生 之書 現在 已經 讀 下去 戀人 分手 恨 真的 愛 真的 幾乎 存在 本書 讀者 從頭 喜歡 尾 此書 單 裡 書 曾經 爽 覺得 爽 緣分 不能 正常 事 祝 找到 屬於 爽 文 看書 一時 爽 一直 看書 直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莫非 踩 滿 遺 尾巴 書 不怎麼樣 左右 差不多</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文 風趣 騷氣 星 文中 蟎蟲 極 敵視 踩到 包衣 雜種 尾巴</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微 </text:span><text:span text:style-name="T2">h </text:span><text:span text:style-name="T3">網遊 超能力 故事 巧妙 有趣 感情 線 秒殺 網文 後宮 開 服 蘿蔔 白菜 各有所愛 這本 仙草 後期 寫 偏 真的 無語</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番茄 寫 白 白 番茄 早期 幾本書 外 真 津津有味 番茄 書 節奏感 太好了 沒有 那種 激烈 裝 逼 臉 情節 打怪 升級 這種 </text:span><text:span text:style-name="T2">rpg </text:span><text:span text:style-name="T3">遊戲 式 快感 持久 文筆 白 勝 樸實 番茄 書 裡 情感 描寫 真心 不能 揚長避短</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次 聽到 這本 書 發生 一段 有趣 事情 班上 兩位 同學 課外 時間 討論 神 墓 好看 盤龍 精彩 爭論 變成 爭吵 發展 爭鬥 最後 導致 械鬥 操場上 全校師生 面 公開 檢討 事情 發展 小說 精彩 記憶 尤 深 時過境遷 兩位 同學 已經 握手言和 兩 外號 傳說 一直 流傳 陳 神 墓 郭 盤龍 知道 辰 東 番茄 兩位 矗立 久 依然 倒 大神 如今 依舊 起點 標杆 人物 盤龍 沒有 神 墓 帶來 感動 深刻 當時 絕對 不可多得 文 最後 主角 一刀 劈開 生死 路 成 宇宙 主 姿態 總是 不斷 腦海 閃現 精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好看 武俠 網 游 主角 修 風神 排 雲天 霜 絕 指 琴 魔 武功 自創 版 三分 元氣 現在 現在 不少 白文 合理 巳 重 兩遍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悠哉悠哉 種田 文 夫妻 雙 穿 溫和 三觀 平實 有趣 情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男 主 坐 末日 趟 順風 車 末世 廣開 後宮 這本 看過 最爽 一本 末日 後宮 小說 鑒 於此 仙草 </text:span><text:span text:style-name="T2">ps </text:span><text:span text:style-name="T3">拿到 不可名狀 只可意會 不可言傳 章節 未 刪除 版本 美滋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曾經 龍 空 發帖 吐 槽 日本 背景 國內 網文 沒 幾個 日本 名字 槽 點 古怪 認 重要 當時 竟然 幾位 網友 魔 禁 反駁 魔 禁 裡 名字 寫法 怪 發音 沒有 超出 日本 常用 名 範圍 國內 日本 背景 網文 裡 名字 根本 拼 包括 神 作 級 隱 殺 認 隱 殺 唯一 瑕疵 這部 春日 看過 第一部 名字 國內 日本 背景 網文 不僅如此 細心 地標 注 假名 這部 小說 以後 情節 發展 雷 點 五顆星 評價</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媽 蛋 鶸 紅龍 猴子 骸骨 武士 更新 錢 玩意 老爺 有的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明朝 東風 特別 白 杠 明朝 西風 特別 白 杠 明朝 北風 特別 白 杠 明朝 南方 特別 白 王 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觀後感 骷髏 真 </text:span><text:span text:style-name="T2">tm </text:span><text:span text:style-name="T3">帥 鶸 更新 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真的 驚 文 裡 提到 一次 四魂之玉 犬夜叉 侍魂 角色 看不見 錘 </text:span><text:span text:style-name="T9">boss </text:span><text:span text:style-name="T10">全 侍魂 </text:span><text:span text:style-name="T9">boss </text:span><text:span text:style-name="T10">四魂之玉 侍魂 裡 評論 尷尬</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姓朱 大明 嘉靖 年間 覺得 時代 太平 錯 發現 依靠 口 刀 山貓 曰 明 一代 驅除 胡 虜 恢復 中國 陳 綱 立 紀 拯 斯 民</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 空 大神 裡 靈氣 幾根 筆桿子 周 伯 符 鶸 算是 半根 半根 夫人 手 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 鬼 寫 妖 高人一等 螞蟻 主機板 入骨 三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敢相信 鶸 書 妖鬼 劍 豪 天下 獨行 問 劍 問心 些許 譏嘲 滿目 任俠 百 鬼 夜行 魔 空 君臨 時代 妖魔 巫女 僧侶 武士 不甘 舊日 怨鬼 不幸 世 凡民 寥寥 數筆 躍然紙上 韻味 十足 真真 稱得上 筆墨 留香 可點 三五 燈火 佐酒 品 滋味 十足 力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曾經 鶸 叔 書友 群 裡 看到 鶸 叔 主角 評論 只能 總結 一下 聽 感受 主角 看似 冷靜 不曾 冷 莖 成 一具 骷髏 改不了 鶸 叔 本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簡直 難以想像 老婆 惡趣味 作者 寫 相當 可惜 更新 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已經 水 天怒人怨 強烈推薦 盜版 √ 推薦 盜版</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從不 懼內 伯 符 鳥 鶸 鳥 主角 褲子 沒 能力 骨頭 找 女鬼 滑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夭壽 作者 保健 抓 老婆 罰去 跪 螞蟻 此書 不要 指望 完 日本 戰國 年代 天下 紛亂 不斷 妖魔鬼怪 橫行霸道 平民 朝不保夕 艱難度日 化作 骸骨 主角 森 羅 沉睡 醒來 仗 劍 行走 天下 夾雜 犬夜叉 侍魂 私 鶸 最好 本書 字 裡 間 豪俠 義氣 混亂 年代 走 心 氣氛 透露 逼人 靈氣 仙草 期 玩票性質 寫作 開 七八 本書 瘋狂 註定 這本 書 長不大 實在 可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三年 人民解放戰爭 人民 革命 犧牲 人民 英雄 永垂不朽 三十年 人民解放戰爭 人民 革命 犧牲 人民 英雄 永垂不朽 上溯 一千八百 四十年 從那時起 反對 內外 敵人 爭取 民族 獨立 人民 自由 幸福 歷次 鬥爭 犧牲 人民 英雄 永垂不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挺 喜歡 一位 女 誤 作者 新作 背景 比較 魔幻 二戰 日本 一片 慘 澹 佔領軍 太上皇 日子 裡 世界 魔法 側 掌握 新世紀 科技 凡人 之間 暗流 湧 動 目光短淺 本土 神道 依舊 窩 裡 鬥 鬼 讀來 有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居然 霓虹 題材 作者 肯定 精 份子 不用 看書 到底 寫 內容 先 人身攻擊 幾句 順便 帶上 親屬 特別 女性 親屬 沒錯 廣大 無敵 網文 讀者 群</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喜歡 題材 作者 早就 撲街 書 真的 沒 必要 作者 讀者 進行 人身攻擊 該書 屁股 坐 正 前 十章 已經 定下 狂 抽 帝國主義 巴掌 基調 學姐 歷史 版主 知 帳號 歷史 類 問題 回答 最大 兩個 優點 功底 紮實 立場 端正 相比 花與劍 討好 市場 男性 讀者 加入 快節奏 後宮 春日 奇幻 色彩 地點 年代 敏感性 創作 嚴肅 該書 起點 上架 學姐 粉絲 大都 不錯 歷史 愛好者 書評 區 不少 有趣 科普 插科打諢 喜歡 支援 一下 學姐 無可取代 一點 找 這種 功底 過關 願意 觸 碰 冷門 題材 網文 寫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 鬼 寫 妖 高人一等 螞蟻 主機板 入骨 三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風雅 一種 奇怪 感覺 骸骨 武士 覺得 弱 鳥 小說 裡 寫 意境 小說 骸骨 武士 漫步 魔 災 地上 斬殺 食 妖魔 誦經 超度 怨 靈 應該</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過 知 催 稿 體驗 感覺 妻管嚴 作者 應該 綁 再來 幾個 濃妝豔抹 風塵女 一起 拍 不可 描述 照片 威脅 作者 畝產 兩千斤 發 照片 老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章 捕 頭面 聖 捕頭 連個 九品 芝麻官 算不上 面 聖 皇帝 太 不值錢 現代 京城 廳級 幹部 想 進 中南 輕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 強烈推薦 韓 娛 目前 書荒 朋友 豬腳 高 冷 跪 舔 感情 細膩 特色 劇情 起伏 合理 韓 娛 </text:span><text:span text:style-name="T2">no </text:span><text:span text:style-name="T3">不得不 這本 書 豬腳 令人 驚豔 一個 便是 香蕉 家 明 瞭 建議 沒 看過 韓 娛 這本 書 入 坑 不要 瞧不起 韓 娛 好書 太 挑 書荒</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明明 加</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喜歡 女 主 媽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書 付錢 不能 太監 北 公公</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下 電視劇 噁心 趕緊 回來 重溫 一遍 原作 洗 洗胃 確信 一本 荒誕 幽默 批判 現實 小說 人性 剖析 深入骨髓 小說 刻畫 一批 個性 極端 偏 另類 警界 青年 極端 上級 坑 現實 磨 夾 黑與白 之間 選擇 茫然 茫然 拼殺 警校 生活 爽快 羊城 求生 爆笑 入獄 牢頭 吊 無間道 驚險 精彩 緝毒 敵我 難分 恐怖 方面 社會 環境 寫實 最後 一聲 深深 無奈 歎 息 這種 高 節奏 小說 拍成 越獄</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 </text:span><text:span text:style-name="T6">遁 鏡 非常 純正 </text:span><text:span text:style-name="T7">dnd </text:span><text:span text:style-name="T6">小說 愛 本書 成功 塑造 一個 生動 綠 龍 形象 披 綠 龍皮 人類 穿越 客 純正 </text:span><text:span text:style-name="T7">dnd </text:span><text:span text:style-name="T6">綠 龍 強大 狡詐 崇拜 力量 邪惡 守 序 恐怕 現今 網文 裡 塑造 成功 幾個 非人類 主角 客觀 超過 鶸 紅龍 非常 成功 主角 形象 之外 再次 強調 人物 塑造 小說 創作 靈魂 作者 圍繞 主角 塑造 眾 非常 生動 配角 主角 母親 開篇 非常 驚豔 出場 管家 女僕 長 反派 矮 一號 相比 主角 形象 臉譜化 配角 幾乎 形象 可言 大部分 白 網文 本書 水準 高出 太</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秋 孩子 發文 整個 綠林 低語 名字 綠 千愁 孩子 驕傲地 字數 一天 天變 成 文 青 化身 黑 背 記住 一直 綠帽 屎 統治 綠林好漢 買 綠 郎君 相信 謹慎 隱藏 強大 毒性 蘭 帝 真正 勝利 讀者 吃 屎 糾結 痛苦 扭曲 一瞬間 綠 齊聲 總有一天 統治 抵達 終點 加冕 綠帽子 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網站 傻 逼 充 最低 十塊 連續 簽到 一個月 獎勵 毛 看書 自動 訂閱 找 不到 停止 訂閱 點 隨便 翻 幾本書 錢 花花 外流 書 收藏 書架 裡 第一頁 往後 翻 沒有 書 簽 沒有 記憶 網站 屎 排版 美工 這他 媽 簡直 反 人類 極點 開 網站 是不是 大腦 屎 這本 書 噁心 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寫 龍 幾個 同行 襯托 一無是處</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2018 11 26 </text:span><text:span text:style-name="T6">攢 非常 純正 </text:span><text:span text:style-name="T7">dnd </text:span><text:span text:style-name="T6">小說 愛 本書 成功 塑造 一個 生動 綠 龍 形象 披 綠 龍皮 人類 穿越 客 純正 </text:span><text:span text:style-name="T7">dnd </text:span><text:span text:style-name="T6">綠 龍 強大 狡詐 崇拜 力量 邪惡 守 序 恐怕 現今 網文 裡 塑造 成功 幾個 非人類 主角 客觀 超過 鶸 紅龍 非常 成功 主角 形象 之外 再次 強調 人物 塑造 小說 創作 靈魂 作者 圍繞 主角 塑造 眾 非常 生動 配角 主角 母親 開篇 非常 驚豔 出場 管家 女僕 長 反派 矮 一號 相比 主角 形象 臉譜化 配角 幾乎 形象 可言 大部分 白 網文 本書 水準 高出 太 最後 故事 精彩 文采斐然 信 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改 編劇 第一部 良心 第二部 垃圾 充分證明 目前 網 改 劇 高 冷 編劇 脫離 原著 以後 不行 只能 胡扯 瞎掰 群 眾 罵聲 博 出 位 第二部 劇 殘障 指數 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餘 罪 最近 電視劇 瞬間 火 其實 老長 書 好幾年 當時 第一本 應該 紅男綠女 黑鍋 驚 天人 老長 特別 擅長 驚人 轉折 看似 山窮水盡 主角 柳暗花明 那種 特別 開 金手指 主角 光環 幾本書 非常 喜歡 電視劇 沒有 興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 常 書本 仙草 妥 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只能 推薦 一篇 </text:span><text:span text:style-name="T26">hp </text:span><text:span text:style-name="T27">毫無疑問 推 </text:span><text:span text:style-name="T26">hpmor </text:span><text:span text:style-name="T28">一篇 首發 </text:span><text:span text:style-name="T26">lesswrong </text:span><text:span text:style-name="T28">翻譯 </text:span><text:span text:style-name="T26">lofter </text:span><text:span text:style-name="T28">外國 算是 原作 成人版 </text:span><text:span text:style-name="T26">hp </text:span><text:span text:style-name="T28">很多 童話 設定 進行 優化 吐 槽 出色 解釋 差點 統治 英國 魔王 居然 腦 殘 反派 問題 此文 科學 理性 視角 思路 開 很多 腦 洞 屬於 很爽 令人 有所 收 穫 作品 可能 覺得 哈利 性格 原作 差別 太 屬於 崩壞 人物 實際上 問題 圓滿 解答 屬於 小說 最後 抖 幾個 包袱</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書 真的 智商 低 不要 晦澀 難懂 哲學 思辨 夢囈 心靈 拷問 天書 科學 說明 搞 暈 硬 頭皮 啃到 </text:span><text:span text:style-name="T9">36 </text:span><text:span text:style-name="T10">章 表示 實在 啃 動 先 歇 一下 起來 作者 </text:span><text:span text:style-name="T9">hp </text:span><text:span text:style-name="T10">寫出 堪 比高 數 課本 閱讀 難度 神人 不行 感受 痛苦 證明 智商 真的 可悲 毅然決然 仙草 要死 一起 死</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發 福利 </text:span><text:span text:style-name="T47">@ </text:span><text:span text:style-name="T27">滅絕 十字 發 </text:span><text:span text:style-name="T26">txt </text:span><text:span text:style-name="T28">版 分段 換行 校對 裡 番 無縫 銜接 進去 連結 </text:span><text:span text:style-name="T26">http pan baidu 1wshgcswwbsvycs8onpds4a </text:span><text:span text:style-name="T28">密碼 </text:span><text:span text:style-name="T26">ux4f </text:span><text:span text:style-name="T28">解壓密碼 </text:span><text:span text:style-name="T26">666666</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常 書 欣 黑鍋 餘 罪 寫 現代 刑偵 故事 入 化境 細節 巧妙 描摹 精准 偵破 橋段 沒有 推理 作品 做作 輕浮 文字 樸實 蘊藏 極 雄渾 張 力 地氣 十足 尤 餘 罪 破 偷 牛 案 一段 具 代表性 兩部 作品 氣質 簡直 天然 電視劇 打造 投拍 重 案 六組 刑偵 片 一大 傑作 </text:span><text:span text:style-name="T9">ps </text:span><text:span text:style-name="T10">馬 親王 當時 點評 推薦 書 主要 想 推薦 網 劇 餘 罪 剛 刷 完 意外 不錯 期望值 太 高 確實 看一看 算是 網 劇中 良心 作 </text:span><text:span text:style-name="T9">ps </text:span><text:span text:style-name="T10">第二季 太 失望 狗血 尷尬 癌 犯 知道 換 編劇 導演 好好 文本 改成 只能 贏 堅持 值 淚 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其實 太 推薦 常 舒 欣 書 余 罪 黑鍋 書 挺 早 沒 出名 文筆 故事情節 真的 不錯 文字 老練 可讀性 強 說實話 立場 問題 製造 衝突 製造矛盾 套路 基本 領導 官僚主義 正規 辦案 方法 抓 不到 罪犯 員警 同事 經常 手段 對付 普通 老百姓 撈錢 有餘 罪 同伴 手段 問題 絕大多數 情況 守住 底線 迫不得已 手段 打擊 犯罪分子 典型 雙重標準 不到 事情 餘 罪 做到 社會 動物 受 環境 影響 很大 稍微 有點 社會 經驗 不會 相信 這類 童話</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佩 妮 姨媽 嫁給 一個 大學教授 哈利 詹 姆 波特 伊萬 斯 維 瑞斯 養成 一個 擁有 科學素養 熊 孩子 可能性 哈利 入院 儀式 破破爛爛 巫師 帽 談笑風聲 最後 分配 拉 文 克勞 位 面 哈利 科幻 迷 兼 書呆 虵 麥克 教授 同意 形容 行走 天災 推薦 理由 作者 外國 教授 人文 得到 </text:span><text:span text:style-name="T5">jk </text:span><text:span text:style-name="T6">羅琳 授權 </text:span><text:span text:style-name="T7">loft </text:span><text:span text:style-name="T6">全文 翻譯 地址 </text:span><text:span text:style-name="T7">www hpmor lofter com </text:span><text:span text:style-name="T6">推薦 理由 讀者 科學素養 要求 高 看不下去 沒 必要 強迫</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2">安利 一本 國外 </text:span><text:span text:style-name="T33">hp </text:span><text:span text:style-name="T34">力 燒 腦科 普 文 喜歡 奧數 神 作 不用 猶豫 優雅 跳 坑 書 哈利 姨媽 嫁給 大學教授 哈利 培養 成 一個 充滿 科學 思維 聰穎 早熟 少年 科學家 進 代表 求知 拉 文 克勞 最大 亮點 文中 哈利 魔法 進行 科學 研究 燒 腦 理論 假設 實驗設計 腦 洞 開 趣味 非凡 主 配角 智商 高 十分 有趣 書 正統 </text:span><text:span text:style-name="T33">bg </text:span><text:span text:style-name="T34">文 赫 </text:span><text:span text:style-name="T33">cp </text:span><text:span text:style-name="T34">無毒 點 建議 閱讀 </text:span><text:span text:style-name="T35">lofter </text:span><text:span text:style-name="T34">發佈 </text:span><text:span text:style-name="T33">epub </text:span><text:span text:style-name="T34">版本 查 看書 梗 科學 名詞 解釋 降低 閱讀 難度 完 翻譯 版 </text:span><text:span text:style-name="T33">txt epub </text:span><text:span text:style-name="T34">下載 連結 見 評論</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養活 知道 萬家生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仙俠 鼻祖 武俠 百科全書 一部 超越 時代 作品 一座 中國 幻想 文學 豐碑 幻想 文學史 歷史 地位 恐怕 近代 奇幻 文學 鼻祖 魔戒 堪 蜀山 類同 盤點 見 下帖 </text:span><text:span text:style-name="T12">lkong thread 1278774</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一部分 早就 看過 久 以後 補完 評分 星 五星 此書 原創性 十足 想像力 豐富 一向 青睞 高 原創 作品 缺點 受限於 當時 小說 處於 連載 多家 連載 狀態 該書 大量 插敘 倒敘 碎片 化 影響 閱讀 體驗 情節 人物性格 塑造 方面 裡 面 很多 正方 人物 囂張 跋扈 蠻不講理 很多 讀者 生出 反感 程度 人物 沒什麼 惡跡 所謂 正道 花式 吊打 情節 太 絕大多數 蜀山 人文 主角 穿越 穿 成 反派 峨眉 惡鬥 寫手 怨氣 可想而知 書 峨眉 小輩 嘴臉 本書 人物 塑造 失敗 其實 受限於 時代 作 報紙 連載 作品 受 眾 平均 素質 高 樸素 善惡 觀 必要</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神 作 鎮 樓 蜀山 劍俠傳 號稱 武俠 百科全書 間接 影響 新派 武俠 發展 鄭 證 朱 貞 木 梁羽生 金庸 古龍 武俠 名家 均 啟 迪 功 成 當代 眾 修 真 仙俠 作品 標杆 描寫 範本 設定 鑒 直接 影響 誕生 中國 </text:span><text:span text:style-name="T9">rpg </text:span><text:span text:style-name="T10">遊戲 巔 峰 作 仙劍 奇俠傳 深刻 影響 近 半個 世紀 中國 幻想 類 作品 發展 毫無疑問 一部 絲 毫不遜色 四大名著 超級 </text:span><text:span text:style-name="T9">ip </text:span><text:span text:style-name="T10">一座 超越 時代 作品 一部 中國 幻想 文學 豐碑 幻想 文學史 歷史 地位 恐怕 近代 奇幻 文學 鼻祖 魔戒 堪</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9">1957 </text:span><text:span text:style-name="T15">反右 珠 平安 度過 </text:span><text:span text:style-name="T14">1958 </text:span><text:span text:style-name="T15">雜誌 刊登 不許 珠 樓主 繼續 放毒 一文 珠 讀後 默然 當夜 腦溢血 輾轉 病榻 兩年 有餘 臨終前 口授 完成 長篇小說 杜甫 講述 完 杜甫 窮愁潦倒 病死 舟 那段 結尾 夫人 孫 詢 小姐 走 保重 日後 溘然長逝 享年 五十九歲 恰 杜甫 壽</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蜀山 劍俠傳 一部 神話 小說 作者 珠 樓主 李 壽 民 烽火 硝煙 抗戰時期 中國 竟 傳奇 般地 誕生 一部 玄想 超 妙 光怪陸離 蜀山 這部 中國 神話 巨著 開 小說 界 千古 未有 奇觀 直接 影響 後世 金庸 新派 武俠小說 光大 發展 一代 神魔 武俠小說 宗師 珠 樓主 李 善 基 壽 民 胸羅萬象 筆 挾 千鈞 蜀山 開創 世界 亙古未有 異想天開 奇幻 世界 海 煮沸 掀翻 山 移走 化 獸 天 隱 滅 跡 陸 沉落 無影 天外 天 地底 水下 湖沼 石 心 精舍 靈魂 體</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生活 流 幾本 佳作 必 異 界 生活 類 生活 異 界 惡魔 都市 休閒類 回到 過去 變成 貓 這本 海外 種田 文 代表作 高山 牧場 本書 海外 生活 流 標杆 一小 眾 門類 開創者 整本書 偏正 能量 節奏 極 舒緩 飲 一杯 清 茗 沒有 跌宕起伏 劇情 高潮 那種 絮絮叨叨 溫馨 日常 美國 生活 方式 節奏 慢 內容 豐富 極富 生活氣息 適合 輕鬆 慢 品 生活 異 界 惡魔 太監 爛尾 慎 入 掉 坑 裡 要來 找 平均 訂閱 </text:span><text:span text:style-name="T12">4752</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母 系列 主角 父親 洪水 喪生 主角 青梅竹馬 母親 風華絕代 宛如 韶 齡 心 姨 收養 作者 美豔 繼母 溫柔 描寫 著實 用心 橋段 繼母 光彩奪目 超過 青梅竹馬 出現 主角 繼母 曖昧 場景 認 寫 格外</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漢 匈奴 西 遷 背景 下來 西方 合縱連橫 故事 作者 姿勢 水準 信任 書 沒有 歐洲人 降 智 大批 穿越 這種 外掛 提升 漢朝 逼 格 主角 作者 塑造成 最近 儒學 復活 教授 妄想 那種 原教旨 儒生 保持 濃厚 東方 風味 高 魔 背景 故事 少 嚴肅 感 情節 沒有 完全 展開 以觀後效 作者 想 惡搞 文 裡 作 嚴肅 討論 太 晉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格局 宏大 設定 新穎 大長篇 上古 神話 背景 非傳統 升級 文 背景 小人物 視角 師姐 劍 有點像 配角 率 人類 爭 種族 存亡 主角 族 小卒 展開 人生 主角 討 喜 小姑娘 應有 善良 膽小 後來 慢慢 轉變 理智 勇敢 合情合理 挺 膩 冷酷 殺人狂 主角 主角 不能 好人 慢慢 劇情 改變 合理 要說 欣賞 一點 貌美 男 師尊 少女 徒弟 主角 設定 仙俠 八點檔 設定 作者 峰 迴路轉 寫成 猥褻 少女 符合 邏輯 長得帥 猥褻 師徒 父女 意淫 徒弟 禽獸 文 真是 清流 文筆 美中不足 有點 用力 猛 略有 堆砌 感 看出 作者 功夫 字句 優美 沒 男 作者 通病 有點 女 作者 通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百八十 女 頻 修 真 開頭 摸清 後頭 套路 總歸 渣 男 表妹 謀害 農村 孤女 上山 凡人 三件套 煉 心 測 靈 拜 師父 嬌女 三件套 血統 天賦 金 大腿 吐 此書 倒 相當 用心 巧妙 拉長 時間軸 架空 秦 亂世 名正言順 化 上古 神話 溜溜 先秦 諸子 算 天天 軋戲 道德經 裝 古典 世界觀 大概 道 本位 </text:span><text:span text:style-name="T2">vs </text:span><text:span text:style-name="T3">本位 尚 不明朗 天 敵 道 亡 量 劫 妖魔 鑄 劫 救 道 族 應 劫 渡 瞎掰 女 主 作 妖 血 繼承者 欽定 不周 祭 劍 之中 慢慢 失卻 人性 覺醒 自我 傻 麅 子 變成 白 切 黑 過程 反 套路 不要 師長 好看 屁股 不正 命 償還 大腿 金 開 掛</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神仙 寫 文 系列 天 終於 看到 修 真 世界 天天 道德經 綜合 上古 歷史 雜記 殘卷 像是 歷史 脈絡 延伸 女 主 小枝 秘密 選 祭 劍 題目 簡介 看出 之後 絕對 反轉 未來 裡 真 成功 祭 劍 選項 目的 簡單 活 底氣 活 開局 相當 糟糕 天下第一 大佬 盯 身上 染 影響 性格 妖 王 血 抱 大腿 蛇 精 病 聰明 足夠 大膽 利用 利用 東西 覺得 贏 </text:span><text:span text:style-name="T2">ps </text:span><text:span text:style-name="T3">隱 秘 修羅場 賊 好吃</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此書 展現 古代 刀筆 吏 顛倒黑白 吃 家 吃 家 酸 爽 情有可原 法 無可 恕 運用之妙 存乎一心 過於 堅持 公門 狗 有點 畢竟 恰恰 現代 公門 進步 允許 這類 存活 此書 有意思 三卷 </text:span><text:span text:style-name="T5">49 </text:span><text:span text:style-name="T6">章 隔 螢幕 看出 作者 現實 相貌 磕 磣 法律界 混 不如人意 不甘 本書 聊以自慰 </text:span><text:span text:style-name="T7">yy </text:span><text:span text:style-name="T6">版 自傳 解釋 作者 立場 精 趙 作者 頗 乾貨 相關 行業動態 如數家珍 刻畫 臉譜化 立體感 精 趙 值得一提的是 作者 深入骨髓 直 男 優越感 主角 潛 明星 玩 嫩 模 偏愛 獨立自主 </text:span><text:span text:style-name="T7">ol </text:span><text:span text:style-name="T6">獨當一面 職場 女 高 搶 拜倒 主角 光環 非常 勵志</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宮 鬥 文 沒 鬥 女 主 所謂 對手 險惡 幾乎 井水不犯河水 後面 更是 同心 攜手 篇 依然 鬥 死去活來 文 可怕 令人窒息 篇 文 前期 色彩 鮮亮 明麗 過分 幾個 嬌憨 小姑娘 其樂融融 簡直 後宮 典範 人間天堂 那場 皇家 葬禮 梁 上吊 成 一排 殉葬 宮 一個 耳光 打醒 女 主 打醒 讀者 地位 越 高 知道 越 越 深刻 知道 見 去處 女 主 寵愛 權力 敵不過 文 裡 始終 籠罩 灰色 壓抑 無法 呼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的 仙草 應該 歷史 還原 度 最高 後宮 文 甄 嬛 傳 生活 真正 後宮 生活 壓抑 鬥志 高昂 後宮 裡 神 擋 殺 神佛 擋 殺 佛 也許 真的 幾個 皇帝 真的 後宮 妃子 一往情深 臉 篇 奇怪 文 篇 精 緻 文 精 緻 裡 面 大氣磅礴 這種 大氣 時代背景 碾 細碎 夾雜 全文 當中 高度 集權 王朝 嚴苛 理法 背景 之下 女人 悲哀 權傾天下 萬 敬仰 皇后 皇貴妃 皇太后 太皇太后 宮廷 女人 母儀天下 身份 卑微 婢女 世道 碾壓 毫無 心氣 調教 溫順 野狗 根本 沒有 選擇 命運 不能 操縱 在手 唯一 奢望 活下去 可惜 死 沒 兩樣 震撼</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知道 禦 井 烹 香 文 值得 文 一直 覺得 文 看起來 有點累 庶 女 生存 手冊 看過 文 沒 文 印象 劍 走 偏鋒 後宮 和諧 安寧 情況 之後 真正 覺得 應該 歷史 還原 度 最高 應該 貼近 現實 後宮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 完 這本 心中 震撼 算是 宮 鬥 文 老 讀者 自問 尚未 一篇 文 觀感 開頭 娓娓道來 文筆 個性 細膩 女 主 天真爛漫 後宮 仿佛 真正 一家人 溫情 差點 篇 寵 文 慢慢 殉葬 代表 宮廷 傾軋 鬥爭 醜惡 緩緩 展現 眾 變化 自然 唏噓 戲說 成分 故事 基本 取材 歷史 感覺 極 貼近 歷史 真實 後宮 中期 女主人 性 覺醒 決定 問心無愧 宮 鬥 立於不敗 讀 勝利 快樂 一種 更深 悲哀 惠 妃 只不過 想 留下 認命 真的 戳 心 文 也許 不會 讀 所述 女子 悲 深刻 難言 罷 卷 久久 不能 平息 值得 每個 讀 一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算是 開 啟 覺 哥 寫作 不歸路 目前 本書 覺得 最好 販 罪 大紅 驚悚 樂園 兩本 最讓人 欽佩 書 從頭到尾 免費 從頭到尾 認真 寫 沒 爛尾 只能 感 歎 一下 年輕 渣 現在 簡直 同一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氣運 流 神 作 後世 眾 氣運 流 作者 敬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現在 已經 </text:span><text:span text:style-name="T9">404 </text:span><text:span text:style-name="T10">網上 方法 看到 此文 想 這部 變身 文 現在 覺得 寫 最好 變身 文 沒有 </text:span><text:span text:style-name="T9">tj </text:span><text:span text:style-name="T10">寫出 靈魂 書名 內容 非常 貼切 女裝 山脈 接受 這部 書 接受 不了 這部 變身 小說 實 不錯 最後 想 吐 槽 男 主 一句 不能 快</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dleer </text:span><text:span text:style-name="T22">足球 文 永遠 最好 層次感 內涵 文 能夠 清晰 看到 感受 強 弱 現在 普遍 主角 盤帶 主角 傳球 能力 提高 豬腳 射門 能力 提高 豬腳 頭球 能力 提高</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之後 人生 堅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爽 上天 轉 中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設定 嚴謹 文筆 一流 人物形象 刻畫 生動 故事情節 感人肺腑 第一章 能夠 感動 熱淚盈眶 實在 不可多得 好書 真 治 癒 系 神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爽 文 可惜 和諧 主角 一個 神勇 喪屍 犬 手下 算是 召喚 流 非常 爽 可惜 福利 太 起點 封 令人 惋惜 不要 信 第一章 狗狗 絕對 征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 積 書蟲 良心 推薦 明白 黑子 心態 一下 書單 書荒 未竟 糧草先行 明白 口味 開 券 有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真是 神 轉折 不斷 令人 欲罷不能 第一章 吸引 真是 仙草 啊啊啊</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設定 嚴謹 文筆 一流 人物形象 刻畫 生動 故事情節 感人肺腑 第一章 能夠 感動 熱淚盈眶 實在 不可多得 好書 真 治 癒 系 神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能自己 一個 屎 屎 一起 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要 問 五星 下面 堆 評 神 書評 仙草 七八個 喜歡 鬼 良心 五星 真的 摸 良心 發出 至少 作者 寫 內容 感到 驚豔</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百年 遇 神 文 相信 現在 立刻 百度 書名 不要 猶豫 不要 評論 自私 不想 看到 文章 改變 一生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設定 嚴謹 文筆 一流 人物形象 刻畫 生動 故事情節 感人肺腑 第一章 能夠 感動 熱淚盈眶 實在 不可多得 好書 真 治 癒 系 神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五星 仙草 神 作 要說 裡 看吧 劇 透</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爽 文 可惜 和諧 想 找 盜版 網 主角 一個 神勇 喪屍 犬 手下 算是 召喚 流 評論 裡 惡意 太 明明 普通 爽 文</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設定 嚴謹 文筆 一流 人物形象 刻畫 生動 故事情節 感人肺腑 第一章 能夠 感動 熱淚盈眶 實在 不可多得 好書 真 治 癒 系 神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 作者 滿懷 愛意 第一人稱 寫 這本 神 書 文筆 超凡脫俗 劇情 豐滿 充滿 社會 滿滿的 惡意</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新書 連載 地點 </text:span><text:span text:style-name="T2">acgzc php portal book 44 </text:span><text:span text:style-name="T3">倒 沒 太監 換 站 妄想 下海 重寫 湮 變 已經 寫 奇葩 文 上岸</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慎 閱 突然 想起 這本 書 腦子 一陣 疼痛 身體 不由自主 抖動 幾乎 癱 地上 陰寒 背後 襲來 似乎 視野 事物 逐漸 扭曲 化 一個個 嬉笑 手舞足蹈 小人 混亂 灼燒 心智 毫無疑問 替身 攻擊 替身 力 強大 精神力量 影像 屬於 精神 傷害</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風 螢 推 書 感覺 有點 眼熟 仔細 系統 見 說實話 擼 起來 設定 確實 嚴謹 文筆 不小 白 人物形象 動作 描寫 刻畫 生動 故事情節 出人意表 感人肺腑 樓下 推 第一章 鬼 序章 能夠 感動 熱淚盈眶 實在 不可多得 治 癒 系 好書 萌 新 不要 錯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喝醉 烈 酒 野 狗 最貴 狂犬病 疫苗 起點 邪 書 冕 第四部 名不虛傳 備 註 個人 這種 書 反感 主 站 發佈 原因 導致 主角 心理 描寫 雙方 強烈 戰況 書 描寫 清楚 希望 作者 注意 玩 玩 開 一點 寫 這種 標新立異 喪屍 尋 直接 男 主 咬 拆開 深 喉 玩 直白 看看 朱顏 血 系列 難 不能 說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 第一章 動物 和諧 相處 至死不渝 深入淺出 激情 四射 超越 種族 愛 令 讀者 流淚 滿面 情不自禁 五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神 作 無誤 非常 爽 可惜 福利 太 起點 封 令人 惋惜 不要 信 第一章 狗狗 絕對 征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算是 印象 深刻 第二個 主角 第一個 烤 腰子 精神病 祝 覺 本書 主角 令人 印象 深刻 第一章 狗日 真的 狗日 簡直 已經 無法 語言 表達 心情 唯一 想到 絕對 狗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草 非常 好看 火影 火影 世界 體系 填補 完善 主角 研究 家傳 影 遁 研究 陰陽 查 克拉 時空 忍術 自創 黑白 魔術 願意 放棄 情感 成 絕對 公正 天 主 尊 改變 世界 </text:span><text:span text:style-name="T2">p s </text:span><text:span text:style-name="T3">鹿 丸 陰影 具 足 真的 帥</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大部分 辰 東 認識 是從 長生 界 是從 遮天 當初 簡介 再也 放不下 本書 孤寂 枯燥 宇宙 九龍 拉 棺 一幕 天文 局 捕捉到 遮天 精彩 格局 宏大 挖坑 非常 坑 越 挖 越 最後 終於 作者 埋 辰 東 挖坑 成 癮 愛 讀 坑 成 癮 宛如 貓 撓 心窩 隔靴搔癢 把持 不住 一直 下去 最後 好多 坑 不清不楚</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東方 玄 幻 升級 流 神 作 目前 止 辰 東 寫 書 最好 一本 劇情 大氣 宏博 明 暗線 交替 眼花繚亂 間 沉醉 辰 東 擅長 逆 天 寫法 更是 此書 體現 淋漓盡致 文筆 此書 筆鋒 這本 書 出鞘 劍 風華 畢露 辰 東 本書 神 墓 推薦 太 遠古 情節 壓抑 符合 規 缺點 升級 過於 漫長 拖 遝 嫌疑 感情 描寫 薄弱 項 結局 追求 合理 其實 一種 文 青 病 體現 總體 滿意</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看過 最好 末世 文 沒有 合理 黨 菜 覺得 一部 美 劇 或者說 畫面感 極 強 美國 小說 可能 作者 寫作 方式 一篇 網文 情節 驚心動魄 張 弛 主角 金手指 極少 很爽 衝突 不斷 現實 出場 人物 路人甲 符合 人性 邏輯性 印象 深刻 唯一 問題 作者 一去不返 太監 現有 </text:span><text:span text:style-name="T2">100 </text:span><text:span text:style-name="T3">章 飽 喜愛 末世 文 胃</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情懷 仙草 當年 之時 初中 二年級 少年 聖體 吊 打天下 熱血沸騰 不能自己 看到 狠 大帝 老哥 故事 有點 哀傷 看到 發跡 葉 禁區 陰森 描寫 出 一身 冷汗 不得不 在我看來 沒 聖 墟 暫且 這本 辰 東 一堆 書 裡 最好 一本 可惜 開頭 賊 踏 馬 白 後來 第二遍 看不下去 遮天 後期 完美 全書 存在 一個 問題 描寫 乏力 星辰 裂開 身體 裂開 胳膊 斷 大量 路 人流 旁白 辰 東 力量 體系 嚴謹 經常 前後矛盾 層級 不斷 提升 無語 現在 想 起來 當年 完 反 復 結尾 真是 不可思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遮天 電視劇 主演 王 俊 凱 關 曉 彤 簡直 可怕 永遠 無法 忘記 關 曉 彤 唱 </text:span><text:span text:style-name="T2">xx </text:span><text:span text:style-name="T3">猶如 克 蘇魯 呼喚</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想像 一片 修 真 元 嬰 鬥 徒 鬥 王 起點 突然 出現 一個 新 流派 人體 秘 境 輪 海 神 橋 四極 聖人 大帝 句 成仙 路上 峰 見 始 道 成 空 驚豔 太 驚豔</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一個 普通人 或者說 屌絲 獲得 穿越 </text:span><text:span text:style-name="T5">1980 </text:span><text:span text:style-name="T6">異能 發生 這本 書 講 一個 故事 裡 說明 一點 本書 援 文 本書 主角 屌絲 主角 愛國 愛 錢 主角 獲得 穿越 異能 想 當時 空 倒爺 發財 保證 利益 前提 幫助 </text:span><text:span text:style-name="T7">80 </text:span><text:span text:style-name="T6">年代 中國 發展 正常 普通人 做到 一點 已經 無可挑剔 本書 喜歡 開 腦 洞 比如說 日本 搞 傳銷 比如說 </text:span><text:span text:style-name="T7">80 </text:span><text:span text:style-name="T6">年代 搞 網文 比如說 弄 出 戰略 忽悠 局 編造 一個 主神 掩蓋 主角 事情 腦 洞 有趣 看起來 歡樂 腦 洞 腦 殘 看得人 尷尬 評價 仙草 很多 黑 這本 書 相信 這本 書 不錯</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這本 小說 相當 不錯 真心 希望 出現 雞血 狗血 內容 畢竟 現在 一本 援 文 寫到 </text:span><text:span text:style-name="T9">50 </text:span><text:span text:style-name="T10">萬 字 發表 真心 容易 知道 逐 浪 小說網 小說 充值 </text:span><text:span text:style-name="T9">30 </text:span><text:span text:style-name="T10">元 錢 專門 地效 這本 小說</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非常 優秀 集 直播 穿越 推理 一體 小說 人物 豐滿 情節 緊湊 呼應 構思 巧妙 表面 主角 碰到 謀殺案 成 嫌疑人 穿越 福爾摩斯 說謊 名 偵探 柯 南 犯罪心理 世界 裡 學習 基本 演繹法 微 表情 分析 密室 分析 心理 側 寫 偵探 知識 觀 眾 幫助 破獲 一個 一個 離奇 案件 最後 回到 世界 協助 警方 抓住 犯罪 團 夥 洗刷 嫌疑 實際上 一個 自我 救贖 心路歷程 主角 一腳 踩 連環 殺手 紅線 細 思 極 恐 最後 成 正常人 完全 老師 同伴 親人 數十萬 計 觀 眾 互動 幫助 糾正 心理 狀態 讀 這本 書 每個 覺得 一大堆 心理 問題 可能 成 潛在 罪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 → 書 前面 噴 真的 冤 後面 真 雞 爽 群 跳 章 不會 白 活該 沒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單 主 不愧 老 司機 粘貼 一段 寶貝 真 真 軟 爹爹 隻 手 握 不住 嗅 散發 誘人 異香 動人 軀體 低啞 嗓音 耳邊 肆意 說出 挑逗 兩根 手指 猛然 擠進 滑膩 蜜 穴 濕 熱 甬道 立刻 緊緊 吸附 住 低 喘 一聲 手指 疾速 緊 窒 甬道 裡 抖動 求 爹爹 不要 不要 月兒 真的 不行 酥 快 受不了 聽 柔媚 呻吟聲 林 雨 玄 狂恣 加快 手指 動作 兩片 花瓣 一次 一次 衝撞 水 嫩 血 芯 伸手 捏住 玉 乳 粉色 乳 首 用力 揉捏 擠弄 手中 更加 成熟 突起 發紅 發硬</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方 想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時至今日 太 小說 龍 傲 天 型 完 一本 之後 發現 記住 配角 名字 少 可憐 永遠 主角 殺 四方 加上 毫無 特點 性格 一堆 名字 記不住 後宮 只能 煩 個人 認 一本 小說 好不好 文筆 生動 力量 體系 清晰 重要 讀者 哭 樂 爽 加上 奇思妙想 更好 小說 餘韻 尤 長 每次 讀完 喜歡 小說 總 有種 悵然若失 感覺 不得不 配角 刻畫 太 林 謙 韋 勝 鬼 蒲 太 角色 無法 忘懷 期待 這類 小說 期待 看到 更好 小說</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每個 仙俠 修 真 類 作品 作者 中國 古典 仙俠 文化 古樸 思想 解讀 附 想像 現代化 觀念 妄 心 作者 這方面 佼佼者 小說 一個 修 真的 開場 進入 一個 華麗 修行 世俗 交織 世界 第一人稱 主角 載沉載浮 作品 想像 瑰麗 規劃 合理 視角 精妙 文筆 透出 古色古香 味道 少 有違 感 極少 網路 小說 通病 實屬 精品 作者 貌似 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吾 仙草 過去 幾年 流砂 蘇 海倫 愛 琳 李 察 哥頓 形象 依舊 栩栩如生 構 裝 設定 不錯 位 面 征戰 體系 讚歎 目前 煙 男 褻瀆 以後 最好 一本 玄 幻 流沙 真 女 主 這麼久 依舊 記得 時光 湯湯 不可 回 李 察 握 不住 流沙</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有人 本書 白文 覺得 白文 水準 文筆 想像力 不會 書荒 精神食糧 備選 列表 拒絕 文藝 電影 絕不 碰 文 青 小說 電影 一兩個 小時 事情 來得快 快 小說 容易 帶入 影響 相當 長 一段時間 心情 過於 文 青 小說 根本 看不下去 從來不 找 虐 捧殺 誣 衊 本書 偏 爽 文 性質 設定 註定 成 強者 主角 加上 極 出彩 文筆 完全符合 擇 書 標準 褻瀆 塵緣 美 虐 吾 菜 本書 心目 煙 男 出品 第一 必 佳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時 所謂 經典 神 書 牢牢 踩 腳底 長期 霸佔 第一 大作 現在 遠古 神 作 很多 知道 紫 川 傭兵 天下 很少 記得 一本 純粹 劍 魔法 小說 不得不 當時 這本 真正 長期 霸佔 書迷 視線 神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現代 大唐 背景 莫名其妙 書名 本書 結構 精巧 伏 線 深 開頭 種種 違 均 合理 解釋 女兒國 位 面 一個 男人 </text:span><text:span text:style-name="T2">20 </text:span><text:span text:style-name="T3">億 美女 人腦 閃 洞 開 無視 爛 爆 書名 大唐 西遊 現代 背景 無限 流 小說 第一個 女兒國 副本 就讓 眼前一亮 話 頭 幾十 章 懂得 熊 孩子 神 展開 歡樂 作品 遺憾 之後 幾個 無限 世界 明顯 寫 前面 只能 前 一部分 部份 大唐 副本 太 解氣 寇 仲 放棄 爭霸 天下 手下 騙 進 密室 炸藥 炸死 寇 仲 死 李世民 不安 手下 要死 寇 仲 仁 別怪 義 徐子陵 佛門 出賣 死 宋 缺 手 裡 想 死 靜 齋 分析 客觀 不想 人間 一統</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有人 開頭 幼稚 當年 小孩 正好 適合 青春期 書 熱血 燃 進入 鹹魚 廢 柴 混 吃 死 階段 書 探討 哲學 人生 一句 話 合適 時間 遇到 合適 書 五星 好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馭 獸 齋 不得不 這本 書 啟 蒙 小說 非常 經典 玄 幻 魔 寵 類 小說 說真的 好久 沒有 看過 這種 類型 小說 故事 長 出版 本書 當時 完 書店 非常 震撼 想像 年紀 男孩 看到 這種 類型 書 簡直 沉醉 不能自拔 開 啟 網文 不歸路 記憶猶新 仙草 簡直 童年 回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從小 喜歡 逛 書店 六年級 書店 發現 馭 獸 齋 第一部 斥 钜 資 二十多元 買 下來 這本 啟 蒙 書 打開 通往 網文 世界 大門 導致 寵 獸 幻 獸 妖怪 怪獸 相關 類型 作品 偏好 本書 同一 時期 相類 作品 印象 最深 手槍 天 魔神 譚 同樣 風格 比較 適合 十幾歲 少年 成年 讀者 可能 覺得 情節 比較 低幼 最後 感謝 據說 北大 畢業 作者 雨 魔 大大 創作 這本 帶 幻想 世界 小說 斷絕 考上 北大 道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年 仙草 實體書 馭 獸 齋 不得不 這本 書 啟 蒙 小說 非常 經典 玄 幻 魔 寵 類 小說 說真的 好久 沒有 看過 這種 類型 小說 故事 長 出版 本書 當時 完 書店 非常 震撼 想像 年紀 男孩 看到 這種 類型 書 簡直 沉醉 不能自拔 開 啟 網文 不歸路 記憶猶新 仙草 簡直 童年 回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藍 晶 唯一 仙俠 救世主 小說 妖 鬼 魔 互通 世界 大劫 來臨 主角 陷害 遭 門派 流放 實際上 主角 負擔 一身輕 獨立自主 自立更生 一步 一步 成長 誤會 意外 成 大劫 氣運 加 身 關健 人物 大門 派 巴結 保護 物件 仙器 發明 創意 帶 部份 族 渡過 劫難 分化 妖 族 聯合 魔 族 打擊 鬼 族 結束 大劫 人物 有趣 情節 緊湊 場面 宏大 主角 發明創造 主導 人類 歷史 套路 有點 類似 騎士 血脈 沒 </text:span><text:span text:style-name="T2">yd </text:span><text:span text:style-name="T3">情節</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一個 很少 寫 角度 一個 大家族 這種 題材 考驗 筆力 府 天 無疑 強手 筆力 得到 證明 這本 小說 兩遍 古代 貴族 家族 好奇 這本 書 滿足 精彩</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楊 皇帝 女兒 執 念 笑</text:p>
          </table:table-cell>
          <table:table-cell table:style-name="ce3" office:value-type="string" calcext:value-type="string">
            <text:p>positive</text:p>
          </table:table-cell>
          <table:table-cell table:number-columns-repeated="1022"/>
        </table:table-row>
        <table:table-row table:style-name="ro1">
          <table:table-cell table:style-name="ce4" office:value-type="string" calcext:value-type="string">
            <text:p><text:span text:style-name="T55">๑ </text:span><text:span text:style-name="T3">乛 ◡ 乛 </text:span><text:span text:style-name="T54">๑</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其實 無限 懶得 開 書單 列入 原因 看看 蟎蟲 跪 舔 垃圾 裡 面</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一開 新書 評分 知 屁股</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滿 狗 賤種 討厭 支持 舒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堆 不知 蟎蟲 玩意 自詡 中立 人士 拼命 星 喜歡 所謂 團結 事 文 感受 憤怒 厭惡 畢竟 揭 東西 垃圾 祖先 罪孽</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分個 等級 幼兒 小說 家 裡 寶寶 歲 念 本書 挺 喜歡 不錯 兒童 睡 前 故事書 建議 主角 永遠 年輕 永遠 輕鬆 生活 味 顆 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 空 評分 真的 垃圾 肯定 有人 惡意 刷 反響 書評 高 現在 根本 找 不到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多爾 獾 雙 叒 叕 剝皮 楦 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少有 注重 平民百姓 利益 文 不少 網文 士紳 豪強 土皇帝 默認 民 限制 君權 理解 成 放任 地方 豪強 魚肉百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剛 完 最新 章 </text:span><text:span text:style-name="T2">387 </text:span><text:span text:style-name="T3">自投羅網 話 作者 越來越 作 死 證據 ＝ ＝ ＝ ＝ ＝ 錢財 愛 ＝ ＝ ＝ ＝ ＝ 信 楊 慶 手下 海 剛 峰 ＝ ＝ ＝ ＝ ＝ 已經 老 日子 長 長 不要 錢牧齋 應該 學 龔 鼎 孳 ＝ ＝ ＝ ＝ ＝ 記住 這天 終究 ＝ ＝ ＝ ＝ ＝ 等待 打入 中間 一點點 改變 改成 想要 模樣 一百個 楊 慶 一百個 李自成 太祖 暴虐 難道 楊 慶 差 大明 最後 說了算 記住 一百年 不戰而勝</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到 最新 一章 龔 鼎 孳 天下 終究 三十年 繼續 坐在 秦淮河 畫舫 當做 一個 笑話 不由得 悲 心 今年 已經 慶祝 四十周年</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設 星 主角 星 媽 雞 經歷 事情 感覺 智慧 退化 弱智 術 劇情 星 屎 型 文 青 星 明明 主角 討 喜 劇情 文 青 過頭 停不下來 書 有毒 星 星 評價 實際 評價 星</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首創 科研 遁 法 滄海 娘 寫作 保持 科研 學習 認真 態度 不同 任務 世界 解構 演繹 足見 誠意 很多 龍 空山 梗 借助 這本 書 傳播 開 騎 熊 道長 </text:span><text:span text:style-name="T12">^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 無限 流 經典 神門 關 很多 可取之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 一個 陰暗 處 走入 光明 長年 累積 不安全感 下意識 拒絕 試圖 接受 光明 伸出 手 餘 角度看 略帶 缺陷 式 圓滿 色彩 故事 完美 展現 人性 複雜 現實 幻想 做到 適宜 妥協 贏得 幸福 本文 實際上 沒有 實質 反派 帶有 反叛 色彩 濃 戴 勞 妻子 愛 失敗 多次 沒有 放棄 成 優秀 執 念 純 本心 行 主角 有所 堅持 配角 可憐 毫無 底線 可悲 世界 扭曲 手執 虛 偽 常人 本質 告誡 吾 全力以赴 地守護 珍惜 幸福</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仙草 前 幾章 比較 黑暗 當年 敗退 兩次 主角 知道 活 不想 死 抱養 女兒 養 主角 身體 漸漸 變成 魔王 原本 變成 魔王 靈魂 漸漸 擁有 人類 顏色 黑暗 治 癒 黑暗 童話 一個 故事 有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次 發現 被評 星 書 評個 五星 支持 一下 畢竟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有趣 創意 文明 之間 對抗 佈局 宏大 邏輯 縝密 漸入佳境 型 主角 分析 推理 能力 簡直 達到 恐怖 級別 總能 極微小 細節 推理 出 東西 這本 書 簡直 頭腦 高速運轉 這本 書 智 分量 遠遠 大於 力 地球 文明 力量 幾乎 最末 主角 計算 佈局 竟 戰勝 強大 文明 第二次 文明 對決 結局 太 意外 佩服 作者 構思 能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隔海相望 嘖 開 科研 遁 先河 太監 少有 穿過 烙印 戰士 世界 無限 流 文 海 博士 世界 背景 深挖 胡 侃 腦 補 能力 過人 神門 四天 關 設定 影響 啟 發 不少 設定 黨 個人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無限 流 早期 重要 作品 重要 程度 僅次於 原著 無限 恐 佈 設定 沒有 原著 基因 鎖 聖人 階 轉而 創造 一個 鮮明 力量 體系 主神 空間 解讀 間接 後續 系列 作品 打下基礎 本書 </text:span><text:span text:style-name="T9">tj </text:span><text:span text:style-name="T10">當中 情節 經典 劍 </text:span><text:span text:style-name="T9">3x3ey </text:span><text:span text:style-name="T10">聖鬥士 多年 不落俗套 有別於 無限 流 廣度 流水帳 沒有 深度 缺點</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深入 挖掘 每次 穿越 背景 重 描寫 未 出現 原作 設定 內容 邏輯 佈局 相對 嚴謹 放棄 限制 兌換 基因 鎖 新創 神門 四天 關 殺敵 爆 卡 強化 主角 性格 相對 正常 </text:span><text:span text:style-name="T9">n </text:span><text:span text:style-name="T10">聖母 極度 腹 黑 該書 系 觀滄海 博士 力作 據說 博士 深造 回國 進入 高 機密 材料 研究所 有生之年 看到 本書 完 希望 不大 老 書蟲 認 神 作 惜 </text:span><text:span text:style-name="T9">tj </text:span><text:span text:style-name="T10">慎 入</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本 老 書 個人 喜歡 網文 數 現在 書荒 刷 </text:span><text:span text:style-name="T2">n </text:span><text:span text:style-name="T3">周 目的 文 本文 虐 主 玩 梗 挖坑 填 構築 小說 世界 沉浸 近年 網文 市場 愈 趨 商業化 穿越 強力 無比 金手指 白 套路 越來越 成熟 千篇一律 網文 越發 提不起 勁 喜愛 作品 帶來 體驗 個人 仙草 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非正統 無限 流 故事情節 一個 </text:span><text:span text:style-name="T26">21 </text:span><text:span text:style-name="T27">世紀 最初 一秒 出生 </text:span><text:span text:style-name="T26">20 </text:span><text:span text:style-name="T28">世紀 最後 一秒 出生 夥計 一個 最高 主神 拉 苦力 到處跑 世界 故事 允許 扮演 反派 後面 希臘神話 創世紀 副本 寫 很棒 閱讀 神話 一定 指引 效果 本書 文風 文 青 殺伐 果斷 肯定 後來 有點 後悔 剛 無差別 亂 殺 穿越 主角 總是 反派 身份 強行 救世 聖母 一點 寫 相當 三觀 略 激 總體 正常 符合 </text:span><text:span text:style-name="T26">16 </text:span><text:span text:style-name="T28">字 社會主義 價值觀 文風 不錯 尤其 開頭 仙劍 副本 帥氣 威武 </text:span><text:span text:style-name="T26">boss </text:span><text:span text:style-name="T28">霸氣 顯 無餘 本書 一定 </text:span><text:span text:style-name="T26">gai </text:span><text:span text:style-name="T28">腐 元素 一點 受不了</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評 毫無 邏輯 神經病 式 展開 書 混 看來 龍 空 評分</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明 神 老 纏 粉 影響 文 很多 喜好 接受 千手 柱 間 </text:span><text:span text:style-name="T9">x </text:span><text:span text:style-name="T10">宇 智 波 斑 性格 不能 差 很多 帝俊 </text:span><text:span text:style-name="T9">x </text:span><text:span text:style-name="T10">東皇太 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半 太監 這本 書 不錯 知道 沒有 變身 文中 應該 算是 神 作 賞 名單 看得出來 奇幻 類 變身 文 竟然 十個 左右 盟主 想像 一下 這本 書 實力 有多強 穿越 百合 推土機 法 恩斯 百合 狂 魔 高 冷 系 女 公主 強 氣 系 女 劍士 主角 性格 不算 殺伐 果斷 算是 很多 書 強 不少 副本 劇情 開放 十分 大氣 黑色 區域 升級 順序 看出 作者 不少 功夫 真心 推薦 看看 一定 看看 保護 變身 文 保護 蘿 莉 禦 姐 從我做起</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面 寫 非常 棒 看到 一半 出現 魔王 有點 嫌棄 出現</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 流 開山 作 帶 金手指 反派 成長 路 哈利波 特 裡 巫師 詭異 原始社會 裝神弄鬼 巫師 血腥 殘酷 滾開 塑造 一個 奇幻 現實 巫師 世界 一個 冷色調 黑暗 童話 沒有 成人 多餘 粉飾 沒有 是非 善惡 利益 爭鬥 唯一 主題 看不到 愛恨 情仇 時間 這種 事 大部分 死 少數 人才 擁有 特權 這種 感情 比起 現實 冷 真 暖 主角 金手指 一分 超脫 可能 主角 目的 活 下來 更遠 看到 有意思 物 事 題外話 跟風 書 原來 推薦 本書 有點 利益 瞬間 撇 一乾二淨 真是 前人種樹 後人 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巫師 三件套 巫師 世界 巫 界 術士 巫師 旅 看過 這本 完 太久 忘記 記得 寫 特別 詭異 陰森 環境 氛圍 營造 後期 沒 印象 或許 崩掉 不耐煩 情節 喜歡 兩本 這本 巫師 流 開山 作 僅 這點 足夠 仙草 評價 探索者 永遠 值得尊敬 滾開 文 特點 套路 出牌 讀 過時 想像 </text:span><text:span text:style-name="T2">12 </text:span><text:span text:style-name="T3">書</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滾開 這本 書 描寫 比較 晦暗 陰沉 比較慢 熱 巫師 巫術 描寫 比較 細 緻 巫師 世界 變身 侵略 設定 出彩 結局 圓滿 比較 匆忙 結尾 全文 一種 灰色 陰沉 感 一本 好書 開創 系統 巫師 流 奠定 基礎 糧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網文 想像力 巔 峰 作 反正 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 世界 巫師 流 開創者 喜歡 一本 巫師 小說</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很多 想不起來 書名 剛 想 寫 仙 千 寫 不了 網上 搜 寫 近期 看過 這本 書 設定 贊 很多 推薦 確實 邏輯 清晰 大綱 明確 </text:span><text:span text:style-name="T2">g </text:span><text:span text:style-name="T3">點 不斷 值得一看 安 主要 應該 此類 開山 作 現在 很多 類似 書 滿分</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玄 幻 一部 玄 幻 小說 不如說 一篇 脫 歷史 外衣 愛國 詩章 文 細細 讀來 有種 清末 華夏 岌岌可危 感覺 處 規則 道 體悟 空前絕後 情 情 純 容不下 雜質 包括 愛情 情節 時而 獸 血 沸騰 淒涼 悲傷 青年 稚氣未脫 之時 此書 不失 一次 龐大 愛國 教育 附上 經典 幾句話 悠悠 吾 故土 返 蒼天 可恨 吾 族人 方可 脫 苦 獄 吾 苦修 魔 功 一日 殺出 必 血洗 神魔 吾 自願 入 魔 獄 受 萬世 苦 劫 願 吾 族人 享 一方平安 蒼天 佑 吾 族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夢魘 世界 一步登天 帶領 夢魘 入侵 巫師 世界 一段 算是 整本書 心目 高潮 滾開 文筆 之下 勾勒 出 一種 吸引 下去 獨特 詭異 氣氛 這點 滾開 特點 這本 書 滾開 第一 本書 基本 完 書 新書 極 道 天魔 書 只能 一般般 算是 乾糧 極 道 天魔 前期 算 糧草 仙草 後期 崩 比較 厲害 毒 點 關鍵字 滾開 詭異 世界觀 知識 力量 探索 未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 流 開山 作 晶片 流 似乎 滾開 寫 這本 書 一度 接近 封神 這本 書 裡 面 巫師 詭異 寫 最好 知道 滾開 玄 幻 永恆 劍 主 寫成 驚悚 文 一點 巫師 旅 強 最大 看點 血脈 發掘 非常 喜歡 最大 缺點 便是 這本 書 基本上 算是 爛尾 時空 亂流 裡 頭 呆 千年 回來 之後 便是 草草 成 始祖 滾開 當年 耐心 寫到 六級 巫師 成 始祖 必定 封神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天馬行空 想像力 唯一 不爽 主角 過於 涼 薄 作 巫師 流 開山 怪 這本 書 容錯過</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 二十年 閱讀網 文 感動 次數 寥寥無幾 這部 作品 無疑 做到 寫出 一個 莽 荒 混亂 世界 人類 種族 艱難 生存 奉獻 感動 立意 無疑 高於 大多數 網文 作品 這本 書 這位 大神 巔 峰 作品 不足之處 立意 個體 角色 小說 主角 人物 刻畫 稍 欠缺 設定 所致 難免 不能 苛求 後期 描線 稍 有所 繁雜 反 復 場面 描寫 稍微 精簡 個人 評分 糧草 仙草 之間 考慮 多年 下來 仙草 作品 確實 沒 幾部 仙草 希望 後來 書友 抽時間 看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從來 男兒有淚不輕彈 真的 沒 完 真的 不要 亂說 裡 面 情節 真的 心痛 真 每個 人物 寫 有血有肉 一份 精彩 人生 這本 小說 裡 面 很多 內心 震撼 不已 那種 種族 羈絆 師徒 情 描寫 真實 殘酷 好像 真的 發生 一章 跪謝 師恩 真的 一邊 一邊 停不下 眼淚 心中 知道 那根 線 觸及 現在 再次 看一遍 有點 淚 湧 眼眶 感覺 真的 書 真的 長 認真 真的 無法 體會 那種 觸動 感 特別 男生 熱血 無奈 人生 三分 元 神 之前 看出 很多 書 影子 三分 之後 非常 精彩 作者 寫出 風格 內容 非常 棒 </text:span><text:span text:style-name="T2">@ </text:span><text:span text:style-name="T3">帝 罡 謝 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的 服氣 作者 毛蟲 版 魯濱遜 漂流記 隻 毛蟲 吃 樹葉 生存 進化史 一次 打開 新世界 大門 原來 騷 操作 居然 寫 好看 逗 紅頭 蟋蟀 小弟 深情款款 一心 主角 奉獻 整天 想 生 蟲子 冰 蝴蝶 可愛 蠢 萌 花仙子 這幫 蟲子 感動 冰 蝴蝶 自殺 恨不得 揪住 主角 生 蟲子 麻辣 電線 優酪乳 僵 屍 主角 收集 不同 食物 魯濱遜 發現 檸檬樹 驚喜 金手指 有趣 主線 流暢 腦 洞 清 奇 人物 蟲子 生動 幽默 輕鬆 寫 毛蟲 合理 邏輯性 缺 沒有 降 智 臉 純粹 有趣 世界 展開 冒險 夥伴 動物 世界 粉絲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偏愛 重生 流 便是 這本 這本 書 整體 相當 不錯 前期 專心 升級 自創 功法 爽 點 後期 征伐 世界 掌控 皇朝 沒有 寫 崩 知道 後期 草草 完 好多 線 沒有 展開 其實 這本 劍 動 山河 還好 可惜 個人 仙草 其實 現在 糧草 爽 文 咯</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當年 不溫不火 最近 烏賊 寫 類型 武 道 宗師 發覺 這本 書 優秀 超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天 作者 筆下 桔梗 黃泉 兩 儀式 劍心 法 修 性格 人物形象 原著 幾乎 沒有 區別 一點 足夠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 個個 人物 生動 做事 直指 本心 求 混 元 便 求 長生 爭 天地 一線 取 混 元 道 果 嘻笑 怒 駡 神仙 本色 相比 前面 一部分 主角 弱 經典 宅 豬 寫 書 格局 輸 辰 東 慢 熱 前面 幾十 章 容易 感覺 無趣 沒 水準 往往 以後 爽 翻天 堅持 過去 前面 幾萬 字 後面 絕對 精彩 尤其 帝 尊 中期 補 天神 時期 機鋒 交接 簡直 窒息 拍案叫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機緣巧合 宅 豬 這本 追 洪荒 文 歲月 時代 最後 看過 基本 喜歡 快速 結束 原 洪荒 劇情 轉而 開拓 新生 洪荒世界 戲碼 新 世界 事 洪荒 相似 對應 極 不同 變化 神似 鴻 鈞 巫 妖 等待 找到 對應 作者 洪荒 理解 擴充 魔 改 主角 世界 經歷 展現 後來 大量 跟風者 純粹 黏貼 </text:span><text:span text:style-name="T2">npc </text:span><text:span text:style-name="T3">時鐘 猜 字 觸發 歷史進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 逆 絕對 網文 仙俠 經典作品 可讀性 閱讀 愉悅感 獨一無二 這部 書 開創性 運用 世界 壓制 解決 打怪 升級 網文 主角 升級 太 快 引 忌憚 隱藏 </text:span><text:span text:style-name="T2">boss </text:span><text:span text:style-name="T3">視而不見 主角 強 邏輯 缺陷 後續 類型 文章 提供 鑒 參考 耳根 大神 後續 作品 不錯 超過 仙 逆 難 龍 空文 青 小資 連載 眾 爽 文 評分 低 個人 認 網文 網路 生於 眾 應該 眾 體驗 感 主要 評論 個人 評分 仙草</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 逆 以後 耳根 鐵粉 求 魔 完 粉 轉 路人 封 天 過半 徹底 拉 黑 念 永恆 點 不想 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唯一 跟風 秒殺 原著 耳根 現在 影響力 忘 語</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很多 凡人 知道 仙 逆 先 仙 逆 凡人 當初 知道 人流 恰恰 開頭 模仿 凡人 一段 覺得 最大 敗筆 差一點 沒 堅持下去 堅持 破碎 四大 仙界 界內 界外 掌 尊 古神 設定 出場 發現 一個 謎團 夾雜 一個 謎團 情節 曲折 內容豐富 人物 特徵 鮮明 出 洞府 界 之後 直接 完結 最終 陷入 開頭 寡淡 無味 情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張 自然 道 缺 敖 鸞 龍女 聽 面 周 清 周 清 終究 奈何 兩 一眼 敖 鸞 大叫 道 便 便 橫 劍 死 一縷 芳魂 封 神台 周 清 知道 再也 見 不到 當年 手提 神劍 英姿颯爽 少女 見 五十六 億年 事情 喜歡 敖 鸞 角色 本書 梳理 中國 神話 體系 開創 洪荒 流派 圍繞 天地 仁 萬物 芻狗 展開 情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平心而論 優秀 籃球 小說 確實 寥寥無幾 大多數 作者 偽 球迷 規則 球員 特點 知道 完全 主觀 胡 寫 就讓 發笑 這本 書 總算 仙草 得分 低 大概 黑 黑 遍 喬丹 </text:span><text:span text:style-name="T5">ai </text:span><text:span text:style-name="T6">科比 硬 特 麥 迪 詹姆斯 大本 朗 幾乎 佔據 球迷 半壁江山 黑 大多 有理有據 要說 計算 </text:span><text:span text:style-name="T7">ws per </text:span><text:span text:style-name="T6">感覺 抱團 之後 主角 能力 大幅度降低 想像 投 三分 喬丹 超級 加強版 皮 蓬 加上 一群 不錯 替補 竟然 越 越 艱難 只能 主角 寫 太 牛 逼 只好 增加 難度 作者 </text:span><text:span text:style-name="T7">ncaa nba </text:span><text:span text:style-name="T6">美國 娛樂 社會 寫 不錯 不僅僅 乾巴巴 比賽 比賽 非常</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琥珀 女 術士 異 界 來到 地球 法則 不同 只能 人類 進行 意識 交流 需要 人類 説 明 主角 女 術士 進行 意識 交流 主角 幫助 琥珀 喜歡 美麗 溫柔 琥珀 後來 劇情 推動 主角 陰差陽錯 穿越 術士 統治 世界 反派 臨死前 告訴 主角 術士 善於 操縱 普通人 命運 聞名 很多 位 面 預言 主角 命運 術士 操縱 自知 傻瓜 看來 主角 穿越 絕非 偶然 看到 裡 前面 琥珀 溫柔 形象 難道 假 細 思 恐 極</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剝去 神話 外衣 講 老牌 大佬 一個 新 崛起 大佬 之間 故事 主角 一個 心狠手黑 小混混 做起 無所顧忌 百無禁忌 悶棍 發家致富 點 勢力 發現 以前 心狠手黑 不能 處理 問題 講究 一下 吃 相 講究 一下 妥協 結盟 老牌 大佬 一個 一次 矛盾 敗 元氣大傷 哥們 通天 看中 主角 不斷 幫助 主角 主角 未來 回 失去 東西 主角 成 新 進 大佬 利益 考慮 最後 決戰 恢復 小混混 本性 算計 深 老牌 大佬 仗 實力雄厚 輕敵 失 算計 敗 吐血 主角 成 爭鬥 最後 贏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頗 奇特 地方 小說 開頭 幾十萬 字 完全 普通 不能 普通 九流 白文 轉折 發生 小說 劇情 推進 仙界 神機 進入 超 神 模式 故事 整體 架構 設定 創意 度 顛覆性 提高 融合 封神 西遊 蜀山 三本 中國 歷史 著名 幻想 文學 巨著 打通 內在 歷史淵源 量 劫 達摩 克 裡 斯 劍 大膽 演繹 終成 一派 始祖 洪荒 流 成 網文 仙俠 流派 一個 重要 支流 十二 祖 巫 聖人 體系 天人 功德 女媧 繡球 滅 恐龍 經典 橋段 不斷 鑒 津津樂道 啼笑皆非 影響力 居然 大陸 延伸 臺灣 設定 邪教 抄襲 成 傳教 聖訓 一部分 確實 哭笑不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剝去 神話 外衣 講 老牌 大佬 一個 新 崛起 大佬 之間 故事 主角 一個 心狠手黑 小混混 做起 無所顧忌 百無禁忌 悶棍 發家致富 點 勢力 發現 以前 心狠手黑 不能 處理 問題 講究 一下 吃 相 講究 一下 妥協 結盟 老牌 大佬 一個 一次 矛盾 敗 元氣大傷 哥們 通天 看中 主角 不斷 幫助 主角 主角 未來 回 失去 東西 主角 成 新 進 大佬 利益 考慮 最後 決戰 恢復 小混混 本性 算計 深 老牌 大佬 仗 實力雄厚 輕敵 失 算計 敗 吐血 主角 成 爭鬥 最後 贏家</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開 啟 群 傳 金庸 修仙 流 一部 書 文筆 中等 善於 感情 心 裡 描寫 尤其 女性 描寫 簡直 入木三分 情感 交 葛 絲 溫潤 如玉 感覺 欲罷不能 推薦 倚天 卷 實在 巔 峰 作 缺點 太 過於 自我 一部 書 流水帳 念念 碎 作者 不會 襯托 高潮 略寫 情節 一大 短板 太 過於 執著 意義 細節 鬍子 感覺 十分 不爽 書 世界觀 奇葩 結局 可能 靈感 到位 呆板 其實 更加 圓滿</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 沒 誅 仙 部分 部分 簡直 雲泥之別 單 誅 仙 評 仙草 部分 毒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無限 腦 洞 流 仙草 平衡 沒 挺 有意思 書評 不想 評論 書 想 討論 優 書庫 二次元 目錄 找 書 技巧 討厭 宅 味 遭遇 書荒 不得不 優 書庫 二次元 框架 覓食 二次元 搜 書 技巧 第一 評分 基本 沒用 二次元 目錄 一大堆 書 想 找出 糧草 神農 翔 埋 死 沒錯 埋 死 第二 評價 人數 篩選 高分 經常 十來個 評價 刷 坑人 評價 人數 很多 起碼 吸引 評價 因素 書 評分 可能 糧草 標準 超過 </text:span><text:span text:style-name="T2">150 </text:span><text:span text:style-name="T3">評價 書 值得 看看 書評 看看 開頭 試一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齡 居然 投入 完 只能 這本 書 真的 不錯 人物描寫 形象 深刻 性格 突出 仿佛 書 每個 角色 活 整本書 完 有種 猶然 未盡 最後 親人 一個個 離去 挺 傷心 確實 投入 進去 下輩子 一起 慢慢 變 老 一起 一輩子</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太祖 一次 太宗 開玩笑 是不是 弟弟 鄧 閑 太宗 一臉 懵 逼 旁邊 丞相 聽 竅 笑 不已 太宗 吃 讀書 少 虧</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十 星 推薦 推薦 蘭陵笑笑 生 濕 不朽 傑作 金瓶梅 其實 一部 作品 借用 水滸傳 梗 宋朝 背景 產出 一篇 明季 社會 衍生 成 優秀 世情 諷刺 官場 商戰 黑道 後宮 文 當時 社會 結構 政商 關係 極 深刻 反映 太祖 當時 正在 中央 部委 工作 萬 裡 閒聊 時說 紅樓夢 反映 古代 政治 金瓶梅 反映 古代 經濟 搞 經濟 建設 不可不 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神 </text:span><text:span text:style-name="T2">tm </text:span><text:span text:style-name="T3">最後 更新 一個月 前</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身 竟然 拖 這麼久 完結 醉 品質 不必 黑 旗 商會 經典 好書 主角 撩 妹子 真的 想 後宮 修羅場 上位 聯盟</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1">si </text:span><text:span text:style-name="T22">蛙</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翠微居 倒閉 飛 盧 關 站 整改 飛 盧 關 站 整改 書 客 封 書 架 這年頭 一個 網站 安安心心 寫 好書 惜 蛙 未 刪節版 </text:span><text:span text:style-name="T12">si</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限 流 一個 寫 爛 題材 生化危機 學園 默示錄 無限 流 爛 劇情 青蛙 作 一個 老 作者 舊 瓶裝 新 酒 帶來 味道 一本 偏 無腦 爽 文 沒有 青蛙 之前 作品 深度 這本 爽 文 足以 類型 作品 鶴立 雞 群 智商 基本 線 各具特色 主角 配角 看似 老套 實則 頗 創新 劇情 整體 完整 洽 邏輯 資深 老 司機 嘿嘿嘿 劇情 一本 爽 文 要求 白 此書 密集 爽 點 爽 上天 老 白 享受 看似 熟悉 頗具 新意 劇情 帶來 驚喜 老 白 懂 吐 槽 微微一笑 不要 太 苛求 作者 作者 賺錢 作品 看到 作者 用心 一個 新意 故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本來 想 看看 居然 有人 這本 書 主角 沒有 腦子 笑 前列腺 噴 本來 </text:span><text:span text:style-name="T9">yy </text:span><text:span text:style-name="T10">小說 套路 主角 應該 一路 龍 </text:span><text:span text:style-name="T9">x </text:span><text:span text:style-name="T10">天 一眼 殺 全家 第一個 副本 作者 活靈活現 寫出 一個 屌絲 突然 獲得 力量 自我 膨脹 廣大 吃 瓜 群 眾 喜聞樂見 這點 一直 保持 青蛙 墮落 變成 一個 要錢 不要 垃圾 生產者 第二個 副本 前 主角 頭腦 下半身 思考 得到 力量 利益 最大化 現實 角度 分析 覺得 非常 現在 網 文中 常見 關鍵 主角 轉變 非常 自然 很多 書 這種 轉變 往往 成 說教 灌 雞湯</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告訴 玩 左派 左派 一片 叫好 這本 現在 玩 白化 白 讀者 叫好 一個 作者 無需 所有人 滿意 需 想要 市場 讀者 滿意 就行了 目前 戰略 目的 已經 達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是 受不了 綠 蠢貨 作者 寫 一個 雪白 小腿 立馬 腦子 裡 腦 補 女將軍 美 美 真是太 魯迅 筆下 見 短 袖子 立刻 想到 白 臂膊 立刻 想到 全裸體 立刻 想到 生 殖 器 立刻 想到 性交 立刻 想到 雜交 立刻 想到 私生子 傻 逼</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現在 龍 空 評分 越來越 起點 這種 網站 讀者 越來越 評分 文筆 構思 邏輯 總體 逮到 一個點 猛 噴 躍 千愁 書 到底 裡 戴綠帽 女人 主角 發生 關係 單方面 喜歡 主角 算 戴綠帽 豈不是 很多 言情 電視劇 綠帽 滿天飛 感情 永遠 錯綜複雜 喜歡 男 主 永遠 不會 一個 女生 最後 一個 女 主 女 女 四五 男 主 戴綠帽 搞笑</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好書 罵 真是 冤 天天 罵 此書 綠 是不是 毛病 難道 女人 主角 是不是 腦子 病 種馬 後宮 文 此書 看過 書後 飛天 這本 書 差 太 遠 說明 作者 進步 希望 靜下來 好好 看看 此書 不要 人云亦云 這本 書 不論是 情節 語言 人物 刻畫 選 明顯 作者 閱歷 非常 喜歡 書 一句 話 走 路 交 朋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聞名不如見面 書荒 終於 鼓起勇氣 來看 這本 書 噁心 堅持 兩百 章 文筆 想 綠 欠 抽 真 想 抽 幾個 巴掌 綠 倒 沒 覺得 主角 真 猥瑣 虛 偽 弱智 無恥 見 個人 結拜 令狐公子 真愛 力量 體系 全 崩潰 格局 村委會 女人 轉頭 賣 仇人 隔 天成 友愛 蠅營狗苟 吃 糞 現在 明白 原來 滾開 偉大 作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評 謀略 缺陷 一個勁 扯 綠 無法 全盤 負責 不能 耽誤 搞 曖昧 綠 佔有 欲 強 點 牛 道 喜歡 欠 認 喜歡 女人 債 一直 往上爬 處境 太 危險 書 遺憾 明眼人 太 少 波波 隱 相 其他人 沒 遠見 現實 最大 矛盾 應該 進階 元 嬰 天塹 人傑 瞞天過海 暗度陳倉 如今 天下 大勢 應該 莎 如來 幕後 主角 急先鋒 暗中 推動 顛覆 全域 所謂 極 數 太 穩 固化 變亂 聖地 歷練 導火線</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書寫 看到 很多 低 專門 註冊 號 打分 綠帽 想 這種 總是 看不清 現實 女人 主角 女人 代入 </text:span><text:span text:style-name="T2">yy </text:span><text:span text:style-name="T3">本書 這種 情況 出現 情節 裡 問題 最後 唐 掌門 是非 合理 狀態 沒有 最後 主角 一起 強行 一起 承認 作者 綠帽 心態 情節 寫 蠻 個人 覺得 之間 惡意 低分 滿分 拉 分值</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今天 終於 看透 網站 反正 一個 郵箱 一個 號 想 拉 水軍 拉 水軍 評分 排名 高 小說 沒 找到 幾本 好看 全 尼瑪 智障 兒童 水軍 是不是 書 裡 一個 女 男 主 娶 一個 娶 過來 弟弟 一群 智障 男 主 有意思 整個 看到 母 種馬 有意思 </text:span><text:span text:style-name="T2">yy </text:span><text:span text:style-name="T3">小說吧 過來 樂 樂 小說 爽 求求 看書 裡 番 肉 文 手 爽</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 姐 系列 本書 主角 南朝 劉宋 時期 山陰 公主 劉 楚 玉 作者 進行 白蓮花 式 處理 需要 打斷 腿 送來 骨科 改造 天子 弟弟 劉子業 一名 重度 姐 控 患者 </text:span><text:span text:style-name="T2">ps </text:span><text:span text:style-name="T3">其實 覺得 這段 故事 參照 歷史 原文 來看 小說 描寫 有趣</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速度 魔障 波特曼 出場</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23">sc </text:span><text:span text:style-name="T6">玩 一點點 這本 書 吸引 </text:span><text:span text:style-name="T7">sc </text:span><text:span text:style-name="T6">內容 那種 大學 生活 風趣 描寫 比賽 奮鬥 激情 揮灑 寫 完全 沒玩 遊戲 喜歡 這本 書 </text:span><text:span text:style-name="T7">sc </text:span><text:span text:style-name="T6">細節 描寫 更是 增加 真實感 代入 感</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小說 中南大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星際爭霸 小說 遊戲 文中 眾 此類 代表 書 很多 情懷 此書 原本 品質 真的 差 主角 性格 比較 討 喜 吊兒郎當 流氓 三觀 正 人品 關鍵時刻 總能 靠得住 一個 星際 火 位 面 主角 未來 女 主 </text:span><text:span text:style-name="T9">solo </text:span><text:span text:style-name="T10">吊打 知恥 勇 陰差陽錯 遇見 一個 便宜 師傅 莫名其妙 走上 職業 玩家 路 講 遊戲 沒玩 毫不費力 懂 現實 內容 遠 多於 遊戲 角色 塑造 比較 無論是 賤 賤 主角 女 主 </text:span><text:span text:style-name="T9">lulu </text:span><text:span text:style-name="T10">狗王 隊友 愛 雙 女 主 雙飛 此文 基調 輕鬆 搞笑 比較 溫馨 幽默 生硬 個人 仙草 此類 精品 值得一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流氓 高手 不會 玩 一點 影響 沒有 主角 </text:span><text:span text:style-name="T2">yy </text:span><text:span text:style-name="T3">地位 高 算是 蠻 真實 感情 戲 言情 大學 生活 樣子 這本 書 當年 校園 梗 星際 梗 集合 完全 笑話 來看 現在 回憶 起來 時代 笑話 遊戲 童年 青春 大概 兩本 心中 競技 小說 巔 峰 一點 喜歡 無罪 轉型 一點 無罪 電子競技 小說 先驅 彼岸花 初露頭角 流氓 高手 名揚天下 作 一個 擁有 一定 寫作 功力 星際 愛好者 兩 特點 完 結合 起來 帶動 整個 電 競 小說 風潮 樹起 方 少 雲 略帶 猥瑣 電 競 小說 主角 範本 諸多 效仿</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次 見到 黑人 赫 敏 汙 客 哈利波 特 冬 堡 法師 好評 腦 洞 思路 寬 搞 事情 順便 討厭 兩種 種族 主 黑鬼 識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罪 寫 星際 競技 小說 猥瑣 流 宗師 大學 青蔥 歲月 生動有趣 充滿 淫蕩 氣息 幽默 用語 幽默 劇情 加上 作者 親身經歷 本書 活靈活現 雙飛 我會 亂說 當時 直接 笑 抽筋 懂 遊戲 灰 常 淫蕩 男生 作品 完</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 本書 作者 囉嗦 一句 感謝 書友 幫 推 書 希望 大夥 儘量 不要 龍 空 推 推薦 簡單 說一說 不要 惹 生厭 作 心血 作 希望 多一些 志趣相投 讀者 陪 一起 寫 完 魏 不二 故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作 這本 書 作者 承認 這本 書 開頭 不少 不盡人意 地方 承認 主角 性格 行 彆扭 處 存在 很多 強行 推進 劇情 地方 寫作 過程 不斷 進步 </text:span><text:span text:style-name="T5">2018 </text:span><text:span text:style-name="T6">月份 左右 回過頭來 前面 章節 大量 修改 儘量 前面 章節 更加 自然 合乎情理 起點 閱讀 看到 修改 版本 網站 舊版 希望 興趣 閱讀 這本 書 沒 錢 正版 讀者 先 起點 完 正版 考慮 網站 閱讀 不少 衝突 地方 這本 書目 前 均 訂 </text:span><text:span text:style-name="T7">2366 </text:span><text:span text:style-name="T6">高 訂 </text:span><text:span text:style-name="T7">4992 </text:span><text:span text:style-name="T6">成績 滿意 感謝 堅持不懈 感謝 書友 支持</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作 一個 網文 寫手 界 混跡 不久 新人 看到 優 書 網 滿滿的 差 評 心 拔 涼 拔 涼 後來 看到 很多 書 點評 沒有 瞬間 覺得 起飛 星 愛 有人 噴 總比 沒 看好 心態 瞬間 轉入 良好 狀態 堅定 完 信念 感謝 中肯 差 評 不會 寄 刀片 主要 知道 地址 這本 書目 前 均 訂 </text:span><text:span text:style-name="T5">1400 </text:span><text:span text:style-name="T6">高 訂 </text:span><text:span text:style-name="T7">2577 </text:span><text:span text:style-name="T6">收藏 </text:span><text:span text:style-name="T7">32000 </text:span><text:span text:style-name="T6">裡 留 記錄 一年 看看 不能 有點 進步</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 書 一本 主角 滿 身份 龍 空 眾 屁股 問題 強行 低分 仙草 評分 知道 龍 空 評分 可信 之外 作用 後宮 文 後宮 文 作者 應該 學習 女 主 各有特色 幾乎 沒有 一個 淪 花瓶 一種 水準 蘿 莉 寫 來看 主角 東宮 娘娘 寫到 極致 參軍 足 控 認 絕對 蘿 莉 控 一本 穿 清 攀 科技 樹 建立 偽 軍事 歷史 文 絕對 名字 應該 改 </text:span><text:span text:style-name="T2">xx </text:span><text:span text:style-name="T3">微服私訪 記 泡 妹 一卷 樣 裝 逼 臉 致命 學學 這本 書 所謂 屁股 問題</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參軍 文風 感情 細膩 前期 國內 爭雄 寫 後期 稱霸世界 略 崩 收 住 可惜 後期 讀者 噴 怕 女 主 轉世 有點 不好 總體 十分 好評</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 屁股 不正 想 來看 後宮 屁股 女 主 塑造 真 不愧 參軍 可惜 新書 退步 快 看不下去</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太假 制度 體制 政治 書 個人 參軍 最好 作品 官道 沒 完 此書 三遍 女 主 刻畫 細膩 夏 花 爺 香蕉 找出 第四個 看看 皇帝 自然 後宮 爽 點 足 末尾 點 私活 完全 理解 書荒 聽 刷 一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火星 引力 聳 一點 明明 骨子 裡 沒 救 妹 控 明明 和諧 </text:span><text:span text:style-name="T2">1w </text:span><text:span text:style-name="T3">本書 沒有 半個 實 妹 實 妹 和諧 當年 實 妹 癮</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刷 心中 參軍 巔 峰 作 全書 傾注 作者 劑量 </text:span><text:span text:style-name="T5">yy </text:span><text:span text:style-name="T6">隔 幾章 寫點 美 足 渾身 難受 裝 逼 臉 順便 撩 妹 文風 臻 化境 後宮 設 仙草 級 蘿 莉 禦 姐 警花 封建 糟粕 應有盡有 快 結局 錦 奶奶 病死 無語 虐待 可愛 地主婆 知道 段時間 作者 究竟 經歷 最後 番 外 女 主 轉世 還魂 詭異 完 瘮 慌 </text:span><text:span text:style-name="T7">ps </text:span><text:span text:style-name="T6">慈禧 佩服 參軍 寫 肯定 掉 粉 一張 老奶奶 蘭 貴人 皂片 毀 只能 </text:span><text:span text:style-name="T7">yy </text:span><text:span text:style-name="T6">成 邱淑貞 試試 相對 武則天 這種 沒有 關係 盡情 </text:span><text:span text:style-name="T7">yy</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寫 書 當做 寶貝 不知不覺 這本 書 已經 </text:span><text:span text:style-name="T5">160 </text:span><text:span text:style-name="T24">萬 字 目前 均 訂 </text:span><text:span text:style-name="T7">2967 </text:span><text:span text:style-name="T6">首 定 </text:span><text:span text:style-name="T7">500 </text:span><text:span text:style-name="T6">均 訂 很快 突破 </text:span><text:span text:style-name="T7">3000 </text:span><text:span text:style-name="T6">花 快要 兩年 時間 感慨 很多 這本 書 算是 初次 嘗試 寫作 走 不少 彎路 很多 收 穫 每天 要來 優 書 網 條 評論 看一遍 尤其 差 評 反 復 十遍 心 裡 默默 麻痹 忠實 讀者 毒 成 幾章 容易 大部分 批評者 道理 後來 應該 認真 閱讀 參考 誤入 毒 窩 已經 入 坑 繼續 毒</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貓膩 書</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 無限 恐怖 無限 恐怖 成功 元素 一體 兩面 奈何 後人 往往 注意 無限 忽略 恐怖 這本 書 續 作 地獄 公寓 誕生 情況 似乎 有所 改觀</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貓 最愛 本書 無數 意料之外 神 轉折 夫子 登天 斬 龍 真是 帥 爆 學院 道理 很爽 看到 師兄 師兄 總會 想起 棋魂 裡 </text:span><text:span text:style-name="T2">sai </text:span><text:span text:style-name="T3">愛 這部 仙草 推薦</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8">牛 筆 新書 算是 今年 發現 一本 仙草 書名 碉堡 有沒有 這本 書 網遊 改成 武俠 背景 走 搞笑 王者 歸來 路線 網遊 做成 足球 競技 那種 模式 歐 冠亞 冠 世界 盃 俱樂部 國家隊 職業 選手 第一次 見 這種 模式 個人 覺得 相當 新意 主角 最最 崇拜 三個 小說 人物 田伯光 歐陽克 韋小寶 主角 在意 異性 外 特徵 美顏 嘴 胸 細腰 翹 臀 長 腿 </text:span><text:span text:style-name="T9">ps </text:span><text:span text:style-name="T10">粉 木耳 算 外 特徵 算 粉 木耳 優先 </text:span><text:span text:style-name="T9">ps </text:span><text:span text:style-name="T10">粉 木耳 口 活 優先 不禁 最好 主角 最大 夢想 太平洋 買下 一座 小島 島上 修 一座 宮殿 喜歡 喜歡 姑娘 生活 一起 裡 沒有 規</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話 花 兩天 這本 書 拍案叫絕 恐怖 高校 好看 在我看來 這本 書 一半 簡單 介紹 一下 主角 進入 一個 鬼怪 吃 遊戲 關 數個 鬼 熬過 一定 時間 主動 完成 任務 過關 這種 類型 書 看看 作者 一點 動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4">評論 </text:span><text:span text:style-name="T5">@ </text:span><text:span text:style-name="T24">菜 </text:span><text:span text:style-name="T7">de </text:span><text:span text:style-name="T6">感覺 這本 俗人 挺 拖拉 作者 完全 小學 初中 高中 大學 社會 時間軸 寫 本職 作者 這本 完全 作者 回憶 作 主角 身上 完全 刻畫 作者 性取向 熟女 控 描述 老師 同學 母親 特別 死黨 母親 一次 不夠 二次 不夠 三次 前言 死黨 父母 關係 有點 不好 想到 同學 母親 故事 </text:span><text:span text:style-name="T7">xx </text:span><text:span text:style-name="T6">同學 母親 同學 母親 </text:span><text:span text:style-name="T7">xxx </text:span><text:span text:style-name="T6">一定 錯 純潔</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遊戲 通關 獎勵 不太可能 支持 玩家 繼續 玩 下去 欲望 一個 天 單位 一筆 可能 平民 有點 巨大 錢 想 絕症 急需 用錢 或許 拼 一下 哪種 人生 追求 道士 類 技能 正常 點 估計 這種 靈 異類 搏 命 遊戲 估計 遠 跑 遠 無限 類 強制 參加 第一次 參加 知道 第二次 說完 缺點 優點 小說 驚悚 恐怖 氣氛 控制 不錯 聖母 倒 算是 平衡 話 淩 晨 一點多 躲 被子 裡 面 一個 一個 副本 逐漸 推進 不算 突兀 作者 君 文筆 不算 </text:span><text:span text:style-name="T2">bug </text:span><text:span text:style-name="T3">這類 小說 比較 少 寫 算 暫時 星 推薦 大半夜 ▽ 快遞 一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到 評 論說 主角 救 陌生人 不要命 馬 這年頭 網路 氛圍 真 難得</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愛 一本 娛樂 書 字 裡 行間 看出 作者 香港電影 深深 愛 帶 回到 香港電影 黃金時代 理解 童 年時 帶給 無數 快樂 東方 好萊塢 仙草 推薦</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聯繫 蠱 真人 一直 活 好好 說明 上面 根本 反 社會 反 政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 鬼 超級 仙草 寫 超級 毒草 作者 寫 恐怖 文 天才 從前 受 白流 小說 毒害 太 深 早點 改掉 缺點 更上一層樓</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斷 七年 悍然 複 出 書評 區 知道 七年 前 老 書友 再見 這本 書 人氣 旺 竅 姐 </text:span><text:span text:style-name="T2">v5 </text:span><text:span text:style-name="T3">萌 萌 噠 情節 文筆 屬 上乘 之流 蘿 莉 養成 扮 男裝 勾引 手下 精靈 妹子 玩弄 公主 感情 領 紳士 獸 血 沸騰 故事 養 蘿 莉 推 想想看 有點 興奮 覺得 楔 子長 進去 跳 影響 不大 吸引 入 坑 救 蘿 莉 調戲 公主 那段</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放</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傭兵 天下 面前 構造 一個 全新 全面 大陸 本書 下來 一張 完整 地圖 仿佛 面前 緩緩 展 世界 每個 有血有肉 活 好像 跟隨者 書 角色 一起 生活 歡笑 開心 不幸 悲傷 幾次 無法 抑制 哭 稀 裡 嘩啦 很多 笑 肚子痛 一部 小說 沒 辦法 裡 面 無數 章節 開懷大笑 綠 學飛 經歷 艾 米 精明 算計 很多 章節 潸然淚下 池 寒 楓 將軍 慷慨 赴死 林 河 大人 感動 三界 事蹟 大青山 夫婦 友情 愛情 堅定 說實話 喜歡 悲情 結局 太 虐 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傭兵 天下 面前 構造 一個 全新 全面 大陸 本書 下來 一張 完整 地圖 仿佛 面前 緩緩 展 世界 每個 有血有肉 活 好像 跟隨者 書 角色 一起 生活 歡笑 開心 不幸 悲傷 幾次 無法 抑制 哭 稀 裡 嘩啦 很多 笑 肚子痛 一部 小說 沒 辦法 裡 面 無數 章節 開懷大笑 綠 學飛 經歷 艾 米 精明 算計 很多 章節 潸然淚下 池 寒 楓 將軍 慷慨 赴死 林 河 大人 感動 三界 事蹟 大青山 夫婦 友情 愛情 堅定 說實話 喜歡 悲情 結局 太 虐 心</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具 仙 味 修 真 文 無人 超越 古代篇 不落窠臼 天地 仁 萬物 芻狗 風 閑 真人 仙氣 十足 現代 篇 格局 開闊 改變 世界 眼前一亮 往事 皆 言 悔 身 付 笑 氣度 實在 著迷 教主 成 神 作</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套書 單 山水情 書單 書單 作者 山水情 代表性 評論 譽 具 超脫 出塵 意味 網路 仙俠 小說 文字 優美 洗練 堪稱一絕 直指 本心 絕不 外物 動 理念 作品 具備 巨大 感染力</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風 閑 真人 仙人 氣度 出世 人物 玉 靈 門派 利益 主 法寶 完全 書 老爺爺 一副 主角 孫子 模樣</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焚燒 殘軀 謝 師恩 我輩 無情 語 近十年 記憶猶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荊 柯 守 風 紫羅 峽 古代篇 現代 篇 古代篇 未能 完全 兩篇 喜歡 私 現代 篇 更好 殺 妻 證道 荊 柯 守 古代篇 教主 成名 兩篇 故事 重 描繪 作者 眼中 修行者 古代篇 中風 閑 心 唯 大道 現代 篇 劉 得宜 出入 紅塵 舉重若輕 頗顯 道士 風采 仙俠 文 這種 核心 基準 修行者 求 長生 求 大道 道德 普通人 不同 外殼 包裹 之下 絕對 利己主義 內核 表現 犧牲 信念 漠視 外物 道德 出入 自如 行事 風格 絕對 自閉 洽 價值觀念 體系 這種 風格 僅 蠱 真人 劍 出 華山 見到</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古代篇 現代 篇 古代篇 未能 完全 遺憾 然 大成 缺 或許 這份 殘缺 吸引 追尋 古代篇 修道 求真 具 超凡脫俗 意味 風 閑 真人 可謂 具 非人 感 修道 無可 超越 太上忘情 道 心 堅定 北 星子 龍 成 執 念 負 泰山 超 北海 意志 堅定 不得不 敬佩 現代 篇 格局 開闊 劉 得宜 出入 紅塵 舉重若輕 頗顯 道士 風采 西藏 一行 叩問 大道 更是 深刻 體現 出 凡人 非凡 心靈 歷程 玉 靈 一語驚醒 夢中人 紅塵 萬丈 天資 縱橫 不計其數 求 道 何來 道 求人 不可不 謂之 諷刺 往事 皆 言 悔 身 付 笑</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具 超脫 出塵 意味 網路 仙俠 小說 前半部 寫出 古典 仙俠 風格 半 部分 寫 現代 修 道路 仙 心路 描寫 轉變 極其 到位 強烈 感受 </text:span><text:span text:style-name="T2">tmd </text:span><text:span text:style-name="T3">真正 修 真 作者 修真者 天地 仁 萬物 芻狗 仙 道 韻味 表現 淋漓盡致 網路 小說 可謂 獨樹一幟 文字 情節 雕琢 考究 不愧 教主 成名作 江湖 留傳 一個 諢號 殺 妻 證道 荊 柯 守</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霞 飛 書 貓 姐 習慣 走 無敵 流 路線 貓 姐 不少 猥瑣 搞笑 惡意 賣 萌 段子 衝突 橋段 平添 幾分 卡通 劇 喜感 或許 幾分 溫馨 治 癒 感 喜歡 看起來 樂不可支 喜歡 眼中 毒草 </text:span><text:span text:style-name="T2">ps </text:span><text:span text:style-name="T3">不知 是否是 審美疲勞 緣故 總 感覺 本書 都市女性 形象 沒有 同居 萬歲 驚豔 褒獎 女性 老 司機 點 顆 仙草 表示 支持</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高調</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疾風知勁 艸 板蕩 識 誠 臣 宅 男 </text:span><text:span text:style-name="T2">yy </text:span><text:span text:style-name="T3">系 幻 熟 堪 勝</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求求 不要 舉報</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先 星 好評 幻 疾風 喜歡 作者 高端 玩家 反 復 快 遍</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回頭 看看 其實 飛 偶爾 猥瑣 偶爾 裝 逼 發點 小財 一定 藏 捏 帶 點 迫害 心理 帶 點 仇富 心理 大部分 時間 自私自利 捧 一下 立馬 上天 不爽 美國 日本 不爽 一個 普普通通 小市民 可能 有人 不能 忍受 主角 居然 大部分 普通人 一個 德行 高大 主角 已經 見得 太</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大煙 缸 喜歡 一個 作者 寫 書 無敵 流 看起來 感覺 很爽 從頭到尾 沒 苦大仇深 懸樑刺股 感覺 起來 男 主 一直 沒有 那種 真正 天下無敵 一直 威脅 環繞 一種 氣質 感覺 一起 逗 問題 解決 小說 每個 比較 重要 配角 個性 鮮明 有血有肉 從頭 下來 幾乎 看不到 情節 一步 走 下來 不讓 感覺 突兀 實說 起來 男 主 一個 沒有 霸氣 沒有 意志 普通人 加上 生活 摸爬滾打 獲得 智慧 王 老 菊 視角 造就 一個 神話</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 書 純 爽 文 主要 講 曾經 網癮 少年 如今 搬 磚 漢子 兼 網癮 治療 專家 飛 哥 英雄無敵 背景 遊戲 一路 裝 逼 一路打 臉 最終 艸 翻 全世界 故事 輕鬆 搞笑 自帶 吐 槽 主角 配角 全 逗 逼 帶 腦子 真的 歡樂 認真 輸 個人 仙草</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狗 癩蛤蟆 天神 下凡 桃花 宗教 裁判 天神 下凡 前期 實在 愛 開篇 精 豔 豔 眼前一亮 恢弘 設定 晦澀 氛圍 聶衛平 評價 適合 總管 五十步 前 天下無敵 之後 沒有 烽火 特別 擅長 故事 塑造 人物 劇情 往往 精彩 描寫出 特別 印象 深刻 人物 總管 長於 人物 細節 雕琢 疏於 故事 大局 設計 往往 靈感 耗盡 小說 難以 繼 確保 作品 品質 不得不 太監 擼 擼 文藝 擼 風雅 烽火 本書 有種 溫潤 風雅 裝 逼 帶 種 高雅 味道 偶爾 壓抑 想到 陳 狗 書 那種 怒 犬 般 拼搏 驕傲</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狗 癩蛤蟆 天神 下凡 桃花 宗教 裁判 天神 下凡 前期 實在 愛 開篇 精 豔 豔 眼前一亮 恢弘 設定 晦澀 氛圍 聶衛平 評價 適合 總管 五十步 前 天下無敵 之後 沒有 烽火 特別 擅長 故事 塑造 人物 劇情 往往 精彩 描寫出 特別 印象 深刻 人物 總管 長於 人物 細節 雕琢 疏於 故事 大局 設計 往往 靈感 耗盡 小說 難以 繼 確保 作品 品質 不得不 太監 擼 擼 文藝 擼 風雅 烽火 本書 有種 溫潤 風雅 裝 逼 帶 種 高雅 味道 偶爾 壓抑 想到 陳 狗 書 那種 怒 犬 般 拼搏 驕傲</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烽火 戲 諸侯 宗教 裁判 未 完 續 作 天神 下凡 文筆 堪稱 華麗 宗教 類 題材 作品 人物 三觀 極 需 拿捏 作者 宗教 瞭解 態度 影響 很大 國人 宗教 知識 大多 作 烽火 一知半解 敷衍 糊弄 故事 流暢 講下去 契合 歐州 古典式 繁複 雕砌 華麗 奢靡 貴族 風 文字 文藝復興 歷史 格局 嵌入 人文 魔法 宗教 政治 交相 掩映 促成 這本 好看 小說 書 一個 問題 烽火 小說 通病 過度 意淫 作者 仿佛 沉溺 文字 主角 幻想 出 過於 完美 人生 際遇 一時 引起 讀者 興奮 共鳴 長篇小說 合理性 破壞 尤 嚴重 降低 閱讀 體驗 大概 文 青 病</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 總是 表現 冷酷 愛 算計 利益 耍弄 陰謀詭計 </text:span><text:span text:style-name="T2">63 </text:span><text:span text:style-name="T3">章 主角 神 賜 種子 第一次 成熟 兩 隻 雲豹 搶劫 南邊 族 山 主 幫忙 擊殺 一頭 雲豹 主角 故意 放走 另一頭 回去 報信 禍水 東引 雲豹 仇恨 轉移 族 事後 主角 非常 得意 聰明 主角 一直 依靠 依靠 流水帳 般 幹活 幹活 升級 升級 危險 搖旗 喊 主角 戰鬥力 毫無 體現 偏偏 作者 一直 強調 主角 體型 擅於 戰鬥 導致 主角 升級 爽 點 幾乎 沒有 戰 渣 升級成 戰 渣 爽 點 前期 獨自 叢林 求 存 看點 作者 喜歡 寫 一個 戰力 強悍 主角 喜歡 玩 腦子 錯 小聰明 沒有 智慧 蟲 設 真的 令人 喜</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輕鬆 無比 一本 小說 貌似 現在 沒什麼 看過 至少 喜歡 最後 一段 情節 寫 感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 兼有 仙草 毒草 特質 奇書 作者 龍 空 老油條 深入研究 裝 逼 臉 套路 文 十年 對症下藥 寫 一本 從頭到尾 套路 爽 文 可謂 集裝 逼 大成 作 一篇 裝 逼 裝 逼 精神 貫穿 全書 開篇 一章 點題 主角 修仙 五百年 宇宙 萬 戰 不敗 現在 渡劫 失敗 重生 回到 地球 裝 逼 無敵 流 裝 逼 流 專業 臉 流 需要 帶 腦子 流 無毒 高效 雷 鬱悶 送 女 艸 女 後宮 從頭 尾 節奏 明快 文筆流暢 吊打 世界 劇情 主角 裝 逼 服務 堪稱 網文 裝 逼 臉 套路 教科書 級別 神 級 小說 托 這本 書 福 作者 現在 書 成 神 收入 四十萬 真 神人</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 空 從來 作者 讀者 評論 基本 差不多 文人相輕 看不得 常態 這本 書 裝 逼 大成 無數 讀者 作者 賺 盆 滿 缽 滿 書 很多 不足 這本 書 批 一無是處 太 可笑 鑒 一下 這本 書 可取之處 少 噴 兩句</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 鴨子 是不是 鴨子 職業 誤解 目前 寫 十幾個 故事 一次 女 客人 情 願 發生 關係 眼 裡 女人 點 事兒 故事 看不到 家教 救 跳樓 女 機緣巧合 破獲 一樁 殺人案 幫 被騙 錢 抓住 一對 詐騙犯 私家偵探 跟蹤 出軌 老公 拒絕 一個 富婆 萬 包養 主角 鴨子 鴨子 拒絕 富婆 包養 書 文筆 垃圾 故事 腦 殘 無所謂 愛 噴 隨意 評論 區 一個 書 存 進 書單 可能 沒 星 劇毒 無所謂 沒錯 作者 噴 主角 鴨子 想 腦子 進 </text:span><text:span text:style-name="T2">s n </text:span><text:span text:style-name="T3">一個</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十 裡 劍 神 構思 十年 書 封神 此書 乃是 臉 裝 大成 連環 可謂 仙 網文 海 皆 白 都市 修仙 便是 牢牢 抓住 白 心 喜歡 裝 臉 無法 忽略 此書 魅力 裝 範本 無數 寫手 鑒 抄襲 覆蓋 都市 分類 養活 無數 樓 地位 堪 鬥 破 然 此書 妙 遭 妒 子子孫孫 念 生 恩 反倒 嫉妒 萬分 此書 評論 區 水 黑 機 毒 齊 聚 黑 懷疑 人生 脈 祖 竟 不肖子孫 欺 師 滅 祖 黑暗 迫近 萬千 呼喚 便 作者 出手 掃清 八方 妖邪 一劍 遮天 想 絕無 可能 陳 七情 一個 光明 公正 力 不足 北 玄 出手 無人 情 六欲 念 不足 十 裡 劍 神 出手</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遍 一遍 回味 那種 氛圍 那種 年少 輕狂 心 回味 抹 纏繞 心頭 一絲絲 情 死忠 希望 這部 書寫 完 停 停 本書 無數個 青年 大學 回憶 最後 一句 烽火 求 更新 難道 太監 總管 取名 伏筆 求 繼續 調戲</text:p>
          </table:table-cell>
          <table:table-cell table:style-name="ce3" office:value-type="string" calcext:value-type="string">
            <text:p>positive</text:p>
          </table:table-cell>
          <table:table-cell table:number-columns-repeated="1022"/>
        </table:table-row>
        <table:table-row table:style-name="ro2" table:number-rows-repeated="1046474">
          <table:table-cell table:number-columns-repeated="1024"/>
        </table:table-row>
        <table:table-row table:style-name="ro2">
          <table:table-cell table:number-columns-repeated="1024"/>
        </table:table-row>
        <table:named-expressions>
          <table:named-range table:name="_xlnm._FilterDatabase" table:base-cell-address="$data.$A$1" table:cell-range-address="$data.$A$1:.$B$2101"/>
        </table:named-expressions>
      </table:table>
      <table:named-expressions/>
      <table:database-ranges>
        <table:database-range table:name="__Anonymous_Sheet_DB__0" table:target-range-address="data.A1:data.B21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angal" svg:font-family="Mangal"/>
    <style:font-face style:name="Microsoft JhengHei" svg:font-family="'Microsoft JhengHei'"/>
    <style:font-face style:name="微軟正黑體" svg:font-family="微軟正黑體"/>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02" meta:object-count="0"/>
    <meta:generator>LibreOfficeDev/6.0.5.2$Linux_X86_64 LibreOffice_project/</meta:generator>
  </office:meta>
</office:document-meta>
</file>